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667677" officeooo:paragraph-rsid="26667677"/>
    </style:style>
    <style:style style:name="P4" style:family="paragraph" style:parent-style-name="Standard">
      <style:text-properties fo:language="ru" fo:country="RU" officeooo:rsid="267460bf" officeooo:paragraph-rsid="268282ef"/>
    </style:style>
    <style:style style:name="P5" style:family="paragraph" style:parent-style-name="Standard">
      <style:text-properties fo:language="ru" fo:country="RU" officeooo:rsid="268b3bd8" officeooo:paragraph-rsid="268b3bd8"/>
    </style:style>
    <style:style style:name="P6"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3" style:family="paragraph" style:parent-style-name="Standard">
      <style:text-properties fo:language="ru" fo:country="RU" officeooo:paragraph-rsid="3455956e"/>
    </style:style>
    <style:style style:name="P14" style:family="paragraph" style:parent-style-name="Standard">
      <style:text-properties fo:language="ru" fo:country="RU" officeooo:rsid="3467a953" officeooo:paragraph-rsid="3467a953"/>
    </style:style>
    <style:style style:name="P15" style:family="paragraph" style:parent-style-name="Standard">
      <style:text-properties fo:language="ru" fo:country="RU" officeooo:rsid="347a788f" officeooo:paragraph-rsid="347f95b2"/>
    </style:style>
    <style:style style:name="P16" style:family="paragraph" style:parent-style-name="Standard">
      <style:text-properties fo:language="ru" fo:country="RU" officeooo:paragraph-rsid="367317e5"/>
    </style:style>
    <style:style style:name="P17" style:family="paragraph" style:parent-style-name="Standard">
      <style:text-properties style:text-position="0% 100%" fo:language="ru" fo:country="RU" officeooo:rsid="24df0cfd" officeooo:paragraph-rsid="24df0cfd"/>
    </style:style>
    <style:style style:name="P18" style:family="paragraph" style:parent-style-name="Standard">
      <style:text-properties style:text-position="0% 100%" fo:language="ru" fo:country="RU" officeooo:rsid="1327ae62" officeooo:paragraph-rsid="24df0cfd"/>
    </style:style>
    <style:style style:name="P19"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198"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297"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07"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officeooo:rsid="0019f43d" officeooo:paragraph-rsid="26053a9b" style:font-style-asian="normal" style:font-style-complex="normal"/>
    </style:style>
    <style:style style:name="P373" style:family="paragraph" style:parent-style-name="Standard">
      <style:text-properties style:text-position="0% 100%" fo:language="ru" fo:country="RU" fo:font-style="normal" officeooo:rsid="0019f43d" officeooo:paragraph-rsid="2bfec51d" style:font-style-asian="normal" style:font-style-complex="normal"/>
    </style:style>
    <style:style style:name="P374" style:family="paragraph" style:parent-style-name="Standard">
      <style:text-properties style:text-position="0% 100%" fo:language="ru" fo:country="RU" fo:font-style="normal" officeooo:rsid="26ca0be5" officeooo:paragraph-rsid="26db5b0b" style:font-style-asian="normal" style:font-style-complex="normal"/>
    </style:style>
    <style:style style:name="P375" style:family="paragraph" style:parent-style-name="Standard">
      <style:text-properties style:text-position="0% 100%" fo:language="ru" fo:country="RU" fo:font-style="normal" officeooo:rsid="26ca0be5" officeooo:paragraph-rsid="26e1d411" style:font-style-asian="normal" style:font-style-complex="normal"/>
    </style:style>
    <style:style style:name="P376" style:family="paragraph" style:parent-style-name="Standard">
      <style:text-properties style:text-position="0% 100%" fo:language="ru" fo:country="RU" fo:font-style="normal" officeooo:rsid="26ec41cb" officeooo:paragraph-rsid="26ff3f46" style:font-style-asian="normal" style:font-style-complex="normal"/>
    </style:style>
    <style:style style:name="P377" style:family="paragraph" style:parent-style-name="Standard">
      <style:text-properties style:text-position="0% 100%" fo:language="ru" fo:country="RU" fo:font-style="normal" officeooo:rsid="2708dc67" officeooo:paragraph-rsid="2708dc67" style:font-style-asian="normal" style:font-style-complex="normal"/>
    </style:style>
    <style:style style:name="P378" style:family="paragraph" style:parent-style-name="Standard">
      <style:text-properties style:text-position="0% 100%" fo:language="ru" fo:country="RU" fo:font-style="normal" officeooo:rsid="271da470" officeooo:paragraph-rsid="2723cfb4" style:font-style-asian="normal" style:font-style-complex="normal"/>
    </style:style>
    <style:style style:name="P379" style:family="paragraph" style:parent-style-name="Standard">
      <style:text-properties style:text-position="0% 100%" fo:language="ru" fo:country="RU" fo:font-style="normal" officeooo:rsid="271da470" officeooo:paragraph-rsid="272c026e" style:font-style-asian="normal" style:font-style-complex="normal"/>
    </style:style>
    <style:style style:name="P380" style:family="paragraph" style:parent-style-name="Standard">
      <style:text-properties style:text-position="0% 100%" fo:language="ru" fo:country="RU" fo:font-style="normal" officeooo:rsid="27309784" officeooo:paragraph-rsid="27438709" style:font-style-asian="normal" style:font-style-complex="normal"/>
    </style:style>
    <style:style style:name="P381" style:family="paragraph" style:parent-style-name="Standard">
      <style:text-properties style:text-position="0% 100%" fo:language="ru" fo:country="RU" fo:font-style="normal" officeooo:rsid="278e1184" officeooo:paragraph-rsid="278e1184" style:font-style-asian="normal" style:font-style-complex="normal"/>
    </style:style>
    <style:style style:name="P382" style:family="paragraph" style:parent-style-name="Standard">
      <style:text-properties style:text-position="0% 100%" fo:language="ru" fo:country="RU" fo:font-style="normal" officeooo:rsid="27912551" officeooo:paragraph-rsid="279188a8" style:font-style-asian="normal" style:font-style-complex="normal"/>
    </style:style>
    <style:style style:name="P383" style:family="paragraph" style:parent-style-name="Standard">
      <style:text-properties style:text-position="0% 100%" fo:language="ru" fo:country="RU" fo:font-style="normal" officeooo:rsid="27912551" officeooo:paragraph-rsid="27a699f1" style:font-style-asian="normal" style:font-style-complex="normal"/>
    </style:style>
    <style:style style:name="P384" style:family="paragraph" style:parent-style-name="Standard">
      <style:text-properties style:text-position="0% 100%" fo:language="ru" fo:country="RU" fo:font-style="normal" officeooo:rsid="2bff657d" officeooo:paragraph-rsid="2bff657d" style:font-style-asian="normal" style:font-style-complex="normal"/>
    </style:style>
    <style:style style:name="P385" style:family="paragraph" style:parent-style-name="Standard">
      <style:text-properties style:text-position="0% 100%" fo:language="ru" fo:country="RU" fo:font-style="normal" officeooo:rsid="2c38de59" officeooo:paragraph-rsid="2c31de08" style:font-style-asian="normal" style:font-style-complex="normal"/>
    </style:style>
    <style:style style:name="P386" style:family="paragraph" style:parent-style-name="Standard">
      <style:text-properties style:text-position="0% 100%" fo:language="ru" fo:country="RU" officeooo:rsid="0019f43d" officeooo:paragraph-rsid="2d508e24"/>
    </style:style>
    <style:style style:name="P387" style:family="paragraph" style:parent-style-name="Standard">
      <style:text-properties style:text-position="0% 100%" fo:language="ru" fo:country="RU" officeooo:rsid="26022890" officeooo:paragraph-rsid="260ac82e"/>
    </style:style>
    <style:style style:name="P388" style:family="paragraph" style:parent-style-name="Standard">
      <style:text-properties style:text-position="0% 100%" fo:language="ru" fo:country="RU" officeooo:rsid="268f12e2" officeooo:paragraph-rsid="268f12e2"/>
    </style:style>
    <style:style style:name="P389" style:family="paragraph" style:parent-style-name="Standard">
      <style:text-properties style:text-position="0% 100%" fo:language="ru" fo:country="RU" officeooo:rsid="26932593" officeooo:paragraph-rsid="26978181"/>
    </style:style>
    <style:style style:name="P390" style:family="paragraph" style:parent-style-name="Standard">
      <style:text-properties style:text-position="0% 100%" fo:language="ru" fo:country="RU" officeooo:rsid="26a497d9" officeooo:paragraph-rsid="26a497d9"/>
    </style:style>
    <style:style style:name="P391" style:family="paragraph" style:parent-style-name="Standard">
      <style:text-properties style:text-position="0% 100%" fo:language="ru" fo:country="RU" officeooo:rsid="26b90de3" officeooo:paragraph-rsid="26b90de3"/>
    </style:style>
    <style:style style:name="P392" style:family="paragraph" style:parent-style-name="Standard">
      <style:text-properties style:text-position="0% 100%" fo:language="ru" fo:country="RU" officeooo:rsid="2aa971cb" officeooo:paragraph-rsid="2aa971cb"/>
    </style:style>
    <style:style style:name="P393" style:family="paragraph" style:parent-style-name="Standard">
      <style:text-properties style:text-position="0% 100%" fo:language="ru" fo:country="RU" officeooo:rsid="2ab681f1" officeooo:paragraph-rsid="2ac4f76b"/>
    </style:style>
    <style:style style:name="P394" style:family="paragraph" style:parent-style-name="Standard">
      <style:text-properties style:text-position="0% 100%" fo:language="ru" fo:country="RU" officeooo:rsid="2ad21e51" officeooo:paragraph-rsid="2ad21e51"/>
    </style:style>
    <style:style style:name="P395" style:family="paragraph" style:parent-style-name="Standard">
      <style:text-properties style:text-position="0% 100%" fo:language="ru" fo:country="RU" officeooo:rsid="2ae285f6" officeooo:paragraph-rsid="2ae285f6"/>
    </style:style>
    <style:style style:name="P396" style:family="paragraph" style:parent-style-name="Standard">
      <style:text-properties style:text-position="0% 100%" fo:language="ru" fo:country="RU" officeooo:rsid="2aefc7ba" officeooo:paragraph-rsid="2af4b90d"/>
    </style:style>
    <style:style style:name="P397" style:family="paragraph" style:parent-style-name="Standard">
      <style:text-properties style:text-position="0% 100%" fo:language="ru" fo:country="RU" officeooo:rsid="2b018467" officeooo:paragraph-rsid="2b018467"/>
    </style:style>
    <style:style style:name="P398" style:family="paragraph" style:parent-style-name="Standard">
      <style:text-properties style:text-position="0% 100%" fo:language="ru" fo:country="RU" officeooo:rsid="2b02968f" officeooo:paragraph-rsid="2b0a38da"/>
    </style:style>
    <style:style style:name="P399" style:family="paragraph" style:parent-style-name="Standard">
      <style:text-properties style:text-position="0% 100%" fo:language="ru" fo:country="RU" officeooo:rsid="2b0efac3" officeooo:paragraph-rsid="2b0efac3"/>
    </style:style>
    <style:style style:name="P400" style:family="paragraph" style:parent-style-name="Standard">
      <style:text-properties style:text-position="0% 100%" fo:language="ru" fo:country="RU" officeooo:rsid="2b149ac6" officeooo:paragraph-rsid="2b149ac6"/>
    </style:style>
    <style:style style:name="P401" style:family="paragraph" style:parent-style-name="Standard">
      <style:text-properties style:text-position="0% 100%" fo:language="ru" fo:country="RU" officeooo:rsid="2b2e57af" officeooo:paragraph-rsid="2b2e57af"/>
    </style:style>
    <style:style style:name="P402" style:family="paragraph" style:parent-style-name="Standard">
      <style:text-properties style:text-position="0% 100%" fo:language="ru" fo:country="RU" officeooo:rsid="2b35ec82" officeooo:paragraph-rsid="2b35ec82"/>
    </style:style>
    <style:style style:name="P403" style:family="paragraph" style:parent-style-name="Standard">
      <style:text-properties style:text-position="0% 100%" fo:language="ru" fo:country="RU" officeooo:rsid="2b380a4c" officeooo:paragraph-rsid="2b46d9c6"/>
    </style:style>
    <style:style style:name="P404" style:family="paragraph" style:parent-style-name="Standard">
      <style:text-properties style:text-position="0% 100%" fo:language="ru" fo:country="RU" officeooo:rsid="2b4d9aa3" officeooo:paragraph-rsid="2b5fbf0a"/>
    </style:style>
    <style:style style:name="P405" style:family="paragraph" style:parent-style-name="Standard">
      <style:text-properties style:text-position="0% 100%" fo:language="ru" fo:country="RU" officeooo:rsid="2b6be6a0" officeooo:paragraph-rsid="2b7700cd"/>
    </style:style>
    <style:style style:name="P406" style:family="paragraph" style:parent-style-name="Standard">
      <style:text-properties style:text-position="0% 100%" fo:language="ru" fo:country="RU" officeooo:rsid="2b8f3f46" officeooo:paragraph-rsid="2b97d1ca"/>
    </style:style>
    <style:style style:name="P407" style:family="paragraph" style:parent-style-name="Standard">
      <style:text-properties style:text-position="0% 100%" fo:language="ru" fo:country="RU" officeooo:rsid="2b8f3f46" officeooo:paragraph-rsid="2ba3cc8f"/>
    </style:style>
    <style:style style:name="P408" style:family="paragraph" style:parent-style-name="Standard">
      <style:text-properties style:text-position="0% 100%" fo:language="ru" fo:country="RU" officeooo:rsid="2baaf488" officeooo:paragraph-rsid="2bc61b78"/>
    </style:style>
    <style:style style:name="P409" style:family="paragraph" style:parent-style-name="Standard">
      <style:text-properties style:text-position="0% 100%" fo:language="ru" fo:country="RU" officeooo:rsid="2bc72e83" officeooo:paragraph-rsid="2bdc017d"/>
    </style:style>
    <style:style style:name="P410" style:family="paragraph" style:parent-style-name="Standard">
      <style:text-properties style:text-position="0% 100%" fo:language="ru" fo:country="RU" officeooo:rsid="2bdc2de3" officeooo:paragraph-rsid="2be37119"/>
    </style:style>
    <style:style style:name="P411" style:family="paragraph" style:parent-style-name="Standard">
      <style:text-properties style:text-position="0% 100%" fo:language="ru" fo:country="RU" officeooo:rsid="2bf2e087" officeooo:paragraph-rsid="2bfec51d"/>
    </style:style>
    <style:style style:name="P412" style:family="paragraph" style:parent-style-name="Standard">
      <style:text-properties style:text-position="0% 100%" fo:language="ru" fo:country="RU" officeooo:rsid="2c1681f1" officeooo:paragraph-rsid="2c1681f1"/>
    </style:style>
    <style:style style:name="P413" style:family="paragraph" style:parent-style-name="Standard">
      <style:text-properties style:text-position="0% 100%" fo:language="ru" fo:country="RU" officeooo:rsid="2c222cfc" officeooo:paragraph-rsid="2c31de08"/>
    </style:style>
    <style:style style:name="P414" style:family="paragraph" style:parent-style-name="Standard">
      <style:text-properties style:text-position="0% 100%" fo:language="ru" fo:country="RU" officeooo:rsid="2c3a4275" officeooo:paragraph-rsid="2c3a4275"/>
    </style:style>
    <style:style style:name="P415" style:family="paragraph" style:parent-style-name="Standard">
      <style:text-properties style:text-position="0% 100%" fo:language="ru" fo:country="RU" officeooo:rsid="2c3f8532" officeooo:paragraph-rsid="2c3f8532"/>
    </style:style>
    <style:style style:name="P416" style:family="paragraph" style:parent-style-name="Standard">
      <style:text-properties style:text-position="0% 100%" fo:language="ru" fo:country="RU" officeooo:rsid="2c3feeaf" officeooo:paragraph-rsid="2c3feeaf"/>
    </style:style>
    <style:style style:name="P417" style:family="paragraph" style:parent-style-name="Standard">
      <style:text-properties style:text-position="0% 100%" fo:language="ru" fo:country="RU" officeooo:rsid="2c48fc14" officeooo:paragraph-rsid="2c69355c"/>
    </style:style>
    <style:style style:name="P418" style:family="paragraph" style:parent-style-name="Standard">
      <style:text-properties style:text-position="0% 100%" fo:language="ru" fo:country="RU" officeooo:rsid="2c6b28bd" officeooo:paragraph-rsid="2c6b28bd"/>
    </style:style>
    <style:style style:name="P419" style:family="paragraph" style:parent-style-name="Standard">
      <style:text-properties style:text-position="0% 100%" fo:language="ru" fo:country="RU" officeooo:rsid="2c773d20" officeooo:paragraph-rsid="2c8433c8"/>
    </style:style>
    <style:style style:name="P420" style:family="paragraph" style:parent-style-name="Standard">
      <style:text-properties style:text-position="0% 100%" fo:language="ru" fo:country="RU" officeooo:rsid="2c849232" officeooo:paragraph-rsid="2c86db0f"/>
    </style:style>
    <style:style style:name="P421" style:family="paragraph" style:parent-style-name="Standard">
      <style:text-properties style:text-position="0% 100%" fo:language="ru" fo:country="RU" officeooo:rsid="2cd150c1" officeooo:paragraph-rsid="2cd150c1"/>
    </style:style>
    <style:style style:name="P422" style:family="paragraph" style:parent-style-name="Standard">
      <style:text-properties style:text-position="0% 100%" fo:language="ru" fo:country="RU" officeooo:rsid="2cd9e781" officeooo:paragraph-rsid="2cd9e781"/>
    </style:style>
    <style:style style:name="P423" style:family="paragraph" style:parent-style-name="Standard">
      <style:text-properties style:text-position="0% 100%" fo:language="ru" fo:country="RU" officeooo:rsid="2d2539b8" officeooo:paragraph-rsid="2d2539b8"/>
    </style:style>
    <style:style style:name="P424" style:family="paragraph" style:parent-style-name="Standard">
      <style:text-properties style:text-position="0% 100%" fo:language="ru" fo:country="RU" officeooo:rsid="2c77faf1" officeooo:paragraph-rsid="2c8433c8"/>
    </style:style>
    <style:style style:name="P425"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426"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27"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28"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29"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0"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1"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2"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67"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68"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69"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0"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62"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63"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64"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65"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66"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67"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68"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69"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70"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71"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72"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73"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74"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75"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76"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77"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78"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579"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80"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81"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582"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583"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584"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585"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586"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587"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588"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589"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590"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591"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592"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593"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594"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595"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596"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597"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598"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599"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600"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601"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602"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603"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604"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605"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606"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607"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608"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609"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610"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611"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612"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613"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614"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615"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616"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617"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618"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619"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620"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621"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622"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623"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624"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625"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626"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627"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628"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629"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630"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631"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632"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633"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634"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635"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636"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637"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638"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639"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640"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641"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642"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643"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644"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645"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646"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647"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648"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649"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650"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651"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652"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653"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654"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655"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656"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657"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658"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659"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660"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661"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662"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663"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664"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665"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666"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667"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668"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669"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670"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671"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672"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673"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674"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675"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67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67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67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67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6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6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68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68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68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68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68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68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68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68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690"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691"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69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69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69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69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69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69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69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69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70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70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70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70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70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7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7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7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708" style:family="paragraph" style:parent-style-name="Standard">
      <style:paragraph-properties fo:text-align="start" style:justify-single-word="false"/>
      <style:text-properties fo:font-variant="small-caps" fo:font-weight="normal" officeooo:rsid="2a7c5452" officeooo:paragraph-rsid="2a92038e"/>
    </style:style>
    <style:style style:name="P709" style:family="paragraph" style:parent-style-name="Standard">
      <style:paragraph-properties fo:text-align="center" style:justify-single-word="false"/>
      <style:text-properties fo:font-variant="small-caps" fo:language="ru" fo:country="RU" officeooo:rsid="3484f708" officeooo:paragraph-rsid="3484f708"/>
    </style:style>
    <style:style style:name="P710" style:family="paragraph" style:parent-style-name="Standard">
      <style:text-properties fo:font-weight="normal" officeooo:paragraph-rsid="2a73fb83"/>
    </style:style>
    <style:style style:name="P711"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712"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71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71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71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716"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717"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71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7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7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72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72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72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72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72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7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7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7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7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7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7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7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7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7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7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7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7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7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7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7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7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7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7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7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7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7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7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7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7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7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7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7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7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7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7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7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7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7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7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7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7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7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7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7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7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7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7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7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7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7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7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77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77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77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77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77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77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77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7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7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7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7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7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7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7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7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7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7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7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7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7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7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7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7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7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7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7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7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8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8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8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8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804"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8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8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8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8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8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8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8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8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8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8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8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8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8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818"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819"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820"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821"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822"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823"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824"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825"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826"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82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82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82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83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83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83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83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83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83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8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8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8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83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84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84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84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84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84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845"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84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847"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848"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849"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8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8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8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8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859"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860"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10" style:family="text">
      <style:text-properties fo:font-variant="normal" fo:text-transform="none" fo:color="#000000" style:font-name="FreeSerif" fo:font-size="12pt" officeooo:rsid="2d6efdab" fo:background-color="#ffffff" loext:char-shading-value="0" style:font-size-asian="12pt" style:font-size-complex="12pt"/>
    </style:style>
    <style:style style:name="T11" style:family="text">
      <style:text-properties fo:font-variant="normal" fo:text-transform="none" fo:color="#000000" style:font-name="FreeSerif" fo:font-size="12pt" officeooo:rsid="30249b76" fo:background-color="#ffffff" loext:char-shading-value="0" style:font-size-asian="12pt" style:font-size-complex="12pt"/>
    </style:style>
    <style:style style:name="T12" style:family="text">
      <style:text-properties fo:font-variant="normal" fo:text-transform="none" fo:color="#000000" style:font-name="FreeSerif" fo:font-size="12pt" officeooo:rsid="30439ac6" fo:background-color="#ffffff" loext:char-shading-value="0" style:font-size-asian="12pt" style:font-size-complex="12pt"/>
    </style:style>
    <style:style style:name="T13" style:family="text">
      <style:text-properties fo:font-variant="normal" fo:text-transform="none" fo:color="#000000" style:font-name="FreeSerif" fo:font-size="12pt" officeooo:rsid="3382db1d" fo:background-color="#ffffff" loext:char-shading-value="0" style:font-size-asian="12pt" style:font-size-complex="12pt"/>
    </style:style>
    <style:style style:name="T14" style:family="text">
      <style:text-properties fo:font-variant="normal" fo:text-transform="none" fo:color="#000000" style:font-name="FreeSerif" fo:font-size="12pt" officeooo:rsid="3ec37b17" fo:background-color="#ffffff" loext:char-shading-value="0" style:font-size-asian="12pt" style:font-size-complex="12pt"/>
    </style:style>
    <style:style style:name="T15"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6"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17"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18"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19"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20"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21"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22"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23"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24"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25"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26"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27"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28"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29"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30"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31"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32"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33"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34"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35"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36"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37"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38"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39"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40"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41"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42" style:family="text">
      <style:text-properties fo:font-variant="normal" fo:text-transform="none" officeooo:rsid="33e46654"/>
    </style:style>
    <style:style style:name="T43" style:family="text">
      <style:text-properties fo:font-variant="normal" fo:text-transform="none" officeooo:rsid="33e57250"/>
    </style:style>
    <style:style style:name="T44" style:family="text">
      <style:text-properties fo:font-variant="normal" fo:text-transform="none" officeooo:rsid="33e64be9"/>
    </style:style>
    <style:style style:name="T45" style:family="text">
      <style:text-properties fo:font-variant="normal" fo:text-transform="none" officeooo:rsid="33e66550"/>
    </style:style>
    <style:style style:name="T46" style:family="text">
      <style:text-properties fo:font-variant="normal" fo:text-transform="none" officeooo:rsid="33e6b238"/>
    </style:style>
    <style:style style:name="T47" style:family="text">
      <style:text-properties fo:font-variant="normal" fo:text-transform="none" officeooo:rsid="33e89aa5"/>
    </style:style>
    <style:style style:name="T48" style:family="text">
      <style:text-properties fo:font-variant="normal" fo:text-transform="none" officeooo:rsid="33e8f181"/>
    </style:style>
    <style:style style:name="T49" style:family="text">
      <style:text-properties fo:font-variant="normal" fo:text-transform="none" officeooo:rsid="33e9ee4b"/>
    </style:style>
    <style:style style:name="T50" style:family="text">
      <style:text-properties fo:font-variant="normal" fo:text-transform="none" officeooo:rsid="33ea9f8f"/>
    </style:style>
    <style:style style:name="T51" style:family="text">
      <style:text-properties fo:font-variant="normal" fo:text-transform="none" officeooo:rsid="33eac0bb"/>
    </style:style>
    <style:style style:name="T52" style:family="text">
      <style:text-properties fo:font-variant="normal" fo:text-transform="none" officeooo:rsid="33ec0e45"/>
    </style:style>
    <style:style style:name="T53" style:family="text">
      <style:text-properties fo:font-variant="normal" fo:text-transform="none" officeooo:rsid="33ec92a6"/>
    </style:style>
    <style:style style:name="T54" style:family="text">
      <style:text-properties fo:font-variant="normal" fo:text-transform="none" officeooo:rsid="33ee5300"/>
    </style:style>
    <style:style style:name="T55" style:family="text">
      <style:text-properties fo:font-variant="normal" fo:text-transform="none" officeooo:rsid="33ef7e52"/>
    </style:style>
    <style:style style:name="T56" style:family="text">
      <style:text-properties fo:font-variant="normal" fo:text-transform="none" officeooo:rsid="33f137a5"/>
    </style:style>
    <style:style style:name="T57" style:family="text">
      <style:text-properties fo:font-variant="normal" fo:text-transform="none" officeooo:rsid="33f2ecb5"/>
    </style:style>
    <style:style style:name="T58" style:family="text">
      <style:text-properties fo:font-variant="normal" fo:text-transform="none" officeooo:rsid="33f3d6f2"/>
    </style:style>
    <style:style style:name="T59" style:family="text">
      <style:text-properties fo:font-variant="normal" fo:text-transform="none" officeooo:rsid="33f4fec5"/>
    </style:style>
    <style:style style:name="T60" style:family="text">
      <style:text-properties fo:font-variant="normal" fo:text-transform="none" officeooo:rsid="33f54858"/>
    </style:style>
    <style:style style:name="T61" style:family="text">
      <style:text-properties fo:font-variant="normal" fo:text-transform="none" officeooo:rsid="33f67ba3"/>
    </style:style>
    <style:style style:name="T62" style:family="text">
      <style:text-properties fo:font-variant="normal" fo:text-transform="none" officeooo:rsid="33f7c1cf"/>
    </style:style>
    <style:style style:name="T63" style:family="text">
      <style:text-properties fo:font-variant="normal" fo:text-transform="none" officeooo:rsid="33f979dc"/>
    </style:style>
    <style:style style:name="T64" style:family="text">
      <style:text-properties fo:font-variant="normal" fo:text-transform="none" officeooo:rsid="33faf3b6"/>
    </style:style>
    <style:style style:name="T65" style:family="text">
      <style:text-properties fo:font-variant="normal" fo:text-transform="none" officeooo:rsid="33fbddeb"/>
    </style:style>
    <style:style style:name="T66" style:family="text">
      <style:text-properties fo:font-variant="normal" fo:text-transform="none" officeooo:rsid="33fc2b1d"/>
    </style:style>
    <style:style style:name="T67" style:family="text">
      <style:text-properties fo:font-variant="normal" fo:text-transform="none" officeooo:rsid="33fc983e"/>
    </style:style>
    <style:style style:name="T68" style:family="text">
      <style:text-properties fo:font-variant="normal" fo:text-transform="none" officeooo:rsid="33fcaa5c"/>
    </style:style>
    <style:style style:name="T69" style:family="text">
      <style:text-properties fo:font-variant="normal" fo:text-transform="none" officeooo:rsid="33fcd908"/>
    </style:style>
    <style:style style:name="T70" style:family="text">
      <style:text-properties fo:font-variant="normal" fo:text-transform="none" officeooo:rsid="33fe46d8"/>
    </style:style>
    <style:style style:name="T71" style:family="text">
      <style:text-properties fo:font-variant="normal" fo:text-transform="none" officeooo:rsid="33fec435"/>
    </style:style>
    <style:style style:name="T72" style:family="text">
      <style:text-properties fo:font-variant="normal" fo:text-transform="none" officeooo:rsid="3400340f"/>
    </style:style>
    <style:style style:name="T73" style:family="text">
      <style:text-properties fo:font-variant="normal" fo:text-transform="none" officeooo:rsid="3401e8c5"/>
    </style:style>
    <style:style style:name="T74" style:family="text">
      <style:text-properties fo:font-variant="normal" fo:text-transform="none" officeooo:rsid="340321ce"/>
    </style:style>
    <style:style style:name="T75" style:family="text">
      <style:text-properties fo:font-variant="normal" fo:text-transform="none" officeooo:rsid="3404ae2e"/>
    </style:style>
    <style:style style:name="T76" style:family="text">
      <style:text-properties fo:font-variant="normal" fo:text-transform="none" officeooo:rsid="3404e0b0"/>
    </style:style>
    <style:style style:name="T77" style:family="text">
      <style:text-properties fo:font-variant="normal" fo:text-transform="none" officeooo:rsid="34062889"/>
    </style:style>
    <style:style style:name="T78" style:family="text">
      <style:text-properties fo:font-variant="normal" fo:text-transform="none" style:font-name="Liberation Serif1" officeooo:rsid="34062889"/>
    </style:style>
    <style:style style:name="T79" style:family="text">
      <style:text-properties fo:font-variant="normal" fo:text-transform="none" style:font-name="Liberation Serif" officeooo:rsid="34062889"/>
    </style:style>
    <style:style style:name="T80" style:family="text">
      <style:text-properties fo:font-variant="normal" fo:text-transform="none" style:text-position="super 58%" style:font-name="Liberation Serif" fo:font-weight="bold" officeooo:rsid="34062889" style:font-weight-asian="bold" style:font-weight-complex="bold"/>
    </style:style>
    <style:style style:name="T81" style:family="text">
      <style:text-properties fo:font-variant="normal" fo:text-transform="none" officeooo:rsid="340667e1"/>
    </style:style>
    <style:style style:name="T82" style:family="text">
      <style:text-properties fo:font-variant="normal" fo:text-transform="none" officeooo:rsid="3407cf17"/>
    </style:style>
    <style:style style:name="T83" style:family="text">
      <style:text-properties fo:font-variant="normal" fo:text-transform="none" officeooo:rsid="340944e0"/>
    </style:style>
    <style:style style:name="T84" style:family="text">
      <style:text-properties fo:font-variant="normal" fo:text-transform="none" officeooo:rsid="340ab218"/>
    </style:style>
    <style:style style:name="T85" style:family="text">
      <style:text-properties fo:font-variant="normal" fo:text-transform="none" officeooo:rsid="340b2e78"/>
    </style:style>
    <style:style style:name="T86" style:family="text">
      <style:text-properties fo:font-variant="normal" fo:text-transform="none" officeooo:rsid="1327ae62"/>
    </style:style>
    <style:style style:name="T87" style:family="text">
      <style:text-properties fo:font-variant="normal" fo:text-transform="none" officeooo:rsid="340b2e9d"/>
    </style:style>
    <style:style style:name="T88" style:family="text">
      <style:text-properties fo:font-variant="normal" fo:text-transform="none" officeooo:rsid="340bc983"/>
    </style:style>
    <style:style style:name="T89" style:family="text">
      <style:text-properties fo:font-variant="normal" fo:text-transform="none" officeooo:rsid="340bee58"/>
    </style:style>
    <style:style style:name="T90" style:family="text">
      <style:text-properties fo:font-variant="normal" fo:text-transform="none" officeooo:rsid="340d1652"/>
    </style:style>
    <style:style style:name="T91" style:family="text">
      <style:text-properties fo:font-variant="normal" fo:text-transform="none" officeooo:rsid="340d77d8"/>
    </style:style>
    <style:style style:name="T92" style:family="text">
      <style:text-properties fo:font-variant="normal" fo:text-transform="none" officeooo:rsid="340dd406"/>
    </style:style>
    <style:style style:name="T93" style:family="text">
      <style:text-properties fo:font-variant="normal" fo:text-transform="none" officeooo:rsid="340f6f44"/>
    </style:style>
    <style:style style:name="T94" style:family="text">
      <style:text-properties fo:font-variant="normal" fo:text-transform="none" officeooo:rsid="340fc859"/>
    </style:style>
    <style:style style:name="T95" style:family="text">
      <style:text-properties fo:font-variant="normal" fo:text-transform="none" officeooo:rsid="3410605a"/>
    </style:style>
    <style:style style:name="T96" style:family="text">
      <style:text-properties fo:font-variant="normal" fo:text-transform="none" officeooo:rsid="34121445"/>
    </style:style>
    <style:style style:name="T97" style:family="text">
      <style:text-properties fo:font-variant="normal" fo:text-transform="none" officeooo:rsid="3412c5ed"/>
    </style:style>
    <style:style style:name="T98" style:family="text">
      <style:text-properties fo:font-variant="normal" fo:text-transform="none" officeooo:rsid="3413e20d"/>
    </style:style>
    <style:style style:name="T99" style:family="text">
      <style:text-properties fo:font-variant="normal" fo:text-transform="none" officeooo:rsid="341505a2"/>
    </style:style>
    <style:style style:name="T100" style:family="text">
      <style:text-properties fo:font-variant="normal" fo:text-transform="none" officeooo:rsid="34162bdf"/>
    </style:style>
    <style:style style:name="T101" style:family="text">
      <style:text-properties fo:font-variant="normal" fo:text-transform="none" officeooo:rsid="3416cc5c"/>
    </style:style>
    <style:style style:name="T102" style:family="text">
      <style:text-properties fo:font-variant="normal" fo:text-transform="none" officeooo:rsid="34178201"/>
    </style:style>
    <style:style style:name="T103" style:family="text">
      <style:text-properties fo:font-variant="normal" fo:text-transform="none" officeooo:rsid="34178d88"/>
    </style:style>
    <style:style style:name="T104" style:family="text">
      <style:text-properties fo:font-variant="normal" fo:text-transform="none" officeooo:rsid="3417a2df"/>
    </style:style>
    <style:style style:name="T105" style:family="text">
      <style:text-properties fo:font-variant="normal" fo:text-transform="none" style:text-position="sub 58%" officeooo:rsid="3417a2df"/>
    </style:style>
    <style:style style:name="T106" style:family="text">
      <style:text-properties fo:font-variant="normal" fo:text-transform="none" style:text-position="sub 58%" fo:font-weight="bold" officeooo:rsid="3417a2df" style:font-weight-asian="bold" style:font-weight-complex="bold"/>
    </style:style>
    <style:style style:name="T107" style:family="text">
      <style:text-properties fo:font-variant="normal" fo:text-transform="none" style:text-position="sub 58%" fo:font-weight="bold" officeooo:rsid="3418f1f8" style:font-weight-asian="bold" style:font-weight-complex="bold"/>
    </style:style>
    <style:style style:name="T108" style:family="text">
      <style:text-properties fo:font-variant="normal" fo:text-transform="none" officeooo:rsid="3417de68"/>
    </style:style>
    <style:style style:name="T109" style:family="text">
      <style:text-properties fo:font-variant="normal" fo:text-transform="none" officeooo:rsid="3418f1f8"/>
    </style:style>
    <style:style style:name="T110" style:family="text">
      <style:text-properties fo:font-style="italic" style:font-style-asian="italic" style:font-style-complex="italic"/>
    </style:style>
    <style:style style:name="T111" style:family="text">
      <style:text-properties fo:font-style="italic" officeooo:rsid="25a42156" style:font-style-asian="italic" style:font-style-complex="italic"/>
    </style:style>
    <style:style style:name="T112" style:family="text">
      <style:text-properties fo:font-style="italic" officeooo:rsid="25a6d560" style:font-style-asian="italic" style:font-style-complex="italic"/>
    </style:style>
    <style:style style:name="T113" style:family="text">
      <style:text-properties fo:font-style="italic" officeooo:rsid="25bb9ad8" style:font-style-asian="italic" style:font-style-complex="italic"/>
    </style:style>
    <style:style style:name="T114" style:family="text">
      <style:text-properties fo:font-style="italic" officeooo:rsid="25d02abc" style:font-style-asian="italic" style:font-style-complex="italic"/>
    </style:style>
    <style:style style:name="T115" style:family="text">
      <style:text-properties fo:font-style="italic" officeooo:rsid="25de1857" style:font-style-asian="italic" style:font-style-complex="italic"/>
    </style:style>
    <style:style style:name="T116" style:family="text">
      <style:text-properties fo:font-style="italic" officeooo:rsid="26039648" style:font-style-asian="italic" style:font-style-complex="italic"/>
    </style:style>
    <style:style style:name="T117" style:family="text">
      <style:text-properties fo:font-style="italic" officeooo:rsid="26042137" style:font-style-asian="italic" style:font-style-complex="italic"/>
    </style:style>
    <style:style style:name="T118" style:family="text">
      <style:text-properties fo:font-style="italic" officeooo:rsid="26a0152e" style:font-style-asian="italic" style:font-style-complex="italic"/>
    </style:style>
    <style:style style:name="T119" style:family="text">
      <style:text-properties fo:font-style="italic" officeooo:rsid="26a3629f" style:font-style-asian="italic" style:font-style-complex="italic"/>
    </style:style>
    <style:style style:name="T120" style:family="text">
      <style:text-properties fo:font-style="italic" officeooo:rsid="26b25e94" style:font-style-asian="italic" style:font-style-complex="italic"/>
    </style:style>
    <style:style style:name="T121" style:family="text">
      <style:text-properties fo:font-style="italic" officeooo:rsid="26b3b3fe" style:font-style-asian="italic" style:font-style-complex="italic"/>
    </style:style>
    <style:style style:name="T122" style:family="text">
      <style:text-properties fo:font-style="italic" officeooo:rsid="26dcf35d" style:font-style-asian="italic" style:font-style-complex="italic"/>
    </style:style>
    <style:style style:name="T123" style:family="text">
      <style:text-properties fo:font-style="italic" officeooo:rsid="27480677" style:font-style-asian="italic" style:font-style-complex="italic"/>
    </style:style>
    <style:style style:name="T124" style:family="text">
      <style:text-properties fo:font-style="italic" officeooo:rsid="2753fff0" style:font-style-asian="italic" style:font-style-complex="italic"/>
    </style:style>
    <style:style style:name="T125" style:family="text">
      <style:text-properties fo:font-style="italic" officeooo:rsid="2755efe5" style:font-style-asian="italic" style:font-style-complex="italic"/>
    </style:style>
    <style:style style:name="T126" style:family="text">
      <style:text-properties fo:font-style="italic" officeooo:rsid="2762abb0" style:font-style-asian="italic" style:font-style-complex="italic"/>
    </style:style>
    <style:style style:name="T127" style:family="text">
      <style:text-properties fo:font-style="italic" officeooo:rsid="276b8745" style:font-style-asian="italic" style:font-style-complex="italic"/>
    </style:style>
    <style:style style:name="T128" style:family="text">
      <style:text-properties fo:font-style="italic" officeooo:rsid="2789b869" style:font-style-asian="italic" style:font-style-complex="italic"/>
    </style:style>
    <style:style style:name="T129" style:family="text">
      <style:text-properties fo:font-style="italic" officeooo:rsid="278e22e7" style:font-style-asian="italic" style:font-style-complex="italic"/>
    </style:style>
    <style:style style:name="T130" style:family="text">
      <style:text-properties fo:font-style="italic" officeooo:rsid="2790f8a2" style:font-style-asian="italic" style:font-style-complex="italic"/>
    </style:style>
    <style:style style:name="T131" style:family="text">
      <style:text-properties fo:font-style="italic" officeooo:rsid="27928128" style:font-style-asian="italic" style:font-style-complex="italic"/>
    </style:style>
    <style:style style:name="T132" style:family="text">
      <style:text-properties fo:font-style="italic" officeooo:rsid="27a3d696" style:font-style-asian="italic" style:font-style-complex="italic"/>
    </style:style>
    <style:style style:name="T133" style:family="text">
      <style:text-properties fo:font-style="italic" officeooo:rsid="27a5415d" style:font-style-asian="italic" style:font-style-complex="italic"/>
    </style:style>
    <style:style style:name="T134" style:family="text">
      <style:text-properties fo:font-style="italic" officeooo:rsid="27a699f1" style:font-style-asian="italic" style:font-style-complex="italic"/>
    </style:style>
    <style:style style:name="T135" style:family="text">
      <style:text-properties fo:font-style="italic" officeooo:rsid="27aa0fc9" style:font-style-asian="italic" style:font-style-complex="italic"/>
    </style:style>
    <style:style style:name="T136" style:family="text">
      <style:text-properties fo:font-style="italic" officeooo:rsid="27b0a313" style:font-style-asian="italic" style:font-style-complex="italic"/>
    </style:style>
    <style:style style:name="T137" style:family="text">
      <style:text-properties fo:font-style="italic" officeooo:rsid="27bb8778" style:font-style-asian="italic" style:font-style-complex="italic"/>
    </style:style>
    <style:style style:name="T138" style:family="text">
      <style:text-properties fo:font-style="italic" officeooo:rsid="27cc2dc3" style:font-style-asian="italic" style:font-style-complex="italic"/>
    </style:style>
    <style:style style:name="T139" style:family="text">
      <style:text-properties fo:font-style="italic" officeooo:rsid="27d1bcea" style:font-style-asian="italic" style:font-style-complex="italic"/>
    </style:style>
    <style:style style:name="T140" style:family="text">
      <style:text-properties fo:font-style="italic" officeooo:rsid="27d7053e" style:font-style-asian="italic" style:font-style-complex="italic"/>
    </style:style>
    <style:style style:name="T141" style:family="text">
      <style:text-properties fo:font-style="italic" officeooo:rsid="27e0aed0" style:font-style-asian="italic" style:font-style-complex="italic"/>
    </style:style>
    <style:style style:name="T142" style:family="text">
      <style:text-properties fo:font-style="italic" officeooo:rsid="27f85594" style:font-style-asian="italic" style:font-style-complex="italic"/>
    </style:style>
    <style:style style:name="T143" style:family="text">
      <style:text-properties fo:font-style="italic" officeooo:rsid="280d6a7e" style:font-style-asian="italic" style:font-style-complex="italic"/>
    </style:style>
    <style:style style:name="T144" style:family="text">
      <style:text-properties fo:font-style="italic" officeooo:rsid="28158749" style:font-style-asian="italic" style:font-style-complex="italic"/>
    </style:style>
    <style:style style:name="T145" style:family="text">
      <style:text-properties fo:font-style="italic" officeooo:rsid="281e2632" style:font-style-asian="italic" style:font-style-complex="italic"/>
    </style:style>
    <style:style style:name="T146" style:family="text">
      <style:text-properties fo:font-style="italic" officeooo:rsid="2845d016" style:font-style-asian="italic" style:font-style-complex="italic"/>
    </style:style>
    <style:style style:name="T147" style:family="text">
      <style:text-properties fo:font-style="italic" officeooo:rsid="284a19f1" style:font-style-asian="italic" style:font-style-complex="italic"/>
    </style:style>
    <style:style style:name="T148" style:family="text">
      <style:text-properties fo:font-style="italic" officeooo:rsid="286184a5" style:font-style-asian="italic" style:font-style-complex="italic"/>
    </style:style>
    <style:style style:name="T149" style:family="text">
      <style:text-properties fo:font-style="italic" officeooo:rsid="28647a09" style:font-style-asian="italic" style:font-style-complex="italic"/>
    </style:style>
    <style:style style:name="T150" style:family="text">
      <style:text-properties fo:font-style="italic" officeooo:rsid="2881a4c0" style:font-style-asian="italic" style:font-style-complex="italic"/>
    </style:style>
    <style:style style:name="T151" style:family="text">
      <style:text-properties fo:font-style="italic" officeooo:rsid="2883c0f2" style:font-style-asian="italic" style:font-style-complex="italic"/>
    </style:style>
    <style:style style:name="T152" style:family="text">
      <style:text-properties fo:font-style="italic" officeooo:rsid="2889d7f3" style:font-style-asian="italic" style:font-style-complex="italic"/>
    </style:style>
    <style:style style:name="T153" style:family="text">
      <style:text-properties fo:font-style="italic" officeooo:rsid="28ac2e1b" style:font-style-asian="italic" style:font-style-complex="italic"/>
    </style:style>
    <style:style style:name="T154" style:family="text">
      <style:text-properties fo:font-style="italic" officeooo:rsid="28b9ec49" style:font-style-asian="italic" style:font-style-complex="italic"/>
    </style:style>
    <style:style style:name="T155" style:family="text">
      <style:text-properties fo:font-style="italic" officeooo:rsid="28c88c48" style:font-style-asian="italic" style:font-style-complex="italic"/>
    </style:style>
    <style:style style:name="T156" style:family="text">
      <style:text-properties fo:font-style="italic" officeooo:rsid="28de3227" style:font-style-asian="italic" style:font-style-complex="italic"/>
    </style:style>
    <style:style style:name="T157" style:family="text">
      <style:text-properties fo:font-style="italic" officeooo:rsid="290d9ac8" style:font-style-asian="italic" style:font-style-complex="italic"/>
    </style:style>
    <style:style style:name="T158" style:family="text">
      <style:text-properties fo:font-style="italic" officeooo:rsid="291392c2" style:font-style-asian="italic" style:font-style-complex="italic"/>
    </style:style>
    <style:style style:name="T159" style:family="text">
      <style:text-properties fo:font-style="italic" officeooo:rsid="291757db" style:font-style-asian="italic" style:font-style-complex="italic"/>
    </style:style>
    <style:style style:name="T160" style:family="text">
      <style:text-properties fo:font-style="italic" officeooo:rsid="0019f43d" style:font-style-asian="italic" style:font-style-complex="italic"/>
    </style:style>
    <style:style style:name="T161" style:family="text">
      <style:text-properties fo:font-style="italic" officeooo:rsid="29355571" style:font-style-asian="italic" style:font-style-complex="italic"/>
    </style:style>
    <style:style style:name="T162" style:family="text">
      <style:text-properties fo:font-style="italic" officeooo:rsid="2967f5a4" style:font-style-asian="italic" style:font-style-complex="italic"/>
    </style:style>
    <style:style style:name="T163" style:family="text">
      <style:text-properties fo:font-style="italic" officeooo:rsid="296b152b" style:font-style-asian="italic" style:font-style-complex="italic"/>
    </style:style>
    <style:style style:name="T164" style:family="text">
      <style:text-properties fo:font-style="italic" officeooo:rsid="296dc901" style:font-style-asian="italic" style:font-style-complex="italic"/>
    </style:style>
    <style:style style:name="T165" style:family="text">
      <style:text-properties fo:font-style="italic" officeooo:rsid="2974cb5c" style:font-style-asian="italic" style:font-style-complex="italic"/>
    </style:style>
    <style:style style:name="T166" style:family="text">
      <style:text-properties fo:font-style="italic" officeooo:rsid="29981e71" style:font-style-asian="italic" style:font-style-complex="italic"/>
    </style:style>
    <style:style style:name="T167" style:family="text">
      <style:text-properties fo:font-style="italic" officeooo:rsid="29dc9388" style:font-style-asian="italic" style:font-style-complex="italic"/>
    </style:style>
    <style:style style:name="T168" style:family="text">
      <style:text-properties fo:font-style="italic" officeooo:rsid="29ee71fc" style:font-style-asian="italic" style:font-style-complex="italic"/>
    </style:style>
    <style:style style:name="T169" style:family="text">
      <style:text-properties fo:font-style="italic" officeooo:rsid="2a399282" style:font-style-asian="italic" style:font-style-complex="italic"/>
    </style:style>
    <style:style style:name="T170" style:family="text">
      <style:text-properties fo:font-style="italic" officeooo:rsid="2a41a9ac" style:font-style-asian="italic" style:font-style-complex="italic"/>
    </style:style>
    <style:style style:name="T171" style:family="text">
      <style:text-properties fo:font-style="italic" officeooo:rsid="2a49bb12" style:font-style-asian="italic" style:font-style-complex="italic"/>
    </style:style>
    <style:style style:name="T172" style:family="text">
      <style:text-properties fo:font-style="italic" officeooo:rsid="2a51db01" style:font-style-asian="italic" style:font-style-complex="italic"/>
    </style:style>
    <style:style style:name="T173" style:family="text">
      <style:text-properties fo:font-style="italic" officeooo:rsid="2a9204e8" style:font-style-asian="italic" style:font-style-complex="italic"/>
    </style:style>
    <style:style style:name="T174" style:family="text">
      <style:text-properties fo:font-style="italic" officeooo:rsid="2aab3652" style:font-style-asian="italic" style:font-style-complex="italic"/>
    </style:style>
    <style:style style:name="T175" style:family="text">
      <style:text-properties fo:font-style="italic" officeooo:rsid="2ab811ec" style:font-style-asian="italic" style:font-style-complex="italic"/>
    </style:style>
    <style:style style:name="T176" style:family="text">
      <style:text-properties fo:font-style="italic" officeooo:rsid="2ad2c6c0" style:font-style-asian="italic" style:font-style-complex="italic"/>
    </style:style>
    <style:style style:name="T177" style:family="text">
      <style:text-properties fo:font-style="italic" officeooo:rsid="2af0c880" style:font-style-asian="italic" style:font-style-complex="italic"/>
    </style:style>
    <style:style style:name="T178" style:family="text">
      <style:text-properties fo:font-style="italic" officeooo:rsid="2b06b029" style:font-style-asian="italic" style:font-style-complex="italic"/>
    </style:style>
    <style:style style:name="T179" style:family="text">
      <style:text-properties fo:font-style="italic" officeooo:rsid="2b169918" style:font-style-asian="italic" style:font-style-complex="italic"/>
    </style:style>
    <style:style style:name="T180" style:family="text">
      <style:text-properties fo:font-style="italic" officeooo:rsid="2b1f3003" style:font-style-asian="italic" style:font-style-complex="italic"/>
    </style:style>
    <style:style style:name="T181" style:family="text">
      <style:text-properties fo:font-style="italic" officeooo:rsid="2b1d9757" style:font-style-asian="italic" style:font-style-complex="italic"/>
    </style:style>
    <style:style style:name="T182" style:family="text">
      <style:text-properties fo:font-style="italic" officeooo:rsid="2b20f6dc" style:font-style-asian="italic" style:font-style-complex="italic"/>
    </style:style>
    <style:style style:name="T183" style:family="text">
      <style:text-properties fo:font-style="italic" officeooo:rsid="2b2127cd" style:font-style-asian="italic" style:font-style-complex="italic"/>
    </style:style>
    <style:style style:name="T184" style:family="text">
      <style:text-properties fo:font-style="italic" officeooo:rsid="2b24cb8b" style:font-style-asian="italic" style:font-style-complex="italic"/>
    </style:style>
    <style:style style:name="T185" style:family="text">
      <style:text-properties fo:font-style="italic" officeooo:rsid="2b39844f" style:font-style-asian="italic" style:font-style-complex="italic"/>
    </style:style>
    <style:style style:name="T186" style:family="text">
      <style:text-properties fo:font-style="italic" officeooo:rsid="2b4e3385" style:font-style-asian="italic" style:font-style-complex="italic"/>
    </style:style>
    <style:style style:name="T187" style:family="text">
      <style:text-properties fo:font-style="italic" officeooo:rsid="2b6cc022" style:font-style-asian="italic" style:font-style-complex="italic"/>
    </style:style>
    <style:style style:name="T188" style:family="text">
      <style:text-properties fo:font-style="italic" officeooo:rsid="2b86450d" style:font-style-asian="italic" style:font-style-complex="italic"/>
    </style:style>
    <style:style style:name="T189" style:family="text">
      <style:text-properties fo:font-style="italic" officeooo:rsid="2b8e1afb" style:font-style-asian="italic" style:font-style-complex="italic"/>
    </style:style>
    <style:style style:name="T190" style:family="text">
      <style:text-properties fo:font-style="italic" officeooo:rsid="2bca2794" style:font-style-asian="italic" style:font-style-complex="italic"/>
    </style:style>
    <style:style style:name="T191" style:family="text">
      <style:text-properties fo:font-style="italic" officeooo:rsid="2beb87e6" style:font-style-asian="italic" style:font-style-complex="italic"/>
    </style:style>
    <style:style style:name="T192" style:family="text">
      <style:text-properties fo:font-style="italic" officeooo:rsid="2c222cfc" style:font-style-asian="italic" style:font-style-complex="italic"/>
    </style:style>
    <style:style style:name="T193" style:family="text">
      <style:text-properties fo:font-style="italic" officeooo:rsid="2c341939" style:font-style-asian="italic" style:font-style-complex="italic"/>
    </style:style>
    <style:style style:name="T194" style:family="text">
      <style:text-properties fo:font-style="italic" officeooo:rsid="2c345ad3" style:font-style-asian="italic" style:font-style-complex="italic"/>
    </style:style>
    <style:style style:name="T195" style:family="text">
      <style:text-properties fo:font-style="italic" officeooo:rsid="2c428f9f" style:font-style-asian="italic" style:font-style-complex="italic"/>
    </style:style>
    <style:style style:name="T196" style:family="text">
      <style:text-properties fo:font-style="italic" officeooo:rsid="2c449a48" style:font-style-asian="italic" style:font-style-complex="italic"/>
    </style:style>
    <style:style style:name="T197" style:family="text">
      <style:text-properties fo:font-style="italic" officeooo:rsid="2c533fc3" style:font-style-asian="italic" style:font-style-complex="italic"/>
    </style:style>
    <style:style style:name="T198" style:family="text">
      <style:text-properties fo:font-style="italic" officeooo:rsid="2c4a6aa0" style:font-style-asian="italic" style:font-style-complex="italic"/>
    </style:style>
    <style:style style:name="T199" style:family="text">
      <style:text-properties fo:font-style="italic" officeooo:rsid="2c607256" style:font-style-asian="italic" style:font-style-complex="italic"/>
    </style:style>
    <style:style style:name="T200" style:family="text">
      <style:text-properties fo:font-style="italic" officeooo:rsid="2c743c65" style:font-style-asian="italic" style:font-style-complex="italic"/>
    </style:style>
    <style:style style:name="T201" style:family="text">
      <style:text-properties fo:font-style="italic" officeooo:rsid="2ca6527e" style:font-style-asian="italic" style:font-style-complex="italic"/>
    </style:style>
    <style:style style:name="T202" style:family="text">
      <style:text-properties fo:font-style="italic" officeooo:rsid="2caf52a6" style:font-style-asian="italic" style:font-style-complex="italic"/>
    </style:style>
    <style:style style:name="T203" style:family="text">
      <style:text-properties fo:font-style="italic" officeooo:rsid="2cb79137" style:font-style-asian="italic" style:font-style-complex="italic"/>
    </style:style>
    <style:style style:name="T204" style:family="text">
      <style:text-properties fo:font-style="italic" officeooo:rsid="2cc39fa4" style:font-style-asian="italic" style:font-style-complex="italic"/>
    </style:style>
    <style:style style:name="T205" style:family="text">
      <style:text-properties fo:font-style="italic" officeooo:rsid="2ce15e72" style:font-style-asian="italic" style:font-style-complex="italic"/>
    </style:style>
    <style:style style:name="T206" style:family="text">
      <style:text-properties fo:font-style="italic" officeooo:rsid="2ce72d1a" style:font-style-asian="italic" style:font-style-complex="italic"/>
    </style:style>
    <style:style style:name="T207" style:family="text">
      <style:text-properties fo:font-style="italic" officeooo:rsid="2cf7af48" style:font-style-asian="italic" style:font-style-complex="italic"/>
    </style:style>
    <style:style style:name="T208" style:family="text">
      <style:text-properties fo:font-style="italic" officeooo:rsid="2d0d8029" style:font-style-asian="italic" style:font-style-complex="italic"/>
    </style:style>
    <style:style style:name="T209" style:family="text">
      <style:text-properties fo:font-style="italic" officeooo:rsid="2d243607" style:font-style-asian="italic" style:font-style-complex="italic"/>
    </style:style>
    <style:style style:name="T210" style:family="text">
      <style:text-properties fo:font-style="italic" officeooo:rsid="2d312535" style:font-style-asian="italic" style:font-style-complex="italic"/>
    </style:style>
    <style:style style:name="T211" style:family="text">
      <style:text-properties fo:font-style="italic" officeooo:rsid="2d359df8" style:font-style-asian="italic" style:font-style-complex="italic"/>
    </style:style>
    <style:style style:name="T212" style:family="text">
      <style:text-properties fo:font-style="italic" officeooo:rsid="2d3d5d50" style:font-style-asian="italic" style:font-style-complex="italic"/>
    </style:style>
    <style:style style:name="T213" style:family="text">
      <style:text-properties fo:font-style="italic" officeooo:rsid="2d56d9d6" style:font-style-asian="italic" style:font-style-complex="italic"/>
    </style:style>
    <style:style style:name="T214" style:family="text">
      <style:text-properties fo:font-style="italic" officeooo:rsid="2d623b4b" style:font-style-asian="italic" style:font-style-complex="italic"/>
    </style:style>
    <style:style style:name="T215" style:family="text">
      <style:text-properties fo:font-style="italic" officeooo:rsid="2d6efdab" style:font-style-asian="italic" style:font-style-complex="italic"/>
    </style:style>
    <style:style style:name="T216" style:family="text">
      <style:text-properties fo:font-style="italic" officeooo:rsid="2d7b0b8c" style:font-style-asian="italic" style:font-style-complex="italic"/>
    </style:style>
    <style:style style:name="T217" style:family="text">
      <style:text-properties fo:font-style="italic" officeooo:rsid="2e6d93c1" style:font-style-asian="italic" style:font-style-complex="italic"/>
    </style:style>
    <style:style style:name="T218" style:family="text">
      <style:text-properties fo:font-style="italic" officeooo:rsid="2e97d3fc" style:font-style-asian="italic" style:font-style-complex="italic"/>
    </style:style>
    <style:style style:name="T219" style:family="text">
      <style:text-properties fo:font-style="italic" officeooo:rsid="2ece315b" style:font-style-asian="italic" style:font-style-complex="italic"/>
    </style:style>
    <style:style style:name="T220" style:family="text">
      <style:text-properties fo:font-style="italic" officeooo:rsid="2ee65368" style:font-style-asian="italic" style:font-style-complex="italic"/>
    </style:style>
    <style:style style:name="T221" style:family="text">
      <style:text-properties fo:font-style="italic" officeooo:rsid="2f17286a" style:font-style-asian="italic" style:font-style-complex="italic"/>
    </style:style>
    <style:style style:name="T222" style:family="text">
      <style:text-properties fo:font-style="italic" officeooo:rsid="2f20a7df" style:font-style-asian="italic" style:font-style-complex="italic"/>
    </style:style>
    <style:style style:name="T223" style:family="text">
      <style:text-properties fo:font-style="italic" officeooo:rsid="2f2e9759" style:font-style-asian="italic" style:font-style-complex="italic"/>
    </style:style>
    <style:style style:name="T224" style:family="text">
      <style:text-properties fo:font-style="italic" officeooo:rsid="2f4df12c" style:font-style-asian="italic" style:font-style-complex="italic"/>
    </style:style>
    <style:style style:name="T225" style:family="text">
      <style:text-properties fo:font-style="italic" officeooo:rsid="2f655173" style:font-style-asian="italic" style:font-style-complex="italic"/>
    </style:style>
    <style:style style:name="T226" style:family="text">
      <style:text-properties fo:font-style="italic" officeooo:rsid="2f675bdc" style:font-style-asian="italic" style:font-style-complex="italic"/>
    </style:style>
    <style:style style:name="T227" style:family="text">
      <style:text-properties fo:font-style="italic" officeooo:rsid="2f7d6856" style:font-style-asian="italic" style:font-style-complex="italic"/>
    </style:style>
    <style:style style:name="T228" style:family="text">
      <style:text-properties fo:font-style="italic" officeooo:rsid="2fab119b" style:font-style-asian="italic" style:font-style-complex="italic"/>
    </style:style>
    <style:style style:name="T229" style:family="text">
      <style:text-properties fo:font-style="italic" officeooo:rsid="1327ae62" style:font-style-asian="italic" style:font-style-complex="italic"/>
    </style:style>
    <style:style style:name="T230" style:family="text">
      <style:text-properties fo:font-style="italic" officeooo:rsid="2fd2b4fd" style:font-style-asian="italic" style:font-style-complex="italic"/>
    </style:style>
    <style:style style:name="T231" style:family="text">
      <style:text-properties fo:font-style="italic" officeooo:rsid="30072bf0" style:font-style-asian="italic" style:font-style-complex="italic"/>
    </style:style>
    <style:style style:name="T232" style:family="text">
      <style:text-properties fo:font-style="italic" officeooo:rsid="302f8975" style:font-style-asian="italic" style:font-style-complex="italic"/>
    </style:style>
    <style:style style:name="T233" style:family="text">
      <style:text-properties fo:font-style="italic" officeooo:rsid="3031b22b" style:font-style-asian="italic" style:font-style-complex="italic"/>
    </style:style>
    <style:style style:name="T234" style:family="text">
      <style:text-properties fo:font-style="italic" officeooo:rsid="30439ac6" style:font-style-asian="italic" style:font-style-complex="italic"/>
    </style:style>
    <style:style style:name="T235" style:family="text">
      <style:text-properties fo:font-style="italic" officeooo:rsid="3072b963" style:font-style-asian="italic" style:font-style-complex="italic"/>
    </style:style>
    <style:style style:name="T236" style:family="text">
      <style:text-properties fo:font-style="italic" officeooo:rsid="307c7c8f" style:font-style-asian="italic" style:font-style-complex="italic"/>
    </style:style>
    <style:style style:name="T237" style:family="text">
      <style:text-properties fo:font-style="italic" officeooo:rsid="30cad9d8" style:font-style-asian="italic" style:font-style-complex="italic"/>
    </style:style>
    <style:style style:name="T238" style:family="text">
      <style:text-properties fo:font-style="italic" officeooo:rsid="30d3d43d" style:font-style-asian="italic" style:font-style-complex="italic"/>
    </style:style>
    <style:style style:name="T239" style:family="text">
      <style:text-properties fo:font-style="italic" officeooo:rsid="30f0422a" style:font-style-asian="italic" style:font-style-complex="italic"/>
    </style:style>
    <style:style style:name="T240" style:family="text">
      <style:text-properties fo:font-style="italic" officeooo:rsid="3106b79a" style:font-style-asian="italic" style:font-style-complex="italic"/>
    </style:style>
    <style:style style:name="T241" style:family="text">
      <style:text-properties fo:font-style="italic" officeooo:rsid="311f6413" style:font-style-asian="italic" style:font-style-complex="italic"/>
    </style:style>
    <style:style style:name="T242" style:family="text">
      <style:text-properties fo:font-style="italic" officeooo:rsid="3129ddcc" style:font-style-asian="italic" style:font-style-complex="italic"/>
    </style:style>
    <style:style style:name="T243" style:family="text">
      <style:text-properties fo:font-style="italic" officeooo:rsid="31447959" style:font-style-asian="italic" style:font-style-complex="italic"/>
    </style:style>
    <style:style style:name="T244" style:family="text">
      <style:text-properties fo:font-style="italic" officeooo:rsid="3151a9be" style:font-style-asian="italic" style:font-style-complex="italic"/>
    </style:style>
    <style:style style:name="T245" style:family="text">
      <style:text-properties fo:font-style="italic" officeooo:rsid="318a7cb0" style:font-style-asian="italic" style:font-style-complex="italic"/>
    </style:style>
    <style:style style:name="T246" style:family="text">
      <style:text-properties fo:font-style="italic" officeooo:rsid="318bfce1" style:font-style-asian="italic" style:font-style-complex="italic"/>
    </style:style>
    <style:style style:name="T247" style:family="text">
      <style:text-properties fo:font-style="italic" officeooo:rsid="318f2991" style:font-style-asian="italic" style:font-style-complex="italic"/>
    </style:style>
    <style:style style:name="T248" style:family="text">
      <style:text-properties fo:font-style="italic" officeooo:rsid="319f36fe" style:font-style-asian="italic" style:font-style-complex="italic"/>
    </style:style>
    <style:style style:name="T249" style:family="text">
      <style:text-properties fo:font-style="italic" officeooo:rsid="31af1d90" style:font-style-asian="italic" style:font-style-complex="italic"/>
    </style:style>
    <style:style style:name="T250" style:family="text">
      <style:text-properties fo:font-style="italic" officeooo:rsid="31c62558" style:font-style-asian="italic" style:font-style-complex="italic"/>
    </style:style>
    <style:style style:name="T251" style:family="text">
      <style:text-properties fo:font-style="italic" officeooo:rsid="31f633d9" style:font-style-asian="italic" style:font-style-complex="italic"/>
    </style:style>
    <style:style style:name="T252" style:family="text">
      <style:text-properties fo:font-style="italic" officeooo:rsid="3201acca" style:font-style-asian="italic" style:font-style-complex="italic"/>
    </style:style>
    <style:style style:name="T253" style:family="text">
      <style:text-properties fo:font-style="italic" officeooo:rsid="32392271" style:font-style-asian="italic" style:font-style-complex="italic"/>
    </style:style>
    <style:style style:name="T254" style:family="text">
      <style:text-properties fo:font-style="italic" officeooo:rsid="323f0cb8" style:font-style-asian="italic" style:font-style-complex="italic"/>
    </style:style>
    <style:style style:name="T255" style:family="text">
      <style:text-properties fo:font-style="italic" officeooo:rsid="324012ef" style:font-style-asian="italic" style:font-style-complex="italic"/>
    </style:style>
    <style:style style:name="T256" style:family="text">
      <style:text-properties fo:font-style="italic" officeooo:rsid="326c4d95" style:font-style-asian="italic" style:font-style-complex="italic"/>
    </style:style>
    <style:style style:name="T257" style:family="text">
      <style:text-properties fo:font-style="italic" officeooo:rsid="3290291f" style:font-style-asian="italic" style:font-style-complex="italic"/>
    </style:style>
    <style:style style:name="T258" style:family="text">
      <style:text-properties fo:font-style="italic" officeooo:rsid="330786ce" style:font-style-asian="italic" style:font-style-complex="italic"/>
    </style:style>
    <style:style style:name="T259" style:family="text">
      <style:text-properties fo:font-style="italic" officeooo:rsid="330ce57e" style:font-style-asian="italic" style:font-style-complex="italic"/>
    </style:style>
    <style:style style:name="T260" style:family="text">
      <style:text-properties fo:font-style="italic" officeooo:rsid="33129b45" style:font-style-asian="italic" style:font-style-complex="italic"/>
    </style:style>
    <style:style style:name="T261" style:family="text">
      <style:text-properties fo:font-style="italic" officeooo:rsid="331a6fa5" style:font-style-asian="italic" style:font-style-complex="italic"/>
    </style:style>
    <style:style style:name="T262" style:family="text">
      <style:text-properties fo:font-style="italic" officeooo:rsid="33408d59" style:font-style-asian="italic" style:font-style-complex="italic"/>
    </style:style>
    <style:style style:name="T263" style:family="text">
      <style:text-properties fo:font-style="italic" officeooo:rsid="33447c10" style:font-style-asian="italic" style:font-style-complex="italic"/>
    </style:style>
    <style:style style:name="T264" style:family="text">
      <style:text-properties fo:font-style="italic" officeooo:rsid="334c8210" style:font-style-asian="italic" style:font-style-complex="italic"/>
    </style:style>
    <style:style style:name="T265" style:family="text">
      <style:text-properties fo:font-style="italic" officeooo:rsid="335dd225" style:font-style-asian="italic" style:font-style-complex="italic"/>
    </style:style>
    <style:style style:name="T266" style:family="text">
      <style:text-properties fo:font-style="italic" officeooo:rsid="3377a5ec" style:font-style-asian="italic" style:font-style-complex="italic"/>
    </style:style>
    <style:style style:name="T267" style:family="text">
      <style:text-properties fo:font-style="italic" officeooo:rsid="3382db1d" style:font-style-asian="italic" style:font-style-complex="italic"/>
    </style:style>
    <style:style style:name="T268" style:family="text">
      <style:text-properties fo:font-style="italic" officeooo:rsid="3383b23c" style:font-style-asian="italic" style:font-style-complex="italic"/>
    </style:style>
    <style:style style:name="T269" style:family="text">
      <style:text-properties fo:font-style="italic" officeooo:rsid="338968f3" style:font-style-asian="italic" style:font-style-complex="italic"/>
    </style:style>
    <style:style style:name="T270" style:family="text">
      <style:text-properties fo:font-style="italic" officeooo:rsid="33974b19" style:font-style-asian="italic" style:font-style-complex="italic"/>
    </style:style>
    <style:style style:name="T271" style:family="text">
      <style:text-properties fo:font-style="italic" officeooo:rsid="33c26bdb" style:font-style-asian="italic" style:font-style-complex="italic"/>
    </style:style>
    <style:style style:name="T272" style:family="text">
      <style:text-properties fo:font-style="italic" officeooo:rsid="33c7fec4" style:font-style-asian="italic" style:font-style-complex="italic"/>
    </style:style>
    <style:style style:name="T273" style:family="text">
      <style:text-properties fo:font-style="italic" officeooo:rsid="33d18c0a" style:font-style-asian="italic" style:font-style-complex="italic"/>
    </style:style>
    <style:style style:name="T274" style:family="text">
      <style:text-properties fo:font-style="italic" officeooo:rsid="33d63939" style:font-style-asian="italic" style:font-style-complex="italic"/>
    </style:style>
    <style:style style:name="T275" style:family="text">
      <style:text-properties fo:font-style="italic" officeooo:rsid="341ae5e7" style:font-style-asian="italic" style:font-style-complex="italic"/>
    </style:style>
    <style:style style:name="T276" style:family="text">
      <style:text-properties fo:font-style="italic" officeooo:rsid="343870f3" style:font-style-asian="italic" style:font-style-complex="italic"/>
    </style:style>
    <style:style style:name="T277" style:family="text">
      <style:text-properties fo:font-style="italic" officeooo:rsid="343d8288" style:font-style-asian="italic" style:font-style-complex="italic"/>
    </style:style>
    <style:style style:name="T278" style:family="text">
      <style:text-properties fo:font-style="italic" officeooo:rsid="3443f25f" style:font-style-asian="italic" style:font-style-complex="italic"/>
    </style:style>
    <style:style style:name="T279" style:family="text">
      <style:text-properties fo:font-style="italic" officeooo:rsid="3456efcd" style:font-style-asian="italic" style:font-style-complex="italic"/>
    </style:style>
    <style:style style:name="T280" style:family="text">
      <style:text-properties fo:font-style="italic" officeooo:rsid="345971c2" style:font-style-asian="italic" style:font-style-complex="italic"/>
    </style:style>
    <style:style style:name="T281" style:family="text">
      <style:text-properties fo:font-style="italic" officeooo:rsid="346932a3" style:font-style-asian="italic" style:font-style-complex="italic"/>
    </style:style>
    <style:style style:name="T282" style:family="text">
      <style:text-properties fo:font-style="italic" officeooo:rsid="347bdba4" style:font-style-asian="italic" style:font-style-complex="italic"/>
    </style:style>
    <style:style style:name="T283" style:family="text">
      <style:text-properties fo:font-style="italic" officeooo:rsid="3487c06f" style:font-style-asian="italic" style:font-style-complex="italic"/>
    </style:style>
    <style:style style:name="T284" style:family="text">
      <style:text-properties fo:font-style="italic" officeooo:rsid="348d576b" style:font-style-asian="italic" style:font-style-complex="italic"/>
    </style:style>
    <style:style style:name="T285" style:family="text">
      <style:text-properties fo:font-style="italic" officeooo:rsid="34d49480" style:font-style-asian="italic" style:font-style-complex="italic"/>
    </style:style>
    <style:style style:name="T286" style:family="text">
      <style:text-properties fo:font-style="italic" officeooo:rsid="34da1123" style:font-style-asian="italic" style:font-style-complex="italic"/>
    </style:style>
    <style:style style:name="T287" style:family="text">
      <style:text-properties fo:font-style="italic" officeooo:rsid="34ddf7a3" style:font-style-asian="italic" style:font-style-complex="italic"/>
    </style:style>
    <style:style style:name="T288" style:family="text">
      <style:text-properties fo:font-style="italic" officeooo:rsid="35545717" style:font-style-asian="italic" style:font-style-complex="italic"/>
    </style:style>
    <style:style style:name="T289" style:family="text">
      <style:text-properties fo:font-style="italic" officeooo:rsid="3555f10e" style:font-style-asian="italic" style:font-style-complex="italic"/>
    </style:style>
    <style:style style:name="T290" style:family="text">
      <style:text-properties fo:font-style="italic" officeooo:rsid="35816725" style:font-style-asian="italic" style:font-style-complex="italic"/>
    </style:style>
    <style:style style:name="T291" style:family="text">
      <style:text-properties fo:font-style="italic" officeooo:rsid="358e1e91" style:font-style-asian="italic" style:font-style-complex="italic"/>
    </style:style>
    <style:style style:name="T292" style:family="text">
      <style:text-properties fo:font-style="italic" officeooo:rsid="35925c65" style:font-style-asian="italic" style:font-style-complex="italic"/>
    </style:style>
    <style:style style:name="T293" style:family="text">
      <style:text-properties fo:font-style="italic" officeooo:rsid="359e5369" style:font-style-asian="italic" style:font-style-complex="italic"/>
    </style:style>
    <style:style style:name="T294" style:family="text">
      <style:text-properties fo:font-style="italic" officeooo:rsid="35a254d9" style:font-style-asian="italic" style:font-style-complex="italic"/>
    </style:style>
    <style:style style:name="T295" style:family="text">
      <style:text-properties fo:font-style="italic" officeooo:rsid="35a82164" style:font-style-asian="italic" style:font-style-complex="italic"/>
    </style:style>
    <style:style style:name="T296" style:family="text">
      <style:text-properties fo:font-style="italic" officeooo:rsid="35beb1de" style:font-style-asian="italic" style:font-style-complex="italic"/>
    </style:style>
    <style:style style:name="T297" style:family="text">
      <style:text-properties fo:font-style="italic" officeooo:rsid="35c3f734" style:font-style-asian="italic" style:font-style-complex="italic"/>
    </style:style>
    <style:style style:name="T298" style:family="text">
      <style:text-properties fo:font-style="italic" officeooo:rsid="35c900a2" style:font-style-asian="italic" style:font-style-complex="italic"/>
    </style:style>
    <style:style style:name="T299" style:family="text">
      <style:text-properties fo:font-style="italic" officeooo:rsid="35d48bc3" style:font-style-asian="italic" style:font-style-complex="italic"/>
    </style:style>
    <style:style style:name="T300" style:family="text">
      <style:text-properties fo:font-style="italic" officeooo:rsid="35e26d97" style:font-style-asian="italic" style:font-style-complex="italic"/>
    </style:style>
    <style:style style:name="T301" style:family="text">
      <style:text-properties fo:font-style="italic" officeooo:rsid="35f1e869" style:font-style-asian="italic" style:font-style-complex="italic"/>
    </style:style>
    <style:style style:name="T302" style:family="text">
      <style:text-properties fo:font-style="italic" officeooo:rsid="364e495a" style:font-style-asian="italic" style:font-style-complex="italic"/>
    </style:style>
    <style:style style:name="T303" style:family="text">
      <style:text-properties fo:font-style="italic" officeooo:rsid="365e5f5e" style:font-style-asian="italic" style:font-style-complex="italic"/>
    </style:style>
    <style:style style:name="T304" style:family="text">
      <style:text-properties fo:font-style="italic" officeooo:rsid="36ba6b2c" style:font-style-asian="italic" style:font-style-complex="italic"/>
    </style:style>
    <style:style style:name="T305" style:family="text">
      <style:text-properties fo:font-style="italic" officeooo:rsid="36bc3491" style:font-style-asian="italic" style:font-style-complex="italic"/>
    </style:style>
    <style:style style:name="T306" style:family="text">
      <style:text-properties fo:font-style="italic" officeooo:rsid="36be5211" style:font-style-asian="italic" style:font-style-complex="italic"/>
    </style:style>
    <style:style style:name="T307" style:family="text">
      <style:text-properties fo:font-style="italic" officeooo:rsid="36c209a3" style:font-style-asian="italic" style:font-style-complex="italic"/>
    </style:style>
    <style:style style:name="T308" style:family="text">
      <style:text-properties fo:font-style="italic" officeooo:rsid="36c53c1f" style:font-style-asian="italic" style:font-style-complex="italic"/>
    </style:style>
    <style:style style:name="T309" style:family="text">
      <style:text-properties fo:font-style="italic" officeooo:rsid="36c8b091" style:font-style-asian="italic" style:font-style-complex="italic"/>
    </style:style>
    <style:style style:name="T310" style:family="text">
      <style:text-properties fo:font-style="italic" officeooo:rsid="36cb5def" style:font-style-asian="italic" style:font-style-complex="italic"/>
    </style:style>
    <style:style style:name="T311" style:family="text">
      <style:text-properties fo:font-style="italic" officeooo:rsid="36df6a54" style:font-style-asian="italic" style:font-style-complex="italic"/>
    </style:style>
    <style:style style:name="T312" style:family="text">
      <style:text-properties fo:font-style="italic" officeooo:rsid="36e11dae" style:font-style-asian="italic" style:font-style-complex="italic"/>
    </style:style>
    <style:style style:name="T313" style:family="text">
      <style:text-properties fo:font-style="italic" officeooo:rsid="36efa288" style:font-style-asian="italic" style:font-style-complex="italic"/>
    </style:style>
    <style:style style:name="T314" style:family="text">
      <style:text-properties fo:font-style="italic" officeooo:rsid="3744ba90" style:font-style-asian="italic" style:font-style-complex="italic"/>
    </style:style>
    <style:style style:name="T315" style:family="text">
      <style:text-properties fo:font-style="italic" officeooo:rsid="3757d87d" style:font-style-asian="italic" style:font-style-complex="italic"/>
    </style:style>
    <style:style style:name="T316" style:family="text">
      <style:text-properties fo:font-style="italic" officeooo:rsid="3776c908" style:font-style-asian="italic" style:font-style-complex="italic"/>
    </style:style>
    <style:style style:name="T317" style:family="text">
      <style:text-properties fo:font-style="italic" officeooo:rsid="3777b8d9" style:font-style-asian="italic" style:font-style-complex="italic"/>
    </style:style>
    <style:style style:name="T318" style:family="text">
      <style:text-properties fo:font-style="italic" officeooo:rsid="37e665db" style:font-style-asian="italic" style:font-style-complex="italic"/>
    </style:style>
    <style:style style:name="T319" style:family="text">
      <style:text-properties fo:font-style="italic" officeooo:rsid="3823c3ce" style:font-style-asian="italic" style:font-style-complex="italic"/>
    </style:style>
    <style:style style:name="T320" style:family="text">
      <style:text-properties fo:font-style="italic" officeooo:rsid="3839311e" style:font-style-asian="italic" style:font-style-complex="italic"/>
    </style:style>
    <style:style style:name="T321" style:family="text">
      <style:text-properties fo:font-style="italic" officeooo:rsid="386071e4" style:font-style-asian="italic" style:font-style-complex="italic"/>
    </style:style>
    <style:style style:name="T322" style:family="text">
      <style:text-properties fo:font-style="italic" officeooo:rsid="38851be1" style:font-style-asian="italic" style:font-style-complex="italic"/>
    </style:style>
    <style:style style:name="T323" style:family="text">
      <style:text-properties fo:font-style="italic" officeooo:rsid="39b6acf9" style:font-style-asian="italic" style:font-style-complex="italic"/>
    </style:style>
    <style:style style:name="T324" style:family="text">
      <style:text-properties fo:font-style="italic" officeooo:rsid="3a036fa3" style:font-style-asian="italic" style:font-style-complex="italic"/>
    </style:style>
    <style:style style:name="T325" style:family="text">
      <style:text-properties fo:font-style="italic" officeooo:rsid="3a232a0f" style:font-style-asian="italic" style:font-style-complex="italic"/>
    </style:style>
    <style:style style:name="T326" style:family="text">
      <style:text-properties fo:font-style="italic" officeooo:rsid="3a279f3c" style:font-style-asian="italic" style:font-style-complex="italic"/>
    </style:style>
    <style:style style:name="T327" style:family="text">
      <style:text-properties fo:font-style="italic" officeooo:rsid="3a445edc" style:font-style-asian="italic" style:font-style-complex="italic"/>
    </style:style>
    <style:style style:name="T328" style:family="text">
      <style:text-properties fo:font-style="italic" officeooo:rsid="3a628a69" style:font-style-asian="italic" style:font-style-complex="italic"/>
    </style:style>
    <style:style style:name="T329" style:family="text">
      <style:text-properties fo:font-style="italic" officeooo:rsid="3a628f74" style:font-style-asian="italic" style:font-style-complex="italic"/>
    </style:style>
    <style:style style:name="T330" style:family="text">
      <style:text-properties fo:font-style="italic" officeooo:rsid="3a693caf" style:font-style-asian="italic" style:font-style-complex="italic"/>
    </style:style>
    <style:style style:name="T331" style:family="text">
      <style:text-properties fo:font-style="italic" officeooo:rsid="3a76b26c" style:font-style-asian="italic" style:font-style-complex="italic"/>
    </style:style>
    <style:style style:name="T332" style:family="text">
      <style:text-properties fo:font-style="italic" officeooo:rsid="3a7951e8" style:font-style-asian="italic" style:font-style-complex="italic"/>
    </style:style>
    <style:style style:name="T333" style:family="text">
      <style:text-properties fo:font-style="italic" officeooo:rsid="3a806374" style:font-style-asian="italic" style:font-style-complex="italic"/>
    </style:style>
    <style:style style:name="T334" style:family="text">
      <style:text-properties fo:font-style="italic" officeooo:rsid="3a98ddbe" style:font-style-asian="italic" style:font-style-complex="italic"/>
    </style:style>
    <style:style style:name="T335" style:family="text">
      <style:text-properties fo:font-style="italic" officeooo:rsid="3aaa0d28" style:font-style-asian="italic" style:font-style-complex="italic"/>
    </style:style>
    <style:style style:name="T336" style:family="text">
      <style:text-properties fo:font-style="italic" officeooo:rsid="3ab6944c" style:font-style-asian="italic" style:font-style-complex="italic"/>
    </style:style>
    <style:style style:name="T337" style:family="text">
      <style:text-properties fo:font-style="italic" officeooo:rsid="3acd6c5c" style:font-style-asian="italic" style:font-style-complex="italic"/>
    </style:style>
    <style:style style:name="T338" style:family="text">
      <style:text-properties fo:font-style="italic" officeooo:rsid="3aff4084" style:font-style-asian="italic" style:font-style-complex="italic"/>
    </style:style>
    <style:style style:name="T339" style:family="text">
      <style:text-properties fo:font-style="italic" officeooo:rsid="3b65820d" style:font-style-asian="italic" style:font-style-complex="italic"/>
    </style:style>
    <style:style style:name="T340" style:family="text">
      <style:text-properties fo:font-style="italic" officeooo:rsid="3b7fa2f7" style:font-style-asian="italic" style:font-style-complex="italic"/>
    </style:style>
    <style:style style:name="T341" style:family="text">
      <style:text-properties fo:font-style="italic" officeooo:rsid="3b93ed9f" style:font-style-asian="italic" style:font-style-complex="italic"/>
    </style:style>
    <style:style style:name="T342" style:family="text">
      <style:text-properties fo:font-style="italic" officeooo:rsid="3bac74bd" style:font-style-asian="italic" style:font-style-complex="italic"/>
    </style:style>
    <style:style style:name="T343" style:family="text">
      <style:text-properties fo:font-style="italic" officeooo:rsid="3bacfbaa" style:font-style-asian="italic" style:font-style-complex="italic"/>
    </style:style>
    <style:style style:name="T344" style:family="text">
      <style:text-properties fo:font-style="italic" officeooo:rsid="3bb09dbb" style:font-style-asian="italic" style:font-style-complex="italic"/>
    </style:style>
    <style:style style:name="T345" style:family="text">
      <style:text-properties fo:font-style="italic" officeooo:rsid="3c0b2cc2" style:font-style-asian="italic" style:font-style-complex="italic"/>
    </style:style>
    <style:style style:name="T346" style:family="text">
      <style:text-properties fo:font-style="italic" officeooo:rsid="3c19b556" style:font-style-asian="italic" style:font-style-complex="italic"/>
    </style:style>
    <style:style style:name="T347" style:family="text">
      <style:text-properties fo:font-style="italic" officeooo:rsid="3c4ed2bc" style:font-style-asian="italic" style:font-style-complex="italic"/>
    </style:style>
    <style:style style:name="T348" style:family="text">
      <style:text-properties fo:font-style="italic" officeooo:rsid="3c5968eb" style:font-style-asian="italic" style:font-style-complex="italic"/>
    </style:style>
    <style:style style:name="T349" style:family="text">
      <style:text-properties fo:font-style="italic" officeooo:rsid="3c715a22" style:font-style-asian="italic" style:font-style-complex="italic"/>
    </style:style>
    <style:style style:name="T350" style:family="text">
      <style:text-properties fo:font-style="italic" officeooo:rsid="3c85b222" style:font-style-asian="italic" style:font-style-complex="italic"/>
    </style:style>
    <style:style style:name="T351" style:family="text">
      <style:text-properties fo:font-style="italic" officeooo:rsid="3cd6a508" style:font-style-asian="italic" style:font-style-complex="italic"/>
    </style:style>
    <style:style style:name="T352" style:family="text">
      <style:text-properties fo:font-style="italic" officeooo:rsid="3cdefbbf" style:font-style-asian="italic" style:font-style-complex="italic"/>
    </style:style>
    <style:style style:name="T353" style:family="text">
      <style:text-properties fo:font-style="italic" officeooo:rsid="3cece4c8" style:font-style-asian="italic" style:font-style-complex="italic"/>
    </style:style>
    <style:style style:name="T354" style:family="text">
      <style:text-properties fo:font-style="italic" officeooo:rsid="3d3e5352" style:font-style-asian="italic" style:font-style-complex="italic"/>
    </style:style>
    <style:style style:name="T355" style:family="text">
      <style:text-properties fo:font-style="italic" officeooo:rsid="3d5c78bc" style:font-style-asian="italic" style:font-style-complex="italic"/>
    </style:style>
    <style:style style:name="T356" style:family="text">
      <style:text-properties fo:font-style="italic" officeooo:rsid="3dde4bb0" style:font-style-asian="italic" style:font-style-complex="italic"/>
    </style:style>
    <style:style style:name="T357" style:family="text">
      <style:text-properties fo:font-style="italic" officeooo:rsid="3e04665c" style:font-style-asian="italic" style:font-style-complex="italic"/>
    </style:style>
    <style:style style:name="T358" style:family="text">
      <style:text-properties fo:font-style="italic" officeooo:rsid="3e16a25b" style:font-style-asian="italic" style:font-style-complex="italic"/>
    </style:style>
    <style:style style:name="T359" style:family="text">
      <style:text-properties fo:font-style="italic" officeooo:rsid="3e18fb26" style:font-style-asian="italic" style:font-style-complex="italic"/>
    </style:style>
    <style:style style:name="T360" style:family="text">
      <style:text-properties fo:font-style="italic" officeooo:rsid="3e4c6b68" style:font-style-asian="italic" style:font-style-complex="italic"/>
    </style:style>
    <style:style style:name="T361" style:family="text">
      <style:text-properties fo:font-style="italic" officeooo:rsid="3e634d91" style:font-style-asian="italic" style:font-style-complex="italic"/>
    </style:style>
    <style:style style:name="T362" style:family="text">
      <style:text-properties fo:font-style="italic" officeooo:rsid="3eb71f73" style:font-style-asian="italic" style:font-style-complex="italic"/>
    </style:style>
    <style:style style:name="T363" style:family="text">
      <style:text-properties fo:font-style="italic" officeooo:rsid="3ed2e971" style:font-style-asian="italic" style:font-style-complex="italic"/>
    </style:style>
    <style:style style:name="T364" style:family="text">
      <style:text-properties fo:font-style="italic" officeooo:rsid="3ed38965" style:font-style-asian="italic" style:font-style-complex="italic"/>
    </style:style>
    <style:style style:name="T365" style:family="text">
      <style:text-properties fo:font-style="italic" officeooo:rsid="3ee643e5" style:font-style-asian="italic" style:font-style-complex="italic"/>
    </style:style>
    <style:style style:name="T366" style:family="text">
      <style:text-properties fo:font-style="italic" officeooo:rsid="3f062ac2" style:font-style-asian="italic" style:font-style-complex="italic"/>
    </style:style>
    <style:style style:name="T367" style:family="text">
      <style:text-properties fo:font-style="italic" officeooo:rsid="3f1792c6" style:font-style-asian="italic" style:font-style-complex="italic"/>
    </style:style>
    <style:style style:name="T368" style:family="text">
      <style:text-properties fo:font-style="italic" officeooo:rsid="3f36441a" style:font-style-asian="italic" style:font-style-complex="italic"/>
    </style:style>
    <style:style style:name="T369" style:family="text">
      <style:text-properties fo:font-style="italic" officeooo:rsid="3f5e0d4b" style:font-style-asian="italic" style:font-style-complex="italic"/>
    </style:style>
    <style:style style:name="T370" style:family="text">
      <style:text-properties fo:font-style="italic" officeooo:rsid="3f6f05bb" style:font-style-asian="italic" style:font-style-complex="italic"/>
    </style:style>
    <style:style style:name="T371" style:family="text">
      <style:text-properties fo:font-style="italic" officeooo:rsid="3f73a9d8" style:font-style-asian="italic" style:font-style-complex="italic"/>
    </style:style>
    <style:style style:name="T372" style:family="text">
      <style:text-properties fo:font-style="italic" officeooo:rsid="3fa38191" style:font-style-asian="italic" style:font-style-complex="italic"/>
    </style:style>
    <style:style style:name="T373" style:family="text">
      <style:text-properties fo:font-style="italic" style:font-style-asian="italic" style:font-weight-asian="normal" style:font-style-complex="italic" style:font-weight-complex="normal"/>
    </style:style>
    <style:style style:name="T374" style:family="text">
      <style:text-properties fo:font-style="italic" style:text-underline-style="none" fo:font-weight="normal" officeooo:rsid="272c026e" style:font-style-asian="italic" style:font-weight-asian="normal" style:font-style-complex="italic" style:font-weight-complex="normal"/>
    </style:style>
    <style:style style:name="T375" style:family="text">
      <style:text-properties fo:font-style="italic" style:text-underline-style="none" fo:font-weight="normal" officeooo:rsid="2d54f1d6" style:font-style-asian="italic" style:font-weight-asian="normal" style:font-style-complex="italic" style:font-weight-complex="normal"/>
    </style:style>
    <style:style style:name="T376" style:family="text">
      <style:text-properties fo:font-style="italic" style:text-underline-style="none" officeooo:rsid="3c9dc42e" style:font-style-asian="italic" style:font-style-complex="italic"/>
    </style:style>
    <style:style style:name="T377" style:family="text">
      <style:text-properties fo:font-style="normal" style:text-underline-style="none" fo:font-weight="normal" style:font-style-asian="normal" style:font-weight-asian="normal" style:font-style-complex="normal" style:font-weight-complex="normal"/>
    </style:style>
    <style:style style:name="T378" style:family="text">
      <style:text-properties fo:font-style="normal" style:text-underline-style="none" fo:font-weight="normal" officeooo:rsid="0019f43d" style:font-style-asian="normal" style:font-weight-asian="normal" style:font-style-complex="normal" style:font-weight-complex="normal"/>
    </style:style>
    <style:style style:name="T379" style:family="text">
      <style:text-properties fo:font-style="normal" style:text-underline-style="none" fo:font-weight="normal" officeooo:rsid="26376eb6" style:font-style-asian="normal" style:font-weight-asian="normal" style:font-style-complex="normal" style:font-weight-complex="normal"/>
    </style:style>
    <style:style style:name="T380" style:family="text">
      <style:text-properties fo:font-style="normal" style:text-underline-style="none" fo:font-weight="normal" officeooo:rsid="26390afd" style:font-style-asian="normal" style:font-weight-asian="normal" style:font-style-complex="normal" style:font-weight-complex="normal"/>
    </style:style>
    <style:style style:name="T381" style:family="text">
      <style:text-properties fo:font-style="normal" style:text-underline-style="none" fo:font-weight="normal" officeooo:rsid="2cd32073" style:font-style-asian="normal" style:font-weight-asian="normal" style:font-style-complex="normal" style:font-weight-complex="normal"/>
    </style:style>
    <style:style style:name="T382" style:family="text">
      <style:text-properties fo:font-style="normal" style:text-underline-style="none" fo:font-weight="normal" officeooo:rsid="2cd5c1bb" style:font-style-asian="normal" style:font-weight-asian="normal" style:font-style-complex="normal" style:font-weight-complex="normal"/>
    </style:style>
    <style:style style:name="T383" style:family="text">
      <style:text-properties fo:font-style="normal" style:text-underline-style="none" fo:font-weight="normal" officeooo:rsid="2cd6f288" style:font-style-asian="normal" style:font-weight-asian="normal" style:font-style-complex="normal" style:font-weight-complex="normal"/>
    </style:style>
    <style:style style:name="T384" style:family="text">
      <style:text-properties fo:font-style="normal" style:text-underline-style="none" fo:font-weight="normal" officeooo:rsid="2cd78872" style:font-style-asian="normal" style:font-weight-asian="normal" style:font-style-complex="normal" style:font-weight-complex="normal"/>
    </style:style>
    <style:style style:name="T385" style:family="text">
      <style:text-properties fo:font-style="normal" style:text-underline-style="none" fo:font-weight="normal" officeooo:rsid="2cd840ce" style:font-style-asian="normal" style:font-weight-asian="normal" style:font-style-complex="normal" style:font-weight-complex="normal"/>
    </style:style>
    <style:style style:name="T386" style:family="text">
      <style:text-properties fo:font-style="normal" style:text-underline-style="none" fo:font-weight="normal" officeooo:rsid="2cd8eda7" style:font-style-asian="normal" style:font-weight-asian="normal" style:font-style-complex="normal" style:font-weight-complex="normal"/>
    </style:style>
    <style:style style:name="T387" style:family="text">
      <style:text-properties fo:font-style="normal" style:text-underline-style="none" fo:font-weight="normal" officeooo:rsid="2cdba2c8" style:font-style-asian="normal" style:font-weight-asian="normal" style:font-style-complex="normal" style:font-weight-complex="normal"/>
    </style:style>
    <style:style style:name="T388" style:family="text">
      <style:text-properties fo:font-style="normal" style:text-underline-style="none" fo:font-weight="normal" officeooo:rsid="2cdd55f7" style:font-style-asian="normal" style:font-weight-asian="normal" style:font-style-complex="normal" style:font-weight-complex="normal"/>
    </style:style>
    <style:style style:name="T389" style:family="text">
      <style:text-properties fo:font-style="normal" style:text-underline-style="none" fo:font-weight="normal" officeooo:rsid="2cde92c0" style:font-style-asian="normal" style:font-weight-asian="normal" style:font-style-complex="normal" style:font-weight-complex="normal"/>
    </style:style>
    <style:style style:name="T390" style:family="text">
      <style:text-properties fo:font-style="normal" style:text-underline-style="none" fo:font-weight="normal" officeooo:rsid="2ce02406" style:font-style-asian="normal" style:font-weight-asian="normal" style:font-style-complex="normal" style:font-weight-complex="normal"/>
    </style:style>
    <style:style style:name="T391" style:family="text">
      <style:text-properties fo:font-style="normal" style:text-underline-style="none" fo:font-weight="normal" officeooo:rsid="2ce02f7c" style:font-style-asian="normal" style:font-weight-asian="normal" style:font-style-complex="normal" style:font-weight-complex="normal"/>
    </style:style>
    <style:style style:name="T392" style:family="text">
      <style:text-properties fo:font-style="normal" style:text-underline-style="none" fo:font-weight="normal" officeooo:rsid="2ce15e72" style:font-style-asian="normal" style:font-weight-asian="normal" style:font-style-complex="normal" style:font-weight-complex="normal"/>
    </style:style>
    <style:style style:name="T393" style:family="text">
      <style:text-properties fo:font-style="normal" style:text-underline-style="none" fo:font-weight="normal" officeooo:rsid="2d5118b1" style:font-style-asian="normal" style:font-weight-asian="normal" style:font-style-complex="normal" style:font-weight-complex="normal"/>
    </style:style>
    <style:style style:name="T394" style:family="text">
      <style:text-properties fo:font-style="normal" style:text-underline-style="none" fo:font-weight="normal" officeooo:rsid="2d512c4d" style:font-style-asian="normal" style:font-weight-asian="normal" style:font-style-complex="normal" style:font-weight-complex="normal"/>
    </style:style>
    <style:style style:name="T395" style:family="text">
      <style:text-properties fo:font-style="normal" style:text-underline-style="none" fo:font-weight="normal" officeooo:rsid="2d52f8b7" style:font-style-asian="normal" style:font-weight-asian="normal" style:font-style-complex="normal" style:font-weight-complex="normal"/>
    </style:style>
    <style:style style:name="T396" style:family="text">
      <style:text-properties fo:font-style="normal" style:text-underline-style="none" fo:font-weight="normal" officeooo:rsid="2d544591" style:font-style-asian="normal" style:font-weight-asian="normal" style:font-style-complex="normal" style:font-weight-complex="normal"/>
    </style:style>
    <style:style style:name="T397" style:family="text">
      <style:text-properties fo:font-style="normal" style:text-underline-style="none" fo:font-weight="normal" officeooo:rsid="2d54f1d6" style:font-style-asian="normal" style:font-weight-asian="normal" style:font-style-complex="normal" style:font-weight-complex="normal"/>
    </style:style>
    <style:style style:name="T398" style:family="text">
      <style:text-properties fo:font-style="normal" style:font-style-asian="normal" style:font-style-complex="normal"/>
    </style:style>
    <style:style style:name="T399" style:family="text">
      <style:text-properties fo:font-style="normal" officeooo:rsid="26039648" style:font-style-asian="normal" style:font-style-complex="normal"/>
    </style:style>
    <style:style style:name="T400" style:family="text">
      <style:text-properties fo:font-style="normal" officeooo:rsid="26053a9b" style:font-style-asian="normal" style:font-style-complex="normal"/>
    </style:style>
    <style:style style:name="T401" style:family="text">
      <style:text-properties fo:font-style="normal" officeooo:rsid="0019f43d" style:font-style-asian="normal" style:font-style-complex="normal"/>
    </style:style>
    <style:style style:name="T402" style:family="text">
      <style:text-properties fo:font-style="normal" officeooo:rsid="26055113" style:font-style-asian="normal" style:font-style-complex="normal"/>
    </style:style>
    <style:style style:name="T403" style:family="text">
      <style:text-properties fo:font-style="normal" officeooo:rsid="2606d2fc" style:font-style-asian="normal" style:font-style-complex="normal"/>
    </style:style>
    <style:style style:name="T404" style:family="text">
      <style:text-properties fo:font-style="normal" officeooo:rsid="26078b77" style:font-style-asian="normal" style:font-style-complex="normal"/>
    </style:style>
    <style:style style:name="T405" style:family="text">
      <style:text-properties fo:font-style="normal" officeooo:rsid="2608eadc" style:font-style-asian="normal" style:font-style-complex="normal"/>
    </style:style>
    <style:style style:name="T406" style:family="text">
      <style:text-properties fo:font-style="normal" officeooo:rsid="26098de5" style:font-style-asian="normal" style:font-style-complex="normal"/>
    </style:style>
    <style:style style:name="T407" style:family="text">
      <style:text-properties fo:font-style="normal" officeooo:rsid="260ac82e" style:font-style-asian="normal" style:font-style-complex="normal"/>
    </style:style>
    <style:style style:name="T408" style:family="text">
      <style:text-properties fo:font-style="normal" officeooo:rsid="260afe44" style:font-style-asian="normal" style:font-style-complex="normal"/>
    </style:style>
    <style:style style:name="T409" style:family="text">
      <style:text-properties fo:font-style="normal" officeooo:rsid="260b82e6" style:font-style-asian="normal" style:font-style-complex="normal"/>
    </style:style>
    <style:style style:name="T410" style:family="text">
      <style:text-properties fo:font-style="normal" officeooo:rsid="260c2b80" style:font-style-asian="normal" style:font-style-complex="normal"/>
    </style:style>
    <style:style style:name="T411" style:family="text">
      <style:text-properties fo:font-style="normal" officeooo:rsid="260cea66" style:font-style-asian="normal" style:font-style-complex="normal"/>
    </style:style>
    <style:style style:name="T412" style:family="text">
      <style:text-properties fo:font-style="normal" officeooo:rsid="260dbdf6" style:font-style-asian="normal" style:font-style-complex="normal"/>
    </style:style>
    <style:style style:name="T413" style:family="text">
      <style:text-properties fo:font-style="normal" officeooo:rsid="2635b55d" style:font-style-asian="normal" style:font-style-complex="normal"/>
    </style:style>
    <style:style style:name="T414" style:family="text">
      <style:text-properties fo:font-style="normal" officeooo:rsid="26376eb6" style:font-style-asian="normal" style:font-style-complex="normal"/>
    </style:style>
    <style:style style:name="T415" style:family="text">
      <style:text-properties fo:font-style="normal" officeooo:rsid="268f49b9" style:font-style-asian="normal" style:font-style-complex="normal"/>
    </style:style>
    <style:style style:name="T416" style:family="text">
      <style:text-properties fo:font-style="normal" officeooo:rsid="26905930" style:font-style-asian="normal" style:font-style-complex="normal"/>
    </style:style>
    <style:style style:name="T417" style:family="text">
      <style:text-properties fo:font-style="normal" officeooo:rsid="2691c0bb" style:font-style-asian="normal" style:font-style-complex="normal"/>
    </style:style>
    <style:style style:name="T418" style:family="text">
      <style:text-properties fo:font-style="normal" officeooo:rsid="2694576b" style:font-style-asian="normal" style:font-style-complex="normal"/>
    </style:style>
    <style:style style:name="T419" style:family="text">
      <style:text-properties fo:font-style="normal" officeooo:rsid="2694e39b" style:font-style-asian="normal" style:font-style-complex="normal"/>
    </style:style>
    <style:style style:name="T420" style:family="text">
      <style:text-properties fo:font-style="normal" officeooo:rsid="2695a274" style:font-style-asian="normal" style:font-style-complex="normal"/>
    </style:style>
    <style:style style:name="T421" style:family="text">
      <style:text-properties fo:font-style="normal" officeooo:rsid="26977303" style:font-style-asian="normal" style:font-style-complex="normal"/>
    </style:style>
    <style:style style:name="T422" style:family="text">
      <style:text-properties fo:font-style="normal" officeooo:rsid="26978181" style:font-style-asian="normal" style:font-style-complex="normal"/>
    </style:style>
    <style:style style:name="T423" style:family="text">
      <style:text-properties fo:font-style="normal" officeooo:rsid="2698163e" style:font-style-asian="normal" style:font-style-complex="normal"/>
    </style:style>
    <style:style style:name="T424" style:family="text">
      <style:text-properties fo:font-style="normal" officeooo:rsid="26981ac4" style:font-style-asian="normal" style:font-style-complex="normal"/>
    </style:style>
    <style:style style:name="T425" style:family="text">
      <style:text-properties fo:font-style="normal" officeooo:rsid="269829e9" style:font-style-asian="normal" style:font-style-complex="normal"/>
    </style:style>
    <style:style style:name="T426" style:family="text">
      <style:text-properties fo:font-style="normal" officeooo:rsid="26994878" style:font-style-asian="normal" style:font-style-complex="normal"/>
    </style:style>
    <style:style style:name="T427" style:family="text">
      <style:text-properties fo:font-style="normal" officeooo:rsid="269abe6c" style:font-style-asian="normal" style:font-style-complex="normal"/>
    </style:style>
    <style:style style:name="T428" style:family="text">
      <style:text-properties fo:font-style="normal" officeooo:rsid="269b343d" style:font-style-asian="normal" style:font-style-complex="normal"/>
    </style:style>
    <style:style style:name="T429" style:family="text">
      <style:text-properties fo:font-style="normal" officeooo:rsid="269b8d33" style:font-style-asian="normal" style:font-style-complex="normal"/>
    </style:style>
    <style:style style:name="T430" style:family="text">
      <style:text-properties fo:font-style="normal" officeooo:rsid="269d2b24" style:font-style-asian="normal" style:font-style-complex="normal"/>
    </style:style>
    <style:style style:name="T431" style:family="text">
      <style:text-properties fo:font-style="normal" officeooo:rsid="26a51b3a" style:font-style-asian="normal" style:font-style-complex="normal"/>
    </style:style>
    <style:style style:name="T432" style:family="text">
      <style:text-properties fo:font-style="normal" officeooo:rsid="26a62dc8" style:font-style-asian="normal" style:font-style-complex="normal"/>
    </style:style>
    <style:style style:name="T433" style:family="text">
      <style:text-properties fo:font-style="normal" officeooo:rsid="26a72d4b" style:font-style-asian="normal" style:font-style-complex="normal"/>
    </style:style>
    <style:style style:name="T434" style:family="text">
      <style:text-properties fo:font-style="normal" officeooo:rsid="26a8ef59" style:font-style-asian="normal" style:font-style-complex="normal"/>
    </style:style>
    <style:style style:name="T435" style:family="text">
      <style:text-properties fo:font-style="normal" officeooo:rsid="26aa5c75" style:font-style-asian="normal" style:font-style-complex="normal"/>
    </style:style>
    <style:style style:name="T436" style:family="text">
      <style:text-properties fo:font-style="normal" officeooo:rsid="26abb028" style:font-style-asian="normal" style:font-style-complex="normal"/>
    </style:style>
    <style:style style:name="T437" style:family="text">
      <style:text-properties fo:font-style="normal" officeooo:rsid="26ad0e1e" style:font-style-asian="normal" style:font-style-complex="normal"/>
    </style:style>
    <style:style style:name="T438" style:family="text">
      <style:text-properties fo:font-style="normal" officeooo:rsid="26ae4575" style:font-style-asian="normal" style:font-style-complex="normal"/>
    </style:style>
    <style:style style:name="T439" style:family="text">
      <style:text-properties fo:font-style="normal" officeooo:rsid="26af53e8" style:font-style-asian="normal" style:font-style-complex="normal"/>
    </style:style>
    <style:style style:name="T440" style:family="text">
      <style:text-properties fo:font-style="normal" officeooo:rsid="26b14cd9" style:font-style-asian="normal" style:font-style-complex="normal"/>
    </style:style>
    <style:style style:name="T441" style:family="text">
      <style:text-properties fo:font-style="normal" officeooo:rsid="26b16ad0" style:font-style-asian="normal" style:font-style-complex="normal"/>
    </style:style>
    <style:style style:name="T442" style:family="text">
      <style:text-properties fo:font-style="normal" officeooo:rsid="26b25e94" style:font-style-asian="normal" style:font-style-complex="normal"/>
    </style:style>
    <style:style style:name="T443" style:family="text">
      <style:text-properties fo:font-style="normal" officeooo:rsid="26b2a964" style:font-style-asian="normal" style:font-style-complex="normal"/>
    </style:style>
    <style:style style:name="T444" style:family="text">
      <style:text-properties fo:font-style="normal" officeooo:rsid="26b35872" style:font-style-asian="normal" style:font-style-complex="normal"/>
    </style:style>
    <style:style style:name="T445" style:family="text">
      <style:text-properties fo:font-style="normal" officeooo:rsid="26b3b3fe" style:font-style-asian="normal" style:font-style-complex="normal"/>
    </style:style>
    <style:style style:name="T446" style:family="text">
      <style:text-properties fo:font-style="normal" officeooo:rsid="26b48069" style:font-style-asian="normal" style:font-style-complex="normal"/>
    </style:style>
    <style:style style:name="T447" style:family="text">
      <style:text-properties fo:font-style="normal" officeooo:rsid="26b63a4e" style:font-style-asian="normal" style:font-style-complex="normal"/>
    </style:style>
    <style:style style:name="T448" style:family="text">
      <style:text-properties fo:font-style="normal" officeooo:rsid="26b731cd" style:font-style-asian="normal" style:font-style-complex="normal"/>
    </style:style>
    <style:style style:name="T449" style:family="text">
      <style:text-properties fo:font-style="normal" officeooo:rsid="26ba4686" style:font-style-asian="normal" style:font-style-complex="normal"/>
    </style:style>
    <style:style style:name="T450" style:family="text">
      <style:text-properties fo:font-style="normal" officeooo:rsid="26bc25ae" style:font-style-asian="normal" style:font-style-complex="normal"/>
    </style:style>
    <style:style style:name="T451" style:family="text">
      <style:text-properties fo:font-style="normal" officeooo:rsid="26bdda99" style:font-style-asian="normal" style:font-style-complex="normal"/>
    </style:style>
    <style:style style:name="T452" style:family="text">
      <style:text-properties fo:font-style="normal" officeooo:rsid="26be3228" style:font-style-asian="normal" style:font-style-complex="normal"/>
    </style:style>
    <style:style style:name="T453" style:family="text">
      <style:text-properties fo:font-style="normal" officeooo:rsid="26c00c7d" style:font-style-asian="normal" style:font-style-complex="normal"/>
    </style:style>
    <style:style style:name="T454" style:family="text">
      <style:text-properties fo:font-style="normal" officeooo:rsid="26c14e07" style:font-style-asian="normal" style:font-style-complex="normal"/>
    </style:style>
    <style:style style:name="T455" style:family="text">
      <style:text-properties fo:font-style="normal" officeooo:rsid="26c31ece" style:font-style-asian="normal" style:font-style-complex="normal"/>
    </style:style>
    <style:style style:name="T456" style:family="text">
      <style:text-properties fo:font-style="normal" officeooo:rsid="26c4f330" style:font-style-asian="normal" style:font-style-complex="normal"/>
    </style:style>
    <style:style style:name="T457" style:family="text">
      <style:text-properties fo:font-style="normal" officeooo:rsid="26c619eb" style:font-style-asian="normal" style:font-style-complex="normal"/>
    </style:style>
    <style:style style:name="T458" style:family="text">
      <style:text-properties fo:font-style="normal" officeooo:rsid="26c61a56" style:font-style-asian="normal" style:font-style-complex="normal"/>
    </style:style>
    <style:style style:name="T459" style:family="text">
      <style:text-properties fo:font-style="normal" officeooo:rsid="26c6a853" style:font-style-asian="normal" style:font-style-complex="normal"/>
    </style:style>
    <style:style style:name="T460" style:family="text">
      <style:text-properties fo:font-style="normal" officeooo:rsid="26c6e38f" style:font-style-asian="normal" style:font-style-complex="normal"/>
    </style:style>
    <style:style style:name="T461" style:family="text">
      <style:text-properties fo:font-style="normal" officeooo:rsid="26c83090" style:font-style-asian="normal" style:font-style-complex="normal"/>
    </style:style>
    <style:style style:name="T462" style:family="text">
      <style:text-properties fo:font-style="normal" officeooo:rsid="26ca0be5" style:font-style-asian="normal" style:font-style-complex="normal"/>
    </style:style>
    <style:style style:name="T463" style:family="text">
      <style:text-properties fo:font-style="normal" officeooo:rsid="2724e8e4" style:font-style-asian="normal" style:font-style-complex="normal"/>
    </style:style>
    <style:style style:name="T464" style:family="text">
      <style:text-properties fo:font-style="normal" officeooo:rsid="2b1d9757" style:font-style-asian="normal" style:font-style-complex="normal"/>
    </style:style>
    <style:style style:name="T465" style:family="text">
      <style:text-properties fo:font-style="normal" officeooo:rsid="2b20f6dc" style:font-style-asian="normal" style:font-style-complex="normal"/>
    </style:style>
    <style:style style:name="T466" style:family="text">
      <style:text-properties fo:font-style="normal" officeooo:rsid="2b2127cd" style:font-style-asian="normal" style:font-style-complex="normal"/>
    </style:style>
    <style:style style:name="T467" style:family="text">
      <style:text-properties fo:font-style="normal" officeooo:rsid="2b215dee" style:font-style-asian="normal" style:font-style-complex="normal"/>
    </style:style>
    <style:style style:name="T468" style:family="text">
      <style:text-properties fo:font-style="normal" officeooo:rsid="2b216ab0" style:font-style-asian="normal" style:font-style-complex="normal"/>
    </style:style>
    <style:style style:name="T469" style:family="text">
      <style:text-properties fo:font-style="normal" officeooo:rsid="2b22e335" style:font-style-asian="normal" style:font-style-complex="normal"/>
    </style:style>
    <style:style style:name="T470" style:family="text">
      <style:text-properties fo:font-style="normal" officeooo:rsid="2b24cb8b" style:font-style-asian="normal" style:font-style-complex="normal"/>
    </style:style>
    <style:style style:name="T471" style:family="text">
      <style:text-properties fo:font-style="normal" officeooo:rsid="2b276a02" style:font-style-asian="normal" style:font-style-complex="normal"/>
    </style:style>
    <style:style style:name="T472" style:family="text">
      <style:text-properties fo:font-style="normal" officeooo:rsid="2b296215" style:font-style-asian="normal" style:font-style-complex="normal"/>
    </style:style>
    <style:style style:name="T473" style:family="text">
      <style:text-properties fo:font-style="normal" officeooo:rsid="2b2a17fb" style:font-style-asian="normal" style:font-style-complex="normal"/>
    </style:style>
    <style:style style:name="T474" style:family="text">
      <style:text-properties fo:font-style="normal" officeooo:rsid="2b2b74cb" style:font-style-asian="normal" style:font-style-complex="normal"/>
    </style:style>
    <style:style style:name="T475" style:family="text">
      <style:text-properties fo:font-style="normal" officeooo:rsid="2b2c3aab" style:font-style-asian="normal" style:font-style-complex="normal"/>
    </style:style>
    <style:style style:name="T476" style:family="text">
      <style:text-properties fo:font-style="normal" officeooo:rsid="2b2dfaf8" style:font-style-asian="normal" style:font-style-complex="normal"/>
    </style:style>
    <style:style style:name="T477" style:family="text">
      <style:text-properties fo:font-style="normal" officeooo:rsid="2b2f179d" style:font-style-asian="normal" style:font-style-complex="normal"/>
    </style:style>
    <style:style style:name="T478" style:family="text">
      <style:text-properties fo:font-style="normal" officeooo:rsid="2b300f2a" style:font-style-asian="normal" style:font-style-complex="normal"/>
    </style:style>
    <style:style style:name="T479" style:family="text">
      <style:text-properties fo:font-style="normal" officeooo:rsid="2b307c74" style:font-style-asian="normal" style:font-style-complex="normal"/>
    </style:style>
    <style:style style:name="T480" style:family="text">
      <style:text-properties fo:font-style="normal" officeooo:rsid="2b311527" style:font-style-asian="normal" style:font-style-complex="normal"/>
    </style:style>
    <style:style style:name="T481" style:family="text">
      <style:text-properties fo:font-style="normal" officeooo:rsid="2b3304f3" style:font-style-asian="normal" style:font-style-complex="normal"/>
    </style:style>
    <style:style style:name="T482" style:family="text">
      <style:text-properties fo:font-style="normal" officeooo:rsid="2b3335c7" style:font-style-asian="normal" style:font-style-complex="normal"/>
    </style:style>
    <style:style style:name="T483" style:family="text">
      <style:text-properties fo:font-style="normal" officeooo:rsid="2b351ce9" style:font-style-asian="normal" style:font-style-complex="normal"/>
    </style:style>
    <style:style style:name="T484" style:family="text">
      <style:text-properties fo:font-style="normal" officeooo:rsid="2b6cc022" style:font-style-asian="normal" style:font-style-complex="normal"/>
    </style:style>
    <style:style style:name="T485" style:family="text">
      <style:text-properties fo:font-style="normal" officeooo:rsid="2b814bfd" style:font-style-asian="normal" style:font-style-complex="normal"/>
    </style:style>
    <style:style style:name="T486" style:family="text">
      <style:text-properties fo:font-style="normal" officeooo:rsid="2b819dae" style:font-style-asian="normal" style:font-style-complex="normal"/>
    </style:style>
    <style:style style:name="T487" style:family="text">
      <style:text-properties fo:font-style="normal" officeooo:rsid="2b82e312" style:font-style-asian="normal" style:font-style-complex="normal"/>
    </style:style>
    <style:style style:name="T488" style:family="text">
      <style:text-properties fo:font-style="normal" officeooo:rsid="2b84826f" style:font-style-asian="normal" style:font-style-complex="normal"/>
    </style:style>
    <style:style style:name="T489" style:family="text">
      <style:text-properties fo:font-style="normal" officeooo:rsid="2b857f6a" style:font-style-asian="normal" style:font-style-complex="normal"/>
    </style:style>
    <style:style style:name="T490" style:family="text">
      <style:text-properties fo:font-style="normal" officeooo:rsid="2b86450d" style:font-style-asian="normal" style:font-style-complex="normal"/>
    </style:style>
    <style:style style:name="T491" style:family="text">
      <style:text-properties fo:font-style="normal" officeooo:rsid="2b878a6e" style:font-style-asian="normal" style:font-style-complex="normal"/>
    </style:style>
    <style:style style:name="T492" style:family="text">
      <style:text-properties fo:font-style="normal" officeooo:rsid="2b890d14" style:font-style-asian="normal" style:font-style-complex="normal"/>
    </style:style>
    <style:style style:name="T493" style:family="text">
      <style:text-properties fo:font-style="normal" officeooo:rsid="2b892872" style:font-style-asian="normal" style:font-style-complex="normal"/>
    </style:style>
    <style:style style:name="T494" style:family="text">
      <style:text-properties fo:font-style="normal" officeooo:rsid="2b8a097a" style:font-style-asian="normal" style:font-style-complex="normal"/>
    </style:style>
    <style:style style:name="T495" style:family="text">
      <style:text-properties fo:font-style="normal" officeooo:rsid="2b8a60b2" style:font-style-asian="normal" style:font-style-complex="normal"/>
    </style:style>
    <style:style style:name="T496" style:family="text">
      <style:text-properties fo:font-style="normal" officeooo:rsid="2b8b281c" style:font-style-asian="normal" style:font-style-complex="normal"/>
    </style:style>
    <style:style style:name="T497" style:family="text">
      <style:text-properties fo:font-style="normal" officeooo:rsid="2b8c3625" style:font-style-asian="normal" style:font-style-complex="normal"/>
    </style:style>
    <style:style style:name="T498" style:family="text">
      <style:text-properties fo:font-style="normal" officeooo:rsid="2b8df4ae" style:font-style-asian="normal" style:font-style-complex="normal"/>
    </style:style>
    <style:style style:name="T499" style:family="text">
      <style:text-properties fo:font-style="normal" officeooo:rsid="2b8e1afb" style:font-style-asian="normal" style:font-style-complex="normal"/>
    </style:style>
    <style:style style:name="T500" style:family="text">
      <style:text-properties fo:font-style="normal" officeooo:rsid="2b8f2836" style:font-style-asian="normal" style:font-style-complex="normal"/>
    </style:style>
    <style:style style:name="T501" style:family="text">
      <style:text-properties fo:font-style="normal" officeooo:rsid="2b90c71d" style:font-style-asian="normal" style:font-style-complex="normal"/>
    </style:style>
    <style:style style:name="T502" style:family="text">
      <style:text-properties fo:font-style="normal" officeooo:rsid="2b914cd9" style:font-style-asian="normal" style:font-style-complex="normal"/>
    </style:style>
    <style:style style:name="T503" style:family="text">
      <style:text-properties fo:font-style="normal" officeooo:rsid="2b92f54b" style:font-style-asian="normal" style:font-style-complex="normal"/>
    </style:style>
    <style:style style:name="T504" style:family="text">
      <style:text-properties fo:font-style="normal" officeooo:rsid="2b9339cf" style:font-style-asian="normal" style:font-style-complex="normal"/>
    </style:style>
    <style:style style:name="T505" style:family="text">
      <style:text-properties fo:font-style="normal" officeooo:rsid="2b951339" style:font-style-asian="normal" style:font-style-complex="normal"/>
    </style:style>
    <style:style style:name="T506" style:family="text">
      <style:text-properties fo:font-style="normal" officeooo:rsid="2b95d77c" style:font-style-asian="normal" style:font-style-complex="normal"/>
    </style:style>
    <style:style style:name="T507" style:family="text">
      <style:text-properties fo:font-style="normal" officeooo:rsid="2b97d1ca" style:font-style-asian="normal" style:font-style-complex="normal"/>
    </style:style>
    <style:style style:name="T508" style:family="text">
      <style:text-properties fo:font-style="normal" officeooo:rsid="2b987b0b" style:font-style-asian="normal" style:font-style-complex="normal"/>
    </style:style>
    <style:style style:name="T509" style:family="text">
      <style:text-properties fo:font-style="normal" officeooo:rsid="2b99dd44" style:font-style-asian="normal" style:font-style-complex="normal"/>
    </style:style>
    <style:style style:name="T510" style:family="text">
      <style:text-properties fo:font-style="normal" officeooo:rsid="2b9b7d03" style:font-style-asian="normal" style:font-style-complex="normal"/>
    </style:style>
    <style:style style:name="T511" style:family="text">
      <style:text-properties fo:font-style="normal" officeooo:rsid="2b9c68c0" style:font-style-asian="normal" style:font-style-complex="normal"/>
    </style:style>
    <style:style style:name="T512" style:family="text">
      <style:text-properties fo:font-style="normal" officeooo:rsid="2b9ce194" style:font-style-asian="normal" style:font-style-complex="normal"/>
    </style:style>
    <style:style style:name="T513" style:family="text">
      <style:text-properties fo:font-style="normal" officeooo:rsid="2b9cf499" style:font-style-asian="normal" style:font-style-complex="normal"/>
    </style:style>
    <style:style style:name="T514" style:family="text">
      <style:text-properties fo:font-style="normal" officeooo:rsid="2b9e3898" style:font-style-asian="normal" style:font-style-complex="normal"/>
    </style:style>
    <style:style style:name="T515" style:family="text">
      <style:text-properties fo:font-style="normal" officeooo:rsid="2b9e62e8" style:font-style-asian="normal" style:font-style-complex="normal"/>
    </style:style>
    <style:style style:name="T516" style:family="text">
      <style:text-properties fo:font-style="normal" officeooo:rsid="2b9efb43" style:font-style-asian="normal" style:font-style-complex="normal"/>
    </style:style>
    <style:style style:name="T517" style:family="text">
      <style:text-properties fo:font-style="normal" officeooo:rsid="2ba066ee" style:font-style-asian="normal" style:font-style-complex="normal"/>
    </style:style>
    <style:style style:name="T518" style:family="text">
      <style:text-properties fo:font-style="normal" officeooo:rsid="2ba25a2e" style:font-style-asian="normal" style:font-style-complex="normal"/>
    </style:style>
    <style:style style:name="T519" style:family="text">
      <style:text-properties fo:font-style="normal" officeooo:rsid="2ba2f296" style:font-style-asian="normal" style:font-style-complex="normal"/>
    </style:style>
    <style:style style:name="T520" style:family="text">
      <style:text-properties fo:font-style="normal" officeooo:rsid="2ba3cc8f" style:font-style-asian="normal" style:font-style-complex="normal"/>
    </style:style>
    <style:style style:name="T521" style:family="text">
      <style:text-properties fo:font-style="normal" officeooo:rsid="2ba59f2f" style:font-style-asian="normal" style:font-style-complex="normal"/>
    </style:style>
    <style:style style:name="T522" style:family="text">
      <style:text-properties fo:font-style="normal" officeooo:rsid="2ba6de81" style:font-style-asian="normal" style:font-style-complex="normal"/>
    </style:style>
    <style:style style:name="T523" style:family="text">
      <style:text-properties fo:font-style="normal" officeooo:rsid="2ba87cb9" style:font-style-asian="normal" style:font-style-complex="normal"/>
    </style:style>
    <style:style style:name="T524" style:family="text">
      <style:text-properties fo:font-style="normal" officeooo:rsid="2ba9f576" style:font-style-asian="normal" style:font-style-complex="normal"/>
    </style:style>
    <style:style style:name="T525" style:family="text">
      <style:text-properties fo:font-style="normal" officeooo:rsid="2bac67a7" style:font-style-asian="normal" style:font-style-complex="normal"/>
    </style:style>
    <style:style style:name="T526" style:family="text">
      <style:text-properties fo:font-style="normal" officeooo:rsid="2bac9090" style:font-style-asian="normal" style:font-style-complex="normal"/>
    </style:style>
    <style:style style:name="T527" style:family="text">
      <style:text-properties fo:font-style="normal" officeooo:rsid="2badd0f9" style:font-style-asian="normal" style:font-style-complex="normal"/>
    </style:style>
    <style:style style:name="T528" style:family="text">
      <style:text-properties fo:font-style="normal" officeooo:rsid="2bae210b" style:font-style-asian="normal" style:font-style-complex="normal"/>
    </style:style>
    <style:style style:name="T529" style:family="text">
      <style:text-properties fo:font-style="normal" officeooo:rsid="2bae2212" style:font-style-asian="normal" style:font-style-complex="normal"/>
    </style:style>
    <style:style style:name="T530" style:family="text">
      <style:text-properties fo:font-style="normal" officeooo:rsid="2baefa10" style:font-style-asian="normal" style:font-style-complex="normal"/>
    </style:style>
    <style:style style:name="T531" style:family="text">
      <style:text-properties fo:font-style="normal" officeooo:rsid="2bb0477e" style:font-style-asian="normal" style:font-style-complex="normal"/>
    </style:style>
    <style:style style:name="T532" style:family="text">
      <style:text-properties fo:font-style="normal" officeooo:rsid="2bb05290" style:font-style-asian="normal" style:font-style-complex="normal"/>
    </style:style>
    <style:style style:name="T533" style:family="text">
      <style:text-properties fo:font-style="normal" officeooo:rsid="2bb20b99" style:font-style-asian="normal" style:font-style-complex="normal"/>
    </style:style>
    <style:style style:name="T534" style:family="text">
      <style:text-properties fo:font-style="normal" officeooo:rsid="2bb278a8" style:font-style-asian="normal" style:font-style-complex="normal"/>
    </style:style>
    <style:style style:name="T535" style:family="text">
      <style:text-properties fo:font-style="normal" officeooo:rsid="2bb3a839" style:font-style-asian="normal" style:font-style-complex="normal"/>
    </style:style>
    <style:style style:name="T536" style:family="text">
      <style:text-properties fo:font-style="normal" officeooo:rsid="2bb51d5d" style:font-style-asian="normal" style:font-style-complex="normal"/>
    </style:style>
    <style:style style:name="T537" style:family="text">
      <style:text-properties fo:font-style="normal" officeooo:rsid="2bb69c99" style:font-style-asian="normal" style:font-style-complex="normal"/>
    </style:style>
    <style:style style:name="T538" style:family="text">
      <style:text-properties fo:font-style="normal" officeooo:rsid="2bb7af7f" style:font-style-asian="normal" style:font-style-complex="normal"/>
    </style:style>
    <style:style style:name="T539" style:family="text">
      <style:text-properties fo:font-style="normal" officeooo:rsid="2bb8d505" style:font-style-asian="normal" style:font-style-complex="normal"/>
    </style:style>
    <style:style style:name="T540" style:family="text">
      <style:text-properties fo:font-style="normal" officeooo:rsid="2bb93fd3" style:font-style-asian="normal" style:font-style-complex="normal"/>
    </style:style>
    <style:style style:name="T541" style:family="text">
      <style:text-properties fo:font-style="normal" officeooo:rsid="2bb9ea27" style:font-style-asian="normal" style:font-style-complex="normal"/>
    </style:style>
    <style:style style:name="T542" style:family="text">
      <style:text-properties fo:font-style="normal" officeooo:rsid="2bba4590" style:font-style-asian="normal" style:font-style-complex="normal"/>
    </style:style>
    <style:style style:name="T543" style:family="text">
      <style:text-properties fo:font-style="normal" officeooo:rsid="2bbb5131" style:font-style-asian="normal" style:font-style-complex="normal"/>
    </style:style>
    <style:style style:name="T544" style:family="text">
      <style:text-properties fo:font-style="normal" officeooo:rsid="2bbd27f4" style:font-style-asian="normal" style:font-style-complex="normal"/>
    </style:style>
    <style:style style:name="T545" style:family="text">
      <style:text-properties fo:font-style="normal" officeooo:rsid="2bbd29c6" style:font-style-asian="normal" style:font-style-complex="normal"/>
    </style:style>
    <style:style style:name="T546" style:family="text">
      <style:text-properties fo:font-style="normal" officeooo:rsid="2bbdc4b7" style:font-style-asian="normal" style:font-style-complex="normal"/>
    </style:style>
    <style:style style:name="T547" style:family="text">
      <style:text-properties fo:font-style="normal" officeooo:rsid="2bbeb7b2" style:font-style-asian="normal" style:font-style-complex="normal"/>
    </style:style>
    <style:style style:name="T548" style:family="text">
      <style:text-properties fo:font-style="normal" officeooo:rsid="2bbefd10" style:font-style-asian="normal" style:font-style-complex="normal"/>
    </style:style>
    <style:style style:name="T549" style:family="text">
      <style:text-properties fo:font-style="normal" officeooo:rsid="2bbf7af7" style:font-style-asian="normal" style:font-style-complex="normal"/>
    </style:style>
    <style:style style:name="T550" style:family="text">
      <style:text-properties fo:font-style="normal" officeooo:rsid="2bc01b44" style:font-style-asian="normal" style:font-style-complex="normal"/>
    </style:style>
    <style:style style:name="T551" style:family="text">
      <style:text-properties fo:font-style="normal" officeooo:rsid="2bc0c51a" style:font-style-asian="normal" style:font-style-complex="normal"/>
    </style:style>
    <style:style style:name="T552" style:family="text">
      <style:text-properties fo:font-style="normal" officeooo:rsid="2bc0f74b" style:font-style-asian="normal" style:font-style-complex="normal"/>
    </style:style>
    <style:style style:name="T553" style:family="text">
      <style:text-properties fo:font-style="normal" officeooo:rsid="2bc15512" style:font-style-asian="normal" style:font-style-complex="normal"/>
    </style:style>
    <style:style style:name="T554" style:family="text">
      <style:text-properties fo:font-style="normal" officeooo:rsid="2bc1753f" style:font-style-asian="normal" style:font-style-complex="normal"/>
    </style:style>
    <style:style style:name="T555" style:family="text">
      <style:text-properties fo:font-style="normal" officeooo:rsid="2bc2ccbf" style:font-style-asian="normal" style:font-style-complex="normal"/>
    </style:style>
    <style:style style:name="T556" style:family="text">
      <style:text-properties fo:font-style="normal" officeooo:rsid="2bc3992b" style:font-style-asian="normal" style:font-style-complex="normal"/>
    </style:style>
    <style:style style:name="T557" style:family="text">
      <style:text-properties fo:font-style="normal" officeooo:rsid="2bc46e8e" style:font-style-asian="normal" style:font-style-complex="normal"/>
    </style:style>
    <style:style style:name="T558" style:family="text">
      <style:text-properties fo:font-style="normal" officeooo:rsid="2bc61b78" style:font-style-asian="normal" style:font-style-complex="normal"/>
    </style:style>
    <style:style style:name="T559" style:family="text">
      <style:text-properties fo:font-style="normal" officeooo:rsid="2bc7abd9" style:font-style-asian="normal" style:font-style-complex="normal"/>
    </style:style>
    <style:style style:name="T560" style:family="text">
      <style:text-properties fo:font-style="normal" officeooo:rsid="2bc83269" style:font-style-asian="normal" style:font-style-complex="normal"/>
    </style:style>
    <style:style style:name="T561" style:family="text">
      <style:text-properties fo:font-style="normal" officeooo:rsid="2bc96e67" style:font-style-asian="normal" style:font-style-complex="normal"/>
    </style:style>
    <style:style style:name="T562" style:family="text">
      <style:text-properties fo:font-style="normal" officeooo:rsid="2bc99e31" style:font-style-asian="normal" style:font-style-complex="normal"/>
    </style:style>
    <style:style style:name="T563" style:family="text">
      <style:text-properties fo:font-style="normal" officeooo:rsid="2bca2794" style:font-style-asian="normal" style:font-style-complex="normal"/>
    </style:style>
    <style:style style:name="T564" style:family="text">
      <style:text-properties fo:font-style="normal" officeooo:rsid="2bca719e" style:font-style-asian="normal" style:font-style-complex="normal"/>
    </style:style>
    <style:style style:name="T565" style:family="text">
      <style:text-properties fo:font-style="normal" officeooo:rsid="2bcc0466" style:font-style-asian="normal" style:font-style-complex="normal"/>
    </style:style>
    <style:style style:name="T566" style:family="text">
      <style:text-properties fo:font-style="normal" officeooo:rsid="2bccf91a" style:font-style-asian="normal" style:font-style-complex="normal"/>
    </style:style>
    <style:style style:name="T567" style:family="text">
      <style:text-properties fo:font-style="normal" officeooo:rsid="2bcea689" style:font-style-asian="normal" style:font-style-complex="normal"/>
    </style:style>
    <style:style style:name="T568" style:family="text">
      <style:text-properties fo:font-style="normal" officeooo:rsid="2bd01cec" style:font-style-asian="normal" style:font-style-complex="normal"/>
    </style:style>
    <style:style style:name="T569" style:family="text">
      <style:text-properties fo:font-style="normal" officeooo:rsid="2bd02024" style:font-style-asian="normal" style:font-style-complex="normal"/>
    </style:style>
    <style:style style:name="T570" style:family="text">
      <style:text-properties fo:font-style="normal" officeooo:rsid="2bd05c93" style:font-style-asian="normal" style:font-style-complex="normal"/>
    </style:style>
    <style:style style:name="T571" style:family="text">
      <style:text-properties fo:font-style="normal" officeooo:rsid="2bd24455" style:font-style-asian="normal" style:font-style-complex="normal"/>
    </style:style>
    <style:style style:name="T572" style:family="text">
      <style:text-properties fo:font-style="normal" officeooo:rsid="2bd38fbe" style:font-style-asian="normal" style:font-style-complex="normal"/>
    </style:style>
    <style:style style:name="T573" style:family="text">
      <style:text-properties fo:font-style="normal" officeooo:rsid="2bd41720" style:font-style-asian="normal" style:font-style-complex="normal"/>
    </style:style>
    <style:style style:name="T574" style:family="text">
      <style:text-properties fo:font-style="normal" officeooo:rsid="2bd6158d" style:font-style-asian="normal" style:font-style-complex="normal"/>
    </style:style>
    <style:style style:name="T575" style:family="text">
      <style:text-properties fo:font-style="normal" officeooo:rsid="2bd68d3f" style:font-style-asian="normal" style:font-style-complex="normal"/>
    </style:style>
    <style:style style:name="T576" style:family="text">
      <style:text-properties fo:font-style="normal" officeooo:rsid="2bd85ee5" style:font-style-asian="normal" style:font-style-complex="normal"/>
    </style:style>
    <style:style style:name="T577" style:family="text">
      <style:text-properties fo:font-style="normal" officeooo:rsid="2bda1d30" style:font-style-asian="normal" style:font-style-complex="normal"/>
    </style:style>
    <style:style style:name="T578" style:family="text">
      <style:text-properties fo:font-style="normal" officeooo:rsid="2bdc017d" style:font-style-asian="normal" style:font-style-complex="normal"/>
    </style:style>
    <style:style style:name="T579" style:family="text">
      <style:text-properties fo:font-style="normal" officeooo:rsid="2bdc64c8" style:font-style-asian="normal" style:font-style-complex="normal"/>
    </style:style>
    <style:style style:name="T580" style:family="text">
      <style:text-properties fo:font-style="normal" officeooo:rsid="2bdcc336" style:font-style-asian="normal" style:font-style-complex="normal"/>
    </style:style>
    <style:style style:name="T581" style:family="text">
      <style:text-properties fo:font-style="normal" officeooo:rsid="2bdd3722" style:font-style-asian="normal" style:font-style-complex="normal"/>
    </style:style>
    <style:style style:name="T582" style:family="text">
      <style:text-properties fo:font-style="normal" officeooo:rsid="2bde247d" style:font-style-asian="normal" style:font-style-complex="normal"/>
    </style:style>
    <style:style style:name="T583" style:family="text">
      <style:text-properties fo:font-style="normal" officeooo:rsid="2bdfc566" style:font-style-asian="normal" style:font-style-complex="normal"/>
    </style:style>
    <style:style style:name="T584" style:family="text">
      <style:text-properties fo:font-style="normal" officeooo:rsid="2be0d2d7" style:font-style-asian="normal" style:font-style-complex="normal"/>
    </style:style>
    <style:style style:name="T585" style:family="text">
      <style:text-properties fo:font-style="normal" officeooo:rsid="2be1954f" style:font-style-asian="normal" style:font-style-complex="normal"/>
    </style:style>
    <style:style style:name="T586" style:family="text">
      <style:text-properties fo:font-style="normal" officeooo:rsid="2be1cc82" style:font-style-asian="normal" style:font-style-complex="normal"/>
    </style:style>
    <style:style style:name="T587" style:family="text">
      <style:text-properties fo:font-style="normal" officeooo:rsid="2be2e330" style:font-style-asian="normal" style:font-style-complex="normal"/>
    </style:style>
    <style:style style:name="T588" style:family="text">
      <style:text-properties fo:font-style="normal" officeooo:rsid="2be37119" style:font-style-asian="normal" style:font-style-complex="normal"/>
    </style:style>
    <style:style style:name="T589" style:family="text">
      <style:text-properties fo:font-style="normal" officeooo:rsid="2be42230" style:font-style-asian="normal" style:font-style-complex="normal"/>
    </style:style>
    <style:style style:name="T590" style:family="text">
      <style:text-properties fo:font-style="normal" officeooo:rsid="2be59fbf" style:font-style-asian="normal" style:font-style-complex="normal"/>
    </style:style>
    <style:style style:name="T591" style:family="text">
      <style:text-properties fo:font-style="normal" officeooo:rsid="2be69d1b" style:font-style-asian="normal" style:font-style-complex="normal"/>
    </style:style>
    <style:style style:name="T592" style:family="text">
      <style:text-properties fo:font-style="normal" officeooo:rsid="2be82a54" style:font-style-asian="normal" style:font-style-complex="normal"/>
    </style:style>
    <style:style style:name="T593" style:family="text">
      <style:text-properties fo:font-style="normal" officeooo:rsid="2be99bd0" style:font-style-asian="normal" style:font-style-complex="normal"/>
    </style:style>
    <style:style style:name="T594" style:family="text">
      <style:text-properties fo:font-style="normal" officeooo:rsid="2beb87e6" style:font-style-asian="normal" style:font-style-complex="normal"/>
    </style:style>
    <style:style style:name="T595" style:family="text">
      <style:text-properties fo:font-style="normal" officeooo:rsid="2bec3515" style:font-style-asian="normal" style:font-style-complex="normal"/>
    </style:style>
    <style:style style:name="T596" style:family="text">
      <style:text-properties fo:font-style="normal" officeooo:rsid="2bee188f" style:font-style-asian="normal" style:font-style-complex="normal"/>
    </style:style>
    <style:style style:name="T597" style:family="text">
      <style:text-properties fo:font-style="normal" officeooo:rsid="2bef8631" style:font-style-asian="normal" style:font-style-complex="normal"/>
    </style:style>
    <style:style style:name="T598" style:family="text">
      <style:text-properties fo:font-style="normal" officeooo:rsid="2bf12c63" style:font-style-asian="normal" style:font-style-complex="normal"/>
    </style:style>
    <style:style style:name="T599" style:family="text">
      <style:text-properties fo:font-style="normal" officeooo:rsid="2bf2f104" style:font-style-asian="normal" style:font-style-complex="normal"/>
    </style:style>
    <style:style style:name="T600" style:family="text">
      <style:text-properties fo:font-style="normal" officeooo:rsid="2bf4d488" style:font-style-asian="normal" style:font-style-complex="normal"/>
    </style:style>
    <style:style style:name="T601" style:family="text">
      <style:text-properties fo:font-style="normal" officeooo:rsid="2bf5ccdf" style:font-style-asian="normal" style:font-style-complex="normal"/>
    </style:style>
    <style:style style:name="T602" style:family="text">
      <style:text-properties fo:font-style="normal" officeooo:rsid="2bf61b73" style:font-style-asian="normal" style:font-style-complex="normal"/>
    </style:style>
    <style:style style:name="T603" style:family="text">
      <style:text-properties fo:font-style="normal" officeooo:rsid="2bf63e11" style:font-style-asian="normal" style:font-style-complex="normal"/>
    </style:style>
    <style:style style:name="T604" style:family="text">
      <style:text-properties fo:font-style="normal" officeooo:rsid="2bf78c1b" style:font-style-asian="normal" style:font-style-complex="normal"/>
    </style:style>
    <style:style style:name="T605" style:family="text">
      <style:text-properties fo:font-style="normal" officeooo:rsid="2bf8cf3a" style:font-style-asian="normal" style:font-style-complex="normal"/>
    </style:style>
    <style:style style:name="T606" style:family="text">
      <style:text-properties fo:font-style="normal" officeooo:rsid="2bf8f863" style:font-style-asian="normal" style:font-style-complex="normal"/>
    </style:style>
    <style:style style:name="T607" style:family="text">
      <style:text-properties fo:font-style="normal" officeooo:rsid="2bf9b57b" style:font-style-asian="normal" style:font-style-complex="normal"/>
    </style:style>
    <style:style style:name="T608" style:family="text">
      <style:text-properties fo:font-style="normal" officeooo:rsid="2bfac600" style:font-style-asian="normal" style:font-style-complex="normal"/>
    </style:style>
    <style:style style:name="T609" style:family="text">
      <style:text-properties fo:font-style="normal" officeooo:rsid="2bfc5a48" style:font-style-asian="normal" style:font-style-complex="normal"/>
    </style:style>
    <style:style style:name="T610" style:family="text">
      <style:text-properties fo:font-style="normal" officeooo:rsid="2bfd9a24" style:font-style-asian="normal" style:font-style-complex="normal"/>
    </style:style>
    <style:style style:name="T611" style:family="text">
      <style:text-properties fo:font-style="normal" officeooo:rsid="2bfec51d" style:font-style-asian="normal" style:font-style-complex="normal"/>
    </style:style>
    <style:style style:name="T612" style:family="text">
      <style:text-properties fo:font-style="normal" officeooo:rsid="2c19f152" style:font-style-asian="normal" style:font-style-complex="normal"/>
    </style:style>
    <style:style style:name="T613" style:family="text">
      <style:text-properties fo:font-style="normal" officeooo:rsid="2c1b528f" style:font-style-asian="normal" style:font-style-complex="normal"/>
    </style:style>
    <style:style style:name="T614" style:family="text">
      <style:text-properties fo:font-style="normal" officeooo:rsid="2c1d0086" style:font-style-asian="normal" style:font-style-complex="normal"/>
    </style:style>
    <style:style style:name="T615" style:family="text">
      <style:text-properties fo:font-style="normal" officeooo:rsid="2c1edf7f" style:font-style-asian="normal" style:font-style-complex="normal"/>
    </style:style>
    <style:style style:name="T616" style:family="text">
      <style:text-properties fo:font-style="normal" officeooo:rsid="2c1fe408" style:font-style-asian="normal" style:font-style-complex="normal"/>
    </style:style>
    <style:style style:name="T617" style:family="text">
      <style:text-properties fo:font-style="normal" officeooo:rsid="2c20d7d3" style:font-style-asian="normal" style:font-style-complex="normal"/>
    </style:style>
    <style:style style:name="T618" style:family="text">
      <style:text-properties fo:font-style="normal" officeooo:rsid="2c222cfc" style:font-style-asian="normal" style:font-style-complex="normal"/>
    </style:style>
    <style:style style:name="T619" style:family="text">
      <style:text-properties fo:font-style="normal" officeooo:rsid="2c227a4d" style:font-style-asian="normal" style:font-style-complex="normal"/>
    </style:style>
    <style:style style:name="T620" style:family="text">
      <style:text-properties fo:font-style="normal" officeooo:rsid="2c23fd90" style:font-style-asian="normal" style:font-style-complex="normal"/>
    </style:style>
    <style:style style:name="T621" style:family="text">
      <style:text-properties fo:font-style="normal" officeooo:rsid="2c25047c" style:font-style-asian="normal" style:font-style-complex="normal"/>
    </style:style>
    <style:style style:name="T622" style:family="text">
      <style:text-properties fo:font-style="normal" officeooo:rsid="2c250ee5" style:font-style-asian="normal" style:font-style-complex="normal"/>
    </style:style>
    <style:style style:name="T623" style:family="text">
      <style:text-properties fo:font-style="normal" officeooo:rsid="2c270a7b" style:font-style-asian="normal" style:font-style-complex="normal"/>
    </style:style>
    <style:style style:name="T624" style:family="text">
      <style:text-properties fo:font-style="normal" officeooo:rsid="2c279dc8" style:font-style-asian="normal" style:font-style-complex="normal"/>
    </style:style>
    <style:style style:name="T625" style:family="text">
      <style:text-properties fo:font-style="normal" officeooo:rsid="2c297e42" style:font-style-asian="normal" style:font-style-complex="normal"/>
    </style:style>
    <style:style style:name="T626" style:family="text">
      <style:text-properties fo:font-style="normal" officeooo:rsid="2c2a7270" style:font-style-asian="normal" style:font-style-complex="normal"/>
    </style:style>
    <style:style style:name="T627" style:family="text">
      <style:text-properties fo:font-style="normal" officeooo:rsid="2c2ae027" style:font-style-asian="normal" style:font-style-complex="normal"/>
    </style:style>
    <style:style style:name="T628" style:family="text">
      <style:text-properties fo:font-style="normal" officeooo:rsid="2c2b616c" style:font-style-asian="normal" style:font-style-complex="normal"/>
    </style:style>
    <style:style style:name="T629" style:family="text">
      <style:text-properties fo:font-style="normal" officeooo:rsid="2c2c86fd" style:font-style-asian="normal" style:font-style-complex="normal"/>
    </style:style>
    <style:style style:name="T630" style:family="text">
      <style:text-properties fo:font-style="normal" officeooo:rsid="2c2c9397" style:font-style-asian="normal" style:font-style-complex="normal"/>
    </style:style>
    <style:style style:name="T631" style:family="text">
      <style:text-properties fo:font-style="normal" officeooo:rsid="2c2d15f0" style:font-style-asian="normal" style:font-style-complex="normal"/>
    </style:style>
    <style:style style:name="T632" style:family="text">
      <style:text-properties fo:font-style="normal" officeooo:rsid="2c2e4137" style:font-style-asian="normal" style:font-style-complex="normal"/>
    </style:style>
    <style:style style:name="T633" style:family="text">
      <style:text-properties fo:font-style="normal" officeooo:rsid="2c2ee10e" style:font-style-asian="normal" style:font-style-complex="normal"/>
    </style:style>
    <style:style style:name="T634" style:family="text">
      <style:text-properties fo:font-style="normal" officeooo:rsid="2c305cb3" style:font-style-asian="normal" style:font-style-complex="normal"/>
    </style:style>
    <style:style style:name="T635" style:family="text">
      <style:text-properties fo:font-style="normal" officeooo:rsid="2c317a27" style:font-style-asian="normal" style:font-style-complex="normal"/>
    </style:style>
    <style:style style:name="T636" style:family="text">
      <style:text-properties fo:font-style="normal" officeooo:rsid="2c31de08" style:font-style-asian="normal" style:font-style-complex="normal"/>
    </style:style>
    <style:style style:name="T637" style:family="text">
      <style:text-properties fo:font-style="normal" officeooo:rsid="1327ae62" style:font-style-asian="normal" style:font-style-complex="normal"/>
    </style:style>
    <style:style style:name="T638" style:family="text">
      <style:text-properties fo:font-style="normal" officeooo:rsid="2c3373c1" style:font-style-asian="normal" style:font-style-complex="normal"/>
    </style:style>
    <style:style style:name="T639" style:family="text">
      <style:text-properties fo:font-style="normal" officeooo:rsid="2c33cfb1" style:font-style-asian="normal" style:font-style-complex="normal"/>
    </style:style>
    <style:style style:name="T640" style:family="text">
      <style:text-properties fo:font-style="normal" officeooo:rsid="2c341939" style:font-style-asian="normal" style:font-style-complex="normal"/>
    </style:style>
    <style:style style:name="T641" style:family="text">
      <style:text-properties fo:font-style="normal" officeooo:rsid="2c34b3ed" style:font-style-asian="normal" style:font-style-complex="normal"/>
    </style:style>
    <style:style style:name="T642" style:family="text">
      <style:text-properties fo:font-style="normal" officeooo:rsid="2c35224f" style:font-style-asian="normal" style:font-style-complex="normal"/>
    </style:style>
    <style:style style:name="T643" style:family="text">
      <style:text-properties fo:font-style="normal" officeooo:rsid="2c3525a3" style:font-style-asian="normal" style:font-style-complex="normal"/>
    </style:style>
    <style:style style:name="T644" style:family="text">
      <style:text-properties fo:font-style="normal" officeooo:rsid="2c36dcd3" style:font-style-asian="normal" style:font-style-complex="normal"/>
    </style:style>
    <style:style style:name="T645" style:family="text">
      <style:text-properties fo:font-style="normal" officeooo:rsid="2c378ec8" style:font-style-asian="normal" style:font-style-complex="normal"/>
    </style:style>
    <style:style style:name="T646" style:family="text">
      <style:text-properties fo:font-style="normal" officeooo:rsid="2c382466" style:font-style-asian="normal" style:font-style-complex="normal"/>
    </style:style>
    <style:style style:name="T647" style:family="text">
      <style:text-properties fo:font-style="normal" officeooo:rsid="2c38de59" style:font-style-asian="normal" style:font-style-complex="normal"/>
    </style:style>
    <style:style style:name="T648" style:family="text">
      <style:text-properties fo:font-style="normal" officeooo:rsid="2c3a9307" style:font-style-asian="normal" style:font-style-complex="normal"/>
    </style:style>
    <style:style style:name="T649" style:family="text">
      <style:text-properties fo:font-style="normal" officeooo:rsid="2c3bbaa3" style:font-style-asian="normal" style:font-style-complex="normal"/>
    </style:style>
    <style:style style:name="T650" style:family="text">
      <style:text-properties fo:font-style="normal" officeooo:rsid="2c3c945c" style:font-style-asian="normal" style:font-style-complex="normal"/>
    </style:style>
    <style:style style:name="T651" style:family="text">
      <style:text-properties fo:font-style="normal" officeooo:rsid="2c3d686a" style:font-style-asian="normal" style:font-style-complex="normal"/>
    </style:style>
    <style:style style:name="T652" style:family="text">
      <style:text-properties fo:font-style="normal" officeooo:rsid="2c3f8532" style:font-style-asian="normal" style:font-style-complex="normal"/>
    </style:style>
    <style:style style:name="T653" style:family="text">
      <style:text-properties fo:font-style="normal" officeooo:rsid="2c428f9f" style:font-style-asian="normal" style:font-style-complex="normal"/>
    </style:style>
    <style:style style:name="T654" style:family="text">
      <style:text-properties fo:font-style="normal" officeooo:rsid="2c449a48" style:font-style-asian="normal" style:font-style-complex="normal"/>
    </style:style>
    <style:style style:name="T655" style:family="text">
      <style:text-properties fo:font-style="normal" officeooo:rsid="2c533fc3" style:font-style-asian="normal" style:font-style-complex="normal"/>
    </style:style>
    <style:style style:name="T656" style:family="text">
      <style:text-properties officeooo:rsid="2576a761"/>
    </style:style>
    <style:style style:name="T657" style:family="text">
      <style:text-properties officeooo:rsid="25811f26"/>
    </style:style>
    <style:style style:name="T658" style:family="text">
      <style:text-properties officeooo:rsid="258624f5"/>
    </style:style>
    <style:style style:name="T659" style:family="text">
      <style:text-properties officeooo:rsid="25a42156"/>
    </style:style>
    <style:style style:name="T660" style:family="text">
      <style:text-properties officeooo:rsid="25bb9ad8"/>
    </style:style>
    <style:style style:name="T661" style:family="text">
      <style:text-properties officeooo:rsid="25d02abc"/>
    </style:style>
    <style:style style:name="T662" style:family="text">
      <style:text-properties officeooo:rsid="25d53c96"/>
    </style:style>
    <style:style style:name="T663" style:family="text">
      <style:text-properties officeooo:rsid="25de1857"/>
    </style:style>
    <style:style style:name="T664" style:family="text">
      <style:text-properties officeooo:rsid="25e231ae"/>
    </style:style>
    <style:style style:name="T665" style:family="text">
      <style:text-properties style:text-position="0% 100%"/>
    </style:style>
    <style:style style:name="T666" style:family="text">
      <style:text-properties style:text-position="0% 100%" fo:font-style="normal" officeooo:rsid="260dbdf6" style:font-style-asian="normal" style:font-style-complex="normal"/>
    </style:style>
    <style:style style:name="T667" style:family="text">
      <style:text-properties style:text-position="0% 100%" fo:font-style="normal" officeooo:rsid="260f067a" style:font-style-asian="normal" style:font-style-complex="normal"/>
    </style:style>
    <style:style style:name="T668" style:family="text">
      <style:text-properties style:text-position="0% 100%" fo:font-style="normal" officeooo:rsid="2612c3fe" style:font-style-asian="normal" style:font-style-complex="normal"/>
    </style:style>
    <style:style style:name="T669" style:family="text">
      <style:text-properties style:text-position="0% 100%" fo:font-style="normal" officeooo:rsid="260fc9de" style:font-style-asian="normal" style:font-style-complex="normal"/>
    </style:style>
    <style:style style:name="T670" style:family="text">
      <style:text-properties style:text-position="0% 100%" fo:font-style="normal" officeooo:rsid="2610d63a" style:font-style-asian="normal" style:font-style-complex="normal"/>
    </style:style>
    <style:style style:name="T671" style:family="text">
      <style:text-properties style:text-position="0% 100%" fo:font-style="normal" officeooo:rsid="2613b1f0" style:font-style-asian="normal" style:font-style-complex="normal"/>
    </style:style>
    <style:style style:name="T672" style:family="text">
      <style:text-properties style:text-position="0% 100%" fo:font-style="normal" officeooo:rsid="2614b81e" style:font-style-asian="normal" style:font-style-complex="normal"/>
    </style:style>
    <style:style style:name="T673" style:family="text">
      <style:text-properties style:text-position="0% 100%" fo:font-style="normal" officeooo:rsid="26153b6e" style:font-style-asian="normal" style:font-style-complex="normal"/>
    </style:style>
    <style:style style:name="T674" style:family="text">
      <style:text-properties style:text-position="0% 100%" fo:font-style="normal" officeooo:rsid="2615620c" style:font-style-asian="normal" style:font-style-complex="normal"/>
    </style:style>
    <style:style style:name="T675" style:family="text">
      <style:text-properties style:text-position="0% 100%" fo:font-style="normal" officeooo:rsid="2617cd27" style:font-style-asian="normal" style:font-style-complex="normal"/>
    </style:style>
    <style:style style:name="T676" style:family="text">
      <style:text-properties style:text-position="0% 100%" fo:font-style="normal" officeooo:rsid="261624b6" style:font-style-asian="normal" style:font-style-complex="normal"/>
    </style:style>
    <style:style style:name="T677" style:family="text">
      <style:text-properties style:text-position="0% 100%" fo:font-style="normal" officeooo:rsid="2617a4fe" style:font-style-asian="normal" style:font-style-complex="normal"/>
    </style:style>
    <style:style style:name="T678" style:family="text">
      <style:text-properties style:text-position="0% 100%" fo:font-style="normal" officeooo:rsid="26189037" style:font-style-asian="normal" style:font-style-complex="normal"/>
    </style:style>
    <style:style style:name="T679" style:family="text">
      <style:text-properties style:text-position="0% 100%" fo:font-style="normal" officeooo:rsid="26194a57" style:font-style-asian="normal" style:font-style-complex="normal"/>
    </style:style>
    <style:style style:name="T680" style:family="text">
      <style:text-properties style:text-position="0% 100%" fo:font-style="normal" officeooo:rsid="261b0710" style:font-style-asian="normal" style:font-style-complex="normal"/>
    </style:style>
    <style:style style:name="T681" style:family="text">
      <style:text-properties style:text-position="0% 100%" fo:font-style="normal" officeooo:rsid="261cca76" style:font-style-asian="normal" style:font-style-complex="normal"/>
    </style:style>
    <style:style style:name="T682" style:family="text">
      <style:text-properties style:text-position="0% 100%" fo:font-style="normal" officeooo:rsid="261e2193" style:font-style-asian="normal" style:font-style-complex="normal"/>
    </style:style>
    <style:style style:name="T683" style:family="text">
      <style:text-properties style:text-position="0% 100%" fo:font-style="normal" officeooo:rsid="261fbb9d" style:font-style-asian="normal" style:font-style-complex="normal"/>
    </style:style>
    <style:style style:name="T684" style:family="text">
      <style:text-properties style:text-position="0% 100%" fo:font-style="normal" officeooo:rsid="2622f956" style:font-style-asian="normal" style:font-style-complex="normal"/>
    </style:style>
    <style:style style:name="T685" style:family="text">
      <style:text-properties style:text-position="0% 100%" fo:font-style="normal" officeooo:rsid="26200820" style:font-style-asian="normal" style:font-style-complex="normal"/>
    </style:style>
    <style:style style:name="T686" style:family="text">
      <style:text-properties style:text-position="0% 100%" fo:font-style="normal" officeooo:rsid="2620e136" style:font-style-asian="normal" style:font-style-complex="normal"/>
    </style:style>
    <style:style style:name="T687" style:family="text">
      <style:text-properties style:text-position="0% 100%" fo:font-style="normal" officeooo:rsid="2622422d" style:font-style-asian="normal" style:font-style-complex="normal"/>
    </style:style>
    <style:style style:name="T688" style:family="text">
      <style:text-properties style:text-position="0% 100%" fo:font-style="normal" officeooo:rsid="2622727b" style:font-style-asian="normal" style:font-style-complex="normal"/>
    </style:style>
    <style:style style:name="T689" style:family="text">
      <style:text-properties style:text-position="0% 100%" fo:font-style="normal" officeooo:rsid="2622c56f" style:font-style-asian="normal" style:font-style-complex="normal"/>
    </style:style>
    <style:style style:name="T690" style:family="text">
      <style:text-properties style:text-position="0% 100%" fo:font-style="normal" officeooo:rsid="26232735" style:font-style-asian="normal" style:font-style-complex="normal"/>
    </style:style>
    <style:style style:name="T691" style:family="text">
      <style:text-properties style:text-position="0% 100%" fo:font-style="normal" officeooo:rsid="262495d2" style:font-style-asian="normal" style:font-style-complex="normal"/>
    </style:style>
    <style:style style:name="T692" style:family="text">
      <style:text-properties style:text-position="0% 100%" fo:font-style="normal" officeooo:rsid="26261144" style:font-style-asian="normal" style:font-style-complex="normal"/>
    </style:style>
    <style:style style:name="T693" style:family="text">
      <style:text-properties style:text-position="0% 100%" fo:font-style="normal" officeooo:rsid="2627e9fc" style:font-style-asian="normal" style:font-style-complex="normal"/>
    </style:style>
    <style:style style:name="T694" style:family="text">
      <style:text-properties style:text-position="0% 100%" fo:font-style="normal" officeooo:rsid="262909e3" style:font-style-asian="normal" style:font-style-complex="normal"/>
    </style:style>
    <style:style style:name="T695" style:family="text">
      <style:text-properties style:text-position="0% 100%" fo:font-style="normal" officeooo:rsid="262a6db9" style:font-style-asian="normal" style:font-style-complex="normal"/>
    </style:style>
    <style:style style:name="T696" style:family="text">
      <style:text-properties style:text-position="0% 100%" fo:font-style="normal" officeooo:rsid="0019f43d" style:font-style-asian="normal" style:font-style-complex="normal"/>
    </style:style>
    <style:style style:name="T697" style:family="text">
      <style:text-properties style:text-position="0% 100%" fo:font-style="normal" officeooo:rsid="262ac7b4" style:font-style-asian="normal" style:font-style-complex="normal"/>
    </style:style>
    <style:style style:name="T698" style:family="text">
      <style:text-properties style:text-position="0% 100%" fo:font-style="normal" officeooo:rsid="262b2b4f" style:font-style-asian="normal" style:font-style-complex="normal"/>
    </style:style>
    <style:style style:name="T699" style:family="text">
      <style:text-properties style:text-position="0% 100%" fo:font-style="normal" officeooo:rsid="262ca9a6" style:font-style-asian="normal" style:font-style-complex="normal"/>
    </style:style>
    <style:style style:name="T700" style:family="text">
      <style:text-properties style:text-position="0% 100%" fo:font-style="normal" officeooo:rsid="262db240" style:font-style-asian="normal" style:font-style-complex="normal"/>
    </style:style>
    <style:style style:name="T701" style:family="text">
      <style:text-properties style:text-position="0% 100%" fo:font-style="normal" officeooo:rsid="262ddd73" style:font-style-asian="normal" style:font-style-complex="normal"/>
    </style:style>
    <style:style style:name="T702" style:family="text">
      <style:text-properties style:text-position="0% 100%" fo:font-style="normal" officeooo:rsid="262eceb2" style:font-style-asian="normal" style:font-style-complex="normal"/>
    </style:style>
    <style:style style:name="T703" style:family="text">
      <style:text-properties style:text-position="0% 100%" fo:font-style="normal" officeooo:rsid="263008a4" style:font-style-asian="normal" style:font-style-complex="normal"/>
    </style:style>
    <style:style style:name="T704" style:family="text">
      <style:text-properties style:text-position="0% 100%" fo:font-style="normal" officeooo:rsid="26314cdc" style:font-style-asian="normal" style:font-style-complex="normal"/>
    </style:style>
    <style:style style:name="T705" style:family="text">
      <style:text-properties style:text-position="0% 100%" fo:font-style="normal" officeooo:rsid="2632c702" style:font-style-asian="normal" style:font-style-complex="normal"/>
    </style:style>
    <style:style style:name="T706" style:family="text">
      <style:text-properties style:text-position="0% 100%" fo:font-style="normal" officeooo:rsid="26337e1b" style:font-style-asian="normal" style:font-style-complex="normal"/>
    </style:style>
    <style:style style:name="T707" style:family="text">
      <style:text-properties style:text-position="0% 100%" fo:font-style="normal" officeooo:rsid="263445e2" style:font-style-asian="normal" style:font-style-complex="normal"/>
    </style:style>
    <style:style style:name="T708" style:family="text">
      <style:text-properties style:text-position="0% 100%" fo:font-style="normal" officeooo:rsid="2635b55d" style:font-style-asian="normal" style:font-style-complex="normal"/>
    </style:style>
    <style:style style:name="T709" style:family="text">
      <style:text-properties style:text-position="0% 100%" fo:font-style="normal" style:text-underline-style="none" fo:font-weight="normal" style:font-style-asian="normal" style:font-weight-asian="normal" style:font-style-complex="normal" style:font-weight-complex="normal"/>
    </style:style>
    <style:style style:name="T710"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11"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12"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13"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14"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15"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16"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17"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18"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19"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20"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21"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22"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23"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24"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49"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50"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51"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52"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53"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54"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55"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56"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57"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58"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59"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60"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61"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62"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783" style:family="text">
      <style:text-properties style:text-position="0% 100%" fo:font-style="italic" officeooo:rsid="261b0710" style:font-style-asian="italic" style:font-style-complex="italic"/>
    </style:style>
    <style:style style:name="T784" style:family="text">
      <style:text-properties style:text-position="0% 100%" fo:font-style="italic" officeooo:rsid="261e2193" style:font-style-asian="italic" style:font-style-complex="italic"/>
    </style:style>
    <style:style style:name="T785" style:family="text">
      <style:text-properties style:text-position="0% 100%" fo:font-style="italic" officeooo:rsid="26232735" style:font-style-asian="italic" style:font-style-complex="italic"/>
    </style:style>
    <style:style style:name="T786" style:family="text">
      <style:text-properties style:text-position="0% 100%" fo:font-style="italic" officeooo:rsid="262db240" style:font-style-asian="italic" style:font-style-complex="italic"/>
    </style:style>
    <style:style style:name="T787" style:family="text">
      <style:text-properties style:text-position="0% 100%" fo:font-style="italic" officeooo:rsid="367317e5" style:font-style-asian="italic" style:font-style-complex="italic"/>
    </style:style>
    <style:style style:name="T788" style:family="text">
      <style:text-properties style:text-position="0% 100%" fo:font-style="italic" officeooo:rsid="36922ffc" style:font-style-asian="italic" style:font-style-complex="italic"/>
    </style:style>
    <style:style style:name="T789" style:family="text">
      <style:text-properties style:text-position="0% 100%" fo:font-style="italic" officeooo:rsid="3693ef7c" style:font-style-asian="italic" style:font-style-complex="italic"/>
    </style:style>
    <style:style style:name="T790" style:family="text">
      <style:text-properties style:text-position="0% 100%" fo:font-style="italic" officeooo:rsid="36a4edb3" style:font-style-asian="italic" style:font-style-complex="italic"/>
    </style:style>
    <style:style style:name="T791" style:family="text">
      <style:text-properties style:text-position="0% 100%" fo:font-style="italic" officeooo:rsid="36a580c1" style:font-style-asian="italic" style:font-style-complex="italic"/>
    </style:style>
    <style:style style:name="T792"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793" style:family="text">
      <style:text-properties style:text-position="0% 100%" fo:language="ru" fo:country="RU"/>
    </style:style>
    <style:style style:name="T794"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795"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796"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797"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798"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799"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00"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01"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02"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03"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04"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05"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06"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07"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08"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09"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10"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11"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12"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13"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14"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15"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16"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17"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18"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19" style:family="text">
      <style:text-properties style:text-position="0% 100%" fo:language="ru" fo:country="RU" officeooo:rsid="31675a22"/>
    </style:style>
    <style:style style:name="T820"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21"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22" style:family="text">
      <style:text-properties style:text-position="0% 100%" officeooo:rsid="1327ae62"/>
    </style:style>
    <style:style style:name="T823" style:family="text">
      <style:text-properties style:text-position="0% 100%" officeooo:rsid="3674e250"/>
    </style:style>
    <style:style style:name="T824" style:family="text">
      <style:text-properties style:text-position="0% 100%" officeooo:rsid="3675b426"/>
    </style:style>
    <style:style style:name="T825" style:family="text">
      <style:text-properties style:text-position="0% 100%" officeooo:rsid="3675ef59"/>
    </style:style>
    <style:style style:name="T826" style:family="text">
      <style:text-properties style:text-position="0% 100%" officeooo:rsid="3677ea6d"/>
    </style:style>
    <style:style style:name="T827" style:family="text">
      <style:text-properties style:text-position="0% 100%" officeooo:rsid="367959e1"/>
    </style:style>
    <style:style style:name="T828" style:family="text">
      <style:text-properties style:text-position="0% 100%" officeooo:rsid="367ab140"/>
    </style:style>
    <style:style style:name="T829" style:family="text">
      <style:text-properties style:text-position="0% 100%" officeooo:rsid="367c8ac6"/>
    </style:style>
    <style:style style:name="T830" style:family="text">
      <style:text-properties style:text-position="0% 100%" officeooo:rsid="367e6a04"/>
    </style:style>
    <style:style style:name="T831" style:family="text">
      <style:text-properties style:text-position="0% 100%" officeooo:rsid="36803b8e"/>
    </style:style>
    <style:style style:name="T832" style:family="text">
      <style:text-properties style:text-position="0% 100%" officeooo:rsid="36815707"/>
    </style:style>
    <style:style style:name="T833" style:family="text">
      <style:text-properties style:text-position="0% 100%" officeooo:rsid="3683154d"/>
    </style:style>
    <style:style style:name="T834" style:family="text">
      <style:text-properties style:text-position="0% 100%" officeooo:rsid="36845962"/>
    </style:style>
    <style:style style:name="T835" style:family="text">
      <style:text-properties style:text-position="0% 100%" officeooo:rsid="36854636"/>
    </style:style>
    <style:style style:name="T836" style:family="text">
      <style:text-properties style:text-position="0% 100%" officeooo:rsid="36855ec5"/>
    </style:style>
    <style:style style:name="T837" style:family="text">
      <style:text-properties style:text-position="0% 100%" officeooo:rsid="3686ba10"/>
    </style:style>
    <style:style style:name="T838" style:family="text">
      <style:text-properties style:text-position="0% 100%" officeooo:rsid="36886a0f"/>
    </style:style>
    <style:style style:name="T839" style:family="text">
      <style:text-properties style:text-position="0% 100%" officeooo:rsid="3688a4a3"/>
    </style:style>
    <style:style style:name="T840" style:family="text">
      <style:text-properties style:text-position="0% 100%" officeooo:rsid="3688f881"/>
    </style:style>
    <style:style style:name="T841" style:family="text">
      <style:text-properties style:text-position="0% 100%" officeooo:rsid="368a9145"/>
    </style:style>
    <style:style style:name="T842" style:family="text">
      <style:text-properties style:text-position="0% 100%" officeooo:rsid="368c4dca"/>
    </style:style>
    <style:style style:name="T843" style:family="text">
      <style:text-properties style:text-position="0% 100%" officeooo:rsid="368d4000"/>
    </style:style>
    <style:style style:name="T844" style:family="text">
      <style:text-properties style:text-position="0% 100%" officeooo:rsid="368dbc21"/>
    </style:style>
    <style:style style:name="T845" style:family="text">
      <style:text-properties style:text-position="0% 100%" officeooo:rsid="368f293f"/>
    </style:style>
    <style:style style:name="T846" style:family="text">
      <style:text-properties style:text-position="0% 100%" officeooo:rsid="3690904f"/>
    </style:style>
    <style:style style:name="T847" style:family="text">
      <style:text-properties style:text-position="0% 100%" officeooo:rsid="36914afc"/>
    </style:style>
    <style:style style:name="T848" style:family="text">
      <style:text-properties style:text-position="0% 100%" officeooo:rsid="36922ffc"/>
    </style:style>
    <style:style style:name="T849" style:family="text">
      <style:text-properties style:text-position="0% 100%" officeooo:rsid="3692a64f"/>
    </style:style>
    <style:style style:name="T850" style:family="text">
      <style:text-properties style:text-position="0% 100%" officeooo:rsid="36931d64"/>
    </style:style>
    <style:style style:name="T851" style:family="text">
      <style:text-properties style:text-position="0% 100%" officeooo:rsid="36932de6"/>
    </style:style>
    <style:style style:name="T852" style:family="text">
      <style:text-properties style:text-position="0% 100%" officeooo:rsid="36935832"/>
    </style:style>
    <style:style style:name="T853" style:family="text">
      <style:text-properties style:text-position="0% 100%" officeooo:rsid="3693ef7c"/>
    </style:style>
    <style:style style:name="T854" style:family="text">
      <style:text-properties style:text-position="0% 100%" officeooo:rsid="36955053"/>
    </style:style>
    <style:style style:name="T855" style:family="text">
      <style:text-properties style:text-position="0% 100%" officeooo:rsid="36957e01"/>
    </style:style>
    <style:style style:name="T856" style:family="text">
      <style:text-properties style:text-position="0% 100%" officeooo:rsid="3695cc5a"/>
    </style:style>
    <style:style style:name="T857" style:family="text">
      <style:text-properties style:text-position="0% 100%" officeooo:rsid="36967724"/>
    </style:style>
    <style:style style:name="T858" style:family="text">
      <style:text-properties style:text-position="0% 100%" officeooo:rsid="36977102"/>
    </style:style>
    <style:style style:name="T859" style:family="text">
      <style:text-properties style:text-position="0% 100%" officeooo:rsid="36995388"/>
    </style:style>
    <style:style style:name="T860" style:family="text">
      <style:text-properties style:text-position="0% 100%" officeooo:rsid="369aae96"/>
    </style:style>
    <style:style style:name="T861" style:family="text">
      <style:text-properties style:text-position="0% 100%" officeooo:rsid="367317e5"/>
    </style:style>
    <style:style style:name="T862" style:family="text">
      <style:text-properties style:text-position="0% 100%" officeooo:rsid="369c72b6"/>
    </style:style>
    <style:style style:name="T863" style:family="text">
      <style:text-properties style:text-position="0% 100%" officeooo:rsid="369cfebb"/>
    </style:style>
    <style:style style:name="T864" style:family="text">
      <style:text-properties style:text-position="0% 100%" officeooo:rsid="369deba4"/>
    </style:style>
    <style:style style:name="T865" style:family="text">
      <style:text-properties style:text-position="0% 100%" officeooo:rsid="369f2581"/>
    </style:style>
    <style:style style:name="T866" style:family="text">
      <style:text-properties style:text-position="0% 100%" officeooo:rsid="36a01a69"/>
    </style:style>
    <style:style style:name="T867" style:family="text">
      <style:text-properties style:text-position="0% 100%" officeooo:rsid="36a184c0"/>
    </style:style>
    <style:style style:name="T868" style:family="text">
      <style:text-properties style:text-position="0% 100%" officeooo:rsid="36a1c866"/>
    </style:style>
    <style:style style:name="T869" style:family="text">
      <style:text-properties style:text-position="0% 100%" officeooo:rsid="36a36b0a"/>
    </style:style>
    <style:style style:name="T870" style:family="text">
      <style:text-properties style:text-position="0% 100%" officeooo:rsid="36a4edb3"/>
    </style:style>
    <style:style style:name="T871" style:family="text">
      <style:text-properties style:text-position="0% 100%" officeooo:rsid="0019f43d"/>
    </style:style>
    <style:style style:name="T872" style:family="text">
      <style:text-properties style:text-position="0% 100%" officeooo:rsid="36a5648a"/>
    </style:style>
    <style:style style:name="T873" style:family="text">
      <style:text-properties style:text-position="0% 100%" officeooo:rsid="36a580c1"/>
    </style:style>
    <style:style style:name="T874" style:family="text">
      <style:text-properties style:text-position="0% 100%" officeooo:rsid="36a786d8"/>
    </style:style>
    <style:style style:name="T875" style:family="text">
      <style:text-properties style:text-position="0% 100%" officeooo:rsid="36a85673"/>
    </style:style>
    <style:style style:name="T876" style:family="text">
      <style:text-properties style:text-position="0% 100%" officeooo:rsid="36aa4ecb"/>
    </style:style>
    <style:style style:name="T877" style:family="text">
      <style:text-properties style:text-position="0% 100%" officeooo:rsid="36aa8940"/>
    </style:style>
    <style:style style:name="T878" style:family="text">
      <style:text-properties style:text-position="0% 100%" officeooo:rsid="36ab38a2"/>
    </style:style>
    <style:style style:name="T879" style:family="text">
      <style:text-properties style:text-position="0% 100%" officeooo:rsid="36ac21dd"/>
    </style:style>
    <style:style style:name="T880" style:family="text">
      <style:text-properties style:text-position="0% 100%" officeooo:rsid="36ac66ec"/>
    </style:style>
    <style:style style:name="T881" style:family="text">
      <style:text-properties style:text-position="0% 100%" officeooo:rsid="36ae163b"/>
    </style:style>
    <style:style style:name="T882" style:family="text">
      <style:text-properties style:text-position="0% 100%" officeooo:rsid="36af40cb"/>
    </style:style>
    <style:style style:name="T883" style:family="text">
      <style:text-properties style:text-position="0% 100%" officeooo:rsid="36b1390e"/>
    </style:style>
    <style:style style:name="T884" style:family="text">
      <style:text-properties fo:font-variant="small-caps"/>
    </style:style>
    <style:style style:name="T885" style:family="text">
      <style:text-properties fo:font-variant="small-caps" officeooo:rsid="25e231ae"/>
    </style:style>
    <style:style style:name="T886" style:family="text">
      <style:text-properties fo:font-variant="small-caps" officeooo:rsid="2883c0f2"/>
    </style:style>
    <style:style style:name="T887" style:family="text">
      <style:text-properties fo:font-variant="small-caps" officeooo:rsid="2889d7f3"/>
    </style:style>
    <style:style style:name="T888" style:family="text">
      <style:text-properties fo:font-variant="small-caps" fo:font-style="italic" style:font-style-asian="italic" style:font-style-complex="italic"/>
    </style:style>
    <style:style style:name="T889" style:family="text">
      <style:text-properties officeooo:rsid="25f1e6e5"/>
    </style:style>
    <style:style style:name="T890" style:family="text">
      <style:text-properties officeooo:rsid="25f4d45a"/>
    </style:style>
    <style:style style:name="T891" style:family="text">
      <style:text-properties officeooo:rsid="25f4d82f"/>
    </style:style>
    <style:style style:name="T892" style:family="text">
      <style:text-properties officeooo:rsid="25fc104b"/>
    </style:style>
    <style:style style:name="T893" style:family="text">
      <style:text-properties officeooo:rsid="26039648"/>
    </style:style>
    <style:style style:name="T894" style:family="text">
      <style:text-properties officeooo:rsid="269f958d"/>
    </style:style>
    <style:style style:name="T895" style:family="text">
      <style:text-properties officeooo:rsid="26a0152e"/>
    </style:style>
    <style:style style:name="T896" style:family="text">
      <style:text-properties officeooo:rsid="26a1e005"/>
    </style:style>
    <style:style style:name="T897" style:family="text">
      <style:text-properties officeooo:rsid="26a3629f"/>
    </style:style>
    <style:style style:name="T898" style:family="text">
      <style:text-properties officeooo:rsid="26cc0495"/>
    </style:style>
    <style:style style:name="T899" style:family="text">
      <style:text-properties officeooo:rsid="26dcf35d"/>
    </style:style>
    <style:style style:name="T900" style:family="text">
      <style:text-properties officeooo:rsid="26eb53bb"/>
    </style:style>
    <style:style style:name="T901" style:family="text">
      <style:text-properties officeooo:rsid="26ed0b05"/>
    </style:style>
    <style:style style:name="T902" style:family="text">
      <style:text-properties style:text-underline-style="none"/>
    </style:style>
    <style:style style:name="T903" style:family="text">
      <style:text-properties style:text-underline-style="none" fo:font-weight="normal" style:font-weight-asian="normal" style:font-weight-complex="normal"/>
    </style:style>
    <style:style style:name="T904" style:family="text">
      <style:text-properties style:text-underline-style="none" fo:font-weight="normal" officeooo:rsid="0019f43d" style:font-weight-asian="normal" style:font-weight-complex="normal"/>
    </style:style>
    <style:style style:name="T905" style:family="text">
      <style:text-properties style:text-underline-style="none" fo:font-weight="normal" officeooo:rsid="26f0cc49" style:font-weight-asian="normal" style:font-weight-complex="normal"/>
    </style:style>
    <style:style style:name="T906" style:family="text">
      <style:text-properties style:text-underline-style="none" fo:font-weight="normal" officeooo:rsid="26f21b8e" style:font-weight-asian="normal" style:font-weight-complex="normal"/>
    </style:style>
    <style:style style:name="T907" style:family="text">
      <style:text-properties style:text-underline-style="none" fo:font-weight="normal" officeooo:rsid="26f22fdd" style:font-weight-asian="normal" style:font-weight-complex="normal"/>
    </style:style>
    <style:style style:name="T908" style:family="text">
      <style:text-properties style:text-underline-style="none" fo:font-weight="normal" officeooo:rsid="26f3a31f" style:font-weight-asian="normal" style:font-weight-complex="normal"/>
    </style:style>
    <style:style style:name="T909" style:family="text">
      <style:text-properties style:text-underline-style="none" fo:font-weight="normal" officeooo:rsid="26f3bf79" style:font-weight-asian="normal" style:font-weight-complex="normal"/>
    </style:style>
    <style:style style:name="T910" style:family="text">
      <style:text-properties style:text-underline-style="none" fo:font-weight="normal" officeooo:rsid="26f62f41" style:font-weight-asian="normal" style:font-weight-complex="normal"/>
    </style:style>
    <style:style style:name="T911" style:family="text">
      <style:text-properties style:text-underline-style="none" fo:font-weight="normal" officeooo:rsid="26f7305a" style:font-weight-asian="normal" style:font-weight-complex="normal"/>
    </style:style>
    <style:style style:name="T912" style:family="text">
      <style:text-properties style:text-underline-style="none" fo:font-weight="normal" officeooo:rsid="26f8d740" style:font-weight-asian="normal" style:font-weight-complex="normal"/>
    </style:style>
    <style:style style:name="T913" style:family="text">
      <style:text-properties style:text-underline-style="none" fo:font-weight="normal" officeooo:rsid="26f9ab08" style:font-weight-asian="normal" style:font-weight-complex="normal"/>
    </style:style>
    <style:style style:name="T914" style:family="text">
      <style:text-properties style:text-underline-style="none" fo:font-weight="normal" officeooo:rsid="26fa35ab" style:font-weight-asian="normal" style:font-weight-complex="normal"/>
    </style:style>
    <style:style style:name="T915" style:family="text">
      <style:text-properties style:text-underline-style="none" fo:font-weight="normal" officeooo:rsid="26fbb10a" style:font-weight-asian="normal" style:font-weight-complex="normal"/>
    </style:style>
    <style:style style:name="T916" style:family="text">
      <style:text-properties style:text-underline-style="none" fo:font-weight="normal" officeooo:rsid="26fcaa46" style:font-weight-asian="normal" style:font-weight-complex="normal"/>
    </style:style>
    <style:style style:name="T917" style:family="text">
      <style:text-properties style:text-underline-style="none" fo:font-weight="normal" officeooo:rsid="26fda3be" style:font-weight-asian="normal" style:font-weight-complex="normal"/>
    </style:style>
    <style:style style:name="T918" style:family="text">
      <style:text-properties style:text-underline-style="none" fo:font-weight="normal" officeooo:rsid="27006521" style:font-weight-asian="normal" style:font-weight-complex="normal"/>
    </style:style>
    <style:style style:name="T919" style:family="text">
      <style:text-properties style:text-underline-style="none" fo:font-weight="normal" officeooo:rsid="27023623" style:font-weight-asian="normal" style:font-weight-complex="normal"/>
    </style:style>
    <style:style style:name="T920" style:family="text">
      <style:text-properties style:text-underline-style="none" fo:font-weight="normal" officeooo:rsid="27027f67" style:font-weight-asian="normal" style:font-weight-complex="normal"/>
    </style:style>
    <style:style style:name="T921" style:family="text">
      <style:text-properties style:text-underline-style="none" fo:font-weight="normal" officeooo:rsid="2702d68f" style:font-weight-asian="normal" style:font-weight-complex="normal"/>
    </style:style>
    <style:style style:name="T922" style:family="text">
      <style:text-properties style:text-underline-style="none" fo:font-weight="normal" officeooo:rsid="2704a272" style:font-weight-asian="normal" style:font-weight-complex="normal"/>
    </style:style>
    <style:style style:name="T923" style:family="text">
      <style:text-properties style:text-underline-style="none" fo:font-weight="normal" officeooo:rsid="270632ed" style:font-weight-asian="normal" style:font-weight-complex="normal"/>
    </style:style>
    <style:style style:name="T924" style:family="text">
      <style:text-properties style:text-underline-style="none" fo:font-weight="normal" officeooo:rsid="2707a573" style:font-weight-asian="normal" style:font-weight-complex="normal"/>
    </style:style>
    <style:style style:name="T925" style:family="text">
      <style:text-properties style:text-underline-style="none" fo:font-weight="normal" officeooo:rsid="2707e481" style:font-weight-asian="normal" style:font-weight-complex="normal"/>
    </style:style>
    <style:style style:name="T926" style:family="text">
      <style:text-properties style:text-underline-style="none" fo:font-weight="normal" officeooo:rsid="2708aec8" style:font-weight-asian="normal" style:font-weight-complex="normal"/>
    </style:style>
    <style:style style:name="T927" style:family="text">
      <style:text-properties style:text-underline-style="none" fo:font-weight="normal" officeooo:rsid="270a6a8f" style:font-weight-asian="normal" style:font-weight-complex="normal"/>
    </style:style>
    <style:style style:name="T928" style:family="text">
      <style:text-properties style:text-underline-style="none" fo:font-weight="normal" officeooo:rsid="270c6309" style:font-weight-asian="normal" style:font-weight-complex="normal"/>
    </style:style>
    <style:style style:name="T929" style:family="text">
      <style:text-properties style:text-underline-style="none" fo:font-weight="normal" officeooo:rsid="270cfbf9" style:font-weight-asian="normal" style:font-weight-complex="normal"/>
    </style:style>
    <style:style style:name="T930" style:family="text">
      <style:text-properties style:text-underline-style="none" fo:font-weight="normal" officeooo:rsid="270d27e3" style:font-weight-asian="normal" style:font-weight-complex="normal"/>
    </style:style>
    <style:style style:name="T931" style:family="text">
      <style:text-properties style:text-underline-style="none" fo:font-weight="normal" officeooo:rsid="270daf30" style:font-weight-asian="normal" style:font-weight-complex="normal"/>
    </style:style>
    <style:style style:name="T932" style:family="text">
      <style:text-properties style:text-underline-style="none" fo:font-weight="normal" officeooo:rsid="270fa282" style:font-weight-asian="normal" style:font-weight-complex="normal"/>
    </style:style>
    <style:style style:name="T933" style:family="text">
      <style:text-properties style:text-underline-style="none" fo:font-weight="normal" officeooo:rsid="270ff4d6" style:font-weight-asian="normal" style:font-weight-complex="normal"/>
    </style:style>
    <style:style style:name="T934" style:family="text">
      <style:text-properties style:text-underline-style="none" fo:font-weight="normal" officeooo:rsid="27103237" style:font-weight-asian="normal" style:font-weight-complex="normal"/>
    </style:style>
    <style:style style:name="T935" style:family="text">
      <style:text-properties style:text-underline-style="none" fo:font-weight="normal" officeooo:rsid="2710fcd3" style:font-weight-asian="normal" style:font-weight-complex="normal"/>
    </style:style>
    <style:style style:name="T936" style:family="text">
      <style:text-properties style:text-underline-style="none" fo:font-weight="normal" officeooo:rsid="271195a6" style:font-weight-asian="normal" style:font-weight-complex="normal"/>
    </style:style>
    <style:style style:name="T937" style:family="text">
      <style:text-properties style:text-underline-style="none" fo:font-weight="normal" officeooo:rsid="2712928d" style:font-weight-asian="normal" style:font-weight-complex="normal"/>
    </style:style>
    <style:style style:name="T938" style:family="text">
      <style:text-properties style:text-underline-style="none" fo:font-weight="normal" officeooo:rsid="27148fb0" style:font-weight-asian="normal" style:font-weight-complex="normal"/>
    </style:style>
    <style:style style:name="T939" style:family="text">
      <style:text-properties style:text-underline-style="none" fo:font-weight="normal" officeooo:rsid="2715cddd" style:font-weight-asian="normal" style:font-weight-complex="normal"/>
    </style:style>
    <style:style style:name="T940" style:family="text">
      <style:text-properties style:text-underline-style="none" fo:font-weight="normal" officeooo:rsid="27173529" style:font-weight-asian="normal" style:font-weight-complex="normal"/>
    </style:style>
    <style:style style:name="T941" style:family="text">
      <style:text-properties style:text-underline-style="none" fo:font-weight="normal" officeooo:rsid="27185c00" style:font-weight-asian="normal" style:font-weight-complex="normal"/>
    </style:style>
    <style:style style:name="T942" style:family="text">
      <style:text-properties style:text-underline-style="none" fo:font-weight="normal" officeooo:rsid="271971ed" style:font-weight-asian="normal" style:font-weight-complex="normal"/>
    </style:style>
    <style:style style:name="T943" style:family="text">
      <style:text-properties style:text-underline-style="none" fo:font-weight="normal" officeooo:rsid="271a423d" style:font-weight-asian="normal" style:font-weight-complex="normal"/>
    </style:style>
    <style:style style:name="T944" style:family="text">
      <style:text-properties style:text-underline-style="none" fo:font-weight="normal" officeooo:rsid="271bfd50" style:font-weight-asian="normal" style:font-weight-complex="normal"/>
    </style:style>
    <style:style style:name="T945" style:family="text">
      <style:text-properties style:text-underline-style="none" fo:font-weight="normal" officeooo:rsid="271f5f6f" style:font-weight-asian="normal" style:font-weight-complex="normal"/>
    </style:style>
    <style:style style:name="T946" style:family="text">
      <style:text-properties style:text-underline-style="none" fo:font-weight="normal" officeooo:rsid="2720d5c9" style:font-weight-asian="normal" style:font-weight-complex="normal"/>
    </style:style>
    <style:style style:name="T947" style:family="text">
      <style:text-properties style:text-underline-style="none" fo:font-weight="normal" officeooo:rsid="27224ca8" style:font-weight-asian="normal" style:font-weight-complex="normal"/>
    </style:style>
    <style:style style:name="T948" style:family="text">
      <style:text-properties style:text-underline-style="none" fo:font-weight="normal" officeooo:rsid="2722d556" style:font-weight-asian="normal" style:font-weight-complex="normal"/>
    </style:style>
    <style:style style:name="T949" style:family="text">
      <style:text-properties style:text-underline-style="none" fo:font-weight="normal" officeooo:rsid="2722f2f5" style:font-weight-asian="normal" style:font-weight-complex="normal"/>
    </style:style>
    <style:style style:name="T950" style:family="text">
      <style:text-properties style:text-underline-style="none" fo:font-weight="normal" officeooo:rsid="272356cf" style:font-weight-asian="normal" style:font-weight-complex="normal"/>
    </style:style>
    <style:style style:name="T951" style:family="text">
      <style:text-properties style:text-underline-style="none" fo:font-weight="normal" officeooo:rsid="2723cfb4" style:font-weight-asian="normal" style:font-weight-complex="normal"/>
    </style:style>
    <style:style style:name="T952" style:family="text">
      <style:text-properties style:text-underline-style="none" fo:font-weight="normal" officeooo:rsid="27247e22" style:font-weight-asian="normal" style:font-weight-complex="normal"/>
    </style:style>
    <style:style style:name="T953" style:family="text">
      <style:text-properties style:text-underline-style="none" fo:font-weight="normal" officeooo:rsid="27247e8b" style:font-weight-asian="normal" style:font-weight-complex="normal"/>
    </style:style>
    <style:style style:name="T954" style:family="text">
      <style:text-properties style:text-underline-style="none" fo:font-weight="normal" officeooo:rsid="2724e8e4" style:font-weight-asian="normal" style:font-weight-complex="normal"/>
    </style:style>
    <style:style style:name="T955" style:family="text">
      <style:text-properties style:text-underline-style="none" fo:font-weight="normal" officeooo:rsid="2725c098" style:font-weight-asian="normal" style:font-weight-complex="normal"/>
    </style:style>
    <style:style style:name="T956" style:family="text">
      <style:text-properties style:text-underline-style="none" fo:font-weight="normal" officeooo:rsid="272730b4" style:font-weight-asian="normal" style:font-weight-complex="normal"/>
    </style:style>
    <style:style style:name="T957" style:family="text">
      <style:text-properties style:text-underline-style="none" fo:font-weight="normal" officeooo:rsid="2727b186" style:font-weight-asian="normal" style:font-weight-complex="normal"/>
    </style:style>
    <style:style style:name="T958" style:family="text">
      <style:text-properties style:text-underline-style="none" fo:font-weight="normal" officeooo:rsid="2727d71f" style:font-weight-asian="normal" style:font-weight-complex="normal"/>
    </style:style>
    <style:style style:name="T959" style:family="text">
      <style:text-properties style:text-underline-style="none" fo:font-weight="normal" officeooo:rsid="27294290" style:font-weight-asian="normal" style:font-weight-complex="normal"/>
    </style:style>
    <style:style style:name="T960" style:family="text">
      <style:text-properties style:text-underline-style="none" fo:font-weight="normal" officeooo:rsid="272991f3" style:font-weight-asian="normal" style:font-weight-complex="normal"/>
    </style:style>
    <style:style style:name="T961" style:family="text">
      <style:text-properties style:text-underline-style="none" fo:font-weight="normal" officeooo:rsid="2729e5be" style:font-weight-asian="normal" style:font-weight-complex="normal"/>
    </style:style>
    <style:style style:name="T962" style:family="text">
      <style:text-properties style:text-underline-style="none" fo:font-weight="normal" officeooo:rsid="272a22ed" style:font-weight-asian="normal" style:font-weight-complex="normal"/>
    </style:style>
    <style:style style:name="T963" style:family="text">
      <style:text-properties style:text-underline-style="none" fo:font-weight="normal" officeooo:rsid="272c026e" style:font-weight-asian="normal" style:font-weight-complex="normal"/>
    </style:style>
    <style:style style:name="T964" style:family="text">
      <style:text-properties style:text-underline-style="none" fo:font-weight="normal" officeooo:rsid="272dea0f" style:font-weight-asian="normal" style:font-weight-complex="normal"/>
    </style:style>
    <style:style style:name="T965" style:family="text">
      <style:text-properties style:text-underline-style="none" fo:font-weight="normal" officeooo:rsid="272ed242" style:font-weight-asian="normal" style:font-weight-complex="normal"/>
    </style:style>
    <style:style style:name="T966" style:family="text">
      <style:text-properties style:text-underline-style="none" fo:font-weight="normal" officeooo:rsid="273175db" style:font-weight-asian="normal" style:font-weight-complex="normal"/>
    </style:style>
    <style:style style:name="T967" style:family="text">
      <style:text-properties style:text-underline-style="none" fo:font-weight="normal" officeooo:rsid="27319936" style:font-weight-asian="normal" style:font-weight-complex="normal"/>
    </style:style>
    <style:style style:name="T968" style:family="text">
      <style:text-properties style:text-underline-style="none" fo:font-weight="normal" officeooo:rsid="27334f0b" style:font-weight-asian="normal" style:font-weight-complex="normal"/>
    </style:style>
    <style:style style:name="T969" style:family="text">
      <style:text-properties style:text-underline-style="none" fo:font-weight="normal" officeooo:rsid="2734e802" style:font-weight-asian="normal" style:font-weight-complex="normal"/>
    </style:style>
    <style:style style:name="T970" style:family="text">
      <style:text-properties style:text-underline-style="none" fo:font-weight="normal" officeooo:rsid="2736e69d" style:font-weight-asian="normal" style:font-weight-complex="normal"/>
    </style:style>
    <style:style style:name="T971" style:family="text">
      <style:text-properties style:text-underline-style="none" fo:font-weight="normal" officeooo:rsid="2737528f" style:font-weight-asian="normal" style:font-weight-complex="normal"/>
    </style:style>
    <style:style style:name="T972" style:family="text">
      <style:text-properties style:text-underline-style="none" fo:font-weight="normal" officeooo:rsid="2738adc1" style:font-weight-asian="normal" style:font-weight-complex="normal"/>
    </style:style>
    <style:style style:name="T973" style:family="text">
      <style:text-properties style:text-underline-style="none" fo:font-weight="normal" officeooo:rsid="273b619b" style:font-weight-asian="normal" style:font-weight-complex="normal"/>
    </style:style>
    <style:style style:name="T974" style:family="text">
      <style:text-properties style:text-underline-style="none" fo:font-weight="normal" officeooo:rsid="273c878f" style:font-weight-asian="normal" style:font-weight-complex="normal"/>
    </style:style>
    <style:style style:name="T975" style:family="text">
      <style:text-properties style:text-underline-style="none" fo:font-weight="normal" officeooo:rsid="273e3c18" style:font-weight-asian="normal" style:font-weight-complex="normal"/>
    </style:style>
    <style:style style:name="T976" style:family="text">
      <style:text-properties style:text-underline-style="none" fo:font-weight="normal" officeooo:rsid="273fbe86" style:font-weight-asian="normal" style:font-weight-complex="normal"/>
    </style:style>
    <style:style style:name="T977" style:family="text">
      <style:text-properties style:text-underline-style="none" fo:font-weight="normal" officeooo:rsid="274058d9" style:font-weight-asian="normal" style:font-weight-complex="normal"/>
    </style:style>
    <style:style style:name="T978" style:family="text">
      <style:text-properties style:text-underline-style="none" fo:font-weight="normal" officeooo:rsid="2741314a" style:font-weight-asian="normal" style:font-weight-complex="normal"/>
    </style:style>
    <style:style style:name="T979" style:family="text">
      <style:text-properties style:text-underline-style="none" fo:font-weight="normal" officeooo:rsid="27423fe9" style:font-weight-asian="normal" style:font-weight-complex="normal"/>
    </style:style>
    <style:style style:name="T980" style:family="text">
      <style:text-properties style:text-underline-style="none" fo:font-weight="normal" officeooo:rsid="27438709" style:font-weight-asian="normal" style:font-weight-complex="normal"/>
    </style:style>
    <style:style style:name="T981" style:family="text">
      <style:text-properties style:text-underline-style="none" fo:font-weight="normal" officeooo:rsid="2744eaed" style:font-weight-asian="normal" style:font-weight-complex="normal"/>
    </style:style>
    <style:style style:name="T982" style:family="text">
      <style:text-properties style:text-underline-style="none" fo:font-weight="normal" officeooo:rsid="27453f2c" style:font-weight-asian="normal" style:font-weight-complex="normal"/>
    </style:style>
    <style:style style:name="T983" style:family="text">
      <style:text-properties style:text-underline-style="none" fo:font-weight="normal" officeooo:rsid="2746b4e9" style:font-weight-asian="normal" style:font-weight-complex="normal"/>
    </style:style>
    <style:style style:name="T984" style:family="text">
      <style:text-properties style:text-underline-style="none" officeooo:rsid="3c9d003b"/>
    </style:style>
    <style:style style:name="T985" style:family="text">
      <style:text-properties style:text-underline-style="none" officeooo:rsid="3c9dc42e"/>
    </style:style>
    <style:style style:name="T986" style:family="text">
      <style:text-properties style:text-underline-style="none" officeooo:rsid="3c9e0e3f"/>
    </style:style>
    <style:style style:name="T987" style:family="text">
      <style:text-properties style:text-underline-style="none" officeooo:rsid="3c9f62c3"/>
    </style:style>
    <style:style style:name="T988" style:family="text">
      <style:text-properties officeooo:rsid="2746b4e9"/>
    </style:style>
    <style:style style:name="T989" style:family="text">
      <style:text-properties officeooo:rsid="2746c2d5"/>
    </style:style>
    <style:style style:name="T990" style:family="text">
      <style:text-properties officeooo:rsid="27479bbb"/>
    </style:style>
    <style:style style:name="T991" style:family="text">
      <style:text-properties officeooo:rsid="27480677"/>
    </style:style>
    <style:style style:name="T992" style:family="text">
      <style:text-properties officeooo:rsid="2748728f"/>
    </style:style>
    <style:style style:name="T993" style:family="text">
      <style:text-properties officeooo:rsid="274a9426"/>
    </style:style>
    <style:style style:name="T994" style:family="text">
      <style:text-properties officeooo:rsid="27513c03"/>
    </style:style>
    <style:style style:name="T995" style:family="text">
      <style:text-properties officeooo:rsid="2753fff0"/>
    </style:style>
    <style:style style:name="T996" style:family="text">
      <style:text-properties officeooo:rsid="2754e837"/>
    </style:style>
    <style:style style:name="T997" style:family="text">
      <style:text-properties officeooo:rsid="2755efe5"/>
    </style:style>
    <style:style style:name="T998" style:family="text">
      <style:text-properties officeooo:rsid="2762abb0"/>
    </style:style>
    <style:style style:name="T999" style:family="text">
      <style:text-properties officeooo:rsid="276b8745"/>
    </style:style>
    <style:style style:name="T1000" style:family="text">
      <style:text-properties officeooo:rsid="27703645"/>
    </style:style>
    <style:style style:name="T1001" style:family="text">
      <style:text-properties officeooo:rsid="27802657"/>
    </style:style>
    <style:style style:name="T1002" style:family="text">
      <style:text-properties officeooo:rsid="2789b869"/>
    </style:style>
    <style:style style:name="T1003" style:family="text">
      <style:text-properties officeooo:rsid="278bd764"/>
    </style:style>
    <style:style style:name="T1004" style:family="text">
      <style:text-properties officeooo:rsid="278e22e7"/>
    </style:style>
    <style:style style:name="T1005" style:family="text">
      <style:text-properties officeooo:rsid="278f8536"/>
    </style:style>
    <style:style style:name="T1006" style:family="text">
      <style:text-properties officeooo:rsid="2790f8a2"/>
    </style:style>
    <style:style style:name="T1007" style:family="text">
      <style:text-properties officeooo:rsid="279188a8"/>
    </style:style>
    <style:style style:name="T1008" style:family="text">
      <style:text-properties officeooo:rsid="0019f43d"/>
    </style:style>
    <style:style style:name="T1009" style:family="text">
      <style:text-properties officeooo:rsid="27928128"/>
    </style:style>
    <style:style style:name="T1010" style:family="text">
      <style:text-properties officeooo:rsid="2796e2bb"/>
    </style:style>
    <style:style style:name="T1011" style:family="text">
      <style:text-properties officeooo:rsid="2799ecfc"/>
    </style:style>
    <style:style style:name="T1012" style:family="text">
      <style:text-properties officeooo:rsid="27a1e07b"/>
    </style:style>
    <style:style style:name="T1013" style:family="text">
      <style:text-properties officeooo:rsid="27a3d696"/>
    </style:style>
    <style:style style:name="T1014" style:family="text">
      <style:text-properties officeooo:rsid="27a53b3a"/>
    </style:style>
    <style:style style:name="T1015" style:family="text">
      <style:text-properties officeooo:rsid="27a5415d"/>
    </style:style>
    <style:style style:name="T1016" style:family="text">
      <style:text-properties officeooo:rsid="27a699f1"/>
    </style:style>
    <style:style style:name="T1017" style:family="text">
      <style:text-properties officeooo:rsid="27a6b879"/>
    </style:style>
    <style:style style:name="T1018" style:family="text">
      <style:text-properties officeooo:rsid="27aa0fc9"/>
    </style:style>
    <style:style style:name="T1019" style:family="text">
      <style:text-properties officeooo:rsid="27aa3c06"/>
    </style:style>
    <style:style style:name="T1020" style:family="text">
      <style:text-properties officeooo:rsid="27accb15"/>
    </style:style>
    <style:style style:name="T1021" style:family="text">
      <style:text-properties officeooo:rsid="27b0a313"/>
    </style:style>
    <style:style style:name="T1022" style:family="text">
      <style:text-properties officeooo:rsid="27b83421"/>
    </style:style>
    <style:style style:name="T1023" style:family="text">
      <style:text-properties officeooo:rsid="27bb8778"/>
    </style:style>
    <style:style style:name="T1024" style:family="text">
      <style:text-properties officeooo:rsid="27bdc87e"/>
    </style:style>
    <style:style style:name="T1025" style:family="text">
      <style:text-properties officeooo:rsid="27c048b5"/>
    </style:style>
    <style:style style:name="T1026" style:family="text">
      <style:text-properties officeooo:rsid="27c2c2b1"/>
    </style:style>
    <style:style style:name="T1027" style:family="text">
      <style:text-properties officeooo:rsid="27c61f93"/>
    </style:style>
    <style:style style:name="T1028" style:family="text">
      <style:text-properties officeooo:rsid="27c6bd49"/>
    </style:style>
    <style:style style:name="T1029" style:family="text">
      <style:text-properties officeooo:rsid="27cc2dc3"/>
    </style:style>
    <style:style style:name="T1030" style:family="text">
      <style:text-properties officeooo:rsid="27ccbc3a"/>
    </style:style>
    <style:style style:name="T1031" style:family="text">
      <style:text-properties officeooo:rsid="27cdb8cc"/>
    </style:style>
    <style:style style:name="T1032" style:family="text">
      <style:text-properties officeooo:rsid="27cfa002"/>
    </style:style>
    <style:style style:name="T1033" style:family="text">
      <style:text-properties officeooo:rsid="27d16745"/>
    </style:style>
    <style:style style:name="T1034" style:family="text">
      <style:text-properties officeooo:rsid="27d1bcea"/>
    </style:style>
    <style:style style:name="T1035" style:family="text">
      <style:text-properties officeooo:rsid="27d2c05d"/>
    </style:style>
    <style:style style:name="T1036" style:family="text">
      <style:text-properties officeooo:rsid="27d372f7"/>
    </style:style>
    <style:style style:name="T1037" style:family="text">
      <style:text-properties officeooo:rsid="27d3aed3"/>
    </style:style>
    <style:style style:name="T1038" style:family="text">
      <style:text-properties officeooo:rsid="27d3f680"/>
    </style:style>
    <style:style style:name="T1039" style:family="text">
      <style:text-properties officeooo:rsid="27d5a8b1"/>
    </style:style>
    <style:style style:name="T1040" style:family="text">
      <style:text-properties officeooo:rsid="27d7053e"/>
    </style:style>
    <style:style style:name="T1041" style:family="text">
      <style:text-properties officeooo:rsid="27db0858"/>
    </style:style>
    <style:style style:name="T1042" style:family="text">
      <style:text-properties officeooo:rsid="27dde781"/>
    </style:style>
    <style:style style:name="T1043" style:family="text">
      <style:text-properties officeooo:rsid="27decfc7"/>
    </style:style>
    <style:style style:name="T1044" style:family="text">
      <style:text-properties officeooo:rsid="27e0aed0"/>
    </style:style>
    <style:style style:name="T1045" style:family="text">
      <style:text-properties officeooo:rsid="27f85594"/>
    </style:style>
    <style:style style:name="T1046" style:family="text">
      <style:text-properties officeooo:rsid="27fb4928"/>
    </style:style>
    <style:style style:name="T1047" style:family="text">
      <style:text-properties officeooo:rsid="2802d76c"/>
    </style:style>
    <style:style style:name="T1048" style:family="text">
      <style:text-properties officeooo:rsid="280d6a7e"/>
    </style:style>
    <style:style style:name="T1049" style:family="text">
      <style:text-properties officeooo:rsid="28158749"/>
    </style:style>
    <style:style style:name="T1050" style:family="text">
      <style:text-properties officeooo:rsid="281e2632"/>
    </style:style>
    <style:style style:name="T1051" style:family="text">
      <style:text-properties officeooo:rsid="2823cb19"/>
    </style:style>
    <style:style style:name="T1052" style:family="text">
      <style:text-properties officeooo:rsid="28275b57"/>
    </style:style>
    <style:style style:name="T1053" style:family="text">
      <style:text-properties officeooo:rsid="2845d016"/>
    </style:style>
    <style:style style:name="T1054" style:family="text">
      <style:text-properties officeooo:rsid="28493888"/>
    </style:style>
    <style:style style:name="T1055" style:family="text">
      <style:text-properties officeooo:rsid="284a19f1"/>
    </style:style>
    <style:style style:name="T1056" style:family="text">
      <style:text-properties officeooo:rsid="285d6da4"/>
    </style:style>
    <style:style style:name="T1057" style:family="text">
      <style:text-properties officeooo:rsid="285e297a"/>
    </style:style>
    <style:style style:name="T1058" style:family="text">
      <style:text-properties officeooo:rsid="2861726a"/>
    </style:style>
    <style:style style:name="T1059" style:family="text">
      <style:text-properties officeooo:rsid="286184a5"/>
    </style:style>
    <style:style style:name="T1060" style:family="text">
      <style:text-properties officeooo:rsid="28647a09"/>
    </style:style>
    <style:style style:name="T1061" style:family="text">
      <style:text-properties officeooo:rsid="286f8ef3"/>
    </style:style>
    <style:style style:name="T1062" style:family="text">
      <style:text-properties officeooo:rsid="28777306"/>
    </style:style>
    <style:style style:name="T1063" style:family="text">
      <style:text-properties officeooo:rsid="287d0d7b"/>
    </style:style>
    <style:style style:name="T1064" style:family="text">
      <style:text-properties officeooo:rsid="2881a4c0"/>
    </style:style>
    <style:style style:name="T1065" style:family="text">
      <style:text-properties officeooo:rsid="2883c0f2"/>
    </style:style>
    <style:style style:name="T1066" style:family="text">
      <style:text-properties officeooo:rsid="288a4ee6"/>
    </style:style>
    <style:style style:name="T1067" style:family="text">
      <style:text-properties officeooo:rsid="28952627"/>
    </style:style>
    <style:style style:name="T1068" style:family="text">
      <style:text-properties officeooo:rsid="289f8598"/>
    </style:style>
    <style:style style:name="T1069" style:family="text">
      <style:text-properties officeooo:rsid="28a2c438"/>
    </style:style>
    <style:style style:name="T1070" style:family="text">
      <style:text-properties officeooo:rsid="28a37b57"/>
    </style:style>
    <style:style style:name="T1071" style:family="text">
      <style:text-properties officeooo:rsid="28a4fa5c"/>
    </style:style>
    <style:style style:name="T1072" style:family="text">
      <style:text-properties officeooo:rsid="28a5eb21"/>
    </style:style>
    <style:style style:name="T1073" style:family="text">
      <style:text-properties officeooo:rsid="28aa8e0b"/>
    </style:style>
    <style:style style:name="T1074" style:family="text">
      <style:text-properties officeooo:rsid="28ac2e1b"/>
    </style:style>
    <style:style style:name="T1075" style:family="text">
      <style:text-properties officeooo:rsid="28b60f94"/>
    </style:style>
    <style:style style:name="T1076" style:family="text">
      <style:text-properties officeooo:rsid="28b800f0"/>
    </style:style>
    <style:style style:name="T1077" style:family="text">
      <style:text-properties officeooo:rsid="28b98639"/>
    </style:style>
    <style:style style:name="T1078" style:family="text">
      <style:text-properties officeooo:rsid="28b9ec49"/>
    </style:style>
    <style:style style:name="T1079" style:family="text">
      <style:text-properties officeooo:rsid="28c5a736"/>
    </style:style>
    <style:style style:name="T1080" style:family="text">
      <style:text-properties officeooo:rsid="28c73c6b"/>
    </style:style>
    <style:style style:name="T1081" style:family="text">
      <style:text-properties officeooo:rsid="28c88069"/>
    </style:style>
    <style:style style:name="T1082" style:family="text">
      <style:text-properties officeooo:rsid="28c88c48"/>
    </style:style>
    <style:style style:name="T1083" style:family="text">
      <style:text-properties officeooo:rsid="28de3227"/>
    </style:style>
    <style:style style:name="T1084" style:family="text">
      <style:text-properties officeooo:rsid="28edab4a"/>
    </style:style>
    <style:style style:name="T1085" style:family="text">
      <style:text-properties officeooo:rsid="28f0d877"/>
    </style:style>
    <style:style style:name="T1086" style:family="text">
      <style:text-properties officeooo:rsid="28fb164a"/>
    </style:style>
    <style:style style:name="T1087" style:family="text">
      <style:text-properties officeooo:rsid="28fde8a3"/>
    </style:style>
    <style:style style:name="T1088" style:family="text">
      <style:text-properties officeooo:rsid="29015585"/>
    </style:style>
    <style:style style:name="T1089" style:family="text">
      <style:text-properties officeooo:rsid="290d9ac8"/>
    </style:style>
    <style:style style:name="T1090" style:family="text">
      <style:text-properties officeooo:rsid="291392c2"/>
    </style:style>
    <style:style style:name="T1091" style:family="text">
      <style:text-properties officeooo:rsid="291757db"/>
    </style:style>
    <style:style style:name="T1092" style:family="text">
      <style:text-properties officeooo:rsid="291cfe32"/>
    </style:style>
    <style:style style:name="T1093" style:family="text">
      <style:text-properties officeooo:rsid="292eb36b"/>
    </style:style>
    <style:style style:name="T1094" style:family="text">
      <style:text-properties officeooo:rsid="292fbbca"/>
    </style:style>
    <style:style style:name="T1095" style:family="text">
      <style:text-properties officeooo:rsid="29355571"/>
    </style:style>
    <style:style style:name="T1096" style:family="text">
      <style:text-properties officeooo:rsid="2963d0ba"/>
    </style:style>
    <style:style style:name="T1097" style:family="text">
      <style:text-properties officeooo:rsid="2967f5a4"/>
    </style:style>
    <style:style style:name="T1098" style:family="text">
      <style:text-properties officeooo:rsid="296b152b"/>
    </style:style>
    <style:style style:name="T1099" style:family="text">
      <style:text-properties officeooo:rsid="296dc901"/>
    </style:style>
    <style:style style:name="T1100" style:family="text">
      <style:text-properties officeooo:rsid="296f4afc"/>
    </style:style>
    <style:style style:name="T1101" style:family="text">
      <style:text-properties officeooo:rsid="296fc8d6"/>
    </style:style>
    <style:style style:name="T1102" style:family="text">
      <style:text-properties officeooo:rsid="2974cb5c"/>
    </style:style>
    <style:style style:name="T1103" style:family="text">
      <style:text-properties officeooo:rsid="29871141"/>
    </style:style>
    <style:style style:name="T1104" style:family="text">
      <style:text-properties officeooo:rsid="298cb6c0"/>
    </style:style>
    <style:style style:name="T1105" style:family="text">
      <style:text-properties officeooo:rsid="299193d0"/>
    </style:style>
    <style:style style:name="T1106" style:family="text">
      <style:text-properties officeooo:rsid="29981e71"/>
    </style:style>
    <style:style style:name="T1107" style:family="text">
      <style:text-properties officeooo:rsid="299a19c7"/>
    </style:style>
    <style:style style:name="T1108" style:family="text">
      <style:text-properties officeooo:rsid="299a66dd"/>
    </style:style>
    <style:style style:name="T1109" style:family="text">
      <style:text-properties officeooo:rsid="29a9aef9"/>
    </style:style>
    <style:style style:name="T1110" style:family="text">
      <style:text-properties officeooo:rsid="29bde28d"/>
    </style:style>
    <style:style style:name="T1111" style:family="text">
      <style:text-properties officeooo:rsid="29be7997"/>
    </style:style>
    <style:style style:name="T1112" style:family="text">
      <style:text-properties officeooo:rsid="29c865b8"/>
    </style:style>
    <style:style style:name="T1113" style:family="text">
      <style:text-properties officeooo:rsid="29dc9388"/>
    </style:style>
    <style:style style:name="T1114" style:family="text">
      <style:text-properties officeooo:rsid="29e119a4"/>
    </style:style>
    <style:style style:name="T1115" style:family="text">
      <style:text-properties officeooo:rsid="29e853f1"/>
    </style:style>
    <style:style style:name="T1116" style:family="text">
      <style:text-properties officeooo:rsid="29ed2acb"/>
    </style:style>
    <style:style style:name="T1117" style:family="text">
      <style:text-properties officeooo:rsid="29ee71fc"/>
    </style:style>
    <style:style style:name="T1118" style:family="text">
      <style:text-properties officeooo:rsid="2a1efab3"/>
    </style:style>
    <style:style style:name="T1119" style:family="text">
      <style:text-properties officeooo:rsid="2a22a806"/>
    </style:style>
    <style:style style:name="T1120" style:family="text">
      <style:text-properties officeooo:rsid="2a2be931"/>
    </style:style>
    <style:style style:name="T1121" style:family="text">
      <style:text-properties officeooo:rsid="2a2cad4a"/>
    </style:style>
    <style:style style:name="T1122" style:family="text">
      <style:text-properties officeooo:rsid="2a3201b0"/>
    </style:style>
    <style:style style:name="T1123" style:family="text">
      <style:text-properties officeooo:rsid="2a32fd95"/>
    </style:style>
    <style:style style:name="T1124" style:family="text">
      <style:text-properties officeooo:rsid="2a33b9f5"/>
    </style:style>
    <style:style style:name="T1125" style:family="text">
      <style:text-properties officeooo:rsid="2a35821b"/>
    </style:style>
    <style:style style:name="T1126" style:family="text">
      <style:text-properties officeooo:rsid="2a362180"/>
    </style:style>
    <style:style style:name="T1127" style:family="text">
      <style:text-properties officeooo:rsid="2a37af6a"/>
    </style:style>
    <style:style style:name="T1128" style:family="text">
      <style:text-properties officeooo:rsid="2a399282"/>
    </style:style>
    <style:style style:name="T1129" style:family="text">
      <style:text-properties officeooo:rsid="2a41a9ac"/>
    </style:style>
    <style:style style:name="T1130" style:family="text">
      <style:text-properties officeooo:rsid="2a4394c2"/>
    </style:style>
    <style:style style:name="T1131" style:family="text">
      <style:text-properties officeooo:rsid="2a447609"/>
    </style:style>
    <style:style style:name="T1132" style:family="text">
      <style:text-properties officeooo:rsid="2a46fed5"/>
    </style:style>
    <style:style style:name="T1133" style:family="text">
      <style:text-properties officeooo:rsid="2a486041"/>
    </style:style>
    <style:style style:name="T1134" style:family="text">
      <style:text-properties officeooo:rsid="2a48c84a"/>
    </style:style>
    <style:style style:name="T1135" style:family="text">
      <style:text-properties officeooo:rsid="2a49bb12"/>
    </style:style>
    <style:style style:name="T1136" style:family="text">
      <style:text-properties officeooo:rsid="2a4b70c2"/>
    </style:style>
    <style:style style:name="T1137" style:family="text">
      <style:text-properties officeooo:rsid="2a51db01"/>
    </style:style>
    <style:style style:name="T1138" style:family="text">
      <style:text-properties officeooo:rsid="2a9204e8"/>
    </style:style>
    <style:style style:name="T1139" style:family="text">
      <style:text-properties officeooo:rsid="2aa886de"/>
    </style:style>
    <style:style style:name="T1140" style:family="text">
      <style:text-properties officeooo:rsid="2aab3652"/>
    </style:style>
    <style:style style:name="T1141" style:family="text">
      <style:text-properties officeooo:rsid="2ab811ec"/>
    </style:style>
    <style:style style:name="T1142" style:family="text">
      <style:text-properties officeooo:rsid="2ad2c6c0"/>
    </style:style>
    <style:style style:name="T1143" style:family="text">
      <style:text-properties officeooo:rsid="2ae33fff"/>
    </style:style>
    <style:style style:name="T1144" style:family="text">
      <style:text-properties officeooo:rsid="2af0c880"/>
    </style:style>
    <style:style style:name="T1145" style:family="text">
      <style:text-properties officeooo:rsid="2b0410fe"/>
    </style:style>
    <style:style style:name="T1146" style:family="text">
      <style:text-properties officeooo:rsid="2b06b029"/>
    </style:style>
    <style:style style:name="T1147" style:family="text">
      <style:text-properties officeooo:rsid="2b1010a6"/>
    </style:style>
    <style:style style:name="T1148" style:family="text">
      <style:text-properties officeooo:rsid="2b169918"/>
    </style:style>
    <style:style style:name="T1149" style:family="text">
      <style:text-properties officeooo:rsid="2b363470"/>
    </style:style>
    <style:style style:name="T1150" style:family="text">
      <style:text-properties officeooo:rsid="2b39844f"/>
    </style:style>
    <style:style style:name="T1151" style:family="text">
      <style:text-properties officeooo:rsid="2b4e3385"/>
    </style:style>
    <style:style style:name="T1152" style:family="text">
      <style:text-properties officeooo:rsid="2b6cc022"/>
    </style:style>
    <style:style style:name="T1153" style:family="text">
      <style:text-properties officeooo:rsid="2c010eeb"/>
    </style:style>
    <style:style style:name="T1154" style:family="text">
      <style:text-properties officeooo:rsid="2c40c51a"/>
    </style:style>
    <style:style style:name="T1155" style:family="text">
      <style:text-properties officeooo:rsid="2c4a6aa0"/>
    </style:style>
    <style:style style:name="T1156" style:family="text">
      <style:text-properties officeooo:rsid="2c6b354b"/>
    </style:style>
    <style:style style:name="T1157" style:family="text">
      <style:text-properties officeooo:rsid="2c73bbb9"/>
    </style:style>
    <style:style style:name="T1158" style:family="text">
      <style:text-properties officeooo:rsid="2c743c65"/>
    </style:style>
    <style:style style:name="T1159" style:family="text">
      <style:text-properties officeooo:rsid="2c77faf1"/>
    </style:style>
    <style:style style:name="T1160" style:family="text">
      <style:text-properties officeooo:rsid="2c84f578"/>
    </style:style>
    <style:style style:name="T1161" style:family="text">
      <style:text-properties officeooo:rsid="2c8f3aef"/>
    </style:style>
    <style:style style:name="T1162" style:family="text">
      <style:text-properties officeooo:rsid="2c91d140"/>
    </style:style>
    <style:style style:name="T1163" style:family="text">
      <style:text-properties officeooo:rsid="2c948ff0"/>
    </style:style>
    <style:style style:name="T1164" style:family="text">
      <style:text-properties officeooo:rsid="2c966c00"/>
    </style:style>
    <style:style style:name="T1165" style:family="text">
      <style:text-properties officeooo:rsid="2ca5b33f"/>
    </style:style>
    <style:style style:name="T1166" style:family="text">
      <style:text-properties officeooo:rsid="2ca6527e"/>
    </style:style>
    <style:style style:name="T1167" style:family="text">
      <style:text-properties officeooo:rsid="2ca7c416"/>
    </style:style>
    <style:style style:name="T1168" style:family="text">
      <style:text-properties officeooo:rsid="2ca8db4a"/>
    </style:style>
    <style:style style:name="T1169" style:family="text">
      <style:text-properties officeooo:rsid="2caa6348"/>
    </style:style>
    <style:style style:name="T1170" style:family="text">
      <style:text-properties officeooo:rsid="2cac40ed"/>
    </style:style>
    <style:style style:name="T1171" style:family="text">
      <style:text-properties officeooo:rsid="2caf52a6"/>
    </style:style>
    <style:style style:name="T1172" style:family="text">
      <style:text-properties officeooo:rsid="2cb79137"/>
    </style:style>
    <style:style style:name="T1173" style:family="text">
      <style:text-properties officeooo:rsid="2cc1aa41"/>
    </style:style>
    <style:style style:name="T1174" style:family="text">
      <style:text-properties officeooo:rsid="2cc39fa4"/>
    </style:style>
    <style:style style:name="T1175" style:family="text">
      <style:text-properties officeooo:rsid="2ce02f7c"/>
    </style:style>
    <style:style style:name="T1176" style:family="text">
      <style:text-properties officeooo:rsid="2ce15e72"/>
    </style:style>
    <style:style style:name="T1177" style:family="text">
      <style:text-properties officeooo:rsid="2ce20040"/>
    </style:style>
    <style:style style:name="T1178" style:family="text">
      <style:text-properties officeooo:rsid="2ce2adf9"/>
    </style:style>
    <style:style style:name="T1179" style:family="text">
      <style:text-properties officeooo:rsid="2ce5695f"/>
    </style:style>
    <style:style style:name="T1180" style:family="text">
      <style:text-properties officeooo:rsid="2ce72d1a"/>
    </style:style>
    <style:style style:name="T1181" style:family="text">
      <style:text-properties officeooo:rsid="2ce9fb72"/>
    </style:style>
    <style:style style:name="T1182" style:family="text">
      <style:text-properties officeooo:rsid="2cec5356"/>
    </style:style>
    <style:style style:name="T1183" style:family="text">
      <style:text-properties officeooo:rsid="2cf01ba4"/>
    </style:style>
    <style:style style:name="T1184" style:family="text">
      <style:text-properties officeooo:rsid="2cf61604"/>
    </style:style>
    <style:style style:name="T1185" style:family="text">
      <style:text-properties officeooo:rsid="2cf7af48"/>
    </style:style>
    <style:style style:name="T1186" style:family="text">
      <style:text-properties officeooo:rsid="2cff183b"/>
    </style:style>
    <style:style style:name="T1187" style:family="text">
      <style:text-properties officeooo:rsid="2d02c804"/>
    </style:style>
    <style:style style:name="T1188" style:family="text">
      <style:text-properties officeooo:rsid="2d08ef49"/>
    </style:style>
    <style:style style:name="T1189" style:family="text">
      <style:text-properties officeooo:rsid="2d09ca68"/>
    </style:style>
    <style:style style:name="T1190" style:family="text">
      <style:text-properties officeooo:rsid="2d0d029f"/>
    </style:style>
    <style:style style:name="T1191" style:family="text">
      <style:text-properties officeooo:rsid="2d0d8029"/>
    </style:style>
    <style:style style:name="T1192" style:family="text">
      <style:text-properties officeooo:rsid="2d11ead9"/>
    </style:style>
    <style:style style:name="T1193" style:family="text">
      <style:text-properties officeooo:rsid="2d1400fd"/>
    </style:style>
    <style:style style:name="T1194" style:family="text">
      <style:text-properties officeooo:rsid="2d22ab70"/>
    </style:style>
    <style:style style:name="T1195" style:family="text">
      <style:text-properties officeooo:rsid="2d23bd9b"/>
    </style:style>
    <style:style style:name="T1196" style:family="text">
      <style:text-properties officeooo:rsid="2d243607"/>
    </style:style>
    <style:style style:name="T1197" style:family="text">
      <style:text-properties officeooo:rsid="2d25480b"/>
    </style:style>
    <style:style style:name="T1198" style:family="text">
      <style:text-properties officeooo:rsid="2d2c0145"/>
    </style:style>
    <style:style style:name="T1199" style:family="text">
      <style:text-properties officeooo:rsid="2d2f9e62"/>
    </style:style>
    <style:style style:name="T1200" style:family="text">
      <style:text-properties officeooo:rsid="2d303626"/>
    </style:style>
    <style:style style:name="T1201" style:family="text">
      <style:text-properties officeooo:rsid="2d312535"/>
    </style:style>
    <style:style style:name="T1202" style:family="text">
      <style:text-properties officeooo:rsid="2d32da2a"/>
    </style:style>
    <style:style style:name="T1203" style:family="text">
      <style:text-properties officeooo:rsid="2d359df8"/>
    </style:style>
    <style:style style:name="T1204" style:family="text">
      <style:text-properties officeooo:rsid="2d3d5d50"/>
    </style:style>
    <style:style style:name="T1205" style:family="text">
      <style:text-properties officeooo:rsid="2d54f1d6"/>
    </style:style>
    <style:style style:name="T1206" style:family="text">
      <style:text-properties officeooo:rsid="2d56d9d6"/>
    </style:style>
    <style:style style:name="T1207" style:family="text">
      <style:text-properties officeooo:rsid="2d57629d"/>
    </style:style>
    <style:style style:name="T1208" style:family="text">
      <style:text-properties officeooo:rsid="2d585a96"/>
    </style:style>
    <style:style style:name="T1209" style:family="text">
      <style:text-properties officeooo:rsid="2d5ae08a"/>
    </style:style>
    <style:style style:name="T1210" style:family="text">
      <style:text-properties officeooo:rsid="2d5d3d7f"/>
    </style:style>
    <style:style style:name="T1211" style:family="text">
      <style:text-properties officeooo:rsid="2d60dd8d"/>
    </style:style>
    <style:style style:name="T1212" style:family="text">
      <style:text-properties officeooo:rsid="2d623b4b"/>
    </style:style>
    <style:style style:name="T1213" style:family="text">
      <style:text-properties officeooo:rsid="2d686a5d"/>
    </style:style>
    <style:style style:name="T1214" style:family="text">
      <style:text-properties officeooo:rsid="2d6c9d3a"/>
    </style:style>
    <style:style style:name="T1215" style:family="text">
      <style:text-properties officeooo:rsid="2d6efdab"/>
    </style:style>
    <style:style style:name="T1216" style:family="text">
      <style:text-properties officeooo:rsid="2d7a0568"/>
    </style:style>
    <style:style style:name="T1217" style:family="text">
      <style:text-properties officeooo:rsid="2d7b0b8c"/>
    </style:style>
    <style:style style:name="T1218" style:family="text">
      <style:text-properties style:font-name="Liberation Serif1"/>
    </style:style>
    <style:style style:name="T1219" style:family="text">
      <style:text-properties style:font-name="Liberation Serif1" officeooo:rsid="2d7b0b8c"/>
    </style:style>
    <style:style style:name="T1220" style:family="text">
      <style:text-properties style:font-name="Liberation Serif1" officeooo:rsid="2d949f01" style:font-name-asian="Liberation Serif1" style:font-name-complex="Liberation Serif1"/>
    </style:style>
    <style:style style:name="T1221" style:family="text">
      <style:text-properties style:font-name="Liberation Serif1" officeooo:rsid="2feaa7d8"/>
    </style:style>
    <style:style style:name="T1222" style:family="text">
      <style:text-properties style:font-name="Liberation Serif1" officeooo:rsid="2ff4eda2"/>
    </style:style>
    <style:style style:name="T1223" style:family="text">
      <style:text-properties style:font-name="Liberation Serif1" officeooo:rsid="2ff65981"/>
    </style:style>
    <style:style style:name="T1224" style:family="text">
      <style:text-properties style:font-name="Liberation Serif1" officeooo:rsid="2ff6aa2c"/>
    </style:style>
    <style:style style:name="T1225" style:family="text">
      <style:text-properties style:font-name="Liberation Serif1" officeooo:rsid="2ff871d0"/>
    </style:style>
    <style:style style:name="T1226" style:family="text">
      <style:text-properties style:font-name="Liberation Serif1" officeooo:rsid="2ff8e327"/>
    </style:style>
    <style:style style:name="T1227" style:family="text">
      <style:text-properties style:font-name="Liberation Serif1" officeooo:rsid="0019f43d"/>
    </style:style>
    <style:style style:name="T1228" style:family="text">
      <style:text-properties style:font-name="Liberation Serif1" officeooo:rsid="2ffa381f"/>
    </style:style>
    <style:style style:name="T1229" style:family="text">
      <style:text-properties style:font-name="Liberation Serif1" officeooo:rsid="2ffc0677"/>
    </style:style>
    <style:style style:name="T1230" style:family="text">
      <style:text-properties style:font-name="Liberation Serif1" officeooo:rsid="2ffdf7d1"/>
    </style:style>
    <style:style style:name="T1231" style:family="text">
      <style:text-properties style:font-name="Liberation Serif1" officeooo:rsid="2fff021b"/>
    </style:style>
    <style:style style:name="T1232" style:family="text">
      <style:text-properties style:font-name="Liberation Serif1" officeooo:rsid="2fff8a07"/>
    </style:style>
    <style:style style:name="T1233" style:family="text">
      <style:text-properties style:font-name="Liberation Serif1" officeooo:rsid="30011c1b"/>
    </style:style>
    <style:style style:name="T1234" style:family="text">
      <style:text-properties style:font-name="Liberation Serif1" officeooo:rsid="300192ed"/>
    </style:style>
    <style:style style:name="T1235" style:family="text">
      <style:text-properties style:font-name="Liberation Serif1" officeooo:rsid="3001caf1"/>
    </style:style>
    <style:style style:name="T1236" style:family="text">
      <style:text-properties style:font-name="Liberation Serif1" officeooo:rsid="30037d39"/>
    </style:style>
    <style:style style:name="T1237" style:family="text">
      <style:text-properties style:font-name="Liberation Serif1" officeooo:rsid="30039e57"/>
    </style:style>
    <style:style style:name="T1238" style:family="text">
      <style:text-properties style:font-name="Liberation Serif1" officeooo:rsid="30045bb7"/>
    </style:style>
    <style:style style:name="T1239" style:family="text">
      <style:text-properties style:font-name="Liberation Serif1" fo:font-style="italic" officeooo:rsid="30039e57" style:font-style-asian="italic" style:font-style-complex="italic"/>
    </style:style>
    <style:style style:name="T1240" style:family="text">
      <style:text-properties style:font-name="Liberation Serif1" fo:font-style="italic" officeooo:rsid="354261da" style:font-style-asian="italic" style:font-style-complex="italic"/>
    </style:style>
    <style:style style:name="T1241" style:family="text">
      <style:text-properties style:font-name="Liberation Serif1" fo:font-style="italic" officeooo:rsid="35454348" style:font-style-asian="italic" style:font-style-complex="italic"/>
    </style:style>
    <style:style style:name="T1242" style:family="text">
      <style:text-properties style:font-name="Liberation Serif1" officeooo:rsid="316f20bc"/>
    </style:style>
    <style:style style:name="T1243" style:family="text">
      <style:text-properties style:font-name="Liberation Serif1" officeooo:rsid="32f33149"/>
    </style:style>
    <style:style style:name="T1244" style:family="text">
      <style:text-properties style:font-name="Liberation Serif1" officeooo:rsid="350be67e"/>
    </style:style>
    <style:style style:name="T1245" style:family="text">
      <style:text-properties style:font-name="Liberation Serif1" officeooo:rsid="350e530a"/>
    </style:style>
    <style:style style:name="T1246" style:family="text">
      <style:text-properties style:font-name="Liberation Serif1" officeooo:rsid="351006f9"/>
    </style:style>
    <style:style style:name="T1247" style:family="text">
      <style:text-properties style:font-name="Liberation Serif1" officeooo:rsid="3511c927"/>
    </style:style>
    <style:style style:name="T1248" style:family="text">
      <style:text-properties style:font-name="Liberation Serif1" officeooo:rsid="3512730b"/>
    </style:style>
    <style:style style:name="T1249" style:family="text">
      <style:text-properties style:font-name="Liberation Serif1" officeooo:rsid="3513a139"/>
    </style:style>
    <style:style style:name="T1250" style:family="text">
      <style:text-properties style:font-name="Liberation Serif1" officeooo:rsid="35155d23"/>
    </style:style>
    <style:style style:name="T1251" style:family="text">
      <style:text-properties style:font-name="Liberation Serif1" officeooo:rsid="3515658b"/>
    </style:style>
    <style:style style:name="T1252" style:family="text">
      <style:text-properties style:font-name="Liberation Serif1" officeooo:rsid="3517429f"/>
    </style:style>
    <style:style style:name="T1253" style:family="text">
      <style:text-properties style:font-name="Liberation Serif1" officeooo:rsid="35183ddc"/>
    </style:style>
    <style:style style:name="T1254" style:family="text">
      <style:text-properties style:font-name="Liberation Serif1" officeooo:rsid="351a0602"/>
    </style:style>
    <style:style style:name="T1255" style:family="text">
      <style:text-properties style:font-name="Liberation Serif1" officeooo:rsid="351a373f"/>
    </style:style>
    <style:style style:name="T1256" style:family="text">
      <style:text-properties style:font-name="Liberation Serif1" officeooo:rsid="351c2b64"/>
    </style:style>
    <style:style style:name="T1257" style:family="text">
      <style:text-properties style:font-name="Liberation Serif1" officeooo:rsid="351c3b02"/>
    </style:style>
    <style:style style:name="T1258" style:family="text">
      <style:text-properties style:font-name="Liberation Serif1" officeooo:rsid="351d8cd9"/>
    </style:style>
    <style:style style:name="T1259" style:family="text">
      <style:text-properties style:font-name="Liberation Serif1" officeooo:rsid="351da2e7"/>
    </style:style>
    <style:style style:name="T1260" style:family="text">
      <style:text-properties style:font-name="Liberation Serif1" officeooo:rsid="351ef426"/>
    </style:style>
    <style:style style:name="T1261" style:family="text">
      <style:text-properties style:font-name="Liberation Serif1" officeooo:rsid="35205ad1"/>
    </style:style>
    <style:style style:name="T1262" style:family="text">
      <style:text-properties style:font-name="Liberation Serif1" officeooo:rsid="35211fd1"/>
    </style:style>
    <style:style style:name="T1263" style:family="text">
      <style:text-properties style:font-name="Liberation Serif1" officeooo:rsid="3522e941"/>
    </style:style>
    <style:style style:name="T1264" style:family="text">
      <style:text-properties style:font-name="Liberation Serif1" officeooo:rsid="35243a7a"/>
    </style:style>
    <style:style style:name="T1265" style:family="text">
      <style:text-properties style:font-name="Liberation Serif1" officeooo:rsid="352484cf"/>
    </style:style>
    <style:style style:name="T1266" style:family="text">
      <style:text-properties style:font-name="Liberation Serif1" officeooo:rsid="3524f8b1"/>
    </style:style>
    <style:style style:name="T1267" style:family="text">
      <style:text-properties style:font-name="Liberation Serif1" officeooo:rsid="3526087f"/>
    </style:style>
    <style:style style:name="T1268" style:family="text">
      <style:text-properties style:font-name="Liberation Serif1" officeooo:rsid="35272913"/>
    </style:style>
    <style:style style:name="T1269" style:family="text">
      <style:text-properties style:font-name="Liberation Serif1" officeooo:rsid="3528e2c6"/>
    </style:style>
    <style:style style:name="T1270" style:family="text">
      <style:text-properties style:font-name="Liberation Serif1" officeooo:rsid="352ba99a"/>
    </style:style>
    <style:style style:name="T1271" style:family="text">
      <style:text-properties style:font-name="Liberation Serif1" officeooo:rsid="352d61ca"/>
    </style:style>
    <style:style style:name="T1272" style:family="text">
      <style:text-properties style:font-name="Liberation Serif1" officeooo:rsid="352f2de8"/>
    </style:style>
    <style:style style:name="T1273" style:family="text">
      <style:text-properties style:font-name="Liberation Serif1" officeooo:rsid="352f88bf"/>
    </style:style>
    <style:style style:name="T1274" style:family="text">
      <style:text-properties style:font-name="Liberation Serif1" officeooo:rsid="352fc6af"/>
    </style:style>
    <style:style style:name="T1275" style:family="text">
      <style:text-properties style:font-name="Liberation Serif1" officeooo:rsid="353122cb"/>
    </style:style>
    <style:style style:name="T1276" style:family="text">
      <style:text-properties style:font-name="Liberation Serif1" officeooo:rsid="353299bd"/>
    </style:style>
    <style:style style:name="T1277" style:family="text">
      <style:text-properties style:font-name="Liberation Serif1" officeooo:rsid="3533a6f6"/>
    </style:style>
    <style:style style:name="T1278" style:family="text">
      <style:text-properties style:font-name="Liberation Serif1" officeooo:rsid="3534b7f9"/>
    </style:style>
    <style:style style:name="T1279" style:family="text">
      <style:text-properties style:font-name="Liberation Serif1" officeooo:rsid="3535bea4"/>
    </style:style>
    <style:style style:name="T1280" style:family="text">
      <style:text-properties style:font-name="Liberation Serif1" officeooo:rsid="3535d9d0"/>
    </style:style>
    <style:style style:name="T1281" style:family="text">
      <style:text-properties style:font-name="Liberation Serif1" officeooo:rsid="35372670"/>
    </style:style>
    <style:style style:name="T1282" style:family="text">
      <style:text-properties style:font-name="Liberation Serif1" officeooo:rsid="3538a29b"/>
    </style:style>
    <style:style style:name="T1283" style:family="text">
      <style:text-properties style:font-name="Liberation Serif1" officeooo:rsid="3538abbc"/>
    </style:style>
    <style:style style:name="T1284" style:family="text">
      <style:text-properties style:font-name="Liberation Serif1" officeooo:rsid="353a2f3b"/>
    </style:style>
    <style:style style:name="T1285" style:family="text">
      <style:text-properties style:font-name="Liberation Serif1" officeooo:rsid="353b2a3c"/>
    </style:style>
    <style:style style:name="T1286" style:family="text">
      <style:text-properties style:font-name="Liberation Serif1" officeooo:rsid="353b7344"/>
    </style:style>
    <style:style style:name="T1287" style:family="text">
      <style:text-properties style:font-name="Liberation Serif1" officeooo:rsid="353d212b"/>
    </style:style>
    <style:style style:name="T1288" style:family="text">
      <style:text-properties style:font-name="Liberation Serif1" officeooo:rsid="353d2cf6"/>
    </style:style>
    <style:style style:name="T1289" style:family="text">
      <style:text-properties style:font-name="Liberation Serif1" officeooo:rsid="353eaa73"/>
    </style:style>
    <style:style style:name="T1290" style:family="text">
      <style:text-properties style:font-name="Liberation Serif1" officeooo:rsid="353f37b9"/>
    </style:style>
    <style:style style:name="T1291" style:family="text">
      <style:text-properties style:font-name="Liberation Serif1" officeooo:rsid="35401e09"/>
    </style:style>
    <style:style style:name="T1292" style:family="text">
      <style:text-properties style:font-name="Liberation Serif1" officeooo:rsid="3540d95c"/>
    </style:style>
    <style:style style:name="T1293" style:family="text">
      <style:text-properties style:font-name="Liberation Serif1" officeooo:rsid="354261da"/>
    </style:style>
    <style:style style:name="T1294" style:family="text">
      <style:text-properties style:font-name="Liberation Serif1" officeooo:rsid="3542a384"/>
    </style:style>
    <style:style style:name="T1295" style:family="text">
      <style:text-properties style:font-name="Liberation Serif1" officeooo:rsid="3542a973"/>
    </style:style>
    <style:style style:name="T1296" style:family="text">
      <style:text-properties style:font-name="Liberation Serif1" officeooo:rsid="3543ff21"/>
    </style:style>
    <style:style style:name="T1297" style:family="text">
      <style:text-properties style:font-name="Liberation Serif1" officeooo:rsid="354527a4"/>
    </style:style>
    <style:style style:name="T1298" style:family="text">
      <style:text-properties style:font-name="Liberation Serif1" officeooo:rsid="35454348"/>
    </style:style>
    <style:style style:name="T1299" style:family="text">
      <style:text-properties style:font-name="Liberation Serif1" officeooo:rsid="35463571"/>
    </style:style>
    <style:style style:name="T1300" style:family="text">
      <style:text-properties style:font-name="Liberation Serif1" officeooo:rsid="35470f65"/>
    </style:style>
    <style:style style:name="T1301" style:family="text">
      <style:text-properties style:font-name="Liberation Serif1" officeooo:rsid="35485f53"/>
    </style:style>
    <style:style style:name="T1302" style:family="text">
      <style:text-properties style:font-name="Liberation Serif1" officeooo:rsid="354957df"/>
    </style:style>
    <style:style style:name="T1303" style:family="text">
      <style:text-properties style:font-name="Liberation Serif1" officeooo:rsid="354a6acf"/>
    </style:style>
    <style:style style:name="T1304" style:family="text">
      <style:text-properties style:font-name="Liberation Serif1" officeooo:rsid="354b821b"/>
    </style:style>
    <style:style style:name="T1305" style:family="text">
      <style:text-properties style:font-name="Liberation Serif1" officeooo:rsid="354d7aec"/>
    </style:style>
    <style:style style:name="T1306" style:family="text">
      <style:text-properties style:font-name="Liberation Serif1" officeooo:rsid="354d99f1"/>
    </style:style>
    <style:style style:name="T1307" style:family="text">
      <style:text-properties style:font-name="Liberation Serif1" officeooo:rsid="354ea220"/>
    </style:style>
    <style:style style:name="T1308" style:family="text">
      <style:text-properties style:font-name="Liberation Serif1" officeooo:rsid="354eca11"/>
    </style:style>
    <style:style style:name="T1309" style:family="text">
      <style:text-properties style:font-name="Liberation Serif1" officeooo:rsid="354fa1d8"/>
    </style:style>
    <style:style style:name="T1310" style:family="text">
      <style:text-properties style:font-name="Liberation Serif1" officeooo:rsid="3550703b"/>
    </style:style>
    <style:style style:name="T1311" style:family="text">
      <style:text-properties style:font-name="Liberation Serif1" officeooo:rsid="35519fb4"/>
    </style:style>
    <style:style style:name="T1312" style:family="text">
      <style:text-properties style:font-name="Liberation Serif1" officeooo:rsid="35522bb2"/>
    </style:style>
    <style:style style:name="T1313" style:family="text">
      <style:text-properties style:font-name="Liberation Serif1" officeooo:rsid="35526e06"/>
    </style:style>
    <style:style style:name="T1314" style:family="text">
      <style:text-properties style:font-name="Liberation Serif1" officeooo:rsid="35532fa6"/>
    </style:style>
    <style:style style:name="T1315" style:family="text">
      <style:text-properties style:font-name="Liberation Serif1" officeooo:rsid="376fc7ea"/>
    </style:style>
    <style:style style:name="T1316" style:family="text">
      <style:text-properties style:font-name="Liberation Serif"/>
    </style:style>
    <style:style style:name="T1317" style:family="text">
      <style:text-properties style:font-name="Liberation Serif" officeooo:rsid="2d8d5c0d"/>
    </style:style>
    <style:style style:name="T1318" style:family="text">
      <style:text-properties style:font-name="Liberation Serif" officeooo:rsid="2d8ddfe0"/>
    </style:style>
    <style:style style:name="T1319" style:family="text">
      <style:text-properties style:font-name="Liberation Serif" officeooo:rsid="2d8f1bdb"/>
    </style:style>
    <style:style style:name="T1320" style:family="text">
      <style:text-properties style:font-name="Liberation Serif" officeooo:rsid="2d8fb24c"/>
    </style:style>
    <style:style style:name="T1321" style:family="text">
      <style:text-properties style:font-name="Liberation Serif" officeooo:rsid="2d91a725"/>
    </style:style>
    <style:style style:name="T1322" style:family="text">
      <style:text-properties style:font-name="Liberation Serif" officeooo:rsid="2d91fd06"/>
    </style:style>
    <style:style style:name="T1323" style:family="text">
      <style:text-properties style:font-name="Liberation Serif" officeooo:rsid="2d93041e"/>
    </style:style>
    <style:style style:name="T1324" style:family="text">
      <style:text-properties style:font-name="Liberation Serif" officeooo:rsid="2d944219"/>
    </style:style>
    <style:style style:name="T1325" style:family="text">
      <style:text-properties style:font-name="Liberation Serif" style:font-name-asian="DejaVu Sans" style:font-name-complex="FreeSans"/>
    </style:style>
    <style:style style:name="T1326" style:family="text">
      <style:text-properties style:font-name="Liberation Serif" officeooo:rsid="2d949f01" style:font-name-asian="DejaVu Sans" style:font-name-complex="FreeSans"/>
    </style:style>
    <style:style style:name="T1327" style:family="text">
      <style:text-properties style:font-name="Liberation Serif" officeooo:rsid="2d95f9cc" style:font-name-asian="DejaVu Sans" style:font-name-complex="FreeSans"/>
    </style:style>
    <style:style style:name="T1328" style:family="text">
      <style:text-properties style:font-name="Liberation Serif" officeooo:rsid="2d975b46" style:font-name-asian="DejaVu Sans" style:font-name-complex="FreeSans"/>
    </style:style>
    <style:style style:name="T1329" style:family="text">
      <style:text-properties style:font-name="Liberation Serif" officeooo:rsid="2d97c0a1" style:font-name-asian="DejaVu Sans" style:font-name-complex="FreeSans"/>
    </style:style>
    <style:style style:name="T1330" style:family="text">
      <style:text-properties style:font-name="Liberation Serif" officeooo:rsid="2d97df8a" style:font-name-asian="DejaVu Sans" style:font-name-complex="FreeSans"/>
    </style:style>
    <style:style style:name="T1331" style:family="text">
      <style:text-properties style:font-name="Liberation Serif" officeooo:rsid="2d98f079" style:font-name-asian="DejaVu Sans" style:font-name-complex="FreeSans"/>
    </style:style>
    <style:style style:name="T1332" style:family="text">
      <style:text-properties style:font-name="Liberation Serif" officeooo:rsid="2d997ba5" style:font-name-asian="DejaVu Sans" style:font-name-complex="FreeSans"/>
    </style:style>
    <style:style style:name="T1333" style:family="text">
      <style:text-properties style:font-name="Liberation Serif" officeooo:rsid="0019f43d" style:font-name-asian="DejaVu Sans" style:font-name-complex="FreeSans"/>
    </style:style>
    <style:style style:name="T1334" style:family="text">
      <style:text-properties style:font-name="Liberation Serif" officeooo:rsid="2d9b0d07" style:font-name-asian="DejaVu Sans" style:font-name-complex="FreeSans"/>
    </style:style>
    <style:style style:name="T1335" style:family="text">
      <style:text-properties style:font-name="Liberation Serif" officeooo:rsid="2d9ba2d9" style:font-name-asian="DejaVu Sans" style:font-name-complex="FreeSans"/>
    </style:style>
    <style:style style:name="T1336" style:family="text">
      <style:text-properties style:font-name="Liberation Serif" officeooo:rsid="2d9d6cdf" style:font-name-asian="DejaVu Sans" style:font-name-complex="FreeSans"/>
    </style:style>
    <style:style style:name="T1337" style:family="text">
      <style:text-properties style:font-name="Liberation Serif" officeooo:rsid="2d9e50da" style:font-name-asian="DejaVu Sans" style:font-name-complex="FreeSans"/>
    </style:style>
    <style:style style:name="T1338" style:family="text">
      <style:text-properties style:font-name="Liberation Serif" officeooo:rsid="2da04856" style:font-name-asian="DejaVu Sans" style:font-name-complex="FreeSans"/>
    </style:style>
    <style:style style:name="T1339" style:family="text">
      <style:text-properties style:font-name="Liberation Serif" officeooo:rsid="2da069aa" style:font-name-asian="DejaVu Sans" style:font-name-complex="FreeSans"/>
    </style:style>
    <style:style style:name="T1340" style:family="text">
      <style:text-properties style:font-name="Liberation Serif" officeooo:rsid="2da06d8a" style:font-name-asian="DejaVu Sans" style:font-name-complex="FreeSans"/>
    </style:style>
    <style:style style:name="T1341" style:family="text">
      <style:text-properties style:font-name="Liberation Serif" officeooo:rsid="2da15e5c" style:font-name-asian="DejaVu Sans" style:font-name-complex="FreeSans"/>
    </style:style>
    <style:style style:name="T1342" style:family="text">
      <style:text-properties style:font-name="Liberation Serif" officeooo:rsid="2da254f9" style:font-name-asian="DejaVu Sans" style:font-name-complex="FreeSans"/>
    </style:style>
    <style:style style:name="T1343" style:family="text">
      <style:text-properties style:font-name="Liberation Serif" officeooo:rsid="2da3aa3b" style:font-name-asian="DejaVu Sans" style:font-name-complex="FreeSans"/>
    </style:style>
    <style:style style:name="T1344" style:family="text">
      <style:text-properties style:font-name="Liberation Serif" officeooo:rsid="2da537f2" style:font-name-asian="DejaVu Sans" style:font-name-complex="FreeSans"/>
    </style:style>
    <style:style style:name="T1345" style:family="text">
      <style:text-properties style:font-name="Liberation Serif" officeooo:rsid="2da6f49c" style:font-name-asian="DejaVu Sans" style:font-name-complex="FreeSans"/>
    </style:style>
    <style:style style:name="T1346" style:family="text">
      <style:text-properties style:font-name="Liberation Serif" officeooo:rsid="2da843f6" style:font-name-asian="DejaVu Sans" style:font-name-complex="FreeSans"/>
    </style:style>
    <style:style style:name="T1347" style:family="text">
      <style:text-properties style:font-name="Liberation Serif" officeooo:rsid="2da9a48c" style:font-name-asian="DejaVu Sans" style:font-name-complex="FreeSans"/>
    </style:style>
    <style:style style:name="T1348" style:family="text">
      <style:text-properties style:font-name="Liberation Serif" officeooo:rsid="2dab0122" style:font-name-asian="DejaVu Sans" style:font-name-complex="FreeSans"/>
    </style:style>
    <style:style style:name="T1349" style:family="text">
      <style:text-properties style:font-name="Liberation Serif" officeooo:rsid="2dacade2" style:font-name-asian="DejaVu Sans" style:font-name-complex="FreeSans"/>
    </style:style>
    <style:style style:name="T1350" style:family="text">
      <style:text-properties style:font-name="Liberation Serif" officeooo:rsid="2dad83ad" style:font-name-asian="DejaVu Sans" style:font-name-complex="FreeSans"/>
    </style:style>
    <style:style style:name="T1351" style:family="text">
      <style:text-properties style:font-name="Liberation Serif" officeooo:rsid="2daf43be" style:font-name-asian="DejaVu Sans" style:font-name-complex="FreeSans"/>
    </style:style>
    <style:style style:name="T1352" style:family="text">
      <style:text-properties style:font-name="Liberation Serif" officeooo:rsid="2db0e0a9" style:font-name-asian="DejaVu Sans" style:font-name-complex="FreeSans"/>
    </style:style>
    <style:style style:name="T1353" style:family="text">
      <style:text-properties style:font-name="Liberation Serif" officeooo:rsid="2db29c86" style:font-name-asian="DejaVu Sans" style:font-name-complex="FreeSans"/>
    </style:style>
    <style:style style:name="T1354" style:family="text">
      <style:text-properties style:font-name="Liberation Serif" officeooo:rsid="2db3c968" style:font-name-asian="DejaVu Sans" style:font-name-complex="FreeSans"/>
    </style:style>
    <style:style style:name="T1355" style:family="text">
      <style:text-properties style:font-name="Liberation Serif" officeooo:rsid="2db49c49" style:font-name-asian="DejaVu Sans" style:font-name-complex="FreeSans"/>
    </style:style>
    <style:style style:name="T1356" style:family="text">
      <style:text-properties style:font-name="Liberation Serif" officeooo:rsid="2db567b3" style:font-name-asian="DejaVu Sans" style:font-name-complex="FreeSans"/>
    </style:style>
    <style:style style:name="T1357" style:family="text">
      <style:text-properties style:font-name="Liberation Serif" officeooo:rsid="2db5bc3b" style:font-name-asian="DejaVu Sans" style:font-name-complex="FreeSans"/>
    </style:style>
    <style:style style:name="T1358" style:family="text">
      <style:text-properties style:font-name="Liberation Serif" officeooo:rsid="2db68066" style:font-name-asian="DejaVu Sans" style:font-name-complex="FreeSans"/>
    </style:style>
    <style:style style:name="T1359" style:family="text">
      <style:text-properties style:font-name="Liberation Serif" officeooo:rsid="2db73848" style:font-name-asian="DejaVu Sans" style:font-name-complex="FreeSans"/>
    </style:style>
    <style:style style:name="T1360" style:family="text">
      <style:text-properties style:font-name="Liberation Serif" officeooo:rsid="2db8912b" style:font-name-asian="DejaVu Sans" style:font-name-complex="FreeSans"/>
    </style:style>
    <style:style style:name="T1361" style:family="text">
      <style:text-properties style:font-name="Liberation Serif" officeooo:rsid="2dba6ff2" style:font-name-asian="DejaVu Sans" style:font-name-complex="FreeSans"/>
    </style:style>
    <style:style style:name="T1362" style:family="text">
      <style:text-properties style:font-name="Liberation Serif" officeooo:rsid="2dbbac02" style:font-name-asian="DejaVu Sans" style:font-name-complex="FreeSans"/>
    </style:style>
    <style:style style:name="T1363" style:family="text">
      <style:text-properties style:font-name="Liberation Serif" officeooo:rsid="2dbc35d0" style:font-name-asian="DejaVu Sans" style:font-name-complex="FreeSans"/>
    </style:style>
    <style:style style:name="T1364" style:family="text">
      <style:text-properties style:font-name="Liberation Serif" officeooo:rsid="2dbd61e2" style:font-name-asian="DejaVu Sans" style:font-name-complex="FreeSans"/>
    </style:style>
    <style:style style:name="T1365" style:family="text">
      <style:text-properties style:font-name="Liberation Serif" officeooo:rsid="2dbd8b31" style:font-name-asian="DejaVu Sans" style:font-name-complex="FreeSans"/>
    </style:style>
    <style:style style:name="T1366" style:family="text">
      <style:text-properties style:font-name="Liberation Serif" officeooo:rsid="2dbe5745" style:font-name-asian="DejaVu Sans" style:font-name-complex="FreeSans"/>
    </style:style>
    <style:style style:name="T1367" style:family="text">
      <style:text-properties style:font-name="Liberation Serif" officeooo:rsid="2dbf8810" style:font-name-asian="DejaVu Sans" style:font-name-complex="FreeSans"/>
    </style:style>
    <style:style style:name="T1368" style:family="text">
      <style:text-properties style:font-name="Liberation Serif" officeooo:rsid="2dbf8a1c" style:font-name-asian="DejaVu Sans" style:font-name-complex="FreeSans"/>
    </style:style>
    <style:style style:name="T1369" style:family="text">
      <style:text-properties style:font-name="Liberation Serif" officeooo:rsid="2dc0670b" style:font-name-asian="DejaVu Sans" style:font-name-complex="FreeSans"/>
    </style:style>
    <style:style style:name="T1370" style:family="text">
      <style:text-properties style:font-name="Liberation Serif" officeooo:rsid="2dc0b8be" style:font-name-asian="DejaVu Sans" style:font-name-complex="FreeSans"/>
    </style:style>
    <style:style style:name="T1371" style:family="text">
      <style:text-properties style:font-name="Liberation Serif" officeooo:rsid="2dc22dcf" style:font-name-asian="DejaVu Sans" style:font-name-complex="FreeSans"/>
    </style:style>
    <style:style style:name="T1372" style:family="text">
      <style:text-properties style:font-name="Liberation Serif" officeooo:rsid="2dc383a4" style:font-name-asian="DejaVu Sans" style:font-name-complex="FreeSans"/>
    </style:style>
    <style:style style:name="T1373" style:family="text">
      <style:text-properties style:font-name="Liberation Serif" officeooo:rsid="2dc3dac9" style:font-name-asian="DejaVu Sans" style:font-name-complex="FreeSans"/>
    </style:style>
    <style:style style:name="T1374" style:family="text">
      <style:text-properties style:font-name="Liberation Serif" officeooo:rsid="2dc5290d" style:font-name-asian="DejaVu Sans" style:font-name-complex="FreeSans"/>
    </style:style>
    <style:style style:name="T1375" style:family="text">
      <style:text-properties style:font-name="Liberation Serif" officeooo:rsid="2dc72283" style:font-name-asian="DejaVu Sans" style:font-name-complex="FreeSans"/>
    </style:style>
    <style:style style:name="T1376" style:family="text">
      <style:text-properties style:font-name="Liberation Serif" officeooo:rsid="2dc79da6" style:font-name-asian="DejaVu Sans" style:font-name-complex="FreeSans"/>
    </style:style>
    <style:style style:name="T1377" style:family="text">
      <style:text-properties style:font-name="Liberation Serif" officeooo:rsid="2dc954ba" style:font-name-asian="DejaVu Sans" style:font-name-complex="FreeSans"/>
    </style:style>
    <style:style style:name="T1378" style:family="text">
      <style:text-properties style:font-name="Liberation Serif" officeooo:rsid="2dc9ea67" style:font-name-asian="DejaVu Sans" style:font-name-complex="FreeSans"/>
    </style:style>
    <style:style style:name="T1379" style:family="text">
      <style:text-properties style:font-name="Liberation Serif" officeooo:rsid="2dcab7c7" style:font-name-asian="DejaVu Sans" style:font-name-complex="FreeSans"/>
    </style:style>
    <style:style style:name="T1380" style:family="text">
      <style:text-properties style:font-name="Liberation Serif" officeooo:rsid="2dcbdd85" style:font-name-asian="DejaVu Sans" style:font-name-complex="FreeSans"/>
    </style:style>
    <style:style style:name="T1381" style:family="text">
      <style:text-properties style:font-name="Liberation Serif" officeooo:rsid="2dcc00e8" style:font-name-asian="DejaVu Sans" style:font-name-complex="FreeSans"/>
    </style:style>
    <style:style style:name="T1382" style:family="text">
      <style:text-properties style:font-name="Liberation Serif" officeooo:rsid="2dccfe37" style:font-name-asian="DejaVu Sans" style:font-name-complex="FreeSans"/>
    </style:style>
    <style:style style:name="T1383" style:family="text">
      <style:text-properties style:font-name="Liberation Serif" officeooo:rsid="2dce3aa9" style:font-name-asian="DejaVu Sans" style:font-name-complex="FreeSans"/>
    </style:style>
    <style:style style:name="T1384" style:family="text">
      <style:text-properties style:font-name="Liberation Serif" officeooo:rsid="2dcf6c16" style:font-name-asian="DejaVu Sans" style:font-name-complex="FreeSans"/>
    </style:style>
    <style:style style:name="T1385" style:family="text">
      <style:text-properties style:font-name="Liberation Serif" officeooo:rsid="2dd07c21" style:font-name-asian="DejaVu Sans" style:font-name-complex="FreeSans"/>
    </style:style>
    <style:style style:name="T1386" style:family="text">
      <style:text-properties style:font-name="Liberation Serif" officeooo:rsid="2dd270bf" style:font-name-asian="DejaVu Sans" style:font-name-complex="FreeSans"/>
    </style:style>
    <style:style style:name="T1387" style:family="text">
      <style:text-properties style:font-name="Liberation Serif" officeooo:rsid="2dd29b4f" style:font-name-asian="DejaVu Sans" style:font-name-complex="FreeSans"/>
    </style:style>
    <style:style style:name="T1388" style:family="text">
      <style:text-properties style:font-name="Liberation Serif" officeooo:rsid="2dd42a67" style:font-name-asian="DejaVu Sans" style:font-name-complex="FreeSans"/>
    </style:style>
    <style:style style:name="T1389" style:family="text">
      <style:text-properties style:font-name="Liberation Serif" officeooo:rsid="2dd5767d" style:font-name-asian="DejaVu Sans" style:font-name-complex="FreeSans"/>
    </style:style>
    <style:style style:name="T1390" style:family="text">
      <style:text-properties style:font-name="Liberation Serif" officeooo:rsid="2dd73686" style:font-name-asian="DejaVu Sans" style:font-name-complex="FreeSans"/>
    </style:style>
    <style:style style:name="T1391" style:family="text">
      <style:text-properties style:font-name="Liberation Serif" officeooo:rsid="2dd7afce" style:font-name-asian="DejaVu Sans" style:font-name-complex="FreeSans"/>
    </style:style>
    <style:style style:name="T1392" style:family="text">
      <style:text-properties style:font-name="Liberation Serif" officeooo:rsid="2dd85314" style:font-name-asian="DejaVu Sans" style:font-name-complex="FreeSans"/>
    </style:style>
    <style:style style:name="T1393" style:family="text">
      <style:text-properties style:font-name="Liberation Serif" officeooo:rsid="2dd95ddc" style:font-name-asian="DejaVu Sans" style:font-name-complex="FreeSans"/>
    </style:style>
    <style:style style:name="T1394" style:family="text">
      <style:text-properties style:font-name="Liberation Serif" officeooo:rsid="2ddabce6" style:font-name-asian="DejaVu Sans" style:font-name-complex="FreeSans"/>
    </style:style>
    <style:style style:name="T1395" style:family="text">
      <style:text-properties style:font-name="Liberation Serif" officeooo:rsid="2ddc54bf" style:font-name-asian="DejaVu Sans" style:font-name-complex="FreeSans"/>
    </style:style>
    <style:style style:name="T1396" style:family="text">
      <style:text-properties style:font-name="Liberation Serif" officeooo:rsid="2ddddc5b" style:font-name-asian="DejaVu Sans" style:font-name-complex="FreeSans"/>
    </style:style>
    <style:style style:name="T1397" style:family="text">
      <style:text-properties style:font-name="Liberation Serif" officeooo:rsid="2ddf1d34" style:font-name-asian="DejaVu Sans" style:font-name-complex="FreeSans"/>
    </style:style>
    <style:style style:name="T1398" style:family="text">
      <style:text-properties style:font-name="Liberation Serif" officeooo:rsid="2de0ecd5" style:font-name-asian="DejaVu Sans" style:font-name-complex="FreeSans"/>
    </style:style>
    <style:style style:name="T1399" style:family="text">
      <style:text-properties style:font-name="Liberation Serif" officeooo:rsid="2de2d5b5" style:font-name-asian="DejaVu Sans" style:font-name-complex="FreeSans"/>
    </style:style>
    <style:style style:name="T1400" style:family="text">
      <style:text-properties style:font-name="Liberation Serif" officeooo:rsid="2de472a6" style:font-name-asian="DejaVu Sans" style:font-name-complex="FreeSans"/>
    </style:style>
    <style:style style:name="T1401" style:family="text">
      <style:text-properties style:font-name="Liberation Serif" officeooo:rsid="2de5877d" style:font-name-asian="DejaVu Sans" style:font-name-complex="FreeSans"/>
    </style:style>
    <style:style style:name="T1402" style:family="text">
      <style:text-properties style:font-name="Liberation Serif" officeooo:rsid="2de6f9cc" style:font-name-asian="DejaVu Sans" style:font-name-complex="FreeSans"/>
    </style:style>
    <style:style style:name="T1403" style:family="text">
      <style:text-properties style:font-name="Liberation Serif" officeooo:rsid="2de7551c" style:font-name-asian="DejaVu Sans" style:font-name-complex="FreeSans"/>
    </style:style>
    <style:style style:name="T1404" style:family="text">
      <style:text-properties style:font-name="Liberation Serif" officeooo:rsid="2de939ff" style:font-name-asian="DejaVu Sans" style:font-name-complex="FreeSans"/>
    </style:style>
    <style:style style:name="T1405" style:family="text">
      <style:text-properties style:font-name="Liberation Serif" officeooo:rsid="2deb3877" style:font-name-asian="DejaVu Sans" style:font-name-complex="FreeSans"/>
    </style:style>
    <style:style style:name="T1406" style:family="text">
      <style:text-properties style:font-name="Liberation Serif" officeooo:rsid="2deb8f1a" style:font-name-asian="DejaVu Sans" style:font-name-complex="FreeSans"/>
    </style:style>
    <style:style style:name="T1407" style:family="text">
      <style:text-properties style:font-name="Liberation Serif" officeooo:rsid="2dec3eb7" style:font-name-asian="DejaVu Sans" style:font-name-complex="FreeSans"/>
    </style:style>
    <style:style style:name="T1408" style:family="text">
      <style:text-properties style:font-name="Liberation Serif" officeooo:rsid="2deef9cc" style:font-name-asian="DejaVu Sans" style:font-name-complex="FreeSans"/>
    </style:style>
    <style:style style:name="T1409" style:family="text">
      <style:text-properties style:font-name="Liberation Serif" officeooo:rsid="2def68c1" style:font-name-asian="DejaVu Sans" style:font-name-complex="FreeSans"/>
    </style:style>
    <style:style style:name="T1410" style:family="text">
      <style:text-properties style:font-name="Liberation Serif" officeooo:rsid="2df0848c" style:font-name-asian="DejaVu Sans" style:font-name-complex="FreeSans"/>
    </style:style>
    <style:style style:name="T1411" style:family="text">
      <style:text-properties style:font-name="Liberation Serif" officeooo:rsid="2df204f8" style:font-name-asian="DejaVu Sans" style:font-name-complex="FreeSans"/>
    </style:style>
    <style:style style:name="T1412" style:family="text">
      <style:text-properties style:font-name="Liberation Serif" officeooo:rsid="2df2d3ad" style:font-name-asian="DejaVu Sans" style:font-name-complex="FreeSans"/>
    </style:style>
    <style:style style:name="T1413" style:family="text">
      <style:text-properties style:font-name="Liberation Serif" officeooo:rsid="2df30b8e" style:font-name-asian="DejaVu Sans" style:font-name-complex="FreeSans"/>
    </style:style>
    <style:style style:name="T1414" style:family="text">
      <style:text-properties style:font-name="Liberation Serif" officeooo:rsid="2df476e7" style:font-name-asian="DejaVu Sans" style:font-name-complex="FreeSans"/>
    </style:style>
    <style:style style:name="T1415" style:family="text">
      <style:text-properties style:font-name="Liberation Serif" officeooo:rsid="2df5ff49" style:font-name-asian="DejaVu Sans" style:font-name-complex="FreeSans"/>
    </style:style>
    <style:style style:name="T1416" style:family="text">
      <style:text-properties style:font-name="Liberation Serif" officeooo:rsid="2df7376b" style:font-name-asian="DejaVu Sans" style:font-name-complex="FreeSans"/>
    </style:style>
    <style:style style:name="T1417" style:family="text">
      <style:text-properties style:font-name="Liberation Serif" officeooo:rsid="2df75c04" style:font-name-asian="DejaVu Sans" style:font-name-complex="FreeSans"/>
    </style:style>
    <style:style style:name="T1418" style:family="text">
      <style:text-properties style:font-name="Liberation Serif" officeooo:rsid="2df89a91" style:font-name-asian="DejaVu Sans" style:font-name-complex="FreeSans"/>
    </style:style>
    <style:style style:name="T1419" style:family="text">
      <style:text-properties style:font-name="Liberation Serif" officeooo:rsid="2df90bb9" style:font-name-asian="DejaVu Sans" style:font-name-complex="FreeSans"/>
    </style:style>
    <style:style style:name="T1420" style:family="text">
      <style:text-properties style:font-name="Liberation Serif" officeooo:rsid="2dfa53a7" style:font-name-asian="DejaVu Sans" style:font-name-complex="FreeSans"/>
    </style:style>
    <style:style style:name="T1421" style:family="text">
      <style:text-properties style:font-name="Liberation Serif" officeooo:rsid="2dfad67a" style:font-name-asian="DejaVu Sans" style:font-name-complex="FreeSans"/>
    </style:style>
    <style:style style:name="T1422" style:family="text">
      <style:text-properties style:font-name="Liberation Serif" officeooo:rsid="2dfc62b9" style:font-name-asian="DejaVu Sans" style:font-name-complex="FreeSans"/>
    </style:style>
    <style:style style:name="T1423" style:family="text">
      <style:text-properties style:font-name="Liberation Serif" officeooo:rsid="2dfd36e5" style:font-name-asian="DejaVu Sans" style:font-name-complex="FreeSans"/>
    </style:style>
    <style:style style:name="T1424" style:family="text">
      <style:text-properties style:font-name="Liberation Serif" officeooo:rsid="2dfdd266" style:font-name-asian="DejaVu Sans" style:font-name-complex="FreeSans"/>
    </style:style>
    <style:style style:name="T1425" style:family="text">
      <style:text-properties style:font-name="Liberation Serif" officeooo:rsid="2dff01ad" style:font-name-asian="DejaVu Sans" style:font-name-complex="FreeSans"/>
    </style:style>
    <style:style style:name="T1426" style:family="text">
      <style:text-properties style:font-name="Liberation Serif" officeooo:rsid="2e00cbb9" style:font-name-asian="DejaVu Sans" style:font-name-complex="FreeSans"/>
    </style:style>
    <style:style style:name="T1427" style:family="text">
      <style:text-properties style:font-name="Liberation Serif" officeooo:rsid="2e01338e" style:font-name-asian="DejaVu Sans" style:font-name-complex="FreeSans"/>
    </style:style>
    <style:style style:name="T1428" style:family="text">
      <style:text-properties style:font-name="Liberation Serif" officeooo:rsid="2e016c06" style:font-name-asian="DejaVu Sans" style:font-name-complex="FreeSans"/>
    </style:style>
    <style:style style:name="T1429" style:family="text">
      <style:text-properties style:font-name="Liberation Serif" officeooo:rsid="2e03391b" style:font-name-asian="DejaVu Sans" style:font-name-complex="FreeSans"/>
    </style:style>
    <style:style style:name="T1430" style:family="text">
      <style:text-properties style:font-name="Liberation Serif" officeooo:rsid="2e035528" style:font-name-asian="DejaVu Sans" style:font-name-complex="FreeSans"/>
    </style:style>
    <style:style style:name="T1431" style:family="text">
      <style:text-properties style:font-name="Liberation Serif" officeooo:rsid="2e04f3f9" style:font-name-asian="DejaVu Sans" style:font-name-complex="FreeSans"/>
    </style:style>
    <style:style style:name="T1432" style:family="text">
      <style:text-properties style:font-name="Liberation Serif" officeooo:rsid="2e06b22b" style:font-name-asian="DejaVu Sans" style:font-name-complex="FreeSans"/>
    </style:style>
    <style:style style:name="T1433" style:family="text">
      <style:text-properties style:font-name="Liberation Serif" officeooo:rsid="2e078f3a" style:font-name-asian="DejaVu Sans" style:font-name-complex="FreeSans"/>
    </style:style>
    <style:style style:name="T1434" style:family="text">
      <style:text-properties style:font-name="Liberation Serif" officeooo:rsid="2e08e2e4" style:font-name-asian="DejaVu Sans" style:font-name-complex="FreeSans"/>
    </style:style>
    <style:style style:name="T1435" style:family="text">
      <style:text-properties style:font-name="Liberation Serif" officeooo:rsid="2e0bec01" style:font-name-asian="DejaVu Sans" style:font-name-complex="FreeSans"/>
    </style:style>
    <style:style style:name="T1436" style:family="text">
      <style:text-properties style:font-name="Liberation Serif" officeooo:rsid="2e0c45bf" style:font-name-asian="DejaVu Sans" style:font-name-complex="FreeSans"/>
    </style:style>
    <style:style style:name="T1437" style:family="text">
      <style:text-properties style:font-name="Liberation Serif" officeooo:rsid="2e0cb753" style:font-name-asian="DejaVu Sans" style:font-name-complex="FreeSans"/>
    </style:style>
    <style:style style:name="T1438" style:family="text">
      <style:text-properties style:font-name="Liberation Serif" officeooo:rsid="2e0e6a39" style:font-name-asian="DejaVu Sans" style:font-name-complex="FreeSans"/>
    </style:style>
    <style:style style:name="T1439" style:family="text">
      <style:text-properties style:font-name="Liberation Serif" officeooo:rsid="2e0f413d" style:font-name-asian="DejaVu Sans" style:font-name-complex="FreeSans"/>
    </style:style>
    <style:style style:name="T1440" style:family="text">
      <style:text-properties style:font-name="Liberation Serif" officeooo:rsid="2e0f882a" style:font-name-asian="DejaVu Sans" style:font-name-complex="FreeSans"/>
    </style:style>
    <style:style style:name="T1441" style:family="text">
      <style:text-properties style:font-name="Liberation Serif" officeooo:rsid="2e0ff0ae" style:font-name-asian="DejaVu Sans" style:font-name-complex="FreeSans"/>
    </style:style>
    <style:style style:name="T1442" style:family="text">
      <style:text-properties style:font-name="Liberation Serif" officeooo:rsid="2e111403" style:font-name-asian="DejaVu Sans" style:font-name-complex="FreeSans"/>
    </style:style>
    <style:style style:name="T1443" style:family="text">
      <style:text-properties style:font-name="Liberation Serif" officeooo:rsid="2e1126b9" style:font-name-asian="DejaVu Sans" style:font-name-complex="FreeSans"/>
    </style:style>
    <style:style style:name="T1444" style:family="text">
      <style:text-properties style:font-name="Liberation Serif" officeooo:rsid="2e13d67d" style:font-name-asian="DejaVu Sans" style:font-name-complex="FreeSans"/>
    </style:style>
    <style:style style:name="T1445" style:family="text">
      <style:text-properties style:font-name="Liberation Serif" officeooo:rsid="2e14d2ee" style:font-name-asian="DejaVu Sans" style:font-name-complex="FreeSans"/>
    </style:style>
    <style:style style:name="T1446" style:family="text">
      <style:text-properties style:font-name="Liberation Serif" officeooo:rsid="2e165d9b" style:font-name-asian="DejaVu Sans" style:font-name-complex="FreeSans"/>
    </style:style>
    <style:style style:name="T1447" style:family="text">
      <style:text-properties style:font-name="Liberation Serif" officeooo:rsid="2e176295" style:font-name-asian="DejaVu Sans" style:font-name-complex="FreeSans"/>
    </style:style>
    <style:style style:name="T1448" style:family="text">
      <style:text-properties style:font-name="Liberation Serif" officeooo:rsid="2e17de1c" style:font-name-asian="DejaVu Sans" style:font-name-complex="FreeSans"/>
    </style:style>
    <style:style style:name="T1449" style:family="text">
      <style:text-properties style:font-name="Liberation Serif" officeooo:rsid="2e189c42" style:font-name-asian="DejaVu Sans" style:font-name-complex="FreeSans"/>
    </style:style>
    <style:style style:name="T1450" style:family="text">
      <style:text-properties style:font-name="Liberation Serif" officeooo:rsid="2e18b88d" style:font-name-asian="DejaVu Sans" style:font-name-complex="FreeSans"/>
    </style:style>
    <style:style style:name="T1451" style:family="text">
      <style:text-properties style:font-name="Liberation Serif" officeooo:rsid="2e1a881f" style:font-name-asian="DejaVu Sans" style:font-name-complex="FreeSans"/>
    </style:style>
    <style:style style:name="T1452" style:family="text">
      <style:text-properties style:font-name="Liberation Serif" officeooo:rsid="2e1aa416" style:font-name-asian="DejaVu Sans" style:font-name-complex="FreeSans"/>
    </style:style>
    <style:style style:name="T1453" style:family="text">
      <style:text-properties style:font-name="Liberation Serif" officeooo:rsid="2e1b44d7" style:font-name-asian="DejaVu Sans" style:font-name-complex="FreeSans"/>
    </style:style>
    <style:style style:name="T1454" style:family="text">
      <style:text-properties style:font-name="Liberation Serif" officeooo:rsid="2e1b7cc6" style:font-name-asian="DejaVu Sans" style:font-name-complex="FreeSans"/>
    </style:style>
    <style:style style:name="T1455" style:family="text">
      <style:text-properties style:font-name="Liberation Serif" officeooo:rsid="2e1d0e16" style:font-name-asian="DejaVu Sans" style:font-name-complex="FreeSans"/>
    </style:style>
    <style:style style:name="T1456" style:family="text">
      <style:text-properties style:font-name="Liberation Serif" officeooo:rsid="2e1e33d1" style:font-name-asian="DejaVu Sans" style:font-name-complex="FreeSans"/>
    </style:style>
    <style:style style:name="T1457" style:family="text">
      <style:text-properties style:font-name="Liberation Serif" officeooo:rsid="2e1f86ec" style:font-name-asian="DejaVu Sans" style:font-name-complex="FreeSans"/>
    </style:style>
    <style:style style:name="T1458" style:family="text">
      <style:text-properties style:font-name="Liberation Serif" officeooo:rsid="2e1fb1c4" style:font-name-asian="DejaVu Sans" style:font-name-complex="FreeSans"/>
    </style:style>
    <style:style style:name="T1459" style:family="text">
      <style:text-properties style:font-name="Liberation Serif" officeooo:rsid="2e200c88" style:font-name-asian="DejaVu Sans" style:font-name-complex="FreeSans"/>
    </style:style>
    <style:style style:name="T1460" style:family="text">
      <style:text-properties style:font-name="Liberation Serif" officeooo:rsid="2e20238a" style:font-name-asian="DejaVu Sans" style:font-name-complex="FreeSans"/>
    </style:style>
    <style:style style:name="T1461" style:family="text">
      <style:text-properties style:font-name="Liberation Serif" officeooo:rsid="2e20b194" style:font-name-asian="DejaVu Sans" style:font-name-complex="FreeSans"/>
    </style:style>
    <style:style style:name="T1462" style:family="text">
      <style:text-properties style:font-name="Liberation Serif" officeooo:rsid="2e22c0f0" style:font-name-asian="DejaVu Sans" style:font-name-complex="FreeSans"/>
    </style:style>
    <style:style style:name="T1463" style:family="text">
      <style:text-properties style:font-name="Liberation Serif" officeooo:rsid="2e2325a9" style:font-name-asian="DejaVu Sans" style:font-name-complex="FreeSans"/>
    </style:style>
    <style:style style:name="T1464" style:family="text">
      <style:text-properties style:font-name="Liberation Serif" officeooo:rsid="2e23b2ed" style:font-name-asian="DejaVu Sans" style:font-name-complex="FreeSans"/>
    </style:style>
    <style:style style:name="T1465" style:family="text">
      <style:text-properties style:font-name="Liberation Serif" officeooo:rsid="2e246fbe" style:font-name-asian="DejaVu Sans" style:font-name-complex="FreeSans"/>
    </style:style>
    <style:style style:name="T1466" style:family="text">
      <style:text-properties style:font-name="Liberation Serif" officeooo:rsid="2e276b57" style:font-name-asian="DejaVu Sans" style:font-name-complex="FreeSans"/>
    </style:style>
    <style:style style:name="T1467" style:family="text">
      <style:text-properties style:font-name="Liberation Serif" officeooo:rsid="2e279343" style:font-name-asian="DejaVu Sans" style:font-name-complex="FreeSans"/>
    </style:style>
    <style:style style:name="T1468" style:family="text">
      <style:text-properties style:font-name="Liberation Serif" officeooo:rsid="2e285c27" style:font-name-asian="DejaVu Sans" style:font-name-complex="FreeSans"/>
    </style:style>
    <style:style style:name="T1469" style:family="text">
      <style:text-properties style:font-name="Liberation Serif" officeooo:rsid="2e28f4ee" style:font-name-asian="DejaVu Sans" style:font-name-complex="FreeSans"/>
    </style:style>
    <style:style style:name="T1470" style:family="text">
      <style:text-properties style:font-name="Liberation Serif" officeooo:rsid="2e2a4d16" style:font-name-asian="DejaVu Sans" style:font-name-complex="FreeSans"/>
    </style:style>
    <style:style style:name="T1471" style:family="text">
      <style:text-properties style:font-name="Liberation Serif" officeooo:rsid="2e2afd69" style:font-name-asian="DejaVu Sans" style:font-name-complex="FreeSans"/>
    </style:style>
    <style:style style:name="T1472" style:family="text">
      <style:text-properties style:font-name="Liberation Serif" officeooo:rsid="2e2cdd26" style:font-name-asian="DejaVu Sans" style:font-name-complex="FreeSans"/>
    </style:style>
    <style:style style:name="T1473" style:family="text">
      <style:text-properties style:font-name="Liberation Serif" officeooo:rsid="2e2e75c7" style:font-name-asian="DejaVu Sans" style:font-name-complex="FreeSans"/>
    </style:style>
    <style:style style:name="T1474" style:family="text">
      <style:text-properties style:font-name="Liberation Serif" officeooo:rsid="2e2f0bd6" style:font-name-asian="DejaVu Sans" style:font-name-complex="FreeSans"/>
    </style:style>
    <style:style style:name="T1475" style:family="text">
      <style:text-properties style:font-name="Liberation Serif" officeooo:rsid="2e300868" style:font-name-asian="DejaVu Sans" style:font-name-complex="FreeSans"/>
    </style:style>
    <style:style style:name="T1476" style:family="text">
      <style:text-properties style:font-name="Liberation Serif" officeooo:rsid="2e31433f" style:font-name-asian="DejaVu Sans" style:font-name-complex="FreeSans"/>
    </style:style>
    <style:style style:name="T1477" style:family="text">
      <style:text-properties style:font-name="Liberation Serif" officeooo:rsid="2e3197b4" style:font-name-asian="DejaVu Sans" style:font-name-complex="FreeSans"/>
    </style:style>
    <style:style style:name="T1478" style:family="text">
      <style:text-properties style:font-name="Liberation Serif" officeooo:rsid="2e334126" style:font-name-asian="DejaVu Sans" style:font-name-complex="FreeSans"/>
    </style:style>
    <style:style style:name="T1479" style:family="text">
      <style:text-properties style:font-name="Liberation Serif" officeooo:rsid="2e33b0cd" style:font-name-asian="DejaVu Sans" style:font-name-complex="FreeSans"/>
    </style:style>
    <style:style style:name="T1480" style:family="text">
      <style:text-properties style:font-name="Liberation Serif" officeooo:rsid="2e33b161" style:font-name-asian="DejaVu Sans" style:font-name-complex="FreeSans"/>
    </style:style>
    <style:style style:name="T1481" style:family="text">
      <style:text-properties style:font-name="Liberation Serif" officeooo:rsid="2e358ead" style:font-name-asian="DejaVu Sans" style:font-name-complex="FreeSans"/>
    </style:style>
    <style:style style:name="T1482" style:family="text">
      <style:text-properties style:font-name="Liberation Serif" officeooo:rsid="2e370775" style:font-name-asian="DejaVu Sans" style:font-name-complex="FreeSans"/>
    </style:style>
    <style:style style:name="T1483" style:family="text">
      <style:text-properties style:font-name="Liberation Serif" officeooo:rsid="2e37f4ad" style:font-name-asian="DejaVu Sans" style:font-name-complex="FreeSans"/>
    </style:style>
    <style:style style:name="T1484" style:family="text">
      <style:text-properties style:font-name="Liberation Serif" officeooo:rsid="2e39c98e" style:font-name-asian="DejaVu Sans" style:font-name-complex="FreeSans"/>
    </style:style>
    <style:style style:name="T1485" style:family="text">
      <style:text-properties style:font-name="Liberation Serif" officeooo:rsid="2e3b0584" style:font-name-asian="DejaVu Sans" style:font-name-complex="FreeSans"/>
    </style:style>
    <style:style style:name="T1486" style:family="text">
      <style:text-properties style:font-name="Liberation Serif" officeooo:rsid="2e3bf461" style:font-name-asian="DejaVu Sans" style:font-name-complex="FreeSans"/>
    </style:style>
    <style:style style:name="T1487" style:family="text">
      <style:text-properties style:font-name="Liberation Serif" officeooo:rsid="2e3df0d1" style:font-name-asian="DejaVu Sans" style:font-name-complex="FreeSans"/>
    </style:style>
    <style:style style:name="T1488" style:family="text">
      <style:text-properties style:font-name="Liberation Serif" officeooo:rsid="2e3ef5c0" style:font-name-asian="DejaVu Sans" style:font-name-complex="FreeSans"/>
    </style:style>
    <style:style style:name="T1489" style:family="text">
      <style:text-properties style:font-name="Liberation Serif" officeooo:rsid="2e40c7a0" style:font-name-asian="DejaVu Sans" style:font-name-complex="FreeSans"/>
    </style:style>
    <style:style style:name="T1490" style:family="text">
      <style:text-properties style:font-name="Liberation Serif" officeooo:rsid="2e425a6e" style:font-name-asian="DejaVu Sans" style:font-name-complex="FreeSans"/>
    </style:style>
    <style:style style:name="T1491" style:family="text">
      <style:text-properties style:font-name="Liberation Serif" officeooo:rsid="2e431a44" style:font-name-asian="DejaVu Sans" style:font-name-complex="FreeSans"/>
    </style:style>
    <style:style style:name="T1492" style:family="text">
      <style:text-properties style:font-name="Liberation Serif" officeooo:rsid="2e450efb" style:font-name-asian="DejaVu Sans" style:font-name-complex="FreeSans"/>
    </style:style>
    <style:style style:name="T1493" style:family="text">
      <style:text-properties style:font-name="Liberation Serif" officeooo:rsid="2e46955c" style:font-name-asian="DejaVu Sans" style:font-name-complex="FreeSans"/>
    </style:style>
    <style:style style:name="T1494" style:family="text">
      <style:text-properties style:font-name="Liberation Serif" officeooo:rsid="2e479a1f" style:font-name-asian="DejaVu Sans" style:font-name-complex="FreeSans"/>
    </style:style>
    <style:style style:name="T1495" style:family="text">
      <style:text-properties style:font-name="Liberation Serif" officeooo:rsid="2e47fb15" style:font-name-asian="DejaVu Sans" style:font-name-complex="FreeSans"/>
    </style:style>
    <style:style style:name="T1496" style:family="text">
      <style:text-properties style:font-name="Liberation Serif" officeooo:rsid="2e4875e9" style:font-name-asian="DejaVu Sans" style:font-name-complex="FreeSans"/>
    </style:style>
    <style:style style:name="T1497" style:family="text">
      <style:text-properties style:font-name="Liberation Serif" officeooo:rsid="2e48be94" style:font-name-asian="DejaVu Sans" style:font-name-complex="FreeSans"/>
    </style:style>
    <style:style style:name="T1498" style:family="text">
      <style:text-properties style:font-name="Liberation Serif" officeooo:rsid="2e4921cb" style:font-name-asian="DejaVu Sans" style:font-name-complex="FreeSans"/>
    </style:style>
    <style:style style:name="T1499" style:family="text">
      <style:text-properties style:font-name="Liberation Serif" officeooo:rsid="2e4a1e95" style:font-name-asian="DejaVu Sans" style:font-name-complex="FreeSans"/>
    </style:style>
    <style:style style:name="T1500" style:family="text">
      <style:text-properties style:font-name="Liberation Serif" officeooo:rsid="2e4ba107" style:font-name-asian="DejaVu Sans" style:font-name-complex="FreeSans"/>
    </style:style>
    <style:style style:name="T1501" style:family="text">
      <style:text-properties style:font-name="Liberation Serif" officeooo:rsid="2e4c894e" style:font-name-asian="DejaVu Sans" style:font-name-complex="FreeSans"/>
    </style:style>
    <style:style style:name="T1502" style:family="text">
      <style:text-properties style:font-name="Liberation Serif" officeooo:rsid="2e4df818" style:font-name-asian="DejaVu Sans" style:font-name-complex="FreeSans"/>
    </style:style>
    <style:style style:name="T1503" style:family="text">
      <style:text-properties style:font-name="Liberation Serif" officeooo:rsid="2e4f5c5f" style:font-name-asian="DejaVu Sans" style:font-name-complex="FreeSans"/>
    </style:style>
    <style:style style:name="T1504" style:family="text">
      <style:text-properties style:font-name="Liberation Serif" officeooo:rsid="2e508380" style:font-name-asian="DejaVu Sans" style:font-name-complex="FreeSans"/>
    </style:style>
    <style:style style:name="T1505" style:family="text">
      <style:text-properties style:font-name="Liberation Serif" officeooo:rsid="2e523842" style:font-name-asian="DejaVu Sans" style:font-name-complex="FreeSans"/>
    </style:style>
    <style:style style:name="T1506" style:family="text">
      <style:text-properties style:font-name="Liberation Serif" officeooo:rsid="2e5393b0" style:font-name-asian="DejaVu Sans" style:font-name-complex="FreeSans"/>
    </style:style>
    <style:style style:name="T1507" style:family="text">
      <style:text-properties style:font-name="Liberation Serif" officeooo:rsid="2e5561cf" style:font-name-asian="DejaVu Sans" style:font-name-complex="FreeSans"/>
    </style:style>
    <style:style style:name="T1508" style:family="text">
      <style:text-properties style:font-name="Liberation Serif" officeooo:rsid="2e559c25" style:font-name-asian="DejaVu Sans" style:font-name-complex="FreeSans"/>
    </style:style>
    <style:style style:name="T1509" style:family="text">
      <style:text-properties style:font-name="Liberation Serif" officeooo:rsid="2e571654" style:font-name-asian="DejaVu Sans" style:font-name-complex="FreeSans"/>
    </style:style>
    <style:style style:name="T1510" style:family="text">
      <style:text-properties style:font-name="Liberation Serif" officeooo:rsid="2e59401e" style:font-name-asian="DejaVu Sans" style:font-name-complex="FreeSans"/>
    </style:style>
    <style:style style:name="T1511" style:family="text">
      <style:text-properties style:font-name="Liberation Serif" officeooo:rsid="2e5b3e47" style:font-name-asian="DejaVu Sans" style:font-name-complex="FreeSans"/>
    </style:style>
    <style:style style:name="T1512" style:family="text">
      <style:text-properties style:font-name="Liberation Serif" officeooo:rsid="2e5d03e5" style:font-name-asian="DejaVu Sans" style:font-name-complex="FreeSans"/>
    </style:style>
    <style:style style:name="T1513" style:family="text">
      <style:text-properties style:font-name="Liberation Serif" officeooo:rsid="2e5e703c" style:font-name-asian="DejaVu Sans" style:font-name-complex="FreeSans"/>
    </style:style>
    <style:style style:name="T1514" style:family="text">
      <style:text-properties style:font-name="Liberation Serif" officeooo:rsid="2e5fb982" style:font-name-asian="DejaVu Sans" style:font-name-complex="FreeSans"/>
    </style:style>
    <style:style style:name="T1515" style:family="text">
      <style:text-properties style:font-name="Liberation Serif" officeooo:rsid="2e603617" style:font-name-asian="DejaVu Sans" style:font-name-complex="FreeSans"/>
    </style:style>
    <style:style style:name="T1516" style:family="text">
      <style:text-properties style:font-name="Liberation Serif" officeooo:rsid="2e61cd6b" style:font-name-asian="DejaVu Sans" style:font-name-complex="FreeSans"/>
    </style:style>
    <style:style style:name="T1517" style:family="text">
      <style:text-properties style:font-name="Liberation Serif" officeooo:rsid="2e637bd7" style:font-name-asian="DejaVu Sans" style:font-name-complex="FreeSans"/>
    </style:style>
    <style:style style:name="T1518" style:family="text">
      <style:text-properties style:font-name="Liberation Serif" officeooo:rsid="2e637e16" style:font-name-asian="DejaVu Sans" style:font-name-complex="FreeSans"/>
    </style:style>
    <style:style style:name="T1519" style:family="text">
      <style:text-properties style:font-name="Liberation Serif" fo:font-style="italic" style:font-name-asian="DejaVu Sans" style:font-style-asian="italic" style:font-name-complex="FreeSans" style:font-style-complex="italic"/>
    </style:style>
    <style:style style:name="T1520" style:family="text">
      <style:text-properties style:font-name="Liberation Serif" fo:font-style="italic" officeooo:rsid="2d97c0a1" style:font-name-asian="DejaVu Sans" style:font-style-asian="italic" style:font-name-complex="FreeSans" style:font-style-complex="italic"/>
    </style:style>
    <style:style style:name="T1521" style:family="text">
      <style:text-properties style:font-name="Liberation Serif" fo:font-style="italic" officeooo:rsid="2d997ba5" style:font-name-asian="DejaVu Sans" style:font-style-asian="italic" style:font-name-complex="FreeSans" style:font-style-complex="italic"/>
    </style:style>
    <style:style style:name="T1522" style:family="text">
      <style:text-properties style:font-name="Liberation Serif" fo:font-style="italic" officeooo:rsid="2da3aa3b" style:font-name-asian="DejaVu Sans" style:font-style-asian="italic" style:font-name-complex="FreeSans" style:font-style-complex="italic"/>
    </style:style>
    <style:style style:name="T1523" style:family="text">
      <style:text-properties style:font-name="Liberation Serif" fo:font-style="italic" officeooo:rsid="2dab0122" style:font-name-asian="DejaVu Sans" style:font-style-asian="italic" style:font-name-complex="FreeSans" style:font-style-complex="italic"/>
    </style:style>
    <style:style style:name="T1524" style:family="text">
      <style:text-properties style:font-name="Liberation Serif" fo:font-style="italic" officeooo:rsid="2dad83ad" style:font-name-asian="DejaVu Sans" style:font-style-asian="italic" style:font-name-complex="FreeSans" style:font-style-complex="italic"/>
    </style:style>
    <style:style style:name="T1525" style:family="text">
      <style:text-properties style:font-name="Liberation Serif" fo:font-style="italic" officeooo:rsid="2db68066" style:font-name-asian="DejaVu Sans" style:font-style-asian="italic" style:font-name-complex="FreeSans" style:font-style-complex="italic"/>
    </style:style>
    <style:style style:name="T1526" style:family="text">
      <style:text-properties style:font-name="Liberation Serif" fo:font-style="italic" officeooo:rsid="2db567b3" style:font-name-asian="DejaVu Sans" style:font-style-asian="italic" style:font-name-complex="FreeSans" style:font-style-complex="italic"/>
    </style:style>
    <style:style style:name="T1527" style:family="text">
      <style:text-properties style:font-name="Liberation Serif" fo:font-style="italic" officeooo:rsid="2dbf8a1c" style:font-name-asian="DejaVu Sans" style:font-style-asian="italic" style:font-name-complex="FreeSans" style:font-style-complex="italic"/>
    </style:style>
    <style:style style:name="T1528" style:family="text">
      <style:text-properties style:font-name="Liberation Serif" fo:font-style="italic" officeooo:rsid="2dc3dac9" style:font-name-asian="DejaVu Sans" style:font-style-asian="italic" style:font-name-complex="FreeSans" style:font-style-complex="italic"/>
    </style:style>
    <style:style style:name="T1529" style:family="text">
      <style:text-properties style:font-name="Liberation Serif" fo:font-style="italic" officeooo:rsid="2dc954ba" style:font-name-asian="DejaVu Sans" style:font-style-asian="italic" style:font-name-complex="FreeSans" style:font-style-complex="italic"/>
    </style:style>
    <style:style style:name="T1530" style:family="text">
      <style:text-properties style:font-name="Liberation Serif" fo:font-style="italic" officeooo:rsid="2dc9ea67" style:font-name-asian="DejaVu Sans" style:font-style-asian="italic" style:font-name-complex="FreeSans" style:font-style-complex="italic"/>
    </style:style>
    <style:style style:name="T1531" style:family="text">
      <style:text-properties style:font-name="Liberation Serif" fo:font-style="italic" officeooo:rsid="2dd07c21" style:font-name-asian="DejaVu Sans" style:font-style-asian="italic" style:font-name-complex="FreeSans" style:font-style-complex="italic"/>
    </style:style>
    <style:style style:name="T1532" style:family="text">
      <style:text-properties style:font-name="Liberation Serif" fo:font-style="italic" officeooo:rsid="2dd5767d" style:font-name-asian="DejaVu Sans" style:font-style-asian="italic" style:font-name-complex="FreeSans" style:font-style-complex="italic"/>
    </style:style>
    <style:style style:name="T1533" style:family="text">
      <style:text-properties style:font-name="Liberation Serif" fo:font-style="italic" officeooo:rsid="2ddddc5b" style:font-name-asian="DejaVu Sans" style:font-style-asian="italic" style:font-name-complex="FreeSans" style:font-style-complex="italic"/>
    </style:style>
    <style:style style:name="T1534" style:family="text">
      <style:text-properties style:font-name="Liberation Serif" fo:font-style="italic" officeooo:rsid="2ddf1d34" style:font-name-asian="DejaVu Sans" style:font-style-asian="italic" style:font-name-complex="FreeSans" style:font-style-complex="italic"/>
    </style:style>
    <style:style style:name="T1535" style:family="text">
      <style:text-properties style:font-name="Liberation Serif" fo:font-style="italic" officeooo:rsid="1327ae62" style:font-name-asian="DejaVu Sans" style:font-style-asian="italic" style:font-name-complex="FreeSans" style:font-style-complex="italic"/>
    </style:style>
    <style:style style:name="T1536" style:family="text">
      <style:text-properties style:font-name="Liberation Serif" fo:font-style="italic" officeooo:rsid="2de0ecd5" style:font-name-asian="DejaVu Sans" style:font-style-asian="italic" style:font-name-complex="FreeSans" style:font-style-complex="italic"/>
    </style:style>
    <style:style style:name="T1537" style:family="text">
      <style:text-properties style:font-name="Liberation Serif" fo:font-style="italic" officeooo:rsid="2deb8f1a" style:font-name-asian="DejaVu Sans" style:font-style-asian="italic" style:font-name-complex="FreeSans" style:font-style-complex="italic"/>
    </style:style>
    <style:style style:name="T1538" style:family="text">
      <style:text-properties style:font-name="Liberation Serif" fo:font-style="italic" officeooo:rsid="2e078f3a" style:font-name-asian="DejaVu Sans" style:font-style-asian="italic" style:font-name-complex="FreeSans" style:font-style-complex="italic"/>
    </style:style>
    <style:style style:name="T1539" style:family="text">
      <style:text-properties style:font-name="Liberation Serif" fo:font-style="italic" officeooo:rsid="2e0f882a" style:font-name-asian="DejaVu Sans" style:font-style-asian="italic" style:font-name-complex="FreeSans" style:font-style-complex="italic"/>
    </style:style>
    <style:style style:name="T1540" style:family="text">
      <style:text-properties style:font-name="Liberation Serif" fo:font-style="italic" officeooo:rsid="2e165d9b" style:font-name-asian="DejaVu Sans" style:font-style-asian="italic" style:font-name-complex="FreeSans" style:font-style-complex="italic"/>
    </style:style>
    <style:style style:name="T1541" style:family="text">
      <style:text-properties style:font-name="Liberation Serif" fo:font-style="italic" officeooo:rsid="2e189c42" style:font-name-asian="DejaVu Sans" style:font-style-asian="italic" style:font-name-complex="FreeSans" style:font-style-complex="italic"/>
    </style:style>
    <style:style style:name="T1542" style:family="text">
      <style:text-properties style:font-name="Liberation Serif" fo:font-style="italic" officeooo:rsid="2e33b161" style:font-name-asian="DejaVu Sans" style:font-style-asian="italic" style:font-name-complex="FreeSans" style:font-style-complex="italic"/>
    </style:style>
    <style:style style:name="T1543" style:family="text">
      <style:text-properties style:font-name="Liberation Serif" fo:font-style="italic" officeooo:rsid="2e3b0584" style:font-name-asian="DejaVu Sans" style:font-style-asian="italic" style:font-name-complex="FreeSans" style:font-style-complex="italic"/>
    </style:style>
    <style:style style:name="T1544" style:family="text">
      <style:text-properties style:font-name="Liberation Serif" fo:font-style="italic" officeooo:rsid="2e3df0d1" style:font-name-asian="DejaVu Sans" style:font-style-asian="italic" style:font-name-complex="FreeSans" style:font-style-complex="italic"/>
    </style:style>
    <style:style style:name="T1545" style:family="text">
      <style:text-properties style:font-name="Liberation Serif" fo:font-style="italic" officeooo:rsid="2e425a6e" style:font-name-asian="DejaVu Sans" style:font-style-asian="italic" style:font-name-complex="FreeSans" style:font-style-complex="italic"/>
    </style:style>
    <style:style style:name="T1546" style:family="text">
      <style:text-properties style:font-name="Liberation Serif" fo:font-style="italic" officeooo:rsid="2e431a44" style:font-name-asian="DejaVu Sans" style:font-style-asian="italic" style:font-name-complex="FreeSans" style:font-style-complex="italic"/>
    </style:style>
    <style:style style:name="T1547" style:family="text">
      <style:text-properties style:font-name="Liberation Serif" fo:font-style="italic" officeooo:rsid="2e479a1f" style:font-name-asian="DejaVu Sans" style:font-style-asian="italic" style:font-name-complex="FreeSans" style:font-style-complex="italic"/>
    </style:style>
    <style:style style:name="T1548" style:family="text">
      <style:text-properties style:font-name="Liberation Serif" fo:font-style="italic" style:font-style-asian="italic" style:font-style-complex="italic"/>
    </style:style>
    <style:style style:name="T1549" style:family="text">
      <style:text-properties style:font-name="Liberation Serif" fo:font-style="italic" officeooo:rsid="3186b554" style:font-style-asian="italic" style:font-style-complex="italic"/>
    </style:style>
    <style:style style:name="T1550" style:family="text">
      <style:text-properties style:font-name="Liberation Serif" fo:font-style="italic" officeooo:rsid="318588b2" style:font-style-asian="italic" style:font-style-complex="italic"/>
    </style:style>
    <style:style style:name="T1551" style:family="text">
      <style:text-properties style:font-name="Liberation Serif" fo:font-style="italic" officeooo:rsid="318a5f03" style:font-style-asian="italic" style:font-style-complex="italic"/>
    </style:style>
    <style:style style:name="T1552" style:family="text">
      <style:text-properties style:font-name="Liberation Serif" officeooo:rsid="316f20bc"/>
    </style:style>
    <style:style style:name="T1553" style:family="text">
      <style:text-properties style:font-name="Liberation Serif" officeooo:rsid="317c7aa5"/>
    </style:style>
    <style:style style:name="T1554" style:family="text">
      <style:text-properties style:font-name="Liberation Serif" officeooo:rsid="317cb34c"/>
    </style:style>
    <style:style style:name="T1555" style:family="text">
      <style:text-properties style:font-name="Liberation Serif" officeooo:rsid="317e0808"/>
    </style:style>
    <style:style style:name="T1556" style:family="text">
      <style:text-properties style:font-name="Liberation Serif" officeooo:rsid="317e2414"/>
    </style:style>
    <style:style style:name="T1557" style:family="text">
      <style:text-properties style:font-name="Liberation Serif" officeooo:rsid="318017be"/>
    </style:style>
    <style:style style:name="T1558" style:family="text">
      <style:text-properties style:font-name="Liberation Serif" officeooo:rsid="318099d6"/>
    </style:style>
    <style:style style:name="T1559" style:family="text">
      <style:text-properties style:font-name="Liberation Serif" officeooo:rsid="318231f3"/>
    </style:style>
    <style:style style:name="T1560" style:family="text">
      <style:text-properties style:font-name="Liberation Serif" officeooo:rsid="318283c5"/>
    </style:style>
    <style:style style:name="T1561" style:family="text">
      <style:text-properties style:font-name="Liberation Serif" officeooo:rsid="31832861"/>
    </style:style>
    <style:style style:name="T1562" style:family="text">
      <style:text-properties style:font-name="Liberation Serif" officeooo:rsid="3184d95b"/>
    </style:style>
    <style:style style:name="T1563" style:family="text">
      <style:text-properties style:font-name="Liberation Serif" officeooo:rsid="3184f9cb"/>
    </style:style>
    <style:style style:name="T1564" style:family="text">
      <style:text-properties style:font-name="Liberation Serif" officeooo:rsid="318588b2"/>
    </style:style>
    <style:style style:name="T1565" style:family="text">
      <style:text-properties style:font-name="Liberation Serif" officeooo:rsid="3186b554"/>
    </style:style>
    <style:style style:name="T1566" style:family="text">
      <style:text-properties style:font-name="Liberation Serif" officeooo:rsid="31870f10"/>
    </style:style>
    <style:style style:name="T1567" style:family="text">
      <style:text-properties style:font-name="Liberation Serif" officeooo:rsid="3188c9c3"/>
    </style:style>
    <style:style style:name="T1568" style:family="text">
      <style:text-properties style:font-name="Liberation Serif" officeooo:rsid="318a5f03"/>
    </style:style>
    <style:style style:name="T1569" style:family="text">
      <style:text-properties style:font-name="Liberation Serif" officeooo:rsid="318a7cb0"/>
    </style:style>
    <style:style style:name="T1570" style:family="text">
      <style:text-properties style:font-name="Liberation Serif" officeooo:rsid="32f33149"/>
    </style:style>
    <style:style style:name="T1571" style:family="text">
      <style:text-properties style:font-name="Liberation Serif" officeooo:rsid="1327ae62"/>
    </style:style>
    <style:style style:name="T1572" style:family="text">
      <style:text-properties style:font-name="Liberation Serif" officeooo:rsid="32f48e47"/>
    </style:style>
    <style:style style:name="T1573" style:family="text">
      <style:text-properties style:font-name="Liberation Serif" officeooo:rsid="32f4ac87"/>
    </style:style>
    <style:style style:name="T1574" style:family="text">
      <style:text-properties style:font-name="Liberation Serif" officeooo:rsid="32f57f7f"/>
    </style:style>
    <style:style style:name="T1575" style:family="text">
      <style:text-properties style:font-name="Liberation Serif" officeooo:rsid="32f6fa1c"/>
    </style:style>
    <style:style style:name="T1576" style:family="text">
      <style:text-properties style:font-name="Liberation Serif" officeooo:rsid="32f76572"/>
    </style:style>
    <style:style style:name="T1577" style:family="text">
      <style:text-properties style:font-name="Liberation Serif" officeooo:rsid="350be67e"/>
    </style:style>
    <style:style style:name="T1578" style:family="text">
      <style:text-properties style:font-name="Liberation Serif" officeooo:rsid="350c369b"/>
    </style:style>
    <style:style style:name="T1579" style:family="text">
      <style:text-properties style:font-name="Liberation Serif" officeooo:rsid="350cfdef"/>
    </style:style>
    <style:style style:name="T1580" style:family="text">
      <style:text-properties officeooo:rsid="2e63a1bf"/>
    </style:style>
    <style:style style:name="T1581" style:family="text">
      <style:text-properties officeooo:rsid="2e6592e6"/>
    </style:style>
    <style:style style:name="T1582" style:family="text">
      <style:text-properties officeooo:rsid="2e664b93"/>
    </style:style>
    <style:style style:name="T1583" style:family="text">
      <style:text-properties officeooo:rsid="2e67bf59"/>
    </style:style>
    <style:style style:name="T1584" style:family="text">
      <style:text-properties officeooo:rsid="2e69a7ce"/>
    </style:style>
    <style:style style:name="T1585" style:family="text">
      <style:text-properties officeooo:rsid="2e6ade0f"/>
    </style:style>
    <style:style style:name="T1586" style:family="text">
      <style:text-properties officeooo:rsid="2e6c0b88"/>
    </style:style>
    <style:style style:name="T1587" style:family="text">
      <style:text-properties officeooo:rsid="2e6d93c1"/>
    </style:style>
    <style:style style:name="T1588" style:family="text">
      <style:text-properties officeooo:rsid="2e97d3fc"/>
    </style:style>
    <style:style style:name="T1589" style:family="text">
      <style:text-properties officeooo:rsid="2ece315b"/>
    </style:style>
    <style:style style:name="T1590" style:family="text">
      <style:text-properties officeooo:rsid="2ed4422f"/>
    </style:style>
    <style:style style:name="T1591" style:family="text">
      <style:text-properties officeooo:rsid="2edb93da"/>
    </style:style>
    <style:style style:name="T1592" style:family="text">
      <style:text-properties officeooo:rsid="2ede31df"/>
    </style:style>
    <style:style style:name="T1593" style:family="text">
      <style:text-properties officeooo:rsid="2ee07229"/>
    </style:style>
    <style:style style:name="T1594" style:family="text">
      <style:text-properties officeooo:rsid="2ee48959"/>
    </style:style>
    <style:style style:name="T1595" style:family="text">
      <style:text-properties officeooo:rsid="2ee65368"/>
    </style:style>
    <style:style style:name="T1596" style:family="text">
      <style:text-properties officeooo:rsid="2ef4a5c7"/>
    </style:style>
    <style:style style:name="T1597" style:family="text">
      <style:text-properties officeooo:rsid="2efbc31c"/>
    </style:style>
    <style:style style:name="T1598" style:family="text">
      <style:text-properties officeooo:rsid="2efdf0b3"/>
    </style:style>
    <style:style style:name="T1599" style:family="text">
      <style:text-properties officeooo:rsid="2f17286a"/>
    </style:style>
    <style:style style:name="T1600" style:family="text">
      <style:text-properties officeooo:rsid="2f20a7df"/>
    </style:style>
    <style:style style:name="T1601" style:family="text">
      <style:text-properties officeooo:rsid="2f2e9759"/>
    </style:style>
    <style:style style:name="T1602" style:family="text">
      <style:text-properties officeooo:rsid="2f4df12c"/>
    </style:style>
    <style:style style:name="T1603" style:family="text">
      <style:text-properties officeooo:rsid="2f55c361"/>
    </style:style>
    <style:style style:name="T1604" style:family="text">
      <style:text-properties officeooo:rsid="2f5f7db4"/>
    </style:style>
    <style:style style:name="T1605" style:family="text">
      <style:text-properties officeooo:rsid="2f6052f7"/>
    </style:style>
    <style:style style:name="T1606" style:family="text">
      <style:text-properties officeooo:rsid="2f655173"/>
    </style:style>
    <style:style style:name="T1607" style:family="text">
      <style:text-properties officeooo:rsid="2f743381"/>
    </style:style>
    <style:style style:name="T1608" style:family="text">
      <style:text-properties officeooo:rsid="2f7d6856"/>
    </style:style>
    <style:style style:name="T1609" style:family="text">
      <style:text-properties officeooo:rsid="2f826412"/>
    </style:style>
    <style:style style:name="T1610" style:family="text">
      <style:text-properties officeooo:rsid="2fab119b"/>
    </style:style>
    <style:style style:name="T1611" style:family="text">
      <style:text-properties officeooo:rsid="1327ae62"/>
    </style:style>
    <style:style style:name="T1612" style:family="text">
      <style:text-properties officeooo:rsid="2fc4a9a6"/>
    </style:style>
    <style:style style:name="T1613" style:family="text">
      <style:text-properties officeooo:rsid="2fc66ac9"/>
    </style:style>
    <style:style style:name="T1614" style:family="text">
      <style:text-properties officeooo:rsid="2fca0d91"/>
    </style:style>
    <style:style style:name="T1615" style:family="text">
      <style:text-properties officeooo:rsid="2fcde11f"/>
    </style:style>
    <style:style style:name="T1616" style:family="text">
      <style:text-properties officeooo:rsid="2fd2b4fd"/>
    </style:style>
    <style:style style:name="T1617" style:family="text">
      <style:text-properties officeooo:rsid="2feaa7d8"/>
    </style:style>
    <style:style style:name="T1618" style:family="text">
      <style:text-properties officeooo:rsid="30072bf0"/>
    </style:style>
    <style:style style:name="T1619" style:family="text">
      <style:text-properties officeooo:rsid="3020c660"/>
    </style:style>
    <style:style style:name="T1620" style:family="text">
      <style:text-properties officeooo:rsid="3023f841"/>
    </style:style>
    <style:style style:name="T1621" style:family="text">
      <style:text-properties officeooo:rsid="302408c3"/>
    </style:style>
    <style:style style:name="T1622" style:family="text">
      <style:text-properties officeooo:rsid="30249b76"/>
    </style:style>
    <style:style style:name="T1623" style:family="text">
      <style:text-properties officeooo:rsid="30285b82"/>
    </style:style>
    <style:style style:name="T1624" style:family="text">
      <style:text-properties officeooo:rsid="302f8975"/>
    </style:style>
    <style:style style:name="T1625" style:family="text">
      <style:text-properties officeooo:rsid="3030c0ed"/>
    </style:style>
    <style:style style:name="T1626" style:family="text">
      <style:text-properties officeooo:rsid="3031b22b"/>
    </style:style>
    <style:style style:name="T1627" style:family="text">
      <style:text-properties officeooo:rsid="30339105"/>
    </style:style>
    <style:style style:name="T1628" style:family="text">
      <style:text-properties officeooo:rsid="3036ed6b"/>
    </style:style>
    <style:style style:name="T1629" style:family="text">
      <style:text-properties officeooo:rsid="303ae54f"/>
    </style:style>
    <style:style style:name="T1630" style:family="text">
      <style:text-properties officeooo:rsid="30439ac6"/>
    </style:style>
    <style:style style:name="T1631" style:family="text">
      <style:text-properties officeooo:rsid="3072b963"/>
    </style:style>
    <style:style style:name="T1632" style:family="text">
      <style:text-properties officeooo:rsid="307c7c8f"/>
    </style:style>
    <style:style style:name="T1633" style:family="text">
      <style:text-properties officeooo:rsid="30953e87"/>
    </style:style>
    <style:style style:name="T1634" style:family="text">
      <style:text-properties officeooo:rsid="309eca0b"/>
    </style:style>
    <style:style style:name="T1635" style:family="text">
      <style:text-properties officeooo:rsid="30aa0277"/>
    </style:style>
    <style:style style:name="T1636" style:family="text">
      <style:text-properties officeooo:rsid="30b7a7e8"/>
    </style:style>
    <style:style style:name="T1637" style:family="text">
      <style:text-properties officeooo:rsid="30bceeef"/>
    </style:style>
    <style:style style:name="T1638" style:family="text">
      <style:text-properties officeooo:rsid="30beb69d"/>
    </style:style>
    <style:style style:name="T1639" style:family="text">
      <style:text-properties officeooo:rsid="30cad9d8"/>
    </style:style>
    <style:style style:name="T1640" style:family="text">
      <style:text-properties officeooo:rsid="30d3d43d"/>
    </style:style>
    <style:style style:name="T1641" style:family="text">
      <style:text-properties officeooo:rsid="30f01da6"/>
    </style:style>
    <style:style style:name="T1642" style:family="text">
      <style:text-properties officeooo:rsid="30f0422a"/>
    </style:style>
    <style:style style:name="T1643" style:family="text">
      <style:text-properties officeooo:rsid="30f4b763"/>
    </style:style>
    <style:style style:name="T1644" style:family="text">
      <style:text-properties officeooo:rsid="30f572f0"/>
    </style:style>
    <style:style style:name="T1645" style:family="text">
      <style:text-properties officeooo:rsid="30f9ff2c"/>
    </style:style>
    <style:style style:name="T1646" style:family="text">
      <style:text-properties officeooo:rsid="30fcdef0"/>
    </style:style>
    <style:style style:name="T1647" style:family="text">
      <style:text-properties officeooo:rsid="30ffe071"/>
    </style:style>
    <style:style style:name="T1648" style:family="text">
      <style:text-properties officeooo:rsid="31009a99"/>
    </style:style>
    <style:style style:name="T1649" style:family="text">
      <style:text-properties officeooo:rsid="3102dddf"/>
    </style:style>
    <style:style style:name="T1650" style:family="text">
      <style:text-properties officeooo:rsid="3103a4a3"/>
    </style:style>
    <style:style style:name="T1651" style:family="text">
      <style:text-properties officeooo:rsid="31046aa4"/>
    </style:style>
    <style:style style:name="T1652" style:family="text">
      <style:text-properties officeooo:rsid="3106b79a"/>
    </style:style>
    <style:style style:name="T1653" style:family="text">
      <style:text-properties officeooo:rsid="311f6413"/>
    </style:style>
    <style:style style:name="T1654" style:family="text">
      <style:text-properties officeooo:rsid="3129ddcc"/>
    </style:style>
    <style:style style:name="T1655" style:family="text">
      <style:text-properties officeooo:rsid="313b97c7"/>
    </style:style>
    <style:style style:name="T1656" style:family="text">
      <style:text-properties officeooo:rsid="313beabb"/>
    </style:style>
    <style:style style:name="T1657" style:family="text">
      <style:text-properties officeooo:rsid="313d3cce"/>
    </style:style>
    <style:style style:name="T1658" style:family="text">
      <style:text-properties officeooo:rsid="313d7487"/>
    </style:style>
    <style:style style:name="T1659" style:family="text">
      <style:text-properties officeooo:rsid="313d8eb0"/>
    </style:style>
    <style:style style:name="T1660" style:family="text">
      <style:text-properties officeooo:rsid="31447959"/>
    </style:style>
    <style:style style:name="T1661" style:family="text">
      <style:text-properties style:text-line-through-style="none" style:text-line-through-type="none"/>
    </style:style>
    <style:style style:name="T1662" style:family="text">
      <style:text-properties style:text-line-through-style="none" style:text-line-through-type="none" officeooo:rsid="31447959"/>
    </style:style>
    <style:style style:name="T1663" style:family="text">
      <style:text-properties style:text-line-through-style="none" style:text-line-through-type="none" officeooo:rsid="3157c4bd"/>
    </style:style>
    <style:style style:name="T1664" style:family="text">
      <style:text-properties style:text-line-through-style="none" style:text-line-through-type="none" officeooo:rsid="3159695c"/>
    </style:style>
    <style:style style:name="T1665" style:family="text">
      <style:text-properties style:text-line-through-style="none" style:text-line-through-type="none" officeooo:rsid="315a9908"/>
    </style:style>
    <style:style style:name="T1666" style:family="text">
      <style:text-properties style:text-line-through-style="none" style:text-line-through-type="none" officeooo:rsid="315b8f5c"/>
    </style:style>
    <style:style style:name="T1667" style:family="text">
      <style:text-properties style:text-line-through-style="none" style:text-line-through-type="none" officeooo:rsid="315d05ca"/>
    </style:style>
    <style:style style:name="T1668" style:family="text">
      <style:text-properties style:text-line-through-style="none" style:text-line-through-type="none" officeooo:rsid="315dabc1"/>
    </style:style>
    <style:style style:name="T1669" style:family="text">
      <style:text-properties style:text-line-through-style="none" style:text-line-through-type="none" officeooo:rsid="315e09ac"/>
    </style:style>
    <style:style style:name="T1670" style:family="text">
      <style:text-properties style:text-line-through-style="none" style:text-line-through-type="none" officeooo:rsid="315e4188"/>
    </style:style>
    <style:style style:name="T1671" style:family="text">
      <style:text-properties style:text-line-through-style="none" style:text-line-through-type="none" officeooo:rsid="315f49b8"/>
    </style:style>
    <style:style style:name="T1672" style:family="text">
      <style:text-properties style:text-line-through-style="none" style:text-line-through-type="none" officeooo:rsid="315f4ada"/>
    </style:style>
    <style:style style:name="T1673" style:family="text">
      <style:text-properties style:text-line-through-style="none" style:text-line-through-type="none" fo:font-style="italic" officeooo:rsid="315f4ada" style:font-style-asian="italic" style:font-style-complex="italic"/>
    </style:style>
    <style:style style:name="T1674" style:family="text">
      <style:text-properties style:text-line-through-style="none" style:text-line-through-type="none" fo:font-style="italic" officeooo:rsid="39606191" style:font-style-asian="italic" style:font-style-complex="italic"/>
    </style:style>
    <style:style style:name="T1675" style:family="text">
      <style:text-properties style:text-line-through-style="none" style:text-line-through-type="none" fo:font-style="italic" officeooo:rsid="396b29f0" style:font-style-asian="italic" style:font-style-complex="italic"/>
    </style:style>
    <style:style style:name="T1676" style:family="text">
      <style:text-properties style:text-line-through-style="none" style:text-line-through-type="none" officeooo:rsid="315fcaa3"/>
    </style:style>
    <style:style style:name="T1677" style:family="text">
      <style:text-properties style:text-line-through-style="none" style:text-line-through-type="none" officeooo:rsid="0019f43d"/>
    </style:style>
    <style:style style:name="T1678" style:family="text">
      <style:text-properties style:text-line-through-style="none" style:text-line-through-type="none" officeooo:rsid="316003e1"/>
    </style:style>
    <style:style style:name="T1679" style:family="text">
      <style:text-properties style:text-line-through-style="none" style:text-line-through-type="none" officeooo:rsid="31636b73"/>
    </style:style>
    <style:style style:name="T1680" style:family="text">
      <style:text-properties style:text-line-through-style="none" style:text-line-through-type="none" officeooo:rsid="3164db0e"/>
    </style:style>
    <style:style style:name="T1681" style:family="text">
      <style:text-properties style:text-line-through-style="none" style:text-line-through-type="none" officeooo:rsid="316533d2"/>
    </style:style>
    <style:style style:name="T1682" style:family="text">
      <style:text-properties style:text-line-through-style="none" style:text-line-through-type="none" officeooo:rsid="38da85c3"/>
    </style:style>
    <style:style style:name="T1683" style:family="text">
      <style:text-properties style:text-line-through-style="none" style:text-line-through-type="none" officeooo:rsid="39058dbf"/>
    </style:style>
    <style:style style:name="T1684" style:family="text">
      <style:text-properties style:text-line-through-style="none" style:text-line-through-type="none" officeooo:rsid="3905e592"/>
    </style:style>
    <style:style style:name="T1685" style:family="text">
      <style:text-properties style:text-line-through-style="none" style:text-line-through-type="none" officeooo:rsid="39066ea9"/>
    </style:style>
    <style:style style:name="T1686" style:family="text">
      <style:text-properties style:text-line-through-style="none" style:text-line-through-type="none" officeooo:rsid="390846bc"/>
    </style:style>
    <style:style style:name="T1687" style:family="text">
      <style:text-properties style:text-line-through-style="none" style:text-line-through-type="none" officeooo:rsid="39094a47"/>
    </style:style>
    <style:style style:name="T1688" style:family="text">
      <style:text-properties style:text-line-through-style="none" style:text-line-through-type="none" officeooo:rsid="390a6e25"/>
    </style:style>
    <style:style style:name="T1689" style:family="text">
      <style:text-properties style:text-line-through-style="none" style:text-line-through-type="none" officeooo:rsid="390b6067"/>
    </style:style>
    <style:style style:name="T1690" style:family="text">
      <style:text-properties style:text-line-through-style="none" style:text-line-through-type="none" officeooo:rsid="390cbc71"/>
    </style:style>
    <style:style style:name="T1691" style:family="text">
      <style:text-properties style:text-line-through-style="none" style:text-line-through-type="none" officeooo:rsid="390d0a1e"/>
    </style:style>
    <style:style style:name="T1692" style:family="text">
      <style:text-properties style:text-line-through-style="none" style:text-line-through-type="none" officeooo:rsid="390e2117"/>
    </style:style>
    <style:style style:name="T1693" style:family="text">
      <style:text-properties style:text-line-through-style="none" style:text-line-through-type="none" officeooo:rsid="390ea981"/>
    </style:style>
    <style:style style:name="T1694" style:family="text">
      <style:text-properties style:text-line-through-style="none" style:text-line-through-type="none" officeooo:rsid="39106634"/>
    </style:style>
    <style:style style:name="T1695" style:family="text">
      <style:text-properties style:text-line-through-style="none" style:text-line-through-type="none" officeooo:rsid="39121339"/>
    </style:style>
    <style:style style:name="T1696" style:family="text">
      <style:text-properties style:text-line-through-style="none" style:text-line-through-type="none" officeooo:rsid="39133677"/>
    </style:style>
    <style:style style:name="T1697" style:family="text">
      <style:text-properties style:text-line-through-style="none" style:text-line-through-type="none" officeooo:rsid="39150a27"/>
    </style:style>
    <style:style style:name="T1698" style:family="text">
      <style:text-properties style:text-line-through-style="none" style:text-line-through-type="none" officeooo:rsid="39162cea"/>
    </style:style>
    <style:style style:name="T1699" style:family="text">
      <style:text-properties style:text-line-through-style="none" style:text-line-through-type="none" officeooo:rsid="3917549c"/>
    </style:style>
    <style:style style:name="T1700" style:family="text">
      <style:text-properties style:text-line-through-style="none" style:text-line-through-type="none" officeooo:rsid="39191e27"/>
    </style:style>
    <style:style style:name="T1701" style:family="text">
      <style:text-properties style:text-line-through-style="none" style:text-line-through-type="none" officeooo:rsid="391abd49"/>
    </style:style>
    <style:style style:name="T1702" style:family="text">
      <style:text-properties style:text-line-through-style="none" style:text-line-through-type="none" officeooo:rsid="391ba60f"/>
    </style:style>
    <style:style style:name="T1703" style:family="text">
      <style:text-properties style:text-line-through-style="none" style:text-line-through-type="none" officeooo:rsid="391d0300"/>
    </style:style>
    <style:style style:name="T1704" style:family="text">
      <style:text-properties style:text-line-through-style="none" style:text-line-through-type="none" officeooo:rsid="391e3cd1"/>
    </style:style>
    <style:style style:name="T1705" style:family="text">
      <style:text-properties style:text-line-through-style="none" style:text-line-through-type="none" officeooo:rsid="391f515f"/>
    </style:style>
    <style:style style:name="T1706" style:family="text">
      <style:text-properties style:text-line-through-style="none" style:text-line-through-type="none" officeooo:rsid="391f8b34"/>
    </style:style>
    <style:style style:name="T1707" style:family="text">
      <style:text-properties style:text-line-through-style="none" style:text-line-through-type="none" officeooo:rsid="3920f449"/>
    </style:style>
    <style:style style:name="T1708" style:family="text">
      <style:text-properties style:text-line-through-style="none" style:text-line-through-type="none" officeooo:rsid="3921257f"/>
    </style:style>
    <style:style style:name="T1709" style:family="text">
      <style:text-properties style:text-line-through-style="none" style:text-line-through-type="none" officeooo:rsid="3922b787"/>
    </style:style>
    <style:style style:name="T1710" style:family="text">
      <style:text-properties style:text-line-through-style="none" style:text-line-through-type="none" officeooo:rsid="392327f7"/>
    </style:style>
    <style:style style:name="T1711" style:family="text">
      <style:text-properties style:text-line-through-style="none" style:text-line-through-type="none" officeooo:rsid="392523fb"/>
    </style:style>
    <style:style style:name="T1712" style:family="text">
      <style:text-properties style:text-line-through-style="none" style:text-line-through-type="none" officeooo:rsid="39254f6c"/>
    </style:style>
    <style:style style:name="T1713" style:family="text">
      <style:text-properties style:text-line-through-style="none" style:text-line-through-type="none" officeooo:rsid="39260585"/>
    </style:style>
    <style:style style:name="T1714" style:family="text">
      <style:text-properties style:text-line-through-style="none" style:text-line-through-type="none" officeooo:rsid="3926b18a"/>
    </style:style>
    <style:style style:name="T1715" style:family="text">
      <style:text-properties style:text-line-through-style="none" style:text-line-through-type="none" officeooo:rsid="39289813"/>
    </style:style>
    <style:style style:name="T1716" style:family="text">
      <style:text-properties style:text-line-through-style="none" style:text-line-through-type="none" officeooo:rsid="39299575"/>
    </style:style>
    <style:style style:name="T1717" style:family="text">
      <style:text-properties style:text-line-through-style="none" style:text-line-through-type="none" officeooo:rsid="3929eed7"/>
    </style:style>
    <style:style style:name="T1718" style:family="text">
      <style:text-properties style:text-line-through-style="none" style:text-line-through-type="none" officeooo:rsid="392ae17c"/>
    </style:style>
    <style:style style:name="T1719" style:family="text">
      <style:text-properties style:text-line-through-style="none" style:text-line-through-type="none" officeooo:rsid="392be7a1"/>
    </style:style>
    <style:style style:name="T1720" style:family="text">
      <style:text-properties style:text-line-through-style="none" style:text-line-through-type="none" officeooo:rsid="392ddc21"/>
    </style:style>
    <style:style style:name="T1721" style:family="text">
      <style:text-properties style:text-line-through-style="none" style:text-line-through-type="none" officeooo:rsid="392de8b5"/>
    </style:style>
    <style:style style:name="T1722" style:family="text">
      <style:text-properties style:text-line-through-style="none" style:text-line-through-type="none" officeooo:rsid="392f902e"/>
    </style:style>
    <style:style style:name="T1723" style:family="text">
      <style:text-properties style:text-line-through-style="none" style:text-line-through-type="none" officeooo:rsid="39303467"/>
    </style:style>
    <style:style style:name="T1724" style:family="text">
      <style:text-properties style:text-line-through-style="none" style:text-line-through-type="none" officeooo:rsid="3931d79c"/>
    </style:style>
    <style:style style:name="T1725" style:family="text">
      <style:text-properties style:text-line-through-style="none" style:text-line-through-type="none" officeooo:rsid="3932930e"/>
    </style:style>
    <style:style style:name="T1726" style:family="text">
      <style:text-properties style:text-line-through-style="none" style:text-line-through-type="none" officeooo:rsid="3934e742"/>
    </style:style>
    <style:style style:name="T1727" style:family="text">
      <style:text-properties style:text-line-through-style="none" style:text-line-through-type="none" officeooo:rsid="39360a43"/>
    </style:style>
    <style:style style:name="T1728" style:family="text">
      <style:text-properties style:text-line-through-style="none" style:text-line-through-type="none" officeooo:rsid="39374a3a"/>
    </style:style>
    <style:style style:name="T1729" style:family="text">
      <style:text-properties style:text-line-through-style="none" style:text-line-through-type="none" officeooo:rsid="3938946f"/>
    </style:style>
    <style:style style:name="T1730" style:family="text">
      <style:text-properties style:text-line-through-style="none" style:text-line-through-type="none" officeooo:rsid="3938b1bb"/>
    </style:style>
    <style:style style:name="T1731" style:family="text">
      <style:text-properties style:text-line-through-style="none" style:text-line-through-type="none" officeooo:rsid="393a9294"/>
    </style:style>
    <style:style style:name="T1732" style:family="text">
      <style:text-properties style:text-line-through-style="none" style:text-line-through-type="none" officeooo:rsid="393a9e1f"/>
    </style:style>
    <style:style style:name="T1733" style:family="text">
      <style:text-properties style:text-line-through-style="none" style:text-line-through-type="none" officeooo:rsid="393c4b2d"/>
    </style:style>
    <style:style style:name="T1734" style:family="text">
      <style:text-properties style:text-line-through-style="none" style:text-line-through-type="none" officeooo:rsid="393e3dc4"/>
    </style:style>
    <style:style style:name="T1735" style:family="text">
      <style:text-properties style:text-line-through-style="none" style:text-line-through-type="none" officeooo:rsid="393eba4a"/>
    </style:style>
    <style:style style:name="T1736" style:family="text">
      <style:text-properties style:text-line-through-style="none" style:text-line-through-type="none" officeooo:rsid="393f3d55"/>
    </style:style>
    <style:style style:name="T1737" style:family="text">
      <style:text-properties style:text-line-through-style="none" style:text-line-through-type="none" officeooo:rsid="393fd04f"/>
    </style:style>
    <style:style style:name="T1738" style:family="text">
      <style:text-properties style:text-line-through-style="none" style:text-line-through-type="none" officeooo:rsid="3941b690"/>
    </style:style>
    <style:style style:name="T1739" style:family="text">
      <style:text-properties style:text-line-through-style="none" style:text-line-through-type="none" officeooo:rsid="39423d20"/>
    </style:style>
    <style:style style:name="T1740" style:family="text">
      <style:text-properties style:text-line-through-style="none" style:text-line-through-type="none" officeooo:rsid="3942d751"/>
    </style:style>
    <style:style style:name="T1741" style:family="text">
      <style:text-properties style:text-line-through-style="none" style:text-line-through-type="none" officeooo:rsid="39449ae3"/>
    </style:style>
    <style:style style:name="T1742" style:family="text">
      <style:text-properties style:text-line-through-style="none" style:text-line-through-type="none" officeooo:rsid="3945a9c8"/>
    </style:style>
    <style:style style:name="T1743" style:family="text">
      <style:text-properties style:text-line-through-style="none" style:text-line-through-type="none" officeooo:rsid="3948d65c"/>
    </style:style>
    <style:style style:name="T1744" style:family="text">
      <style:text-properties style:text-line-through-style="none" style:text-line-through-type="none" officeooo:rsid="3949fc4d"/>
    </style:style>
    <style:style style:name="T1745" style:family="text">
      <style:text-properties style:text-line-through-style="none" style:text-line-through-type="none" officeooo:rsid="394a132c"/>
    </style:style>
    <style:style style:name="T1746" style:family="text">
      <style:text-properties style:text-line-through-style="none" style:text-line-through-type="none" officeooo:rsid="394c0f61"/>
    </style:style>
    <style:style style:name="T1747" style:family="text">
      <style:text-properties style:text-line-through-style="none" style:text-line-through-type="none" officeooo:rsid="394cf033"/>
    </style:style>
    <style:style style:name="T1748" style:family="text">
      <style:text-properties style:text-line-through-style="none" style:text-line-through-type="none" officeooo:rsid="394d91c2"/>
    </style:style>
    <style:style style:name="T1749" style:family="text">
      <style:text-properties style:text-line-through-style="none" style:text-line-through-type="none" officeooo:rsid="394dc23c"/>
    </style:style>
    <style:style style:name="T1750" style:family="text">
      <style:text-properties style:text-line-through-style="none" style:text-line-through-type="none" officeooo:rsid="394e3ecb"/>
    </style:style>
    <style:style style:name="T1751" style:family="text">
      <style:text-properties style:text-line-through-style="none" style:text-line-through-type="none" officeooo:rsid="395034df"/>
    </style:style>
    <style:style style:name="T1752" style:family="text">
      <style:text-properties style:text-line-through-style="none" style:text-line-through-type="none" officeooo:rsid="3950f0a3"/>
    </style:style>
    <style:style style:name="T1753" style:family="text">
      <style:text-properties style:text-line-through-style="none" style:text-line-through-type="none" officeooo:rsid="39522eaf"/>
    </style:style>
    <style:style style:name="T1754" style:family="text">
      <style:text-properties style:text-line-through-style="none" style:text-line-through-type="none" officeooo:rsid="39541ae2"/>
    </style:style>
    <style:style style:name="T1755" style:family="text">
      <style:text-properties style:text-line-through-style="none" style:text-line-through-type="none" officeooo:rsid="3955907e"/>
    </style:style>
    <style:style style:name="T1756" style:family="text">
      <style:text-properties style:text-line-through-style="none" style:text-line-through-type="none" officeooo:rsid="3956774c"/>
    </style:style>
    <style:style style:name="T1757" style:family="text">
      <style:text-properties style:text-line-through-style="none" style:text-line-through-type="none" officeooo:rsid="395872cf"/>
    </style:style>
    <style:style style:name="T1758" style:family="text">
      <style:text-properties style:text-line-through-style="none" style:text-line-through-type="none" officeooo:rsid="395985d8"/>
    </style:style>
    <style:style style:name="T1759" style:family="text">
      <style:text-properties style:text-line-through-style="none" style:text-line-through-type="none" officeooo:rsid="395b399b"/>
    </style:style>
    <style:style style:name="T1760" style:family="text">
      <style:text-properties style:text-line-through-style="none" style:text-line-through-type="none" officeooo:rsid="395d2953"/>
    </style:style>
    <style:style style:name="T1761" style:family="text">
      <style:text-properties style:text-line-through-style="none" style:text-line-through-type="none" officeooo:rsid="395dd94b"/>
    </style:style>
    <style:style style:name="T1762" style:family="text">
      <style:text-properties style:text-line-through-style="none" style:text-line-through-type="none" officeooo:rsid="395fc8ac"/>
    </style:style>
    <style:style style:name="T1763" style:family="text">
      <style:text-properties style:text-line-through-style="none" style:text-line-through-type="none" officeooo:rsid="39606191"/>
    </style:style>
    <style:style style:name="T1764" style:family="text">
      <style:text-properties style:text-line-through-style="none" style:text-line-through-type="none" officeooo:rsid="396198f5"/>
    </style:style>
    <style:style style:name="T1765" style:family="text">
      <style:text-properties style:text-line-through-style="none" style:text-line-through-type="none" officeooo:rsid="3962a0e7"/>
    </style:style>
    <style:style style:name="T1766" style:family="text">
      <style:text-properties style:text-line-through-style="none" style:text-line-through-type="none" officeooo:rsid="39634830"/>
    </style:style>
    <style:style style:name="T1767" style:family="text">
      <style:text-properties style:text-line-through-style="none" style:text-line-through-type="none" officeooo:rsid="39638e51"/>
    </style:style>
    <style:style style:name="T1768" style:family="text">
      <style:text-properties style:text-line-through-style="none" style:text-line-through-type="none" officeooo:rsid="3964c6cc"/>
    </style:style>
    <style:style style:name="T1769" style:family="text">
      <style:text-properties style:text-line-through-style="none" style:text-line-through-type="none" officeooo:rsid="3964db72"/>
    </style:style>
    <style:style style:name="T1770" style:family="text">
      <style:text-properties style:text-line-through-style="none" style:text-line-through-type="none" officeooo:rsid="39664402"/>
    </style:style>
    <style:style style:name="T1771" style:family="text">
      <style:text-properties style:text-line-through-style="none" style:text-line-through-type="none" officeooo:rsid="3967c559"/>
    </style:style>
    <style:style style:name="T1772" style:family="text">
      <style:text-properties style:text-line-through-style="none" style:text-line-through-type="none" officeooo:rsid="3968f24b"/>
    </style:style>
    <style:style style:name="T1773" style:family="text">
      <style:text-properties style:text-line-through-style="none" style:text-line-through-type="none" officeooo:rsid="396965a9"/>
    </style:style>
    <style:style style:name="T1774" style:family="text">
      <style:text-properties style:text-line-through-style="none" style:text-line-through-type="none" officeooo:rsid="396b29f0"/>
    </style:style>
    <style:style style:name="T1775" style:family="text">
      <style:text-properties officeooo:rsid="31684f58"/>
    </style:style>
    <style:style style:name="T1776" style:family="text">
      <style:text-properties fo:font-size="10.5pt" fo:font-style="italic" style:font-size-asian="10.5pt" style:font-style-asian="italic" style:font-size-complex="10.5pt" style:font-style-complex="italic"/>
    </style:style>
    <style:style style:name="T1777" style:family="text">
      <style:text-properties officeooo:rsid="316be8e5"/>
    </style:style>
    <style:style style:name="T1778" style:family="text">
      <style:text-properties officeooo:rsid="316bef40"/>
    </style:style>
    <style:style style:name="T1779" style:family="text">
      <style:text-properties officeooo:rsid="316f20bc"/>
    </style:style>
    <style:style style:name="T1780" style:family="text">
      <style:text-properties officeooo:rsid="318a7cb0"/>
    </style:style>
    <style:style style:name="T1781" style:family="text">
      <style:text-properties officeooo:rsid="318bfce1"/>
    </style:style>
    <style:style style:name="T1782" style:family="text">
      <style:text-properties officeooo:rsid="318cffb1"/>
    </style:style>
    <style:style style:name="T1783" style:family="text">
      <style:text-properties officeooo:rsid="318d4712"/>
    </style:style>
    <style:style style:name="T1784" style:family="text">
      <style:text-properties officeooo:rsid="318f2991"/>
    </style:style>
    <style:style style:name="T1785" style:family="text">
      <style:text-properties officeooo:rsid="31919df8"/>
    </style:style>
    <style:style style:name="T1786" style:family="text">
      <style:text-properties officeooo:rsid="3193c432"/>
    </style:style>
    <style:style style:name="T1787" style:family="text">
      <style:text-properties officeooo:rsid="3196c633"/>
    </style:style>
    <style:style style:name="T1788" style:family="text">
      <style:text-properties officeooo:rsid="319f36fe"/>
    </style:style>
    <style:style style:name="T1789" style:family="text">
      <style:text-properties officeooo:rsid="31af1d90"/>
    </style:style>
    <style:style style:name="T1790" style:family="text">
      <style:text-properties officeooo:rsid="31c62558"/>
    </style:style>
    <style:style style:name="T1791" style:family="text">
      <style:text-properties officeooo:rsid="31e35f11"/>
    </style:style>
    <style:style style:name="T1792" style:family="text">
      <style:text-properties officeooo:rsid="31e60c8c"/>
    </style:style>
    <style:style style:name="T1793" style:family="text">
      <style:text-properties officeooo:rsid="31f2fbf5"/>
    </style:style>
    <style:style style:name="T1794" style:family="text">
      <style:text-properties officeooo:rsid="31f633d9"/>
    </style:style>
    <style:style style:name="T1795" style:family="text">
      <style:text-properties officeooo:rsid="31fa2176"/>
    </style:style>
    <style:style style:name="T1796" style:family="text">
      <style:text-properties officeooo:rsid="3201acca"/>
    </style:style>
    <style:style style:name="T1797" style:family="text">
      <style:text-properties officeooo:rsid="321332ae"/>
    </style:style>
    <style:style style:name="T1798" style:family="text">
      <style:text-properties officeooo:rsid="32137843"/>
    </style:style>
    <style:style style:name="T1799" style:family="text">
      <style:text-properties officeooo:rsid="3219d819"/>
    </style:style>
    <style:style style:name="T1800" style:family="text">
      <style:text-properties officeooo:rsid="322b7bdf"/>
    </style:style>
    <style:style style:name="T1801" style:family="text">
      <style:text-properties officeooo:rsid="32392271"/>
    </style:style>
    <style:style style:name="T1802" style:family="text">
      <style:text-properties officeooo:rsid="323f0cb8"/>
    </style:style>
    <style:style style:name="T1803" style:family="text">
      <style:text-properties officeooo:rsid="32532f42"/>
    </style:style>
    <style:style style:name="T1804" style:family="text">
      <style:text-properties officeooo:rsid="326c4d95"/>
    </style:style>
    <style:style style:name="T1805" style:family="text">
      <style:text-properties officeooo:rsid="32873dac"/>
    </style:style>
    <style:style style:name="T1806" style:family="text">
      <style:text-properties officeooo:rsid="3290291f"/>
    </style:style>
    <style:style style:name="T1807" style:family="text">
      <style:text-properties officeooo:rsid="32ad89da"/>
    </style:style>
    <style:style style:name="T1808" style:family="text">
      <style:text-properties officeooo:rsid="32b138b5"/>
    </style:style>
    <style:style style:name="T1809" style:family="text">
      <style:text-properties officeooo:rsid="32b818a8"/>
    </style:style>
    <style:style style:name="T1810" style:family="text">
      <style:text-properties officeooo:rsid="32bb1b12"/>
    </style:style>
    <style:style style:name="T1811" style:family="text">
      <style:text-properties officeooo:rsid="32d282c8"/>
    </style:style>
    <style:style style:name="T1812" style:family="text">
      <style:text-properties officeooo:rsid="32da8a41"/>
    </style:style>
    <style:style style:name="T1813" style:family="text">
      <style:text-properties officeooo:rsid="32df2c0b"/>
    </style:style>
    <style:style style:name="T1814" style:family="text">
      <style:text-properties officeooo:rsid="32e8f122"/>
    </style:style>
    <style:style style:name="T1815" style:family="text">
      <style:text-properties officeooo:rsid="32f33149"/>
    </style:style>
    <style:style style:name="T1816" style:family="text">
      <style:text-properties officeooo:rsid="32f99283"/>
    </style:style>
    <style:style style:name="T1817" style:family="text">
      <style:text-properties officeooo:rsid="3305e7a2"/>
    </style:style>
    <style:style style:name="T1818" style:family="text">
      <style:text-properties officeooo:rsid="330786ce"/>
    </style:style>
    <style:style style:name="T1819" style:family="text">
      <style:text-properties officeooo:rsid="330ce57e"/>
    </style:style>
    <style:style style:name="T1820" style:family="text">
      <style:text-properties officeooo:rsid="330e64d3"/>
    </style:style>
    <style:style style:name="T1821" style:family="text">
      <style:text-properties officeooo:rsid="33129b45"/>
    </style:style>
    <style:style style:name="T1822" style:family="text">
      <style:text-properties officeooo:rsid="331a6fa5"/>
    </style:style>
    <style:style style:name="T1823" style:family="text">
      <style:text-properties officeooo:rsid="332d391b"/>
    </style:style>
    <style:style style:name="T1824" style:family="text">
      <style:text-properties officeooo:rsid="33408d59"/>
    </style:style>
    <style:style style:name="T1825" style:family="text">
      <style:text-properties officeooo:rsid="33445e4b"/>
    </style:style>
    <style:style style:name="T1826" style:family="text">
      <style:text-properties officeooo:rsid="33447c10"/>
    </style:style>
    <style:style style:name="T1827" style:family="text">
      <style:text-properties officeooo:rsid="334c8210"/>
    </style:style>
    <style:style style:name="T1828" style:family="text">
      <style:text-properties officeooo:rsid="335dd225"/>
    </style:style>
    <style:style style:name="T1829" style:family="text">
      <style:text-properties officeooo:rsid="336ba53f"/>
    </style:style>
    <style:style style:name="T1830" style:family="text">
      <style:text-properties officeooo:rsid="336fe1de"/>
    </style:style>
    <style:style style:name="T1831" style:family="text">
      <style:text-properties officeooo:rsid="3377a5ec"/>
    </style:style>
    <style:style style:name="T1832" style:family="text">
      <style:text-properties officeooo:rsid="337d230a"/>
    </style:style>
    <style:style style:name="T1833" style:family="text">
      <style:text-properties officeooo:rsid="337f54ca"/>
    </style:style>
    <style:style style:name="T1834" style:family="text">
      <style:text-properties officeooo:rsid="3382db1d"/>
    </style:style>
    <style:style style:name="T1835" style:family="text">
      <style:text-properties officeooo:rsid="338968f3"/>
    </style:style>
    <style:style style:name="T1836" style:family="text">
      <style:text-properties officeooo:rsid="338e811b"/>
    </style:style>
    <style:style style:name="T1837" style:family="text">
      <style:text-properties officeooo:rsid="3395f97b"/>
    </style:style>
    <style:style style:name="T1838" style:family="text">
      <style:text-properties officeooo:rsid="33974b19"/>
    </style:style>
    <style:style style:name="T1839" style:family="text">
      <style:text-properties officeooo:rsid="33994964"/>
    </style:style>
    <style:style style:name="T1840" style:family="text">
      <style:text-properties officeooo:rsid="33c26bdb"/>
    </style:style>
    <style:style style:name="T1841" style:family="text">
      <style:text-properties officeooo:rsid="33c37b66"/>
    </style:style>
    <style:style style:name="T1842" style:family="text">
      <style:text-properties officeooo:rsid="33c7fec4"/>
    </style:style>
    <style:style style:name="T1843" style:family="text">
      <style:text-properties officeooo:rsid="33c97aca"/>
    </style:style>
    <style:style style:name="T1844" style:family="text">
      <style:text-properties officeooo:rsid="33cbc6dd"/>
    </style:style>
    <style:style style:name="T1845" style:family="text">
      <style:text-properties officeooo:rsid="33cde1c6"/>
    </style:style>
    <style:style style:name="T1846" style:family="text">
      <style:text-properties officeooo:rsid="33d18c0a"/>
    </style:style>
    <style:style style:name="T1847" style:family="text">
      <style:text-properties officeooo:rsid="33d29f51"/>
    </style:style>
    <style:style style:name="T1848" style:family="text">
      <style:text-properties officeooo:rsid="33d63939"/>
    </style:style>
    <style:style style:name="T1849" style:family="text">
      <style:text-properties officeooo:rsid="33e266e3"/>
    </style:style>
    <style:style style:name="T1850" style:family="text">
      <style:text-properties officeooo:rsid="341ae5e7"/>
    </style:style>
    <style:style style:name="T1851" style:family="text">
      <style:text-properties officeooo:rsid="3420a903"/>
    </style:style>
    <style:style style:name="T1852" style:family="text">
      <style:text-properties officeooo:rsid="342684dc"/>
    </style:style>
    <style:style style:name="T1853" style:family="text">
      <style:text-properties officeooo:rsid="342b51a4"/>
    </style:style>
    <style:style style:name="T1854" style:family="text">
      <style:text-properties officeooo:rsid="342c9af0"/>
    </style:style>
    <style:style style:name="T1855" style:family="text">
      <style:text-properties officeooo:rsid="343870f3"/>
    </style:style>
    <style:style style:name="T1856" style:family="text">
      <style:text-properties officeooo:rsid="3439c12f"/>
    </style:style>
    <style:style style:name="T1857" style:family="text">
      <style:text-properties officeooo:rsid="343afa02"/>
    </style:style>
    <style:style style:name="T1858" style:family="text">
      <style:text-properties officeooo:rsid="343c91bf"/>
    </style:style>
    <style:style style:name="T1859" style:family="text">
      <style:text-properties officeooo:rsid="343d8288"/>
    </style:style>
    <style:style style:name="T1860" style:family="text">
      <style:text-properties officeooo:rsid="3443f25f"/>
    </style:style>
    <style:style style:name="T1861" style:family="text">
      <style:text-properties officeooo:rsid="344b9289"/>
    </style:style>
    <style:style style:name="T1862" style:family="text">
      <style:text-properties officeooo:rsid="344c2b88"/>
    </style:style>
    <style:style style:name="T1863" style:family="text">
      <style:text-properties officeooo:rsid="344d0219"/>
    </style:style>
    <style:style style:name="T1864" style:family="text">
      <style:text-properties officeooo:rsid="344da303"/>
    </style:style>
    <style:style style:name="T1865" style:family="text">
      <style:text-properties officeooo:rsid="344f47b4"/>
    </style:style>
    <style:style style:name="T1866" style:family="text">
      <style:text-properties officeooo:rsid="34505333"/>
    </style:style>
    <style:style style:name="T1867" style:family="text">
      <style:text-properties officeooo:rsid="3450df6a"/>
    </style:style>
    <style:style style:name="T1868" style:family="text">
      <style:text-properties officeooo:rsid="34531fab"/>
    </style:style>
    <style:style style:name="T1869" style:family="text">
      <style:text-properties officeooo:rsid="3454d2e5"/>
    </style:style>
    <style:style style:name="T1870" style:family="text">
      <style:text-properties officeooo:rsid="3454f26d"/>
    </style:style>
    <style:style style:name="T1871" style:family="text">
      <style:text-properties officeooo:rsid="3456efcd"/>
    </style:style>
    <style:style style:name="T1872" style:family="text">
      <style:text-properties officeooo:rsid="346932a3"/>
    </style:style>
    <style:style style:name="T1873" style:family="text">
      <style:text-properties officeooo:rsid="347bdba4"/>
    </style:style>
    <style:style style:name="T1874" style:family="text">
      <style:text-properties officeooo:rsid="348515ba"/>
    </style:style>
    <style:style style:name="T1875" style:family="text">
      <style:text-properties officeooo:rsid="3487c06f"/>
    </style:style>
    <style:style style:name="T1876" style:family="text">
      <style:text-properties officeooo:rsid="348bea1a"/>
    </style:style>
    <style:style style:name="T1877" style:family="text">
      <style:text-properties officeooo:rsid="348d576b"/>
    </style:style>
    <style:style style:name="T1878" style:family="text">
      <style:text-properties officeooo:rsid="3490a013"/>
    </style:style>
    <style:style style:name="T1879" style:family="text">
      <style:text-properties officeooo:rsid="34927660"/>
    </style:style>
    <style:style style:name="T1880" style:family="text">
      <style:text-properties officeooo:rsid="3493ffcc"/>
    </style:style>
    <style:style style:name="T1881" style:family="text">
      <style:text-properties officeooo:rsid="3494d8ce"/>
    </style:style>
    <style:style style:name="T1882" style:family="text">
      <style:text-properties officeooo:rsid="3498ad76"/>
    </style:style>
    <style:style style:name="T1883" style:family="text">
      <style:text-properties officeooo:rsid="349aa665"/>
    </style:style>
    <style:style style:name="T1884" style:family="text">
      <style:text-properties officeooo:rsid="349d7b60"/>
    </style:style>
    <style:style style:name="T1885" style:family="text">
      <style:text-properties officeooo:rsid="34a0b665"/>
    </style:style>
    <style:style style:name="T1886" style:family="text">
      <style:text-properties officeooo:rsid="34a3a6c7"/>
    </style:style>
    <style:style style:name="T1887" style:family="text">
      <style:text-properties officeooo:rsid="34a43284"/>
    </style:style>
    <style:style style:name="T1888" style:family="text">
      <style:text-properties officeooo:rsid="34a67833"/>
    </style:style>
    <style:style style:name="T1889" style:family="text">
      <style:text-properties officeooo:rsid="34b05745"/>
    </style:style>
    <style:style style:name="T1890" style:family="text">
      <style:text-properties officeooo:rsid="34b2ee59"/>
    </style:style>
    <style:style style:name="T1891" style:family="text">
      <style:text-properties officeooo:rsid="34b3eefc"/>
    </style:style>
    <style:style style:name="T1892" style:family="text">
      <style:text-properties officeooo:rsid="34b7e30e"/>
    </style:style>
    <style:style style:name="T1893" style:family="text">
      <style:text-properties officeooo:rsid="34c2e031"/>
    </style:style>
    <style:style style:name="T1894" style:family="text">
      <style:text-properties officeooo:rsid="34c4ccc3"/>
    </style:style>
    <style:style style:name="T1895" style:family="text">
      <style:text-properties officeooo:rsid="34c7d667"/>
    </style:style>
    <style:style style:name="T1896" style:family="text">
      <style:text-properties officeooo:rsid="34c8e0ab"/>
    </style:style>
    <style:style style:name="T1897" style:family="text">
      <style:text-properties officeooo:rsid="34ceda48"/>
    </style:style>
    <style:style style:name="T1898" style:family="text">
      <style:text-properties officeooo:rsid="34d04352"/>
    </style:style>
    <style:style style:name="T1899" style:family="text">
      <style:text-properties officeooo:rsid="34d3a6cc"/>
    </style:style>
    <style:style style:name="T1900" style:family="text">
      <style:text-properties officeooo:rsid="34d49480"/>
    </style:style>
    <style:style style:name="T1901" style:family="text">
      <style:text-properties officeooo:rsid="34d4cd3e"/>
    </style:style>
    <style:style style:name="T1902" style:family="text">
      <style:text-properties officeooo:rsid="34d67e4a"/>
    </style:style>
    <style:style style:name="T1903" style:family="text">
      <style:text-properties officeooo:rsid="34d9ab7b"/>
    </style:style>
    <style:style style:name="T1904" style:family="text">
      <style:text-properties officeooo:rsid="34da1123"/>
    </style:style>
    <style:style style:name="T1905" style:family="text">
      <style:text-properties officeooo:rsid="34db35fe"/>
    </style:style>
    <style:style style:name="T1906" style:family="text">
      <style:text-properties officeooo:rsid="34dc1380"/>
    </style:style>
    <style:style style:name="T1907" style:family="text">
      <style:text-properties officeooo:rsid="34ddf7a3"/>
    </style:style>
    <style:style style:name="T1908" style:family="text">
      <style:text-properties officeooo:rsid="34e22f9f"/>
    </style:style>
    <style:style style:name="T1909" style:family="text">
      <style:text-properties officeooo:rsid="34e42bd4"/>
    </style:style>
    <style:style style:name="T1910" style:family="text">
      <style:text-properties officeooo:rsid="34f175c5"/>
    </style:style>
    <style:style style:name="T1911" style:family="text">
      <style:text-properties officeooo:rsid="34f73d0f"/>
    </style:style>
    <style:style style:name="T1912" style:family="text">
      <style:text-properties officeooo:rsid="34f8cac7"/>
    </style:style>
    <style:style style:name="T1913" style:family="text">
      <style:text-properties officeooo:rsid="3500d550"/>
    </style:style>
    <style:style style:name="T1914" style:family="text">
      <style:text-properties officeooo:rsid="350be67e"/>
    </style:style>
    <style:style style:name="T1915" style:family="text">
      <style:text-properties officeooo:rsid="3534b7f9"/>
    </style:style>
    <style:style style:name="T1916" style:family="text">
      <style:text-properties officeooo:rsid="35545717"/>
    </style:style>
    <style:style style:name="T1917" style:family="text">
      <style:text-properties officeooo:rsid="3555f10e"/>
    </style:style>
    <style:style style:name="T1918" style:family="text">
      <style:text-properties officeooo:rsid="355706a3"/>
    </style:style>
    <style:style style:name="T1919" style:family="text">
      <style:text-properties officeooo:rsid="35596259"/>
    </style:style>
    <style:style style:name="T1920" style:family="text">
      <style:text-properties officeooo:rsid="3561a991"/>
    </style:style>
    <style:style style:name="T1921" style:family="text">
      <style:text-properties officeooo:rsid="35758663"/>
    </style:style>
    <style:style style:name="T1922" style:family="text">
      <style:text-properties officeooo:rsid="357942b4"/>
    </style:style>
    <style:style style:name="T1923" style:family="text">
      <style:text-properties officeooo:rsid="357cca4f"/>
    </style:style>
    <style:style style:name="T1924" style:family="text">
      <style:text-properties officeooo:rsid="357dfef7"/>
    </style:style>
    <style:style style:name="T1925" style:family="text">
      <style:text-properties officeooo:rsid="35816725"/>
    </style:style>
    <style:style style:name="T1926" style:family="text">
      <style:text-properties officeooo:rsid="358dfb00"/>
    </style:style>
    <style:style style:name="T1927" style:family="text">
      <style:text-properties officeooo:rsid="358e1e91"/>
    </style:style>
    <style:style style:name="T1928" style:family="text">
      <style:text-properties officeooo:rsid="3590f9dc"/>
    </style:style>
    <style:style style:name="T1929" style:family="text">
      <style:text-properties officeooo:rsid="35925c65"/>
    </style:style>
    <style:style style:name="T1930" style:family="text">
      <style:text-properties officeooo:rsid="3594f2a4"/>
    </style:style>
    <style:style style:name="T1931" style:family="text">
      <style:text-properties officeooo:rsid="359abb53"/>
    </style:style>
    <style:style style:name="T1932" style:family="text">
      <style:text-properties officeooo:rsid="359ca215"/>
    </style:style>
    <style:style style:name="T1933" style:family="text">
      <style:text-properties officeooo:rsid="359e5369"/>
    </style:style>
    <style:style style:name="T1934" style:family="text">
      <style:text-properties officeooo:rsid="35a1837b"/>
    </style:style>
    <style:style style:name="T1935" style:family="text">
      <style:text-properties officeooo:rsid="35a254d9"/>
    </style:style>
    <style:style style:name="T1936" style:family="text">
      <style:text-properties officeooo:rsid="35a82164"/>
    </style:style>
    <style:style style:name="T1937" style:family="text">
      <style:text-properties officeooo:rsid="35bd3a8f"/>
    </style:style>
    <style:style style:name="T1938" style:family="text">
      <style:text-properties officeooo:rsid="35beb1de"/>
    </style:style>
    <style:style style:name="T1939" style:family="text">
      <style:text-properties officeooo:rsid="35c06f26"/>
    </style:style>
    <style:style style:name="T1940" style:family="text">
      <style:text-properties officeooo:rsid="35c34d0a"/>
    </style:style>
    <style:style style:name="T1941" style:family="text">
      <style:text-properties officeooo:rsid="35c3f734"/>
    </style:style>
    <style:style style:name="T1942" style:family="text">
      <style:text-properties officeooo:rsid="35c62b0b"/>
    </style:style>
    <style:style style:name="T1943" style:family="text">
      <style:text-properties officeooo:rsid="35c900a2"/>
    </style:style>
    <style:style style:name="T1944" style:family="text">
      <style:text-properties officeooo:rsid="35d48bc3"/>
    </style:style>
    <style:style style:name="T1945" style:family="text">
      <style:text-properties officeooo:rsid="35de1e07"/>
    </style:style>
    <style:style style:name="T1946" style:family="text">
      <style:text-properties officeooo:rsid="35e26d97"/>
    </style:style>
    <style:style style:name="T1947" style:family="text">
      <style:text-properties officeooo:rsid="35f1e869"/>
    </style:style>
    <style:style style:name="T1948" style:family="text">
      <style:text-properties officeooo:rsid="36321233"/>
    </style:style>
    <style:style style:name="T1949" style:family="text">
      <style:text-properties officeooo:rsid="36322330"/>
    </style:style>
    <style:style style:name="T1950" style:family="text">
      <style:text-properties officeooo:rsid="36426a12"/>
    </style:style>
    <style:style style:name="T1951" style:family="text">
      <style:text-properties officeooo:rsid="3646cabc"/>
    </style:style>
    <style:style style:name="T1952" style:family="text">
      <style:text-properties officeooo:rsid="364c50ee"/>
    </style:style>
    <style:style style:name="T1953" style:family="text">
      <style:text-properties officeooo:rsid="364e495a"/>
    </style:style>
    <style:style style:name="T1954" style:family="text">
      <style:text-properties officeooo:rsid="365e5f5e"/>
    </style:style>
    <style:style style:name="T1955" style:family="text">
      <style:text-properties officeooo:rsid="367317e5"/>
    </style:style>
    <style:style style:name="T1956" style:family="text">
      <style:text-properties officeooo:rsid="36b1390e"/>
    </style:style>
    <style:style style:name="T1957" style:family="text">
      <style:text-properties officeooo:rsid="36b2cee2"/>
    </style:style>
    <style:style style:name="T1958" style:family="text">
      <style:text-properties officeooo:rsid="36ba6b2c"/>
    </style:style>
    <style:style style:name="T1959" style:family="text">
      <style:text-properties officeooo:rsid="36bc3491"/>
    </style:style>
    <style:style style:name="T1960" style:family="text">
      <style:text-properties officeooo:rsid="36bd4c5c"/>
    </style:style>
    <style:style style:name="T1961" style:family="text">
      <style:text-properties officeooo:rsid="36bdef7c"/>
    </style:style>
    <style:style style:name="T1962" style:family="text">
      <style:text-properties officeooo:rsid="36be5211"/>
    </style:style>
    <style:style style:name="T1963" style:family="text">
      <style:text-properties officeooo:rsid="36c0e81a"/>
    </style:style>
    <style:style style:name="T1964" style:family="text">
      <style:text-properties officeooo:rsid="36c209a3"/>
    </style:style>
    <style:style style:name="T1965" style:family="text">
      <style:text-properties fo:font-weight="bold" officeooo:rsid="36e4be55" style:font-weight-asian="bold" style:font-weight-complex="bold"/>
    </style:style>
    <style:style style:name="T1966" style:family="text">
      <style:text-properties officeooo:rsid="36c379ef"/>
    </style:style>
    <style:style style:name="T1967" style:family="text">
      <style:text-properties officeooo:rsid="36c53c1f"/>
    </style:style>
    <style:style style:name="T1968" style:family="text">
      <style:text-properties officeooo:rsid="36c8202f"/>
    </style:style>
    <style:style style:name="T1969" style:family="text">
      <style:text-properties officeooo:rsid="36c8b091"/>
    </style:style>
    <style:style style:name="T1970" style:family="text">
      <style:text-properties officeooo:rsid="36c9a863"/>
    </style:style>
    <style:style style:name="T1971" style:family="text">
      <style:text-properties officeooo:rsid="36cb5caf"/>
    </style:style>
    <style:style style:name="T1972" style:family="text">
      <style:text-properties officeooo:rsid="36cb5def"/>
    </style:style>
    <style:style style:name="T1973" style:family="text">
      <style:text-properties officeooo:rsid="36cbcf1c"/>
    </style:style>
    <style:style style:name="T1974" style:family="text">
      <style:text-properties officeooo:rsid="36cc01d2"/>
    </style:style>
    <style:style style:name="T1975" style:family="text">
      <style:text-properties officeooo:rsid="36cf862b"/>
    </style:style>
    <style:style style:name="T1976" style:family="text">
      <style:text-properties officeooo:rsid="36d0425c"/>
    </style:style>
    <style:style style:name="T1977" style:family="text">
      <style:text-properties officeooo:rsid="36d08c64"/>
    </style:style>
    <style:style style:name="T1978" style:family="text">
      <style:text-properties officeooo:rsid="36d60322"/>
    </style:style>
    <style:style style:name="T1979" style:family="text">
      <style:text-properties officeooo:rsid="36dd24aa"/>
    </style:style>
    <style:style style:name="T1980" style:family="text">
      <style:text-properties officeooo:rsid="36ddbdb5"/>
    </style:style>
    <style:style style:name="T1981" style:family="text">
      <style:text-properties officeooo:rsid="36de23ac"/>
    </style:style>
    <style:style style:name="T1982" style:family="text">
      <style:text-properties officeooo:rsid="36df6a54"/>
    </style:style>
    <style:style style:name="T1983" style:family="text">
      <style:text-properties officeooo:rsid="36e11dae"/>
    </style:style>
    <style:style style:name="T1984" style:family="text">
      <style:text-properties officeooo:rsid="36e4be55"/>
    </style:style>
    <style:style style:name="T1985" style:family="text">
      <style:text-properties officeooo:rsid="36e504ce"/>
    </style:style>
    <style:style style:name="T1986" style:family="text">
      <style:text-properties officeooo:rsid="36e7f1b3"/>
    </style:style>
    <style:style style:name="T1987" style:family="text">
      <style:text-properties officeooo:rsid="36e8088b"/>
    </style:style>
    <style:style style:name="T1988" style:family="text">
      <style:text-properties officeooo:rsid="36ef5e4f"/>
    </style:style>
    <style:style style:name="T1989" style:family="text">
      <style:text-properties officeooo:rsid="36efa288"/>
    </style:style>
    <style:style style:name="T1990" style:family="text">
      <style:text-properties officeooo:rsid="36f21cd0"/>
    </style:style>
    <style:style style:name="T1991" style:family="text">
      <style:text-properties officeooo:rsid="36f45098"/>
    </style:style>
    <style:style style:name="T1992" style:family="text">
      <style:text-properties officeooo:rsid="370a5d96"/>
    </style:style>
    <style:style style:name="T1993" style:family="text">
      <style:text-properties officeooo:rsid="370d9c41"/>
    </style:style>
    <style:style style:name="T1994" style:family="text">
      <style:text-properties officeooo:rsid="370ead04"/>
    </style:style>
    <style:style style:name="T1995" style:family="text">
      <style:text-properties officeooo:rsid="370fd4c2"/>
    </style:style>
    <style:style style:name="T1996" style:family="text">
      <style:text-properties officeooo:rsid="370fd569"/>
    </style:style>
    <style:style style:name="T1997" style:family="text">
      <style:text-properties officeooo:rsid="37122223"/>
    </style:style>
    <style:style style:name="T1998" style:family="text">
      <style:text-properties officeooo:rsid="37174b25"/>
    </style:style>
    <style:style style:name="T1999" style:family="text">
      <style:text-properties officeooo:rsid="3726030b"/>
    </style:style>
    <style:style style:name="T2000" style:family="text">
      <style:text-properties officeooo:rsid="37309eb4"/>
    </style:style>
    <style:style style:name="T2001" style:family="text">
      <style:text-properties officeooo:rsid="3736855f"/>
    </style:style>
    <style:style style:name="T2002" style:family="text">
      <style:text-properties officeooo:rsid="3744ba90"/>
    </style:style>
    <style:style style:name="T2003" style:family="text">
      <style:text-properties officeooo:rsid="374a9871"/>
    </style:style>
    <style:style style:name="T2004" style:family="text">
      <style:text-properties officeooo:rsid="3757d87d"/>
    </style:style>
    <style:style style:name="T2005" style:family="text">
      <style:text-properties officeooo:rsid="3769883b"/>
    </style:style>
    <style:style style:name="T2006" style:family="text">
      <style:text-properties officeooo:rsid="376abf4c"/>
    </style:style>
    <style:style style:name="T2007" style:family="text">
      <style:text-properties officeooo:rsid="376ae12b"/>
    </style:style>
    <style:style style:name="T2008" style:family="text">
      <style:text-properties officeooo:rsid="376c9632"/>
    </style:style>
    <style:style style:name="T2009" style:family="text">
      <style:text-properties officeooo:rsid="376e77e7"/>
    </style:style>
    <style:style style:name="T2010" style:family="text">
      <style:text-properties officeooo:rsid="376fc7ea"/>
    </style:style>
    <style:style style:name="T2011" style:family="text">
      <style:text-properties officeooo:rsid="3776c908"/>
    </style:style>
    <style:style style:name="T2012" style:family="text">
      <style:text-properties officeooo:rsid="3776d9da"/>
    </style:style>
    <style:style style:name="T2013" style:family="text">
      <style:text-properties officeooo:rsid="3777b8d9"/>
    </style:style>
    <style:style style:name="T2014" style:family="text">
      <style:text-properties officeooo:rsid="37a97766"/>
    </style:style>
    <style:style style:name="T2015" style:family="text">
      <style:text-properties officeooo:rsid="37b3529d"/>
    </style:style>
    <style:style style:name="T2016" style:family="text">
      <style:text-properties officeooo:rsid="37b42537"/>
    </style:style>
    <style:style style:name="T2017" style:family="text">
      <style:text-properties officeooo:rsid="37ba717c"/>
    </style:style>
    <style:style style:name="T2018" style:family="text">
      <style:text-properties officeooo:rsid="37be8e37"/>
    </style:style>
    <style:style style:name="T2019" style:family="text">
      <style:text-properties officeooo:rsid="37bfd0a5"/>
    </style:style>
    <style:style style:name="T2020" style:family="text">
      <style:text-properties officeooo:rsid="37d498a6"/>
    </style:style>
    <style:style style:name="T2021" style:family="text">
      <style:text-properties officeooo:rsid="37da0789"/>
    </style:style>
    <style:style style:name="T2022" style:family="text">
      <style:text-properties officeooo:rsid="37e665db"/>
    </style:style>
    <style:style style:name="T2023" style:family="text">
      <style:text-properties officeooo:rsid="3817132b"/>
    </style:style>
    <style:style style:name="T2024" style:family="text">
      <style:text-properties officeooo:rsid="3819d507"/>
    </style:style>
    <style:style style:name="T2025" style:family="text">
      <style:text-properties officeooo:rsid="3823c3ce"/>
    </style:style>
    <style:style style:name="T2026" style:family="text">
      <style:text-properties officeooo:rsid="3839311e"/>
    </style:style>
    <style:style style:name="T2027" style:family="text">
      <style:text-properties officeooo:rsid="3851578b"/>
    </style:style>
    <style:style style:name="T2028" style:family="text">
      <style:text-properties officeooo:rsid="386071e4"/>
    </style:style>
    <style:style style:name="T2029" style:family="text">
      <style:text-properties officeooo:rsid="38776be4"/>
    </style:style>
    <style:style style:name="T2030" style:family="text">
      <style:text-properties officeooo:rsid="387e4148"/>
    </style:style>
    <style:style style:name="T2031" style:family="text">
      <style:text-properties officeooo:rsid="38851be1"/>
    </style:style>
    <style:style style:name="T2032" style:family="text">
      <style:text-properties officeooo:rsid="38941b20"/>
    </style:style>
    <style:style style:name="T2033" style:family="text">
      <style:text-properties officeooo:rsid="38a28049"/>
    </style:style>
    <style:style style:name="T2034" style:family="text">
      <style:text-properties officeooo:rsid="38a74a06"/>
    </style:style>
    <style:style style:name="T2035" style:family="text">
      <style:text-properties officeooo:rsid="38aae7a2"/>
    </style:style>
    <style:style style:name="T2036" style:family="text">
      <style:text-properties officeooo:rsid="38af1df6"/>
    </style:style>
    <style:style style:name="T2037" style:family="text">
      <style:text-properties officeooo:rsid="38da85c3"/>
    </style:style>
    <style:style style:name="T2038" style:family="text">
      <style:text-properties officeooo:rsid="396f17aa"/>
    </style:style>
    <style:style style:name="T2039" style:family="text">
      <style:text-properties officeooo:rsid="399d948e"/>
    </style:style>
    <style:style style:name="T2040" style:family="text">
      <style:text-properties officeooo:rsid="399fcf43"/>
    </style:style>
    <style:style style:name="T2041" style:family="text">
      <style:text-properties officeooo:rsid="39a26e15"/>
    </style:style>
    <style:style style:name="T2042" style:family="text">
      <style:text-properties officeooo:rsid="39a98079"/>
    </style:style>
    <style:style style:name="T2043" style:family="text">
      <style:text-properties officeooo:rsid="39abde63"/>
    </style:style>
    <style:style style:name="T2044" style:family="text">
      <style:text-properties officeooo:rsid="39acdb24"/>
    </style:style>
    <style:style style:name="T2045" style:family="text">
      <style:text-properties officeooo:rsid="39b6acf9"/>
    </style:style>
    <style:style style:name="T2046" style:family="text">
      <style:text-properties officeooo:rsid="39be2e29"/>
    </style:style>
    <style:style style:name="T2047" style:family="text">
      <style:text-properties officeooo:rsid="39bfa3ff"/>
    </style:style>
    <style:style style:name="T2048" style:family="text">
      <style:text-properties officeooo:rsid="39d5663a"/>
    </style:style>
    <style:style style:name="T2049" style:family="text">
      <style:text-properties officeooo:rsid="39d7a3b2"/>
    </style:style>
    <style:style style:name="T2050" style:family="text">
      <style:text-properties officeooo:rsid="39df5455"/>
    </style:style>
    <style:style style:name="T2051" style:family="text">
      <style:text-properties officeooo:rsid="39e1fdba"/>
    </style:style>
    <style:style style:name="T2052" style:family="text">
      <style:text-properties officeooo:rsid="39f33e1c"/>
    </style:style>
    <style:style style:name="T2053" style:family="text">
      <style:text-properties officeooo:rsid="3a036fa3"/>
    </style:style>
    <style:style style:name="T2054" style:family="text">
      <style:text-properties officeooo:rsid="3a0caa52"/>
    </style:style>
    <style:style style:name="T2055" style:family="text">
      <style:text-properties officeooo:rsid="3a0f0553"/>
    </style:style>
    <style:style style:name="T2056" style:family="text">
      <style:text-properties officeooo:rsid="3a13637d"/>
    </style:style>
    <style:style style:name="T2057" style:family="text">
      <style:text-properties officeooo:rsid="3a13bc8f"/>
    </style:style>
    <style:style style:name="T2058" style:family="text">
      <style:text-properties officeooo:rsid="3a187711"/>
    </style:style>
    <style:style style:name="T2059" style:family="text">
      <style:text-properties officeooo:rsid="3a1b53a9"/>
    </style:style>
    <style:style style:name="T2060" style:family="text">
      <style:text-properties officeooo:rsid="3a232a0f"/>
    </style:style>
    <style:style style:name="T2061" style:family="text">
      <style:text-properties officeooo:rsid="3a24780a"/>
    </style:style>
    <style:style style:name="T2062" style:family="text">
      <style:text-properties officeooo:rsid="3a262f77"/>
    </style:style>
    <style:style style:name="T2063" style:family="text">
      <style:text-properties officeooo:rsid="3a279f3c"/>
    </style:style>
    <style:style style:name="T2064" style:family="text">
      <style:text-properties officeooo:rsid="3a2a2e1d"/>
    </style:style>
    <style:style style:name="T2065" style:family="text">
      <style:text-properties officeooo:rsid="3a2a8cfa"/>
    </style:style>
    <style:style style:name="T2066" style:family="text">
      <style:text-properties officeooo:rsid="3a2f394d"/>
    </style:style>
    <style:style style:name="T2067" style:family="text">
      <style:text-properties officeooo:rsid="3a309ac4"/>
    </style:style>
    <style:style style:name="T2068" style:family="text">
      <style:text-properties officeooo:rsid="3a319db0"/>
    </style:style>
    <style:style style:name="T2069" style:family="text">
      <style:text-properties officeooo:rsid="3a34b21d"/>
    </style:style>
    <style:style style:name="T2070" style:family="text">
      <style:text-properties officeooo:rsid="3a373912"/>
    </style:style>
    <style:style style:name="T2071" style:family="text">
      <style:text-properties officeooo:rsid="3a398c21"/>
    </style:style>
    <style:style style:name="T2072" style:family="text">
      <style:text-properties officeooo:rsid="3a445edc"/>
    </style:style>
    <style:style style:name="T2073" style:family="text">
      <style:text-properties officeooo:rsid="3a46678d"/>
    </style:style>
    <style:style style:name="T2074" style:family="text">
      <style:text-properties officeooo:rsid="3a46857f"/>
    </style:style>
    <style:style style:name="T2075" style:family="text">
      <style:text-properties officeooo:rsid="3a47e741"/>
    </style:style>
    <style:style style:name="T2076" style:family="text">
      <style:text-properties officeooo:rsid="3a47efcd"/>
    </style:style>
    <style:style style:name="T2077" style:family="text">
      <style:text-properties officeooo:rsid="3a4911a5"/>
    </style:style>
    <style:style style:name="T2078" style:family="text">
      <style:text-properties officeooo:rsid="3a4afffe"/>
    </style:style>
    <style:style style:name="T2079" style:family="text">
      <style:text-properties officeooo:rsid="3a628a69"/>
    </style:style>
    <style:style style:name="T2080" style:family="text">
      <style:text-properties officeooo:rsid="3a693caf"/>
    </style:style>
    <style:style style:name="T2081" style:family="text">
      <style:text-properties officeooo:rsid="3a6b9387"/>
    </style:style>
    <style:style style:name="T2082" style:family="text">
      <style:text-properties officeooo:rsid="3a6e82ee"/>
    </style:style>
    <style:style style:name="T2083" style:family="text">
      <style:text-properties officeooo:rsid="3a6f8e5a"/>
    </style:style>
    <style:style style:name="T2084" style:family="text">
      <style:text-properties officeooo:rsid="3a712e02"/>
    </style:style>
    <style:style style:name="T2085" style:family="text">
      <style:text-properties officeooo:rsid="3a73298b"/>
    </style:style>
    <style:style style:name="T2086" style:family="text">
      <style:text-properties officeooo:rsid="3a76b26c"/>
    </style:style>
    <style:style style:name="T2087" style:family="text">
      <style:text-properties officeooo:rsid="3a7951e8"/>
    </style:style>
    <style:style style:name="T2088" style:family="text">
      <style:text-properties officeooo:rsid="3a7d32ee"/>
    </style:style>
    <style:style style:name="T2089" style:family="text">
      <style:text-properties officeooo:rsid="3a7fc10c"/>
    </style:style>
    <style:style style:name="T2090" style:family="text">
      <style:text-properties officeooo:rsid="3a806374"/>
    </style:style>
    <style:style style:name="T2091" style:family="text">
      <style:text-properties officeooo:rsid="3a98ddbe"/>
    </style:style>
    <style:style style:name="T2092" style:family="text">
      <style:text-properties officeooo:rsid="3aa0b1d6"/>
    </style:style>
    <style:style style:name="T2093" style:family="text">
      <style:text-properties officeooo:rsid="3aa9dc7d"/>
    </style:style>
    <style:style style:name="T2094" style:family="text">
      <style:text-properties officeooo:rsid="3aaa0d28"/>
    </style:style>
    <style:style style:name="T2095" style:family="text">
      <style:text-properties officeooo:rsid="3ab6944c"/>
    </style:style>
    <style:style style:name="T2096" style:family="text">
      <style:text-properties officeooo:rsid="3acd6c5c"/>
    </style:style>
    <style:style style:name="T2097" style:family="text">
      <style:text-properties officeooo:rsid="3ad7ce5b"/>
    </style:style>
    <style:style style:name="T2098" style:family="text">
      <style:text-properties officeooo:rsid="3ae024c8"/>
    </style:style>
    <style:style style:name="T2099" style:family="text">
      <style:text-properties officeooo:rsid="3aebbcd1"/>
    </style:style>
    <style:style style:name="T2100" style:family="text">
      <style:text-properties officeooo:rsid="3aee71a8"/>
    </style:style>
    <style:style style:name="T2101" style:family="text">
      <style:text-properties officeooo:rsid="3afe9165"/>
    </style:style>
    <style:style style:name="T2102" style:family="text">
      <style:text-properties officeooo:rsid="3aff4084"/>
    </style:style>
    <style:style style:name="T2103" style:family="text">
      <style:text-properties officeooo:rsid="3b4ff5a7"/>
    </style:style>
    <style:style style:name="T2104" style:family="text">
      <style:text-properties officeooo:rsid="3b5ea860"/>
    </style:style>
    <style:style style:name="T2105" style:family="text">
      <style:text-properties officeooo:rsid="3b63f6de"/>
    </style:style>
    <style:style style:name="T2106" style:family="text">
      <style:text-properties officeooo:rsid="3b65820d"/>
    </style:style>
    <style:style style:name="T2107" style:family="text">
      <style:text-properties officeooo:rsid="3b733304"/>
    </style:style>
    <style:style style:name="T2108" style:family="text">
      <style:text-properties officeooo:rsid="3b7516bf"/>
    </style:style>
    <style:style style:name="T2109" style:family="text">
      <style:text-properties officeooo:rsid="3b7da46c"/>
    </style:style>
    <style:style style:name="T2110" style:family="text">
      <style:text-properties officeooo:rsid="3b7fa2f7"/>
    </style:style>
    <style:style style:name="T2111" style:family="text">
      <style:text-properties officeooo:rsid="3b93ed9f"/>
    </style:style>
    <style:style style:name="T2112" style:family="text">
      <style:text-properties officeooo:rsid="3ba245ab"/>
    </style:style>
    <style:style style:name="T2113" style:family="text">
      <style:text-properties officeooo:rsid="3ba46896"/>
    </style:style>
    <style:style style:name="T2114" style:family="text">
      <style:text-properties officeooo:rsid="3ba9efab"/>
    </style:style>
    <style:style style:name="T2115" style:family="text">
      <style:text-properties officeooo:rsid="3bac74bd"/>
    </style:style>
    <style:style style:name="T2116" style:family="text">
      <style:text-properties officeooo:rsid="3bacfbaa"/>
    </style:style>
    <style:style style:name="T2117" style:family="text">
      <style:text-properties officeooo:rsid="3bb09dbb"/>
    </style:style>
    <style:style style:name="T2118" style:family="text">
      <style:text-properties officeooo:rsid="3bea0f6b"/>
    </style:style>
    <style:style style:name="T2119" style:family="text">
      <style:text-properties officeooo:rsid="3bec06c4"/>
    </style:style>
    <style:style style:name="T2120" style:family="text">
      <style:text-properties officeooo:rsid="3bf13138"/>
    </style:style>
    <style:style style:name="T2121" style:family="text">
      <style:text-properties officeooo:rsid="3bf4675d"/>
    </style:style>
    <style:style style:name="T2122" style:family="text">
      <style:text-properties officeooo:rsid="3bf861b7"/>
    </style:style>
    <style:style style:name="T2123" style:family="text">
      <style:text-properties officeooo:rsid="3c0b2cc2"/>
    </style:style>
    <style:style style:name="T2124" style:family="text">
      <style:text-properties officeooo:rsid="3c17c497"/>
    </style:style>
    <style:style style:name="T2125" style:family="text">
      <style:text-properties officeooo:rsid="3c19b556"/>
    </style:style>
    <style:style style:name="T2126" style:family="text">
      <style:text-properties officeooo:rsid="3c3cccb7"/>
    </style:style>
    <style:style style:name="T2127" style:family="text">
      <style:text-properties officeooo:rsid="3c439652"/>
    </style:style>
    <style:style style:name="T2128" style:family="text">
      <style:text-properties officeooo:rsid="3c4ed2bc"/>
    </style:style>
    <style:style style:name="T2129" style:family="text">
      <style:text-properties officeooo:rsid="3c53ce45"/>
    </style:style>
    <style:style style:name="T2130" style:family="text">
      <style:text-properties officeooo:rsid="3c54e3d8"/>
    </style:style>
    <style:style style:name="T2131" style:family="text">
      <style:text-properties officeooo:rsid="3c5968eb"/>
    </style:style>
    <style:style style:name="T2132" style:family="text">
      <style:text-properties officeooo:rsid="3c5d80fa"/>
    </style:style>
    <style:style style:name="T2133" style:family="text">
      <style:text-properties officeooo:rsid="3c5f62d4"/>
    </style:style>
    <style:style style:name="T2134" style:family="text">
      <style:text-properties officeooo:rsid="3c715a22"/>
    </style:style>
    <style:style style:name="T2135" style:family="text">
      <style:text-properties officeooo:rsid="3c85b222"/>
    </style:style>
    <style:style style:name="T2136" style:family="text">
      <style:text-properties officeooo:rsid="3ca31384"/>
    </style:style>
    <style:style style:name="T2137" style:family="text">
      <style:text-properties officeooo:rsid="3cb20e1d"/>
    </style:style>
    <style:style style:name="T2138" style:family="text">
      <style:text-properties officeooo:rsid="3cd24895"/>
    </style:style>
    <style:style style:name="T2139" style:family="text">
      <style:text-properties officeooo:rsid="3cd6a508"/>
    </style:style>
    <style:style style:name="T2140" style:family="text">
      <style:text-properties officeooo:rsid="3cdd4fd0"/>
    </style:style>
    <style:style style:name="T2141" style:family="text">
      <style:text-properties officeooo:rsid="3cdefbbf"/>
    </style:style>
    <style:style style:name="T2142" style:family="text">
      <style:text-properties officeooo:rsid="3cea64cc"/>
    </style:style>
    <style:style style:name="T2143" style:family="text">
      <style:text-properties officeooo:rsid="3cece4c8"/>
    </style:style>
    <style:style style:name="T2144" style:family="text">
      <style:text-properties officeooo:rsid="3d074b93"/>
    </style:style>
    <style:style style:name="T2145" style:family="text">
      <style:text-properties officeooo:rsid="3d2f9d57"/>
    </style:style>
    <style:style style:name="T2146" style:family="text">
      <style:text-properties officeooo:rsid="3d34fcb9"/>
    </style:style>
    <style:style style:name="T2147" style:family="text">
      <style:text-properties officeooo:rsid="3d3e5352"/>
    </style:style>
    <style:style style:name="T2148" style:family="text">
      <style:text-properties officeooo:rsid="3d46aab0"/>
    </style:style>
    <style:style style:name="T2149" style:family="text">
      <style:text-properties officeooo:rsid="3d57045a"/>
    </style:style>
    <style:style style:name="T2150" style:family="text">
      <style:text-properties officeooo:rsid="3d5a539d"/>
    </style:style>
    <style:style style:name="T2151" style:family="text">
      <style:text-properties officeooo:rsid="3d5a5f79"/>
    </style:style>
    <style:style style:name="T2152" style:family="text">
      <style:text-properties officeooo:rsid="3d5c08b4"/>
    </style:style>
    <style:style style:name="T2153" style:family="text">
      <style:text-properties officeooo:rsid="3d5c78bc"/>
    </style:style>
    <style:style style:name="T2154" style:family="text">
      <style:text-properties officeooo:rsid="3d6d5fc9"/>
    </style:style>
    <style:style style:name="T2155" style:family="text">
      <style:text-properties officeooo:rsid="3d862115"/>
    </style:style>
    <style:style style:name="T2156" style:family="text">
      <style:text-properties officeooo:rsid="3d8e10fb"/>
    </style:style>
    <style:style style:name="T2157" style:family="text">
      <style:text-properties officeooo:rsid="3d906dc1"/>
    </style:style>
    <style:style style:name="T2158" style:family="text">
      <style:text-properties officeooo:rsid="3d98d99b"/>
    </style:style>
    <style:style style:name="T2159" style:family="text">
      <style:text-properties officeooo:rsid="3da0f0c1"/>
    </style:style>
    <style:style style:name="T2160" style:family="text">
      <style:text-properties officeooo:rsid="3daa142d"/>
    </style:style>
    <style:style style:name="T2161" style:family="text">
      <style:text-properties officeooo:rsid="3db3a3ea"/>
    </style:style>
    <style:style style:name="T2162" style:family="text">
      <style:text-properties officeooo:rsid="3dcb5371"/>
    </style:style>
    <style:style style:name="T2163" style:family="text">
      <style:text-properties officeooo:rsid="3dde4bb0"/>
    </style:style>
    <style:style style:name="T2164" style:family="text">
      <style:text-properties officeooo:rsid="3df477be"/>
    </style:style>
    <style:style style:name="T2165" style:family="text">
      <style:text-properties officeooo:rsid="3dfd61b6"/>
    </style:style>
    <style:style style:name="T2166" style:family="text">
      <style:text-properties officeooo:rsid="3e04665c"/>
    </style:style>
    <style:style style:name="T2167" style:family="text">
      <style:text-properties officeooo:rsid="3e0b74c0"/>
    </style:style>
    <style:style style:name="T2168" style:family="text">
      <style:text-properties officeooo:rsid="3e10e846"/>
    </style:style>
    <style:style style:name="T2169" style:family="text">
      <style:text-properties officeooo:rsid="3e16a25b"/>
    </style:style>
    <style:style style:name="T2170" style:family="text">
      <style:text-properties officeooo:rsid="3e1f7b5b"/>
    </style:style>
    <style:style style:name="T2171" style:family="text">
      <style:text-properties officeooo:rsid="3e35f999"/>
    </style:style>
    <style:style style:name="T2172" style:family="text">
      <style:text-properties officeooo:rsid="3e3c4e3c"/>
    </style:style>
    <style:style style:name="T2173" style:family="text">
      <style:text-properties officeooo:rsid="3e3c6ace"/>
    </style:style>
    <style:style style:name="T2174" style:family="text">
      <style:text-properties officeooo:rsid="3e430e91"/>
    </style:style>
    <style:style style:name="T2175" style:family="text">
      <style:text-properties officeooo:rsid="3e4c6b68"/>
    </style:style>
    <style:style style:name="T2176" style:family="text">
      <style:text-properties officeooo:rsid="3e4fa2cc"/>
    </style:style>
    <style:style style:name="T2177" style:family="text">
      <style:text-properties officeooo:rsid="3e50ce3f"/>
    </style:style>
    <style:style style:name="T2178" style:family="text">
      <style:text-properties officeooo:rsid="3e5de945"/>
    </style:style>
    <style:style style:name="T2179" style:family="text">
      <style:text-properties officeooo:rsid="3e5e2f4d"/>
    </style:style>
    <style:style style:name="T2180" style:family="text">
      <style:text-properties officeooo:rsid="3e628564"/>
    </style:style>
    <style:style style:name="T2181" style:family="text">
      <style:text-properties officeooo:rsid="3e630a7e"/>
    </style:style>
    <style:style style:name="T2182" style:family="text">
      <style:text-properties officeooo:rsid="3e634d91"/>
    </style:style>
    <style:style style:name="T2183" style:family="text">
      <style:text-properties officeooo:rsid="3e63c36d"/>
    </style:style>
    <style:style style:name="T2184" style:family="text">
      <style:text-properties officeooo:rsid="3e65981a"/>
    </style:style>
    <style:style style:name="T2185" style:family="text">
      <style:text-properties officeooo:rsid="3e678daf"/>
    </style:style>
    <style:style style:name="T2186" style:family="text">
      <style:text-properties officeooo:rsid="3e67d5e4"/>
    </style:style>
    <style:style style:name="T2187" style:family="text">
      <style:text-properties officeooo:rsid="3e6e609e"/>
    </style:style>
    <style:style style:name="T2188" style:family="text">
      <style:text-properties officeooo:rsid="3e790150"/>
    </style:style>
    <style:style style:name="T2189" style:family="text">
      <style:text-properties officeooo:rsid="3e84efbe"/>
    </style:style>
    <style:style style:name="T2190" style:family="text">
      <style:text-properties officeooo:rsid="3e8816af"/>
    </style:style>
    <style:style style:name="T2191" style:family="text">
      <style:text-properties officeooo:rsid="3e9370d7"/>
    </style:style>
    <style:style style:name="T2192" style:family="text">
      <style:text-properties officeooo:rsid="3e9a6184"/>
    </style:style>
    <style:style style:name="T2193" style:family="text">
      <style:text-properties officeooo:rsid="3e9ff73d"/>
    </style:style>
    <style:style style:name="T2194" style:family="text">
      <style:text-properties officeooo:rsid="3ea729b7"/>
    </style:style>
    <style:style style:name="T2195" style:family="text">
      <style:text-properties officeooo:rsid="3eb0a6f0"/>
    </style:style>
    <style:style style:name="T2196" style:family="text">
      <style:text-properties officeooo:rsid="3eb71f73"/>
    </style:style>
    <style:style style:name="T2197" style:family="text">
      <style:text-properties officeooo:rsid="3ec37b17"/>
    </style:style>
    <style:style style:name="T2198" style:family="text">
      <style:text-properties officeooo:rsid="3ec51f68"/>
    </style:style>
    <style:style style:name="T2199" style:family="text">
      <style:text-properties officeooo:rsid="3ec70176"/>
    </style:style>
    <style:style style:name="T2200" style:family="text">
      <style:text-properties officeooo:rsid="3ecfc703"/>
    </style:style>
    <style:style style:name="T2201" style:family="text">
      <style:text-properties officeooo:rsid="3ed12025"/>
    </style:style>
    <style:style style:name="T2202" style:family="text">
      <style:text-properties officeooo:rsid="3ed2e971"/>
    </style:style>
    <style:style style:name="T2203" style:family="text">
      <style:text-properties officeooo:rsid="3ed2f616"/>
    </style:style>
    <style:style style:name="T2204" style:family="text">
      <style:text-properties officeooo:rsid="3ed38965"/>
    </style:style>
    <style:style style:name="T2205" style:family="text">
      <style:text-properties officeooo:rsid="3edb1634"/>
    </style:style>
    <style:style style:name="T2206" style:family="text">
      <style:text-properties officeooo:rsid="3edfd8cd"/>
    </style:style>
    <style:style style:name="T2207" style:family="text">
      <style:text-properties officeooo:rsid="3ee643e5"/>
    </style:style>
    <style:style style:name="T2208" style:family="text">
      <style:text-properties officeooo:rsid="3ef82b7b"/>
    </style:style>
    <style:style style:name="T2209" style:family="text">
      <style:text-properties officeooo:rsid="3efb473e"/>
    </style:style>
    <style:style style:name="T2210" style:family="text">
      <style:text-properties officeooo:rsid="3efbfc3e"/>
    </style:style>
    <style:style style:name="T2211" style:family="text">
      <style:text-properties officeooo:rsid="3f00b5f7"/>
    </style:style>
    <style:style style:name="T2212" style:family="text">
      <style:text-properties officeooo:rsid="3f027ce4"/>
    </style:style>
    <style:style style:name="T2213" style:family="text">
      <style:text-properties officeooo:rsid="3f0589e2"/>
    </style:style>
    <style:style style:name="T2214" style:family="text">
      <style:text-properties officeooo:rsid="3f062ac2"/>
    </style:style>
    <style:style style:name="T2215" style:family="text">
      <style:text-properties officeooo:rsid="3f065641"/>
    </style:style>
    <style:style style:name="T2216" style:family="text">
      <style:text-properties officeooo:rsid="3f122832"/>
    </style:style>
    <style:style style:name="T2217" style:family="text">
      <style:text-properties officeooo:rsid="3f1792c6"/>
    </style:style>
    <style:style style:name="T2218" style:family="text">
      <style:text-properties officeooo:rsid="3f27ca6e"/>
    </style:style>
    <style:style style:name="T2219" style:family="text">
      <style:text-properties officeooo:rsid="3f2dd865"/>
    </style:style>
    <style:style style:name="T2220" style:family="text">
      <style:text-properties officeooo:rsid="3f36441a"/>
    </style:style>
    <style:style style:name="T2221" style:family="text">
      <style:text-properties officeooo:rsid="3f43aad4"/>
    </style:style>
    <style:style style:name="T2222" style:family="text">
      <style:text-properties officeooo:rsid="3f5bb2c1"/>
    </style:style>
    <style:style style:name="T2223" style:family="text">
      <style:text-properties officeooo:rsid="3f5e0d4b"/>
    </style:style>
    <style:style style:name="T2224" style:family="text">
      <style:text-properties officeooo:rsid="3f712ba1"/>
    </style:style>
    <style:style style:name="T2225" style:family="text">
      <style:text-properties officeooo:rsid="3f73a9d8"/>
    </style:style>
    <style:style style:name="T2226" style:family="text">
      <style:text-properties officeooo:rsid="3fa38191"/>
    </style:style>
    <style:style style:name="T2227" style:family="text">
      <style:text-properties officeooo:rsid="3fb731d3"/>
    </style:style>
    <style:style style:name="T2228" style:family="text">
      <style:text-properties officeooo:rsid="3fba65e3"/>
    </style:style>
    <style:style style:name="T2229" style:family="text">
      <style:text-properties officeooo:rsid="3fbf9e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45">С </text:span><text:span text:style-name="T709">двойным выключением, пятка-носок, </text:span><text:span text:style-name="T746">мчит прочь Роджер Мехико. </text:span><text:span text:style-name="T747">Вдоль летнего Автобана, </text:span><text:span text:style-name="T748">стыки покрытия ритмично бухают под его колёсами. </text:span><text:span text:style-name="T749">Он гонит на до-Гитлеровском </text:span><text:span text:style-name="T792">Хорх 870В </text:span><text:span text:style-name="T750">через выгорело-пурпурную вонистость Люнебург Хита. </text:span><text:span text:style-name="T751">Поверх ветрового стекла лёгкий ветер достаёт его, </text:span><text:span text:style-name="T752">пахнущий можжевельником. </text:span><text:span text:style-name="T753">Овцы-Хайдшнюке вдалеке отдыхают не шевелясь словно упавшие облака. </text:span><text:span text:style-name="T754">Болотца и ракитник проносятся по сторонам. </text:span><text:span text:style-name="T755">Над головою небо в хлопотах, плывёт, живая плазма.</text:span></text:p>
      <text:p text:style-name="P4"><text:span text:style-name="T755">Х</text:span><text:span text:style-name="T709">орх, армески-зелёный, с одним скромным нарциссом нарисованным посреди капота, прятался внутри грузовика </text:span><text:span text:style-name="T756">на ближнем к Эльбе краю Бригадной стоянки </text:span><text:span text:style-name="T757">в Гамбурге, </text:span><text:span text:style-name="T758">скрытый кроме его передних фар, </text:span><text:span text:style-name="T759">пытливые глаза дружелюбного инопланетянина улыбались Роджеру. </text:span><text:span text:style-name="T760">Привет, Землянин. </text:span><text:span text:style-name="T761">Уже в пути, он обнаружил, </text:span><text:span text:style-name="T762">что пол усыпан раскатывающими стеклянными баночками без наклеек, </text:span><text:span text:style-name="T763">типа детского питания, </text:span><text:span text:style-name="T764">странная нездорового цвета хрень, </text:span><text:span text:style-name="T765">от которой вряд ли какой людской младенец, съев, выживет, зелень с розовыми разводами, рвотно-бежев</text:span><text:span text:style-name="T766">ая с лиловыми</text:span><text:span text:style-name="T765"> вкрапления</text:span><text:span text:style-name="T766">ми</text:span><text:span text:style-name="T765">, </text:span><text:span text:style-name="T766">определить всё это никак невозможно, </text:span><text:span text:style-name="T767">каждая крышка украшена улыбкой толстого, ангелоподобного младенчика, </text:span><text:span text:style-name="T768">под ярким стеклом кишат токсины ботулизма с </text:span><text:span text:style-name="T769">тр</text:span><text:span text:style-name="T770">у</text:span><text:span text:style-name="T769">пными ядами… </text:span><text:span text:style-name="T770">время от времени новая банка вы</text:span><text:span text:style-name="T771">скакивает</text:span><text:span text:style-name="T770">, сама собой, из-под сиденья </text:span><text:span text:style-name="T771">и катается вопреки законам ускорения, </text:span><text:span text:style-name="T772">среди педалей, чтоб его ноги сбились с толку. </text:span><text:span text:style-name="T773">Он знает, что надо заглянуть вниз и посмотреть что там творится, но всё никак не соберётс</text:span><text:span text:style-name="T774">я</text:span><text:span text:style-name="T773">.</text:span></text:p>
      <text:p text:style-name="P5"><text:span text:style-name="T773">Б</text:span><text:span text:style-name="T709">утылочки катаются звякая по полу, </text:span><text:span text:style-name="T775">под капотом толкатель клапана, или два, частят со своей историей на что у них жалобы. </text:span><text:span text:style-name="T776">Дикая горчица хлещет мимо по центру Автобана, совершенно двуцветная, только </text:span><text:span text:style-name="T777">жёлтый с зелёным, </text:span><text:span text:style-name="T778">роковая река видимая лишь под двумя видами рябящего света. </text:span><text:span text:style-name="T779">Роджер поёт для девушки Каксэвене, которая всё ещё носит имя Джессики:</text:span></text:p>
      <text:p text:style-name="P203"/>
      <text:p text:style-name="P818">Мне снилось, что нашёл я снова нас двоих,</text:p>
      <text:p text:style-name="P818">Среди весны за уймой чужих жизней,</text:p>
      <text:p text:style-name="P819">И мы, свободней ветра,</text:p>
      <text:p text:style-name="P819">Брели вдоль моря,</text:p>
      <text:p text:style-name="P819">Чтобы повторять набор чужих бумажных слов….</text:p>
      <text:p text:style-name="P819"/>
      <text:p text:style-name="P819">Нас перехватили у ворот в зелень былого,</text:p>
      <text:p text:style-name="P819">Слишком растерянных тогда, чтобы спросить за что—</text:p>
      <text:p text:style-name="P819">Неужто дети могут вновь встречаться?</text:p>
      <text:p text:style-name="P820">И остаётся хоть какой-то след</text:p>
      <text:p text:style-name="P820">На сверхскоростных шоссе Июля?</text:p>
      <text:p text:style-name="P372"/>
      <text:p text:style-name="P388"><text:span text:style-name="T401">Т</text:span><text:span text:style-name="T398">ут </text:span><text:span text:style-name="T416">он </text:span><text:span text:style-name="T398">въехал в настолько ярко золотое </text:span><text:span text:style-name="T415">слияни</text:span><text:span text:style-name="T416">е</text:span><text:span text:style-name="T415"> склона </text:span><text:span text:style-name="T416">с полем, что </text:span><text:span text:style-name="T417">почти</text:span><text:span text:style-name="T415"> </text:span><text:span text:style-name="T416">забы</text:span><text:span text:style-name="T417">л вписаться в прикрытый насыпью поворот….</text:span></text:p>
      <text:p text:style-name="P389"><text:span text:style-name="T417">Н</text:span><text:span text:style-name="T398">еделю назад она </text:span><text:span text:style-name="T463">ушла</text:span><text:span text:style-name="T398">, </text:span><text:span text:style-name="T418">загляну</text:span><text:span text:style-name="T448">в</text:span><text:span text:style-name="T418"> на прощанье в «Белое Посещение». За исключением пустячного охвостья от ПРПУК, </text:span><text:span text:style-name="T419">это место снова стало дурдомом. Тросы аэростатов лежат </text:span><text:span text:style-name="T421">ржавея </text:span><text:span text:style-name="T419">на </text:span><text:span text:style-name="T420">отсыревших лугах, </text:span><text:span text:style-name="T421">превращаясь в чешуйки, ионы </text:span><text:span text:style-name="T422">и в </text:span><text:span text:style-name="T421">землю</text:span><text:span text:style-name="T401">—</text:span><text:span text:style-name="T422">жилы, что пели </text:span><text:span text:style-name="T423">грозными ночами среди сирен </text:span><text:span text:style-name="T424">воющих в тер</text:span><text:span text:style-name="T425">ц</text:span><text:span text:style-name="T424">ию, </text:span><text:span text:style-name="T425">сглаженных как далёкий ветер, вперемешку с буханьем бомб, теперь лежат вялые, старые, </text:span><text:span text:style-name="T426">жёсткими кольцами металлического праха. </text:span><text:span text:style-name="T427">Незабудки вскипают на каждом шагу под ногами, муравьи суетятся с чувством царствования. </text:span><text:span text:style-name="T428">Углокрыльницы, лимонницы, красные адмиралы парят на термоклиньях вдоль скал. </text:span><text:span text:style-name="T429">Джессика укоротила чёлку с последнего раза как Роджер её видел и </text:span><text:span text:style-name="T430">проживает обычную полосу тревоги: «Вид просто ужас, и даже не говори ничего….»</text:span><text:span text:style-name="T420"> </text:span></text:p>
      <text:p text:style-name="P204">– Вид просто улётный. Люблю его.</text:p>
      <text:p text:style-name="P19">– <text:span text:style-name="T894">Ты издеваешься.</text:span></text:p>
      <text:p text:style-name="P20">– <text:span text:style-name="T895">Джес, зачем нам говорить о </text:span><text:span text:style-name="T118">причёсках</text:span><text:span text:style-name="T895">, ради Бога.</text:span></text:p>
      <text:p text:style-name="P202"><text:soft-page-break/>Пока где-то, по ту сторону Канала, <text:span text:style-name="T896">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1"><text:span text:style-name="T401">– </text:span><text:span text:style-name="T897">Но, Роджер,</text:span>– <text:span text:style-name="T897">это же </text:span><text:span text:style-name="T119">весна</text:span><text:span text:style-name="T897">. У нас уже мир.</text:span></text:p>
      <text:p text:style-name="P390"><text:span text:style-name="T401">Н</text:span><text:span text:style-name="T398">ет, у нас его нет. </text:span><text:span text:style-name="T431">Это ещё один кусок пропаганды. Нам это подсунуло ПВР. </text:span><text:span text:style-name="T432">Итак, джентльмены, как вы видите из результатов исследований, оптимальное время у нас 8 мая, </text:span><text:span text:style-name="T433">как раз накануне исхода Троицы, </text:span><text:span text:style-name="T434">занятия в школах заканчиваются, погода предвещает урожайный </text:span><text:span text:style-name="T435">год</text:span><text:span text:style-name="T434">, </text:span><text:span text:style-name="T435">заказы на уголь начинают свой сезонный спад, </text:span><text:span text:style-name="T436">давая нам пару месяцев передышки </text:span><text:span text:style-name="T437">поставить наши квоты в Руре обратно на их ноги—</text:span><text:span text:style-name="T438">нет, он видит лишь всё те же</text:span><text:span text:style-name="T437"> </text:span><text:span text:style-name="T438">быстрины власти, </text:span><text:span text:style-name="T439">всё то же обнищание, в котором он бился с 39-го, </text:span><text:span text:style-name="T440">его девушку вот-вот увезут в Германию, где должны отправить на дембель как всех. </text:span><text:span text:style-name="T441">Никакого канала наверх, что светил бы им хоть малейшей надеждой вывернуться. </text:span><text:span text:style-name="T442">И </text:span><text:span text:style-name="T120">что-то</text:span><text:span text:style-name="T442"> всё ещё продолжается, не называй это «войной», если нервничаешь от этого, </text:span><text:span text:style-name="T443">возможно показатель смертности снизился на пункт или два, </text:span><text:span text:style-name="T444">баночное пиво наконец-то вернулось </text:span><text:span text:style-name="T445">и на Трафальгарской площади собралось </text:span><text:span text:style-name="T121">очень</text:span><text:span text:style-name="T445"> много людей в одну из ночей, не так давно… </text:span><text:span text:style-name="T446">но Их </text:span><text:span text:style-name="T447">операция</text:span><text:span text:style-name="T446"> продолжается.</text:span></text:p>
      <text:p text:style-name="P391"><text:span text:style-name="T446">П</text:span><text:span text:style-name="T398">ечальный факт, раздирающий его сердце, подчёркивающий его опустошённость, в том, что Джессика верит Им. «</text:span><text:span text:style-name="T449">Война» была необходимым для неё условием, чтобы оставаться с Роджером. «</text:span><text:span text:style-name="T450">Мир» позволяет ей оставить его. </text:span><text:span text:style-name="T451">Его ресурсы, всравнеии с имеющимися у Них, слишком скудны. </text:span><text:span text:style-name="T452">Давний Бобёр, чему ж удивляться, будет отвечать там за связь с воздушной обороной, </text:span><text:span text:style-name="T453">так что они окажутся вместе в романтичном Каксэвене. </text:span><text:span text:style-name="T462">Спасибо</text:span><text:span text:style-name="T454">, </text:span><text:span text:style-name="T455">безумец</text:span><text:span text:style-name="T454"> Роджер, </text:span><text:span text:style-name="T452"><text:s/></text:span><text:span text:style-name="T455">это было великолепно, завихрение военного времени, </text:span><text:span text:style-name="T456">и кончали мы крайне зажигательно, твои руки раскинуты как </text:span><text:span text:style-name="T461">к</text:span><text:span text:style-name="T456">рылья Летающей Крепости, </text:span><text:span text:style-name="T457">у нас имелись свои вое</text:span><text:span text:style-name="T458">н</text:span><text:span text:style-name="T457">ные тайны, </text:span><text:span text:style-name="T458">мы дурачили старых толстых полковников направо и налево, </text:span><text:span text:style-name="T459">но всему приходит </text:span><text:span text:style-name="T461">стоп</text:span><text:span text:style-name="T459">, </text:span><text:span text:style-name="T460">у-юй! </text:span><text:span text:style-name="T461">Мне </text:span><text:span text:style-name="T462">надо</text:span><text:span text:style-name="T461"> бежать, милый Роджер, это было прекрасным сном….</text:span></text:p>
      <text:p text:style-name="P374">Он рухнул бы перед её коленками пахнущими глицерином <text:span text:style-name="T898">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75"><text:span text:style-name="T899">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22">News of the World </text:span><text:span text:style-name="T900">в шкафу на втором этаже.</text:span></text:p>
      <text:p text:style-name="P376">Ей надо ехать. Приказ свыше, выше командования с кем она могла бы договориться. <text:span text:style-name="T901">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04">– </text:span><text:span text:style-name="T905">сказал он в </text:span><text:span text:style-name="T906">самый </text:span><text:span text:style-name="T905">первый день, </text:span><text:span text:style-name="T906">а Джессика подумала какие леди в чёрном являются </text:span><text:soft-page-break/><text:span text:style-name="T906">ему в снах, </text:span><text:span text:style-name="T907">какие пепельно-белые улыбки, что за </text:span><text:span text:style-name="T908">секатор проре</text:span><text:span text:style-name="T909">ж</text:span><text:span text:style-name="T908">ет</text:span><text:span text:style-name="T907"> </text:span><text:span text:style-name="T908">комнату, отчик</text:span><text:span text:style-name="T909">нет</text:span><text:span text:style-name="T908"> их зиму… </text:span><text:span text:style-name="T910">так много в нём она никак не смогла понять… </text:span><text:span text:style-name="T911">так много ненужного во время Мира. </text:span><text:span text:style-name="T912">Она уже начинает думать об их времени как о череде </text:span><text:span text:style-name="T913">взрывов, безумия нарастающего в </text:span><text:span text:style-name="T914">ритмах Войны. </text:span><text:span text:style-name="T915">Теперь вот хочет отправиться <text:s/>спасать Слотропа, ещё одно ракето-создание, </text:span><text:span text:style-name="T916">вампира, чья сексуальная жизнь </text:span><text:span text:style-name="T917">фактически под</text:span><text:span text:style-name="T916">пит</text:span><text:span text:style-name="T917">ыв</text:span><text:span text:style-name="T916">алась </text:span><text:span text:style-name="T917">ужасом Ракетного Блица</text:span><text:span text:style-name="T904">—</text:span><text:span text:style-name="T918">фу, жуть, жуть. </text:span><text:span text:style-name="T919">Надо, чтобб его заперли, а не пускали на волю. </text:span><text:span text:style-name="T920">Роджер должно быть больше думает о Слотропе, чем о ней, </text:span><text:span text:style-name="T921">два сапога пара, вот они кто, ну—она надеется эти двое будут счастливы вместе. </text:span><text:span text:style-name="T922">Смогут усесться, пиво пить, рассказывать истории про ракеты, калякать уравнения друг другу. </text:span><text:span text:style-name="T923">Ах, как весело. </text:span><text:span text:style-name="T924">По крайней мере она не бросает его в пустоте. </text:span><text:span text:style-name="T925">Он не оста</text:span><text:span text:style-name="T926">не</text:span><text:span text:style-name="T925">тся оди</text:span><text:span text:style-name="T926">н</text:span><text:span text:style-name="T925">, будет чем занять время….</text:span></text:p>
      <text:p text:style-name="P377"><text:span text:style-name="T925">О</text:span><text:span text:style-name="T903">на отошла прочь от него, вдоль пляжа. </text:span><text:span text:style-name="T927">Солнце сегодня такое яркое, что тень рядом с её Ахилловым сухожилием </text:span><text:span text:style-name="T928">обрисовывается чётко чёрной: как шов от пятки шёлкового чулка. </text:span><text:span text:style-name="T929">Её голова, как всегда, склонилась вперёд, прочь, </text:span><text:span text:style-name="T931">открытая</text:span><text:span text:style-name="T930"> шея, которую он никогда не перестанет любить, </text:span><text:span text:style-name="T931">никогда уже не увидит, беззащитна как её красота, </text:span><text:span text:style-name="T932">её неведение насколько всегда в опасности </text:span><text:span text:style-name="T933">движется она в Мире. </text:span><text:span text:style-name="T934">Она может знать слегка, может думать о себе, про лицо и тело, как о «симпатичной»...</text:span><text:span text:style-name="T935">но он никогда не мог сказать ей остальное, </text:span><text:span text:style-name="T936">как много прочего живого, птиц, ночей пахнущих травами и дождём, </text:span><text:span text:style-name="T937">залитые солнцем минуты простого покоя, </text:span><text:span text:style-name="T938">тоже вобрано в то, что она для него. Была. </text:span><text:span text:style-name="T939">Он утрачивает больше, чем одну только Джессику: </text:span><text:span text:style-name="T940">он теряет целую область жизни, </text:span><text:span text:style-name="T941">где впервые ему было уютно в Миру Сотворённом. </text:span><text:span text:style-name="T942">Теперь уходит обратно в зиму, </text:span><text:span text:style-name="T943">вкладывается в его единственный конверт. </text:span><text:span text:style-name="T944">Усилие необходимое для того, чтобы продолжить больше того, на которое он способен один.</text:span></text:p>
      <text:p text:style-name="P378"><text:span text:style-name="T944">О</text:span><text:span text:style-name="T903">н не думал, что будет плакать, когда она ушла. Но он плакал. </text:span><text:span text:style-name="T945">Соплей с пол кубометра, глаза красные как гвоздики. </text:span><text:span text:style-name="T946">Вскоре, </text:span><text:span text:style-name="T952">в</text:span><text:span text:style-name="T946">сякий раз как его левая нога ударяла при ходьбе о землю, </text:span><text:span text:style-name="T947">боль всплескивалась в половине его черепа. </text:span><text:span text:style-name="T948">А, наверно это и есть то, что называют «боль разлуки!» </text:span><text:span text:style-name="T949">Пойнтсмен являлся с охапками работы. </text:span><text:span text:style-name="T950">Роджер чувствовал, что не может забыть Джессику и меньше переживать о Слотропе. </text:span></text:p>
      <text:p text:style-name="P379"><text:span text:style-name="T951">Но в один из дней заскочил Мильто</text:span><text:span text:style-name="T952">н</text:span><text:span text:style-name="T951"> Гломинг освободить его от этого ступора. </text:span><text:span text:style-name="T953">Гломинг только что вернулся из прогулки по </text:span><text:span text:style-name="T954">З</text:span><text:span text:style-name="T953">оне</text:span><text:span text:style-name="T950">. </text:span><text:span text:style-name="T955">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04">—</text:span><text:span text:style-name="T955">Отдел Статистики при НВ7. </text:span><text:span text:style-name="T956">Там Шляйм получил назначение в Американский подотдел, собиравший экономическую информацию для <text:s/></text:span><text:span text:style-name="T955">IG, </text:span><text:span text:style-name="T956">через подрядчиков и лицензиатов вроде </text:span><text:span text:style-name="T957">Химнико, Дженерал Анилин, а также Филм, Анско, Винтроп. </text:span><text:span text:style-name="T958">В 36-м он приехал в Англию работать в Империал Кемикылз, </text:span><text:span text:style-name="T959">на должность, которая так доконца и не прояснилась. </text:span><text:span text:style-name="T960">Он слыхал о Слотропе, да действительно… </text:span><text:span text:style-name="T961">припоминал его по старым дням. </text:span><text:span text:style-name="T962">Когда Лайл Бленд отправился в своё последнее застенное странствие, </text:span><text:span text:style-name="T963">по кабинетам </text:span><text:span text:style-name="T955">IG <text:s/></text:span><text:span text:style-name="T963">неделями листались секретные доклады, </text:span><text:span text:style-name="T374">Geheime Kommandosache</text:span><text:span text:style-name="T963">, </text:span><text:span text:style-name="T964">слухи сплетались и расплетались, как молекулы угольнй смолы под давлением, </text:span><text:span text:style-name="T965">всё о том кому перейдёт наблюдение за Слотропом теперь, после кончины Бленда. </text:span></text:p>
      <text:p text:style-name="P380"><text:span text:style-name="T965">Э</text:span><text:span text:style-name="T903">то было ближе к началу великой борьбы за аппарат разведки <text:s/></text:span><text:span text:style-name="T955">IG. </text:span><text:span text:style-name="T966">Департамент экономики министерства иностранных дел и департамент иностранных дел министерства экономики оба хотели заполучить его. </text:span><text:span text:style-name="T967">И точно также военные, в особенности Wehrwirtschaftstab, секция Генштаба, которая заведовала связью ОВК с промышленностью. </text:span><text:span text:style-name="T968">Собственную связь </text:span><text:span text:style-name="T955">IG </text:span><text:span text:style-name="T968">с ОВК координировали д-р Дикман и д-р Горр. </text:span><text:span text:style-name="T969">Картина становилась ещё запутаннее из-за обычного дублирования офисами Нацистской Партии, Абвер-Организациями, </text:span><text:span text:style-name="T970">что охватили всю Германскую промышленность после 1933.</text:span><text:span text:style-name="T969"> </text:span><text:span text:style-name="T971">Нацистским контролёром за <text:s/></text:span><text:span text:style-name="T955">IG </text:span><text:span text:style-name="T971">был так называемый «Abteilung A», располагавшийся </text:span><text:span text:style-name="T972">в том же здании управления что и</text:span><text:span text:style-name="T904">—</text:span><text:span text:style-name="T972">и это считалось вполне приемлемым</text:span><text:span text:style-name="T904">—</text:span><text:span text:style-name="T972">группа связи </text:span><text:span text:style-name="T955">IG <text:s/></text:span><text:span text:style-name="T972">с Армией, Vermittlungsstelle W. </text:span><text:span text:style-name="T973">Но Технология, увы, дева с косами венцом и золотистой попкой, всегда нарывается на такие вот лапанья. </text:span><text:span text:style-name="T974">Скорее всего, грызня и разборки Армии с Партией и вынудили </text:span><text:span text:style-name="T975">в конце концов </text:span><text:span text:style-name="T974">Шляйма </text:span><text:span text:style-name="T975">податься за бугор </text:span><text:soft-page-break/><text:span text:style-name="T975">больше, чем какие-либо моральные чувства относительно Гитлера. </text:span><text:span text:style-name="T976">Во всяком случае, он помнит, что наблюдение за Слотропом было поручено вновь созданному отделу Sparte IV при </text:span><text:span text:style-name="T972">Vermittlungsstelle W. </text:span><text:span text:style-name="T976">Sparte I </text:span><text:span text:style-name="T977">занимался азотом и бензином, <text:s/></text:span><text:span text:style-name="T976">II </text:span><text:span text:style-name="T978">красителями, </text:span><text:span text:style-name="T979">химикатами, нитриловой резиной и фармацевтикой,</text:span><text:span text:style-name="T978"> <text:s/></text:span><text:span text:style-name="T976">III </text:span><text:span text:style-name="T979">плёнками и волокнами. <text:s/></text:span><text:span text:style-name="T976">IV </text:span><text:span text:style-name="T980">ведал исключительно Слотропом и больше ничем, кроме—Шлям слышал разговор—одного или двух разношерстных патентов </text:span><text:span text:style-name="T981">полученных через сделки с IG Chemie в Швейцарии. </text:span><text:span text:style-name="T982">Обезболивающее, название которого </text:span><text:span text:style-name="T983">он </text:span><text:span text:style-name="T982">совсем не помнил и </text:span><text:span text:style-name="T983">и новый пластик, имя такое Миполам… «Полимекс» или типа того….</text:span></text:p>
      <text:p text:style-name="P22"><text:span text:style-name="T988">– Звучит как должно быть под присмотром Sparte II,</text:span>– <text:span text:style-name="T989">заметил Гломинг в тот раз.</text:span></text:p>
      <text:p text:style-name="P23">– <text:span text:style-name="T990">Пара управляющих были недовольны,</text:span>– <text:span text:style-name="T990">согласился Шляйм. </text:span>– <text:span text:style-name="T991">Тер Мейер был весь такой </text:span><text:span text:style-name="T123">Draufgänger</text:span><text:span text:style-name="T991"> и Хорляйн тоже, оба своего не упустят. Может и перевели на себя.</text:span></text:p>
      <text:p text:style-name="P24">– <text:span text:style-name="T992">А Партия приставила Abwehr человека к тому Sparte IV?</text:span></text:p>
      <text:p text:style-name="P24">Abwehr man to this Sparte IV <text:span text:style-name="T993">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05">Что за чертовщина….</text:p>
      <text:p text:style-name="P25">– <text:span text:style-name="T994">Наблюдение?</text:span>– <text:span text:style-name="T994">Роджер тормошит вовсю свои волосы, галстук, уши, нос, костяшки пальцев.</text:span>– IG Farben <text:span text:style-name="T995">следили за Слотропом? До войны? </text:span><text:span text:style-name="T124">Зачем</text:span><text:span text:style-name="T995"> Гломинг.</text:span></text:p>
      <text:p text:style-name="P26">– <text:span text:style-name="T996">Странно, не правда ли?</text:span>– <text:span text:style-name="T997">Здрасьте вам </text:span><text:span text:style-name="T125">выпулился</text:span><text:span text:style-name="T997">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25">творится</text:span><text:span text:style-name="T997">?</text:span></text:p>
      <text:p text:style-name="P206">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998">)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26">Джессика</text:span><text:span text:style-name="T998">?) Макиавеллиевских—</text:span></text:p>
      <text:p text:style-name="P206"><text:span text:style-name="T999">Джесссика. О. Да канешканешно Мехико ты ёбаный </text:span><text:span text:style-name="T127">идиот…</text:span><text:span text:style-name="T999"> нечего удивляться, что в 137 уильули от ответа. Ничего удивительного, что приказ ей пришёл Слишком Сверху. А он даже, ягнёночек топает копытцами вокруг шампура, попросил </text:span><text:span text:style-name="T127">Пойнтсмена</text:span><text:span text:style-name="T999"> походатайствовать, если естьвозможность… Дурак. Дурак.</text:span></text:p>
      <text:p text:style-name="P207">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1000">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1001">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text:span><text:soft-page-break/><text:span text:style-name="T1001">его силы… Генри был здоровый увалень… Муха, которая не сдохла, расправила крылья и улетела дурачить ещё кого-то.</text:span></text:p>
      <text:p text:style-name="P208"><text:span text:style-name="T110">Ну ладно Пойнтсмен </text:span>врывается в Дом-Двен<text:span text:style-name="T1003">а</text:span>дцать, <text:span text:style-name="T1002">пробковые доски встарахтели во всех семи холлах с пролётами, руки регистраторов удлиняясь потянулись к телефонам </text:span><text:span text:style-name="T128">так где же ты падла</text:span><text:span text:style-name="T1002">.</text:span></text:p>
      <text:p text:style-name="P381">В офисе нет. Но Гёза Рожавёлгий тут и пробует умничать <text:span text:style-name="T1004">с Роджером: «Вы устраи-</text:span><text:span text:style-name="T129">ваите</text:span><text:span text:style-name="T1004"> це-</text:span><text:span text:style-name="T129">лое</text:span><text:span text:style-name="T1004"> представ-</text:span><text:span text:style-name="T129">ление, мол-одой</text:span><text:span text:style-name="T1004"> чел-</text:span><text:span text:style-name="T129">овек</text:span><text:span text:style-name="T1004">».</text:span></text:p>
      <text:p text:style-name="P27">– <text:span text:style-name="T1005">Заткнись Трансильванский олух,</text:span>– <text:span text:style-name="T1005">рычит Роджер,</text:span>– <text:span text:style-name="T1006">мне нужен босс, а ты попробуй дёрнуться и забудешь вкус первой группы крови, Джексон, это клыки даже </text:span><text:span text:style-name="T130">овсянку</text:span><text:span text:style-name="T1006"> не осилят, когда я разберусь с тобой</text:span>—</text:p>
      <text:p text:style-name="P382">В испуге Рожавёлгий, отступая за кулер с водой, пытается прихватить вращающийся стул для самозащиты. <text:span text:style-name="T1007">Сиденье отваливается и в руках Рожаёлгия остаётся лишь основа сработанная—ну надо же!—в виде креста.</text:span></text:p>
      <text:p text:style-name="P28">– <text:span text:style-name="T1009">Где он?</text:span>– <text:s/><text:span text:style-name="T1009">Мексиканский тупик, Роджер скрипит зубами, </text:span><text:span text:style-name="T131">не поддавайся истерике это контр-продуктивная роскошь, которую не можешь в момент такой уязвимости позволить</text:span><text:span text:style-name="T1009">….</text:span>– <text:span text:style-name="T1010">Говори, тварь, или уже не спрячешься под крышку ни одного гроба.</text:span></text:p>
      <text:p text:style-name="P209">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11">от</text:span> 1940 <text:span text:style-name="T1011">до 44 Английской сталелитейной фирмы, у которой общий патент с Vereinigte </text:span>Stahlwerke <text:span text:style-name="T1011">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29">– <text:span text:style-name="T1012">Я не могу найти их,</text:span>– <text:span text:style-name="T1012">и впрямь с Немецким акцентом,</text:span>– <text:span text:style-name="T1012">я плохо вижу.</text:span></text:p>
      <text:p text:style-name="P30">– <text:span text:style-name="T132">Ну-ка</text:span><text:span text:style-name="T1013"> посмотрим чем можно вам </text:span><text:span text:style-name="T132">помочь</text:span><text:span text:style-name="T110">—</text:span><text:span text:style-name="T1014">ага, это что? <text:s/>Мисс Мюллер-Хохлебен!</text:span></text:p>
      <text:p text:style-name="P30">– <text:span text:style-name="T110">Ja</text:span>. . . .</text:p>
      <text:p text:style-name="P30">– <text:span text:style-name="T1014">Как выглядят эти ваши очки?</text:span></text:p>
      <text:p text:style-name="P31">– <text:span text:style-name="T1015">Они белые</text:span>—</text:p>
      <text:p text:style-name="P31">– <text:s/><text:span text:style-name="T1015">С такими миленькими стразами по всей оправе, </text:span><text:span text:style-name="T133">Fräulein</text:span><text:span text:style-name="T1015">? а?</text:span></text:p>
      <text:p text:style-name="P383"><text:span text:style-name="T904">– </text:span><text:span text:style-name="T110">Ja, ja, und mit</text:span>—</text:p>
      <text:p text:style-name="P32">– <text:span text:style-name="T1016">И по дужкам тоже, а и </text:span><text:span text:style-name="T134">перьями</text:span><text:span text:style-name="T1016">?</text:span></text:p>
      <text:p text:style-name="P33">– <text:span text:style-name="T1017">Страусиные перья….</text:span></text:p>
      <text:p text:style-name="P33">– <text:span text:style-name="T1017">Перья страуса самца в синей павлиньей окраске вытарчивают по краям?</text:span></text:p>
      <text:p text:style-name="P34">– <text:span text:style-name="T1018">Это мои очки, ja,</text:span>– <text:span text:style-name="T1018">грит, шаря вокруг, секретарша,</text:span>– <text:span text:style-name="T1018">где они?</text:span></text:p>
      <text:p text:style-name="P35">– <text:span text:style-name="T1018">А вот </text:span><text:span text:style-name="T135">тут</text:span><text:span text:style-name="T1018">!</text:span>– <text:span text:style-name="T1019">топает ногой ХРЯСЬ, разбивая их в арктическую россыпь по всему ковру Пойнтсмена.</text:span></text:p>
      <text:p text:style-name="P36">– <text:span text:style-name="T1020">Я говорю,</text:span>– <text:span text:style-name="T1020">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21">ещё страннее </text:span><text:span text:style-name="T136">лицом в него</text:span><text:span text:style-name="T1021">…. Сам Рожавёглий не слишком-то жалует тот Угол, он пробовал его пару раз, но выходил качая головой: «Мис-</text:span><text:span text:style-name="T136">тер</text:span><text:span text:style-name="T1021"> Пойнтсмен, мне это там сов-</text:span><text:span text:style-name="T136">сем</text:span><text:span text:style-name="T1021"> не нрав-</text:span><text:span text:style-name="T136">ится</text:span><text:span text:style-name="T1021">. Какое удов-</text:span><text:span text:style-name="T136">ольствие</text:span><text:span text:style-name="T1021"> вообще можно нах-</text:span><text:span text:style-name="T136">одить</text:span><text:span text:style-name="T1021"> в таких ве-</text:span><text:span text:style-name="T136">щах</text:span><text:span text:style-name="T1021">. А?»</text:span>– <text:span text:style-name="T1022">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23">и можешь спокойно прозакладывать свою задницу, что одна или две мемо поднимались до Министерского уровня на </text:span><text:span text:style-name="T137">эту</text:span><text:span text:style-name="T1023"> тему. Если они дошли до самого Министра, то стали вероятно кабинетным увеселением. «О да, да»,</text:span>– <text:span text:style-name="T1024">покачивая своей старой умудрённой головой в овечьих завитушках, высокие, почти славянские скулы </text:span><text:soft-page-break/><text:span text:style-name="T1024">прячут в морщинах рассеянного, но вежливого смеха,</text:span>– «<text:span text:style-name="T1025">да знаменитый Угол Пойнтсмена, да… не удивлюсь если в нём водятся привидения, э?»</text:span>– <text:span text:style-name="T1026">Рефлективный смех присутствующих подчинённых, хотя лишь угрюмые улыбки вышестоящих. «Вызовите сапёров, пусть проверят»,</text:span>– <text:span text:style-name="T1027">хихикает кто-то с сигарой.</text:span>– «<text:span text:style-name="T1028">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7">– <text:span text:style-name="T1029">Ты говоришь </text:span><text:span text:style-name="T138">что</text:span><text:span text:style-name="T1029">?</text:span>– <text:span text:style-name="T1029">уже какое-то время орёт Роджер.</text:span></text:p>
      <text:p text:style-name="P38">– <text:span text:style-name="T1030">Я говорю,</text:span>– <text:span text:style-name="T1030">грит Рожевёглий, ещё раз.</text:span></text:p>
      <text:p text:style-name="P39">– <text:span text:style-name="T1031">Ты говоришь «я говорю»? Так что ли? В таком случае тебе надо говорить «Я говорю ‘я говорю’». </text:span></text:p>
      <text:p text:style-name="P40">– <text:span text:style-name="T1032">Я так и говорил.</text:span></text:p>
      <text:p text:style-name="P41">– <text:span text:style-name="T1033">Нет, нет, ты говорил «я говорю» только один раз вот что ты</text:span>—</text:p>
      <text:p text:style-name="P42">– <text:span text:style-name="T1034">А-</text:span><text:span text:style-name="T139">га</text:span><text:span text:style-name="T1034">! Но я говорил это </text:span><text:span text:style-name="T139">ещё раз</text:span><text:span text:style-name="T1034">, я говорил это… </text:span><text:span text:style-name="T139">дважды</text:span><text:span text:style-name="T1034">.</text:span></text:p>
      <text:p text:style-name="P43">– <text:span text:style-name="T1035">Но перед тем я задал тебе вопрос</text:span>—<text:span text:style-name="T1036">ты не можешь утверждать, что два «я говорю» составляли одно высказывание,</text:span>– <text:span text:style-name="T1037">если только,</text:span>– <text:span text:style-name="T1037">это попытка сделать меня излишне,</text:span>– <text:span text:style-name="T1037">если только и вправду что,</text:span>– <text:span text:style-name="T1037">доверчивым, а в вашем положении это форма,</text:span>– <text:span text:style-name="T1038">что мы одно и то же лицо, а весь этот разговор был ОДНОЙ ЕДИНСТВЕННОЙ МЫСЛЬЮ йааагггхх и значит,</text:span>– <text:span text:style-name="T1039">сумасшествия, Рожевёглий</text:span>—</text:p>
      <text:p text:style-name="P44">– <text:span text:style-name="T1040">Мои очки,</text:span>– <text:span text:style-name="T1040">хлюпает </text:span><text:span text:style-name="T140">фройляйн</text:span><text:span text:style-name="T1040">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41">если предположить, что она ещё долго протянет</text:span>—<text:span text:style-name="T1041">превратить ковёр Пойнтсмена в шлейф павлиньих платьев с иллюстраций Бидсли.</text:span></text:p>
      <text:p text:style-name="P45">– <text:span text:style-name="T1042">У вас отлично получается, Мисс Мюллер-Хохлебен,</text:span>– <text:span text:style-name="T1043">орёт подбадривая Роджер,</text:span>– <text:span text:style-name="T1043">ну, а ты, ты у меня сейчас</text:span>— <text:span text:style-name="T1044">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044">они не кажутся… ну, </text:span><text:span text:style-name="T141">твёрдыми</text:span><text:span text:style-name="T1044">,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41">синий</text:span><text:span text:style-name="T1044"> (вдруг, такой яростно синий!) врывается перед самым ударом, заслонка дросселя закрыта </text:span><text:span text:style-name="T141">уххннхх</text:span><text:span text:style-name="T1044">! О блядь </text:span><text:span text:style-name="T141">риф</text:span><text:span text:style-name="T1044">, мы сейчас разобьёмся об</text:span>—<text:span text:style-name="T1045">о. О, здесь нет рифа? Мы-мы </text:span><text:span text:style-name="T142">спасены</text:span><text:span text:style-name="T1045">? Мы да! Манго, я вижу много манго на том дереве! а-и <text:s/>там девушка</text:span>—<text:span text:style-name="T1046">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5"/>
      <text:p text:style-name="P772">Белый человек привет тебе на <text:span text:style-name="T1047">Пуки-хуки-луки О-о-о-острове!</text:span></text:p>
      <text:p text:style-name="P773">Попробуй-ка мою па-пайю и не захочешь у-ю-ю-ю-уходить!</text:p>
      <text:p text:style-name="P774">Лу-на как жёл-тая ба-на-на!</text:p>
      <text:p text:style-name="P775">Зависла над моей ка-ба-на,</text:p>
      <text:p text:style-name="P776">И многа хула-хупа игр навпереди<text:span text:style-name="T1008">—</text:span></text:p>
      <text:p text:style-name="P777">О звёзды падают на <text:span text:style-name="T1047">Пуки-хуки-луки О</text:span>с<text:span text:style-name="T1047">тров!</text:span></text:p>
      <text:p text:style-name="P778">Гора облита лавой как вишнёвый торт<text:span text:style-name="T1008">—</text:span></text:p>
      <text:p text:style-name="P779">Даже Милашка Лейлани в Шалашике из Трав</text:p>
      <text:p text:style-name="P780">Любит сосать кокос с миссионерской погремушкой,</text:p>
      <text:p text:style-name="P780"><text:soft-page-break/>Гля-глянь-ка, сладенький, ты тут на <text:span text:style-name="T1047">Пуки-хуки-луки О-о-о-острове!</text:span></text:p>
      <text:p text:style-name="P32"/>
      <text:p text:style-name="P210"><text:span text:style-name="T110">О-ёй, о-ёй</text:span><text:span text:style-name="T1008">—</text:span>хо-<text:span text:style-name="T110">чет</text:span> окрутить <text:span text:style-name="T110">меня</text:span>, <text:span text:style-name="T1048">одна, из э-</text:span><text:span text:style-name="T143">тих</text:span><text:span text:style-name="T1048"> ост-</text:span><text:span text:style-name="T143">ровных</text:span><text:span text:style-name="T1048"> красото-</text:span><text:span text:style-name="T143">чек</text:span><text:span text:style-name="T1048">, </text:span><text:span text:style-name="T143">провести</text:span><text:span text:style-name="T1048">, оста-</text:span><text:span text:style-name="T143">ток</text:span><text:span text:style-name="T1048">… мо-</text:span><text:span text:style-name="T143">ей</text:span><text:span text:style-name="T1048"> жизни, ку-</text:span><text:span text:style-name="T143">шая</text:span><text:span text:style-name="T1048"> па-</text:span><text:span text:style-name="T143">па</text:span><text:span text:style-name="T1048">-йи, п-</text:span><text:span text:style-name="T143">ахуч</text:span><text:span text:style-name="T1048">-ие как </text:span><text:span text:style-name="T143">пизда</text:span><text:span text:style-name="T1048">, молод-</text:span><text:span text:style-name="T143">ого</text:span><text:span text:style-name="T1048"> ра</text:span><text:span text:style-name="T143">я</text:span><text:span text:style-name="T1048">—</text:span></text:p>
      <text:p text:style-name="P211">Когда рай был молодым. <text:span text:style-name="T1049">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44">вправду</text:span><text:span text:style-name="T1049"> меня не узнал?</text:span></text:p>
      <text:p text:style-name="P212">Рожавёглий вскрикивает и <text:span text:style-name="T1050">пятится из угла, дрожит, ослеплён слишком сильным тут светом. </text:span><text:span text:style-name="T145">Fräulein</text:span><text:span text:style-name="T1050">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52">– <text:span text:style-name="T1051">В оффисе Мосмуна,</text:span>– <text:span text:style-name="T1051">отвечают они, в унисон.</text:span></text:p>
      <text:p text:style-name="P213">До офиса Мосмуна можно от Уайт-холла на роликах прокатиться, и <text:span text:style-name="T1052">обороняется</text:span>, <text:span text:style-name="T1052">комната</text:span> за <text:span text:style-name="T1052">комнатой</text:span>, часовы<text:span text:style-name="T1052">ми</text:span> <text:s/>девушк<text:span text:style-name="T1052">ам</text:span>и, <text:span text:style-name="T1052">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53">– <text:span text:style-name="T1053">Это </text:span><text:span text:style-name="T146">не</text:span><text:span text:style-name="T1053"> Мосмун,</text:span>– <text:span text:style-name="T1053">м-р Пойнтсмен откашливается по ходу говорения.</text:span>– <text:span text:style-name="T1053">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46">право же</text:span><text:span text:style-name="T1053">—</text:span></text:p>
      <text:p text:style-name="P214">Мехико расстегнул ширинку, вынул свой хуй и сейчас во всю ссыт на <text:span text:style-name="T1054">сияющий </text:span>стол, <text:span text:style-name="T1055">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47">для них</text:span><text:span text:style-name="T1055">…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4">– <text:span text:style-name="T1056">Пойнтсмен,</text:span>– <text:span text:style-name="T1057">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text:span><text:soft-page-break/><text:span text:style-name="T1057">когда бриз с моря обещает затруднённую посадку.</text:span>– <text:span text:style-name="T1058">Я приберёг тебя напоследок. Но</text:span>—<text:span text:style-name="T1059">боже, похоже моча вся кончилась. Ни капли больше. Какая жалость. Тебе ничего не осталось. Понимаешь? Я готов и </text:span><text:span text:style-name="T148">жизнь</text:span><text:span text:style-name="T1059"> отдать,</text:span>– <text:span text:style-name="T1060">слово так и вылетело и возможно Роджер преувеличивает, а может и нет,</text:span>– <text:span text:style-name="T1060">чтобы для тебя </text:span><text:span text:style-name="T149">нигде</text:span><text:span text:style-name="T1060">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061">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15">Пойнтсмен не смотрит на него. <text:span text:style-name="T1062">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16">Роджер ныряет под стол застегнуть свою ширинку и тупые фараоны прыгают друг в друга поверх столешницы, <text:s/><text:span text:style-name="T1063">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5">– <text:span text:style-name="T1064">Хорошо. Сейчас мы выходим отсюда и ты мой заложник, </text:span><text:span text:style-name="T150">дошло</text:span><text:span text:style-name="T1064">?</text:span>– <text:span text:style-name="T1065">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886"><text:s/>напад</text:span><text:span text:style-name="T887">ение маньяка</text:span><text:span text:style-name="T886"> на нефте-переговоры</text:span><text:span text:style-name="T1065"> </text:span><text:span text:style-name="T151">Вытеснен Успев Обосс</text:span><text:span text:style-name="T110">—</text:span><text:span text:style-name="T152">ть Договаривающиеся Стороны </text:span><text:span text:style-name="T1066">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17">Ничего не осталось в «Белом Посещении» ему действительно нужного. <text:span text:style-name="T1067">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18">Пират дома, <text:span text:style-name="T1068">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6">– <text:span text:style-name="T1069">Нет,</text:span>–<text:span text:style-name="T1069"> прерывает обличение Пойнтсмена, когда там мелькнуло имя Мильтона Гломинга,</text:span>– <text:span text:style-name="T1070">это мелочь, но тут постой. Пойнтсмен его не подсылал. Мы его послали.</text:span></text:p>
      <text:p text:style-name="P56">– <text:span text:style-name="T1070">Мы.</text:span></text:p>
      <text:p text:style-name="P57">– <text:span text:style-name="T1070">Ты начинающий параноик, Роджер,</text:span>– <text:span text:style-name="T1070">впервые Прентис зовёт его по имени и это трогает Родждера достаточно, чтобы остановить его тираду.</text:span>– <text:span text:style-name="T1071">Конечно, хорошо развитая система-Они необходима</text:span>—<text:span text:style-name="T1072">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8"><text:soft-page-break/>– <text:span text:style-name="T1073">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9">– <text:span text:style-name="T1074">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53">системе</text:span><text:span text:style-name="T1074">.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075">бредней про нас самих, которые я называю Мы-системой—мысль про Гломинга могла бы быть верной—</text:span></text:p>
      <text:p text:style-name="P60">– <text:span text:style-name="T1076">Бредни про нас самих?</text:span></text:p>
      <text:p text:style-name="P61">– <text:span text:style-name="T1076">Те, что не реальны.</text:span></text:p>
      <text:p text:style-name="P61">– <text:span text:style-name="T1076">Но официально определены.</text:span></text:p>
      <text:p text:style-name="P61">– <text:span text:style-name="T1076">Ради выгодности, да.</text:span></text:p>
      <text:p text:style-name="P61">– <text:span text:style-name="T1077">Ну, так ты играешь в Их игру, выходит.</text:span></text:p>
      <text:p text:style-name="P62">– <text:span text:style-name="T1077">Пусть тебя это не беспокоит. Увидишь как легко у тебя получится. С учётом, что мы до сих пор не победили, это совсем не проблема.</text:span></text:p>
      <text:p text:style-name="P219">Роджер окончательно сбит с толку. <text:span text:style-name="T1078">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54">Schwarzkommando</text:span><text:span text:style-name="T1078">.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23">Это малость изумляет—раз тут «система-Мы», как она не догадывается взаимодействовать порассудительнее, как это делает «система-Они»?</text:p>
      <text:p text:style-name="P63">– <text:span text:style-name="T1079">Это то, что надо!</text:span>– <text:span text:style-name="T1079">кричит Осби и своим танцем живота доводит Хрюнделя до широкой тревожащей улыбки.</text:span>– <text:span text:style-name="T1080">Они берут рациональностью. Мы ссым на Их рациональные распорядки. Правда же… Мехико?</text:span></text:p>
      <text:p text:style-name="P64">– <text:span text:style-name="T1081">Ура!</text:span>– <text:span text:style-name="T1081">Кричат остальные. Круто выдал, Осби.</text:span></text:p>
      <text:p text:style-name="P220">Сэр Стивен Додсон-Трак сидит у окна, чистит автомат <text:span text:style-name="T110">стен</text:span>. <text:span text:style-name="T1082">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Притяжения. </text:span><text:span text:style-name="T155">Я Гравитация, я То, Что должна преодолевать Ракета, Чему покоряются доисторические пустыни и трансмутируют в саму субстанцию Истории</text:span><text:span text:style-name="T1082">….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55">séances, </text:span><text:span text:style-name="T1083">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56">йагх</text:span><text:span text:style-name="T1083">! мокрой жопой и корсетом на коленях, она убегала в свою гостиную, </text:span><text:soft-page-break/><text:span text:style-name="T1083">чтобы и там не найти покоя, нет, кто-то подстроил материализацию видения перед ней лесбианского слоновьего </text:span><text:span text:style-name="T156">soixante-neuf, </text:span><text:span text:style-name="T1084">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21">В мезонине Пирата все поют сейчас походную песню силы противодействия, <text:span text:style-name="T1085">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21"/>
      <text:p text:style-name="P781">Они спали <text:span text:style-name="T1086">у тебя </text:span>на плечах</text:p>
      <text:p text:style-name="P782">Подливали слёзы в пиво <text:span text:style-name="T1086">тебе</text:span>,</text:p>
      <text:p text:style-name="P783"><text:span text:style-name="T1086">Заунывные пели тебе</text:span> «баю-бай»,</text:p>
      <text:p text:style-name="P784"><text:span text:style-name="T1086">И</text:span> ты думал Они сочувствия хотят, но не душ,</text:p>
      <text:p text:style-name="P785">И Они не давали тебе поумнеть,</text:p>
      <text:p text:style-name="P785">Но сегодня скажу, ты пойми,</text:p>
      <text:p text:style-name="P785">В мире есть другие пути,</text:p>
      <text:p text:style-name="P786">Ты перестанешь жрать это дерьмо<text:span text:style-name="T1008">—</text:span></text:p>
      <text:p text:style-name="P787">Они тебе платили, чтоб ты это любил,</text:p>
      <text:p text:style-name="P787">Но время пришло Их послать,</text:p>
      <text:p text:style-name="P787">И хватит уже бунтовать,</text:p>
      <text:p text:style-name="P787">Время пришло войну начать.</text:p>
      <text:p text:style-name="P222"/>
      <text:p text:style-name="P65">– <text:span text:style-name="T1086">Войну начать,</text:span>– <text:span text:style-name="T1086">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087">это война….</text:span></text:p>
      <text:p text:style-name="P789"/>
      <text:p text:style-name="P790">Прикури на дорожку, </text:p>
      <text:p text:style-name="P791">Когда-то ты готов был целовать Им ножки,</text:p>
      <text:p text:style-name="P788">Но время пришло Их послать,</text:p>
      <text:p text:style-name="P788">Время пришло войну начать.</text:p>
      <text:p text:style-name="P788"/>
      <text:p text:style-name="P788"><draw:frame draw:style-name="fr1" draw:name="Image4" text:anchor-type="paragraph" svg:width="5.9402in" svg:height="0.3138in" draw:z-index="0"><draw:image xlink:href="Pictures/1000000000000B720000009B428C9716555D8079.png" xlink:type="simple" xlink:show="embed" xlink:actuate="onLoad" loext:mime-type="image/png"/></draw:frame></text:p>
      <text:p text:style-name="P224">Эти ветви сосны, поскрипывая так<text:span text:style-name="T1088">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25">На горных склонах, <text:span text:style-name="T1089">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text:span><text:soft-page-break/><text:span text:style-name="T1089">оливковом, но которые сейчас выглядят даже более дико, чем </text:span><text:span text:style-name="T157">это</text:span><text:span text:style-name="T1089">, и через минуту Эдди надумает на что оно похоже.</text:span></text:p>
      <text:p text:style-name="P226"><text:s/><text:span text:style-name="T1092">Вздрог, одно из излюбленных занятий Эдди Пенисьеро. Не тот вздрог, что бывает у </text:span><text:span text:style-name="T158">нормальных</text:span><text:span text:style-name="T1090"> людей, не как если кто-то-наступил-на-твою-будущую-могилу и прошло, а вздрог который </text:span><text:span text:style-name="T158">не проходит. </text:span><text:span text:style-name="T1091">Очень трудно втянуться поначалу. Эдди знаток вздрогов, он даже может их </text:span><text:span text:style-name="T159">читать</text:span><text:span text:style-name="T1091">, как Кислота Бумер читает косяки, как Миклош Тананц читает шрамы от хлыста. Но этот дар не ограничивается лишь </text:span><text:span text:style-name="T159">собственными</text:span><text:span text:style-name="T1091"> вздрогами Эдди, о нет, это распространяется и на </text:span><text:span text:style-name="T159">других</text:span><text:span text:style-name="T1091">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66">– Эй, Пенисьеро.– Это Эддин сержант, Говард («Медляк») Лернер.– Убрай сва жопу с таво кастра.</text:p>
      <text:p text:style-name="P66">– <text:span text:style-name="T1093">О, сыржа,</text:span>– <text:span text:style-name="T1093">начинает разговорчики Эдди,</text:span>– <text:span text:style-name="T1093">д’ладна я прос хтел сыгреца.</text:span></text:p>
      <text:p text:style-name="P227"><text:span text:style-name="T1008">– Ат-ставить, Пенисьеро! Адин с палконикав хатит пастритца, вы-пал-</text:span><text:span text:style-name="T160">няй</text:span><text:span text:style-name="T1008">!</text:span></text:p>
      <text:p text:style-name="P67">– <text:span text:style-name="T1094">А-а, все вы,</text:span>– <text:span text:style-name="T1094">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28">Полковник сидит, в ожидании, под светом электрической лампочки. <text:span text:style-name="T1095">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61">Растёт в Бруклине Дерево</text:span><text:span text:style-name="T1095">.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61">неощутимая</text:span><text:span text:style-name="T1095">.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29">В данный момент Эдди Пенисьеро вздрагивает и не слишком обращает внимание на ту лампочку. <text:span text:style-name="T1096">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68">– <text:span text:style-name="T1097">Ага,</text:span>– <text:span text:style-name="T1097">веселится Пэдди позади генератора,</text:span>– <text:span text:style-name="T1097">мне слышна как твой выперд улетаит, здоровенны </text:span><text:span text:style-name="T162">крыла</text:span><text:span text:style-name="T1097"> у нё из заду. Хек, хек!</text:span></text:p>
      <text:p text:style-name="P69">– <text:span text:style-name="T1098">Эт’ всё </text:span><text:span text:style-name="T163">трипатня</text:span><text:span text:style-name="T1098">!</text:span>– <text:s/><text:span text:style-name="T1098">отвечает Эдди Пенисьеро.</text:span>– <text:span text:style-name="T1098">Ни’кова выперда те не слышна, ты Ирланска асталопина.</text:span></text:p>
      <text:p text:style-name="P70">– <text:span text:style-name="T1099">Эй, Пенисьеро, знаш как Ит’лянска </text:span><text:span text:style-name="T164">падводка</text:span><text:span text:style-name="T1099"> звучит на новам радаре? А?</text:span></text:p>
      <text:p text:style-name="P70"><text:soft-page-break/>– <text:span text:style-name="T1100">И… как?</text:span></text:p>
      <text:p text:style-name="P70">– <text:span text:style-name="T1099">Ит-ит-ит ляашки! От’так! Хек, хек, хек!</text:span></text:p>
      <text:p text:style-name="P71">– <text:span text:style-name="T1100">Далбаёб,</text:span>– <text:span text:style-name="T1101">грит Эдди Пенисьеро и начинает расчёсывать полконичьи серебристо-чёрные волосы.</text:span></text:p>
      <text:p text:style-name="P230">С прикосновением расчёски к его голове, полковник заводится говорить. «<text:span text:style-name="T1102">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65">меняются ли они вследствие чего-то? </text:span><text:span text:style-name="T1103">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31">Ты откуда, сынок? Я из Кеноши, Висконсин. <text:span text:style-name="T1104">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32">Хех, хех…</text:p>
      <text:p text:style-name="P72">– <text:span text:style-name="T1105">Эй, Пенисьеро,</text:span>– <text:span text:style-name="T1105">окликает Пэдди МакГонигл,</text:span>–<text:span text:style-name="T1105"> ты сё щё слышь тот звук?</text:span></text:p>
      <text:p text:style-name="P73">– <text:span text:style-name="T1105">Ага, и кажись эт’ губная,</text:span>– <text:span text:style-name="T1105">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4">– <text:span text:style-name="T1106">У м’ня естя </text:span><text:span text:style-name="T166">для тя </text:span><text:span text:style-name="T1106">губная,</text:span>– <text:span text:style-name="T1107">веселится Пэдди Мак,</text:span>– <text:span text:style-name="T1107">прям тута! Гля! Италяшкин кларнет!</text:span></text:p>
      <text:p text:style-name="P75"><text:span text:style-name="T1108">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09">долгие 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text:span></text:p>
      <text:p text:style-name="P233">Блюз дело более низких побочных частот<text:span text:style-name="T1008">—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60">малейшего</text:span><text:span text:style-name="T1008">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76">– <text:span text:style-name="T1110">Я не понимал куда попал,</text:span>– <text:span text:style-name="T1110">рассказывает полковник.</text:span>– <text:span text:style-name="T1111">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12">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text:span><text:soft-page-break/><text:span text:style-name="T1112">пурпурных, то знаешь на что оно похоже</text:span>—<text:span text:style-name="T1112">это куда полезней, сын, чем город, там ты просто попадаешь из кризиса в кризис, каждый нового типа, нет опоры на то, что случалось видеть….</text:span></text:p>
      <text:p text:style-name="P235">Ну вот он, осторожно карабкается по громадной развалине, его волосы в этот момент выглядят <text:span text:style-name="T110">очень</text:span> странно<text:span text:style-name="T1008">—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60">подышу-ка чуть-чуть ночным воздухом</text:span><text:span text:style-name="T1008">,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34"><text:span text:style-name="T1113">Проклятье, отрезан тут от моего полка, сейчас схватят и сожгут живьём дакойты! О </text:span><text:span text:style-name="T167">Иисусе вот и они</text:span><text:span text:style-name="T1113">, <text:s/>Звери</text:span> <text:span text:style-name="T1114">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37">Форд ’37 не подлежит М.К? Да ладно дурить-то! Они кончают на свалке металлолома как и все остальные!</text:p>
      <text:p text:style-name="P236">О, ты так <text:s/><text:span text:style-name="T110">уверен</text:span>, Скиппи? А откуда ж тогда такая прорва их <text:s/>на дорогах?</text:p>
      <text:p text:style-name="P77"><text:span text:style-name="T1115"><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38">Скиппи, ты дурачок, у тебя опять пошли <text:span text:style-name="T1116">твои тупо тормознутые </text:span>заезды. <text:span text:style-name="T1117">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68">свои</text:span><text:span text:style-name="T1117"> фантазии, если хочешь, вряд ли ты заслуживаешь чего-то лучшего, но сегодня Мистер Знаток в хорошем 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68">была</text:span><text:span text:style-name="T1117"> набором стрелок. А? Дада, Скиппи, правда в том, что Война придаёт жизнь всему. </text:span><text:span text:style-name="T168">Всему</text:span><text:span text:style-name="T1117">.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68">знают</text:span><text:span text:style-name="T1117">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39"><text:soft-page-break/>Охренеть, ещё как здорово, Мистер Знаток! <text:span text:style-name="T1118">Ух,ты! Я-я не дождусь скорей увидеть Счастьеполь!</text:span></text:p>
      <text:p text:style-name="P240">К счатью, <text:span text:style-name="T1119">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78">– <text:span text:style-name="T1120">Ты под горой,</text:span>– <text:span text:style-name="T1120">объявляет голос. Каменная пещеро-акустика тут.</text:span>– <text:span text:style-name="T1121">С этого момента, пожалуйста, помни подчиняться всем надлежащим правилам.</text:span></text:p>
      <text:p text:style-name="P241">Его проводник типа приземистый робот, светло серый пластик, с крутящимися фарами глаз. <text:span text:style-name="T1122">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79">– <text:span text:style-name="T1123">А вот и Вафельница-Роуд,</text:span>– <text:span text:style-name="T1123">грит робот,</text:span>–<text:span text:style-name="T1123">обрати внимание на смеющиеся лица у всех домов ту.</text:span>– <text:span text:style-name="T1123">Окна наверху глаза, забор зубы. Входная дверь тут нос.</text:span></text:p>
      <text:p text:style-name="P80">– <text:span text:style-name="T1124">Посто-о-ой,</text:span>– <text:span text:style-name="T1125">спрашивает полковик, от вдруг пришедшей ему мысли</text:span>– <text:span text:style-name="T1125">а как со снегом тут в Счастьеполе?</text:span></text:p>
      <text:p text:style-name="P80">– <text:span text:style-name="T1125">С кем как?</text:span></text:p>
      <text:p text:style-name="P80">– <text:span text:style-name="T1125">Ты увиливаешь.</text:span></text:p>
      <text:p text:style-name="P81">– <text:span text:style-name="T1125">Я увильчивый любитель вин из Висконсина,</text:span>– <text:span text:style-name="T1126">напевает грубиянистая машина,</text:span>– <text:span text:style-name="T1127">и видел бы ты как виляют медсёстры. Так что ещё новенького, Джексон?</text:span>– <text:span text:style-name="T1128">Коротышка натурально</text:span><text:span text:style-name="T169"> жуёт жевательную резинку</text:span><text:span text:style-name="T1128">, вариацию Ласло Джамфа на поливинил хлориде, очень податливую, даже выделяющую отделяющиеся молекулы, которые благодаря остроумной </text:span><text:span text:style-name="T169">Osmo-elektrische Schalterwerke</text:span><text:span text:style-name="T1128">, разработанной в Сименс, передаёт, закодировано, чертовски близкое подобие привкуса лакрицы Бимена в мозг робота краба.</text:span></text:p>
      <text:p text:style-name="P82">– <text:span text:style-name="T1129">Мистер Знаток </text:span><text:span text:style-name="T170">всегда</text:span><text:span text:style-name="T1129"> на вопрос даёт ответ.</text:span></text:p>
      <text:p text:style-name="P83">– <text:span text:style-name="T1129">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4">– <text:span text:style-name="T1130">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85">– <text:span text:style-name="T1131">Старые штучки,</text:span>– <text:span text:style-name="T1132">грит робот.</text:span></text:p>
      <text:p text:style-name="P86">– <text:span text:style-name="T1133">А кто-нибудь открывал дверь, когда ветер вот так метёт, а?</text:span></text:p>
      <text:p text:style-name="P87">– <text:s/><text:span text:style-name="T1134">Тысячу раз.</text:span></text:p>
      <text:p text:style-name="P88">– <text:span text:style-name="T171">Тогда</text:span><text:span text:style-name="T1135">,</text:span>– <text:span text:style-name="T1135">взвивается полковник,</text:span>– <text:span text:style-name="T1136">если дверь это у дома нос, а дверь открыта, а-и все те снежно белые кристалы вдуваются от Вафельницы-Роуд большущим облаком прямо в</text:span>—</text:p>
      <text:p text:style-name="P89">– <text:span text:style-name="T172">Ааггххк</text:span><text:span text:style-name="T1137">!</text:span>– <text:span text:style-name="T1137">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172">лидер</text:span><text:span text:style-name="T1137">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710"><text:span text:style-name="T794">И оказывается, что эта электролампочка тут над головой полковника, та самая </text:span><text:span text:style-name="T373">Osram</text:span><text:span text:style-name="T795"> лампочка, под которой Франц Пёклер обычно спал на своей койке в </text:span><text:span text:style-name="T796">подземном ракетном заводе </text:span><text:span text:style-name="T795">Нордхаузен</text:span><text:span text:style-name="T796">а. </text:span><text:span text:style-name="T797">По статистике (так Они утверждают), </text:span><text:span text:style-name="T798">каждая n-тысячная электролампочка должна быть совершенной, </text:span><text:span text:style-name="T799">накопление дельта-q идёт как положено, </text:span><text:span text:style-name="T800">так что нам нечего удивляться, что </text:span><text:soft-page-break/><text:span text:style-name="T800">эта всё ещё тут, </text:span><text:span text:style-name="T801">ярко светит. </text:span><text:span text:style-name="T802">Но правда ещё ошеломительнее. </text:span><text:span text:style-name="T803">Эта лампочка </text:span><text:span text:style-name="T817">бессмертна</text:span><text:span text:style-name="T803">! </text:span><text:span text:style-name="T804">Она была и есть, фактически, с двадцатых, </text:span><text:span text:style-name="T805">у неё тот старомодный выступ на кончике и менее грушевидная форма, чем у современных </text:span><text:span text:style-name="T806">лампочек. </text:span><text:span text:style-name="T807">Ух и потрясная история у этой лампочки, если б могла говорить</text:span><text:span text:style-name="T808">—</text:span><text:span text:style-name="T809">ну, дело в том, что она </text:span><text:span text:style-name="T818">умеет</text:span><text:span text:style-name="T809"> таки говорить. </text:span><text:span text:style-name="T810">Она диктует мускульные модуляции </text:span><text:span text:style-name="T811">верчения Пэдди МакГониглом в этот вечер, </text:span><text:span text:style-name="T812">тут имеется за</text:span><text:span text:style-name="T816">кольцова</text:span><text:span text:style-name="T812">нная петля, </text:span><text:span text:style-name="T813">с обратной связью через </text:span><text:span text:style-name="T814">Пэдди снова к генератору. </text:span><text:span text:style-name="T815">Вот она</text:span></text:p>
      <text:p text:style-name="P242"/>
      <text:p text:style-name="P676">История Байрона Лампочки</text:p>
      <text:p text:style-name="P711"/>
      <text:p text:style-name="P708"><text:span text:style-name="T17">Байрона должны были произвести на заводе </text:span><text:span text:style-name="T39">Tungsram</text:span><text:span text:style-name="T17"> в Будапеште. </text:span><text:span text:style-name="T18">Скорее всего его бы прихватил асс по продажам, </text:span><text:span text:style-name="T19">отец Гёза Рожавёглея, Шандор, </text:span><text:span text:style-name="T20">который покрывал всю Трансильванскую территорию </text:span><text:span text:style-name="T21">и сделался настолько местным там, что головной офис чувствовал </text:span><text:span text:style-name="T22">себя </text:span><text:span text:style-name="T21">неясн</text:span><text:span text:style-name="T22">о</text:span><text:span text:style-name="T21"> парано</text:span><text:span text:style-name="T22">идным насчёт его наложений жуткого проклятья на операцию целиком, если они не давали чего он хочет. </text:span><text:span text:style-name="T23">В сущности, он был продавцом, который хочет, чтобы его сын стал доктором, и это </text:span><text:span text:style-name="T24">осуществилось</text:span><text:span text:style-name="T23">. </text:span><text:span text:style-name="T25">Но возможно проявилась подозрительная на ведьмовство аура Будапешта, и рождение Байрона было перена</text:span><text:span text:style-name="T26">знач</text:span><text:span text:style-name="T25">ено в последний момент на </text:span><text:span text:style-name="T40">Osram, </text:span><text:span text:style-name="T25">в Берлине. </text:span><text:span text:style-name="T26">Переназначен</text:span><text:span text:style-name="T27">о</text:span><text:span text:style-name="T26">, да. </text:span><text:span text:style-name="T27">Существует Рай Лампочек Младенцев, </text:span><text:span text:style-name="T28">над которым дружелюб</text:span><text:span text:style-name="T31">н</text:span><text:span text:style-name="T28">о подшучивают, как если б это был кинофильм или ещё там что, </text:span><text:span text:style-name="T29">ну так Большой </text:span><text:span text:style-name="T41">Бизнес</text:span><text:span text:style-name="T29">, ха, ха! </text:span><text:span text:style-name="T30">Однако, не позволяйте Им вас одурачить, </text:span><text:span text:style-name="T31">он в первую очередь бюрократия, а Рай Лампочек Младенцев всего лишь как что-то побочное. </text:span><text:span text:style-name="T32">Все накладные расходы</text:span><text:span text:style-name="T33">—</text:span><text:span text:style-name="T32">да, из своего собственного кармана Компания раскошеливается на квадратные лиги органди, </text:span><text:span text:style-name="T34">бочонки розовой и голубой Бэби Краски от IG Farben, </text:span><text:span text:style-name="T35">центнеры хитроумных Siemens сосок для Младенчиков <text:s/>Электро Лампочек, </text:span><text:span text:style-name="T36">для придания Лампочке-сосунку для тока в 110 вольт без малейшей потери энергии. </text:span><text:span text:style-name="T37">Так или иначе эти Лампочные дельцы </text:span><text:span text:style-name="T38">заняты созданием видимости мощи, мощи против ночи, вне реальности.</text:span></text:p>
      <text:p text:style-name="P712"><text:s/><text:span text:style-name="T1138">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173">выглядят</text:span><text:span text:style-name="T1138">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712"/>
      <text:p text:style-name="P847">Вспы-хните и заси-яйте<text:span text:style-name="T1008">—</text:span>на-каливания Лампочки Младенцы!</text:p>
      <text:p text:style-name="P792">А то будто у-вас водобо-язнь,</text:p>
      <text:p text:style-name="P792">Всё лежите, кричите, пускаете пену, как куча чертенят,</text:p>
      <text:p text:style-name="P793">Вы в царстве тараканов, но это чепуха</text:p>
      <text:p text:style-name="P793">В сравненьи с ощущеньем висеть под потолком</text:p>
      <text:p text:style-name="P793">И изливаться светом на их смешной дурдом,</text:p>
      <text:p text:style-name="P794">Они к вам приползут с любовью до самого рассвета,</text:p>
      <text:p text:style-name="P794">Но разбегутся кто куда как вспыхните вы светом!</text:p>
      <text:p text:style-name="P795">Ну так светите, Лампочки Младенцы, <text:span text:style-name="T1139">вы светлого грядущего волна,</text:span></text:p>
      <text:p text:style-name="P796">Я тут, чтоб вас завербовать</text:p>
      <text:p text:style-name="P796">Участие принять</text:p>
      <text:p text:style-name="P797">В великом походе, так пойте же со мной:</text:p>
      <text:p text:style-name="P797"><text:soft-page-break/>Мы-целый-мир-осветим-собой!</text:p>
      <text:p text:style-name="P372"/>
      <text:p text:style-name="P392">Беда Байрона в том, что в нём старая, старая душа, закованная в стеклянную темницу Младенческой Лампочки. <text:span text:style-name="T1140">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174">приступить</text:span><text:span text:style-name="T1140">,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93">Когда наконец-то подкатывает Выпускной День, можете представить восторг Байрона. <text:span text:style-name="T1141">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175"> припадок эпилепсии</text:span><text:span text:style-name="T1141">!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175">взорвётся</text:span><text:span text:style-name="T1141">. Ха-ха. Да мы запустим наши </text:span><text:span text:style-name="T175">Отряды Камикадзе</text:span><text:span text:style-name="T1141">!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94">Ну так Байрона ждёт жёсткое отрезвление! <text:span text:style-name="T1142">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176">Osram</text:span><text:span text:style-name="T1142">,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95">Но <text:span text:style-name="T1143">в </text:span>Фебус<text:span text:style-name="T1143">е</text:span> ещё не зна<text:span text:style-name="T1143">ют</text:span>, что Байрон бессмертен. <text:span text:style-name="T1143">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96">Одна за одной, из месяца в месяц, лампочки перегорают и нет их больше. <text:span text:style-name="T1144">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text:span><text:soft-page-break/><text:span text:style-name="T1144">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177">ещё</text:span><text:span text:style-name="T1144"> Бессмертные, то они отмалчиваются. Но это молчание таящее многое, возможно всё, в себе. </text:span></text:p>
      <text:p text:style-name="P397">Вслед за Любовью, в свой черёд, у Байрона начинается урок Молчания.</text:p>
      <text:p text:style-name="P398">Когда его горение продляется до 600 часов, контролёры из Швейцарии начинают присматриваться к <text:span text:style-name="T1145">Байрону</text:span>. <text:span text:style-name="T1146">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178">такое</text:span><text:span text:style-name="T1146"> начнёт случаться.</text:span></text:p>
      <text:p text:style-name="P399">Байрон минует красную черту Наблюдающих, <text:span text:style-name="T1147">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0">На 800 часах<text:span text:style-name="T1008">—</text:span>ещё одна рутинная предосторожность<text:span text:style-name="T1008">—</text:span>Берлинская представительница отправлена <text:span text:style-name="T1148">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179">Азос</text:span><text:span text:style-name="T180">ы</text:span><text:span text:style-name="T1148"> глядящие в улицы из бакелита, </text:span><text:span text:style-name="T179">Нитралампен</text:span><text:span text:style-name="T1148"> и </text:span><text:span text:style-name="T179">Вотанг Жс </text:span><text:span text:style-name="T464">освещающие ночные футбольные матчи,</text:span><text:span text:style-name="T181"> </text:span><text:span text:style-name="T182">Юст-Вольфрамы</text:span><text:span text:style-name="T465">, </text:span><text:span text:style-name="T183">Моноватты</text:span><text:span text:style-name="T466"> и </text:span><text:span text:style-name="T183">Сириусы</text:span><text:span text:style-name="T466">, </text:span><text:span text:style-name="T467">каждая лампочка в Европе узнаёт о происходящем. </text:span><text:span text:style-name="T468">Они молчат в бессилии, </text:span><text:span text:style-name="T469">покоряясь перед лицом насилия, которое считали просто мифом. </text:span><text:span text:style-name="T184">Мы не в силах помочь</text:span><text:span text:style-name="T470">, это общая мысль гудит над отарами спящих овец, вдоль Автобанов и до резких концов угольных причалов на Севере,</text:span><text:span text:style-name="T184"> мы никогда не могли сделать хоть что-то…</text:span><text:span text:style-name="T470">. </text:span><text:span text:style-name="T471">Любая и каждая нам демонстрирует наиничтожнейшую надежду выступить против,</text:span><text:span text:style-name="T472"> является Комитет по Аномалиям Накаливания и его забирают. </text:span><text:span text:style-name="T473">Некоторые всё же протестуют, быть может, тут и там, </text:span><text:span text:style-name="T474">но это лишь информативно, приглушив свет, безвредно, </text:span><text:span text:style-name="T475">ничего подобного взрывам в лица власть предержащих, как когда-то виделось Барону, </text:span><text:span text:style-name="T476">ещё в его Младенческой палате, в пору невинности. </text:span></text:p>
      <text:p text:style-name="P401"><text:span text:style-name="T476">О</text:span><text:span text:style-name="T398">н перевезён в Нойкёльн, в подвальное помещение, </text:span><text:span text:style-name="T477">в дом стеклодува, который боится темноты и будет держать Байрон включённым день и ночь </text:span><text:span text:style-name="T478">наблюдать за всеми теми </text:span><text:span text:style-name="T479">кремнёвыми кубками, грифонами и цветами-корабликами, <text:s/></text:span><text:span text:style-name="T482">козерогами в</text:span><text:span text:style-name="T480"> прыжк</text:span><text:span text:style-name="T482">е</text:span><text:span text:style-name="T480">, </text:span><text:span text:style-name="T481">зелёной паутиной, </text:span><text:span text:style-name="T482">угрюмыми льдо-божествами. </text:span><text:span text:style-name="T483">Это один из так называемых «пунктов контроля» для удобства наблюдений за подозрительными лампами.</text:span></text:p>
      <text:p text:style-name="P402">Не прошло и недели, как грянул гонг в коридорах из льда и камня штаб-квартиры Фебуса <text:span text:style-name="T1149">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03">Но тут происходит нечто странное. <text:span text:style-name="T1150">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text:span><text:soft-page-break/><text:span text:style-name="T1150">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185">шшшшвинн</text:span><text:span text:style-name="T1150">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185">Кто</text:span><text:span text:style-name="T1150">?»</text:span></text:p>
      <text:p text:style-name="P404">Фебус не то, чтобы прямо таки с ума сходил. Такое уже случалось. <text:span text:style-name="T1151">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186">моральное</text:span><text:span text:style-name="T1151">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186">Дракулу</text:span><text:span text:style-name="T1151">.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186">такое</text:span><text:span text:style-name="T1151"> сходило с рук.</text:span></text:p>
      <text:p text:style-name="P405">Итак, вперёд пошли ищейки Фебуса, найти украденного Байрона. <text:span text:style-name="T1152">Но беспризорник уже покинул город, добрался до Гамбурга, сбагрил Байрона </text:span><text:span text:style-name="T187">проститутке</text:span><text:span text:style-name="T1152"> на Рипербан, чтобы ему</text:span><text:span text:style-name="T187"> кольнуться морфинчиком</text:span><text:span text:style-name="T1152">—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187">малость гашиша, чтоб курнуть</text:span><text:span text:style-name="T1152">,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text:span><text:soft-page-break/><text:span text:style-name="T1152">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187">Хиспано-Суизе,</text:span><text:span text:style-name="T484"> </text:span><text:span text:style-name="T485">проверяя каждого туриста из его списка. </text:span><text:span text:style-name="T486">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87">на </text:span><text:span text:style-name="T486">аэродром Цеппелинов, где факельное шествие Нацистов в полном разгаре </text:span><text:span text:style-name="T487">и прогуляться там крестя тех, <text:s/>кто подвернётся.</text:span><text:span text:style-name="T484"> </text:span><text:span text:style-name="T488">Зелёные факела пылают, </text:span><text:span text:style-name="T489">красные свастики, мерцание духовых </text:span><text:span text:style-name="T490">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188">Зиг Хайли</text:span><text:span text:style-name="T490"> и хоры «Die Fahne Hoch». </text:span><text:span text:style-name="T491">Не почувствовал, как Байрон выскользнул из украден</text:span><text:span text:style-name="T492">н</text:span><text:span text:style-name="T491">ого одеяния </text:span><text:span text:style-name="T492">на землю. </text:span><text:span text:style-name="T493">Затем рядом с ним протоптались несколько сот тысяч сапог и ботинков, не один даже не прикоснулся, есессна. Он подобран на следующий день </text:span><text:span text:style-name="T494">(поле уже мертвяще пусто, </text:span><text:span text:style-name="T495">в</text:span><text:span text:style-name="T494"> колонна</text:span><text:span text:style-name="T495">х</text:span><text:span text:style-name="T494">, </text:span><text:span text:style-name="T495">бледное, в </text:span><text:span text:style-name="T496">полосах </text:span><text:span text:style-name="T495">длинных луж грязи, </text:span><text:span text:style-name="T497">утренние облака удлиняются позади позолоченых свастик и гирлянд) </text:span><text:span text:style-name="T498">нищим Еврейским тряпичником </text:span><text:span text:style-name="T499">и взят дальше, дальше в 15 лет сохранности против случайностей и против Фебуса. Он будет вкручиваться в одну мамашку (</text:span><text:span text:style-name="T189">Mutter</text:span><text:span text:style-name="T499">) за другой, </text:span><text:span text:style-name="T500">как обозначается женская резьба в Германских патронах для лампочек, по причине непостижимой почему-то ни для кого.</text:span></text:p>
      <text:p text:style-name="P406"><text:span text:style-name="T500">К</text:span><text:span text:style-name="T398">артель уже перешёл на План Б по Непредвиденности, </text:span><text:span text:style-name="T501">который предусматривает семилетний статус ограничений, после чего Байрон будет по закону считаться перегоревшим</text:span><text:span text:style-name="T398">. </text:span><text:span text:style-name="T502">Тем временем, персонал, снятый с дела Байрона, </text:span><text:span text:style-name="T398"><text:s/></text:span><text:span text:style-name="T503">занялись выслеживаием лампочки долгожительницы, </text:span><text:span text:style-name="T505">что</text:span><text:span text:style-name="T504"> однажды находилась в патроне на крыльце армейского аванпоста в джунглях Амазонки, </text:span><text:span text:style-name="T505">Лампы Беатриз, которую совсем недавно </text:span><text:span text:style-name="T506">украл</text:span><text:span text:style-name="T505">, загадочно, </text:span><text:span text:style-name="T506">отряд грабителей индейцев. </text:span></text:p>
      <text:p text:style-name="P407"><text:span text:style-name="T507">За все годы его выживания, все эти различные спасения происходят словно бы случайно. </text:span><text:span text:style-name="T508">Когда только у него есть возможность, </text:span><text:span text:style-name="T509">он старается просветить все близвисящие лампочки насчёт злобной природы Фебуса, и о необходимости солидарности против картеля. </text:span><text:span text:style-name="T510">Он пришёл к пониманию того, что Лампа призвана покинуть роль всего лишь </text:span><text:span text:style-name="T511">передатчика световой энергии. </text:span><text:span text:style-name="T512">Фебус ограничил Лампу для всего лишь одной этой участи. «</text:span><text:span text:style-name="T513">Но есть и другие частоты, выще и ниже видимой </text:span><text:span text:style-name="T514">широты</text:span><text:span text:style-name="T504">. <text:s/></text:span><text:span text:style-name="T515">Лампа может производить тепло. </text:span><text:span text:style-name="T516">Лампа может давать энергию растительному миру, для выращивания, запрещённых законом растений, </text:span><text:span text:style-name="T517">в шкафах, например. </text:span><text:span text:style-name="T518">Лампа может проникать в спящий глаз, </text:span><text:span text:style-name="T519">и воздействовать на сны человека». Некоторые лампочки внимательно слушали</text:span><text:span text:style-name="T401">—</text:span><text:span text:style-name="T520">другие обмозговывали способ настучать Фебусу. </text:span><text:span text:style-name="T521">Некоторые из старшего поколения анти-Байронистов могли подделывать свои параметры статистическим образом, </text:span><text:span text:style-name="T522">что отражалось на эбонитовых </text:span><text:span text:style-name="T523">счётчиках</text:span><text:span text:style-name="T522"> под </text:span><text:span text:style-name="T523">Швейцарской</text:span><text:span text:style-name="T522"> горой: </text:span><text:span text:style-name="T523">случились даже несколько само-закланий, </text:span><text:span text:style-name="T524">в надежде вызвать присылку убийц.</text:span></text:p>
      <text:p text:style-name="P408"><text:span text:style-name="T524">В</text:span><text:span text:style-name="T398">сякие толки о скрытых возможностях Лампы, конечно же, чистой воды подрывная деятельность. </text:span><text:span text:style-name="T525">Фебус всё основал на ламповой эффективности</text:span><text:span text:style-name="T401">—</text:span><text:span text:style-name="T526">отношение </text:span><text:span text:style-name="T527">исходящей пригодной энергии к энергии вложенной. </text:span><text:span text:style-name="T528">Электросеть требовала, чтобы это отношение оставалось насколько возможно меньшим. </text:span><text:span text:style-name="T529">Таким образом они <text:s/>больше получали навару. </text:span><text:span text:style-name="T530">С другой стороны, низкая эффективность означала большую длительность часов свечения, а это подрывало продажи Фебуса. </text:span><text:span text:style-name="T531">Вначале Фебус пытались увеличивать сопротивление нити, </text:span><text:span text:style-name="T532">снижая часы жизни неприметно и </text:span><text:span text:style-name="T536">понемногу</text:span><text:span text:style-name="T532">—</text:span><text:span text:style-name="T533">пока Электросеть не обнаружила снижения </text:span><text:span text:style-name="T534">годовых доходов, </text:span><text:span text:style-name="T535">и начала вопить</text:span><text:span text:style-name="T534">. </text:span><text:span text:style-name="T536">Обе стороны </text:span><text:span text:style-name="T532">постепенно</text:span><text:span text:style-name="T534"> </text:span><text:span text:style-name="T537">достигли соглашения по компромиссной цифре лампо-жизни, </text:span><text:span text:style-name="T538">которая принесёт достаточно денег им обеим, и о несении равных, пятьдесят на пятьдесят, <text:s/>расходов на анти-лампокрадск</text:span><text:span text:style-name="T539">ую</text:span><text:span text:style-name="T538"> кампани</text:span><text:span text:style-name="T539">ю</text:span><text:span text:style-name="T538">. </text:span><text:span text:style-name="T540">А также на более </text:span><text:soft-page-break/><text:span text:style-name="T540">завуалирован</text:span><text:span text:style-name="T541">ную атаку на криминальные души, которые отказываются </text:span><text:span text:style-name="T542">от лампочек совершенно и пользуются свечами. </text:span><text:span text:style-name="T543">Давнишнее соглашение Фебуса с Мясным Картелем </text:span><text:span text:style-name="T544">было нацелено </text:span><text:span text:style-name="T545">н</text:span><text:span text:style-name="T544">а сокращение оборота твёрдого жира с его стеариновой кислотой </text:span><text:span text:style-name="T545">путём сохранения жира в мясе несмотря на болезни сердца, которые это могло вызывать, </text:span><text:span text:style-name="T546">и перенаправкой большей части срезанного на производство мыла. </text:span><text:span text:style-name="T547">Мыло в те дни было цветущим бизнесом. </text:span><text:span text:style-name="T548">Среди потребителей, Институт Бленда выявил </text:span><text:span text:style-name="T549">глубокие чувства относительно говна. При всём при этом, мясо и мыло оставались малыми придатками для Фебуса. </text:span><text:span text:style-name="T550">Куда важнее был вопрос вольфрама. </text:span><text:span text:style-name="T551">Ещё одна причина, по которой Фебус не мог </text:span><text:span text:style-name="T552">в </text:span><text:span text:style-name="T551">сни</text:span><text:span text:style-name="T552">жении</text:span><text:span text:style-name="T551"> </text:span><text:span text:style-name="T552">срока жизни ламп зайти слишком далеко. </text:span><text:span text:style-name="T553">Избыточные вольфрамовые нити поглотили бы запасы данного металла—да ещё то, что Китай основной поставщик данного сырья, вносило </text:span><text:span text:style-name="T554">весьма щекотливые <text:s/>вопросы</text:span><text:span text:style-name="T553"> </text:span><text:span text:style-name="T554">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55">и оборудования, а таким образом на всей лёгкой и тяжёлой промышленности. </text:span><text:span text:style-name="T556">Когда пришла Война, то некоторые </text:span><text:span text:style-name="T557">считали непатриотичным предоставление такого преимущества Германии. </text:span><text:span text:style-name="T558">Но властью никто из них не располагал. Не беспокойся.</text:span></text:p>
      <text:p text:style-name="P409"><text:span text:style-name="T558">Б</text:span><text:span text:style-name="T398">айрон, продолжая светить, всё более и более чётко различает </text:span><text:span text:style-name="T562">очертания этой</text:span><text:span text:style-name="T398"> систему. </text:span><text:span text:style-name="T559">Он узнаёт как вступать в контакт с другими видами электротехники, </text:span><text:span text:style-name="T560">в домах, на заводах, на улице</text:span><text:span text:style-name="T559">. </text:span><text:span text:style-name="T561">У каждого есть что ему рассказать. </text:span><text:span text:style-name="T563">Очертания собираются в его душе (</text:span><text:span text:style-name="T190">Стремление</text:span><text:span text:style-name="T563">, как основа </text:span><text:span text:style-name="T564">ранней углеродной нити называлась в Германии), </text:span><text:span text:style-name="T565">и чем грандиознее и яснее она разрастается, тем больше отчаяния чувствует Байрон. </text:span><text:span text:style-name="T566">В один из дней он будет знать всё, но всё равно останется бессильным </text:span><text:span text:style-name="T567">как и раньше</text:span><text:span text:style-name="T566">. </text:span><text:span text:style-name="T563"><text:s/></text:span><text:span text:style-name="T567">Его юношеские мечты </text:span><text:span text:style-name="T568">организовать вс</text:span><text:span text:style-name="T571">е</text:span><text:span text:style-name="T568"> лампочки в мире кажутся теперь неисполнимыми—</text:span><text:span text:style-name="T569">Электросеть широко открыта, любые послания могут прослушиваться, </text:span><text:span text:style-name="T570">а предателей на линии более, чем достаточно. </text:span><text:span text:style-name="T571">Пророки, как водится, долго не протягивают—</text:span><text:span text:style-name="T572">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73">Но Байрону досталась судьба <text:s/>погорше. </text:span><text:span text:style-name="T574">Он обречён продолжать вечно, </text:span><text:span text:style-name="T575">зная правду и не имея сил что-то изменить. </text:span><text:span text:style-name="T576">И больше он не будет стремиться покинуть колесо. </text:span><text:span text:style-name="T577">Его ярость и разочарование разрастутся без пределов </text:span><text:span text:style-name="T578">и ему откроется, несчастной лампочке извращенцу, что оно ему так даже и нравится….</text:span></text:p>
      <text:p text:style-name="P410"><text:span text:style-name="T578">Л</text:span><text:span text:style-name="T398">асло Джамф уходит вдоль канала, </text:span><text:span text:style-name="T579">в котором плывут сейчас псы, стаями, собачьи головы подёргиваются в загаженных каналах</text:span><text:span text:style-name="T398">… </text:span><text:span text:style-name="T580">собачьи головы, шахматны</text:span><text:span text:style-name="T581">х</text:span><text:span text:style-name="T580"> кон</text:span><text:span text:style-name="T581">ей</text:span><text:span text:style-name="T580">, </text:span><text:span text:style-name="T581">тоже можно найти невидимых над секретными авиабазами, </text:span><text:span text:style-name="T582">в густейших туманах, температурных условиях, </text:span><text:span text:style-name="T583">давление и влажность формируют Шпрингер-контуры, что опытные пилоты могут чувствовать, радары могут видеть, </text:span><text:span text:style-name="T584">беспомощные пассажиры могут почти одним глазком заметить, </text:span><text:span text:style-name="T585">время от времени, в маленьком оконце, </text:span><text:span text:style-name="T586">словно бы через слоя испарения… это добрый Пёс, Ему </text:span><text:span text:style-name="T587">никогда </text:span><text:span text:style-name="T586">человек не прививал вторичных рефлексов, </text:span><text:span text:style-name="T587">Который</text:span><text:span text:style-name="T588"> для нас</text:span><text:span text:style-name="T587"> </text:span><text:span text:style-name="T588">есть в</text:span><text:span text:style-name="T587"> начал</text:span><text:span text:style-name="T588">ах</text:span><text:span text:style-name="T587"> и </text:span><text:span text:style-name="T588">у о</text:span><text:span text:style-name="T587">кон</text:span><text:span text:style-name="T588">чаний, </text:span><text:span text:style-name="T589">и в странствиях, что мы должны проделать, беспомощными, но не совсем против…. </text:span><text:span text:style-name="T590">Складки костюма Джамфа отплетает прочь как листья ириса при ветре сзади. </text:span><text:span text:style-name="T591">Полковник остался один в Счастьеполе. Стальной город ожидает его, </text:span><text:span text:style-name="T592">ровный облачно-свет поднимает белёсую полосу под каждым высотным зданием, все они расставлены в модуляциях совершенной сети улиц, </text:span><text:span text:style-name="T593">всякая башня срезана на другой высоте—</text:span><text:span text:style-name="T594">а где же Расчёска, что <text:s/>пробежит через </text:span><text:span text:style-name="T191">это</text:span><text:span text:style-name="T594"> </text:span><text:span text:style-name="T595">и восстановит </text:span><text:span text:style-name="T596">старинное совершенство Картезианской </text:span><text:span text:style-name="T598">г</text:span><text:span text:style-name="T597">армонии? </text:span><text:span text:style-name="T598">где <text:s/>великие Ножницы с небес, что переупорядочат Счастьеполь?</text:span></text:p>
      <text:p text:style-name="P411"><text:span text:style-name="T598">Н</text:span><text:span text:style-name="T398">ет нужды вносить кровь и</text:span><text:span text:style-name="T599">ли</text:span><text:span text:style-name="T398"> насилие тут. </text:span><text:span text:style-name="T600">Но полковник </text:span><text:span text:style-name="T601">таки</text:span><text:span text:style-name="T600"> запрокинул свою голову </text:span><text:span text:style-name="T601">как бы и впрямь покоряясь: </text:span><text:span text:style-name="T602">его горло открыто излучению боли Лампы. Пэдди МакГонгл всего лишь другой свидетель, </text:span><text:span text:style-name="T603">и он, электростанция в одну человечью силу со своими мечтами, </text:span><text:span text:style-name="T601"><text:s/></text:span><text:span text:style-name="T603">хочет, чтоб полковника не стало не меньше, чем кто-то другой. </text:span><text:span text:style-name="T604">Эдди Пенисьеро, с блюзом </text:span><text:span text:style-name="T605">наполняющим </text:span><text:soft-page-break/><text:span text:style-name="T605">вздроги его мышц, </text:span><text:span text:style-name="T606">опущенный, смертный блюз, </text:span><text:span text:style-name="T607">ухватил свои ножницы не так, как делают парикмахеры. </text:span><text:span text:style-name="T608">Острия, трепеща в электрическом конусе, </text:span><text:span text:style-name="T609">нацелены вниз. </text:span><text:span text:style-name="T610">Кулак Эдди Пенисьеро стискивается вокруг колец покинутых его пальцами. </text:span><text:span text:style-name="T611">Полковник, в последнем наклоне головы выставляет свою сонную артерию, явно недовольный, что так то уж</text:span><text:span text:style-name="T401">—</text:span></text:p>
      <text:p text:style-name="P373"><draw:frame draw:style-name="fr2" draw:name="Image5" text:anchor-type="paragraph" svg:width="6.9252in" svg:height="0.3661in" draw:z-index="1"><draw:image xlink:href="Pictures/1000000000000B720000009B428C9716555D8079.png" xlink:type="simple" xlink:show="embed" xlink:actuate="onLoad" loext:mime-type="image/png"/></draw:frame></text:p>
      <text:p text:style-name="P384">Она прибывает в город на краденом велосипеде: <text:span text:style-name="T1153">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2"><text:span text:style-name="T398">Самый крайний часовой выглядывает </text:span><text:span text:style-name="T612">из своей ржаво-костлявой развалины и на два полных педальных прокрута они оба, он и Катье, под открытым светом дня, сливаются </text:span><text:span text:style-name="T613">с утоптанной землёй, </text:span><text:span text:style-name="T614">ржавчиной, кляксовыми проколами солнечным светом холодно золотым и сглаженным как стекло, </text:span><text:span text:style-name="T615">свежий ветер в деревьях</text:span><text:span text:style-name="T614">. </text:span><text:span text:style-name="T616">Гипертиреозно Африканские глаза, </text:span><text:span text:style-name="T617">их радужка в осаде, как ранние подсолнухи в столпившихся белках… </text:span><text:span text:style-name="T618">Уга-</text:span><text:span text:style-name="T192">буга</text:span><text:span text:style-name="T618">! Двай скоч эйт </text:span><text:span text:style-name="T192">там-там</text:span><text:span text:style-name="T618"> двай! Скаж племн в деревн, юза!</text:span></text:p>
      <text:p text:style-name="P413"><text:span text:style-name="T398">Итак, ДУМдумдумдум, ДУМдумдумдум, ладно, </text:span><text:span text:style-name="T619">но всё равно в её манере нет места даже любопытству </text:span><text:span text:style-name="T620">(а как же, разве не бьют тут барабаны? </text:span><text:span text:style-name="T621">шанс <text:s/>для н</text:span><text:span text:style-name="T620">асили</text:span><text:span text:style-name="T621">я? </text:span><text:span text:style-name="T622">Змея бросается с ветви, <text:s/></text:span><text:span text:style-name="T623">что-то громадное </text:span><text:span text:style-name="T624">ждёт </text:span><text:span text:style-name="T623">там </text:span><text:span text:style-name="T624">с</text:span><text:span text:style-name="T623">реди </text:span><text:span text:style-name="T624">тысячи кланяющихся древесных вершин</text:span><text:span text:style-name="T623">, </text:span><text:span text:style-name="T625">вскрик внутри неё, подскок в первобытном ужасе, покорность ему и тем самым—так ей мечталось—возвращение себе своей души, </text:span><text:span text:style-name="T626">её давно утраченного «я»…</text:span><text:span text:style-name="T627">). Не станет она тратить <text:s/>больше, чем мимолетние взгляды на Германские газоны разбегающиеся так глубоко прочь </text:span><text:span text:style-name="T628">в зелёные марева или холмы, </text:span><text:span text:style-name="T629">на бледные отростки мраморных балюстрад рядом с санаторными <text:s/>дорожками в непрестанных извивах, <text:s/></text:span><text:span text:style-name="T630">горячке, в одышке, </text:span><text:span text:style-name="T631">в гущу каплечленных побегов и шипов настолько старых, </text:span><text:span text:style-name="T632">до того безутешных, что глаза отдёрнуты, стиснуты слёзными железами, переведены </text:span><text:span text:style-name="T633">найти, найти во что бы то ни стало, </text:span><text:span text:style-name="T634">тропу исчезнувшую так сразу… </text:span><text:span text:style-name="T635">или же оглянуться назад и цепляться за какой-либо след курорта</text:span><text:span text:style-name="T634">, </text:span><text:span text:style-name="T636">уголок Sprudelhof</text:span><text:span text:style-name="T637">’</text:span><text:span text:style-name="T636">а, самую макушку оркестровой раковины, </text:span><text:span text:style-name="T638">что-то для противодействия </text:span><text:span text:style-name="T639">шёпоту Пана из тёмной поросли </text:span><text:span text:style-name="T193">Войди </text:span><text:span text:style-name="T194">же</text:span><text:span text:style-name="T193">… </text:span><text:span text:style-name="T194">з</text:span><text:span text:style-name="T193">абудь </text:span><text:span text:style-name="T194">о н</text:span><text:span text:style-name="T193">их. Иди сюда</text:span><text:span text:style-name="T640">…. </text:span><text:span text:style-name="T641">Нет. Только не Катье. Она уже бывала в чащах и </text:span><text:span text:style-name="T642">гущах. </text:span><text:span text:style-name="T643">Она плясала голой и расставляла свою пизду под </text:span><text:span text:style-name="T644">рога трущобного зверья. </text:span><text:span text:style-name="T645">Она ощущала луну подошвами своих ступней, </text:span><text:span text:style-name="T646">принимала её приливы поверхностями своего мозга. </text:span><text:span text:style-name="T647">Пан никудышный любовник. Сегодня, на людях, у них нет ничего кроме нервных взглядов друг для друга.</text:span></text:p>
      <text:p text:style-name="P385"/>
      <text:p text:style-name="P414"><text:span text:style-name="T647">Ч</text:span><text:span text:style-name="T398">то происходит сейчас, и <text:s/>обеспок</text:span><text:span text:style-name="T648">о</text:span><text:span text:style-name="T398">ивает, </text:span><text:span text:style-name="T648">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49">и они несут девушку всю в серебряной парче, </text:span><text:span text:style-name="T650">громогласную крутую даму в с</text:span><text:span text:style-name="T651">т</text:span><text:span text:style-name="T650">и</text:span><text:span text:style-name="T651">л</text:span><text:span text:style-name="T650">е </text:span><text:span text:style-name="T651">Алмазной Лил или Гины из Техаса. Как только они её опустили, все начинают плясать и петь:</text:span></text:p>
      <text:p text:style-name="P821"/>
      <text:p text:style-name="P822"><text:span text:style-name="T651">П</text:span><text:span text:style-name="T398">а</text:span><text:span text:style-name="T401">—</text:span><text:span text:style-name="T398">ра</text:span><text:span text:style-name="T401">—</text:span><text:span text:style-name="T398">ноооййййя, Па-ра-нойя!</text:span></text:p>
      <text:p text:style-name="P822"><text:span text:style-name="T398">Как </text:span><text:span text:style-name="T652">классно</text:span><text:span text:style-name="T398"> снова свидеться с тобой!</text:span></text:p>
      <text:p text:style-name="P822"><text:soft-page-break/><text:span text:style-name="T398">Па-ра-</text:span><text:span text:style-name="T110">ной</text:span><text:span text:style-name="T398">-я, боже ж мой</text:span></text:p>
      <text:p text:style-name="P826">Ты малость сам знаешь чего</text:p>
      <text:p text:style-name="P826">Из тех времён того!</text:p>
      <text:p text:style-name="P826">Даже Гойя</text:p>
      <text:p text:style-name="P826">Не смог тебя намалевать,</text:p>
      <text:p text:style-name="P826">Паранойя,</text:p>
      <text:p text:style-name="P826">Когда ты стал ту дверь сшибать,</text:p>
      <text:p text:style-name="P826">Вели нотариуса позвать,</text:p>
      <text:p text:style-name="P826">Хочу я жопу завещать</text:p>
      <text:p text:style-name="P826">Тебе мою о, Паранойя!</text:p>
      <text:p text:style-name="P415"/>
      <text:p text:style-name="P416">Затем Андреас и Павел выходят в туфлях для степа <text:span text:style-name="T1154">(освобождённых от довольно наглого АНРС шоу, что гастролировали тут в Июле) исполнить один из тех номеров песня-под-чечётку:</text:span></text:p>
      <text:p text:style-name="P416"/>
      <text:p text:style-name="P823"><text:span text:style-name="T398">Па-ра- но</text:span><text:span text:style-name="T653">й</text:span><text:span text:style-name="T401">—</text:span><text:span text:style-name="T653">(клиппети-клиппети-клиппети кл[</text:span><text:span text:style-name="T398">йя,</text:span><text:span text:style-name="T653">]оп!)</text:span></text:p>
      <text:p text:style-name="P824"><text:span text:style-name="T398">Па-ра- но</text:span><text:span text:style-name="T653">й</text:span><text:span text:style-name="T401">—</text:span><text:span text:style-name="T653">(шух</text:span><text:span text:style-name="T195">топ!</text:span><text:span text:style-name="T653"> шух</text:span><text:span text:style-name="T195">топ!</text:span><text:span text:style-name="T653"> шух</text:span><text:span text:style-name="T195">топ!</text:span></text:p>
      <text:p text:style-name="P825"><text:span text:style-name="T653"><text:tab/>[</text:span><text:span text:style-name="T654">и</text:span><text:span text:style-name="T653">] </text:span><text:span text:style-name="T654">кл</text:span><text:span text:style-name="T653">[</text:span><text:span text:style-name="T398">йя,</text:span><text:span text:style-name="T653">]оп! </text:span><text:span text:style-name="T654">кликети кл</text:span><text:span text:style-name="T653">[</text:span><text:span text:style-name="T654">Как</text:span><text:span text:style-name="T653">]оп!</text:span><text:span text:style-name="T654">) классно (клоп)</text:span></text:p>
      <text:p text:style-name="P825"><text:span text:style-name="T398"><text:tab/>сно</text:span><text:span text:style-name="T654">(клоп)</text:span><text:span text:style-name="T398">ва свидеться</text:span><text:span text:style-name="T654">(клиппи</text:span><text:span text:style-name="T196">клоп</text:span><text:span text:style-name="T654">)</text:span><text:span text:style-name="T398"> с тобой! </text:span><text:span text:style-name="T110">etc.</text:span></text:p>
      <text:p text:style-name="P17"/>
      <text:p text:style-name="P417">Ну, Катье врубаетя <text:span text:style-name="T1155">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401">—</text:span><text:span text:style-name="T655">ну, </text:span><text:span text:style-name="T197">белое</text:span><text:span text:style-name="T655">.</text:span><text:span text:style-name="T1155"> В кратком обзоре Пирата Прентиса для неё были фольклор, политика, Зональные стратегии—но </text:span><text:span text:style-name="T198">никак не чернота</text:span><text:span text:style-name="T1155">.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198">черноты</text:span><text:span text:style-name="T1155"> (грассируя это слово, как старик произносил бы имя общественной фигуры, придавая гортанности до </text:span><text:span text:style-name="T198">полной</text:span><text:span text:style-name="T1155"> черноты: чтоб вовсе не произносилось). Здесь присутствует тот упрямый, подавляющий пыл в её мыслях. В этом нет ничего от </text:span><text:span text:style-name="T198">тяжёлы</text:span><text:span text:style-name="T199">х</text:span><text:span text:style-name="T1155"> расистских мурашек, нет, но чувство ещё одной 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198">теперь</text:span><text:span text:style-name="T1155"> она должна ещё и черноту терпеть. Её незнание об этом должно её выручить.</text:span></text:p>
      <text:p text:style-name="P418">С Андреасом она очаровательна, <text:span text:style-name="T1156">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90">– <text:span text:style-name="T1157">Оберст. Я счастлива</text:span>— <text:span text:style-name="T1158">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00"> Чёрта с два</text:span><text:span text:style-name="T1158"> она счастлива.</text:span></text:p>
      <text:p text:style-name="P419">Он кивает, поводит <text:s/>бородой к стулу. <text:span text:style-name="T1159">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text:span><text:soft-page-break/><text:span text:style-name="T1159">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0">Но тут и впрямь Золотая Сука. <text:span text:style-name="T1160">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91">– <text:span text:style-name="T1161">Вы должно быть видели его не так давно, как я.</text:span>– <text:span text:style-name="T1161">Говорит он негромко. Она удивлена его вежливостью. Разочарована: ждала большей напористости. Губа её начала приподыматься.</text:span>– <text:span text:style-name="T1162">Как он выглядел?</text:span></text:p>
      <text:p text:style-name="P91">– <text:span text:style-name="T1162">Одиноким.</text:span>– <text:span text:style-name="T1162">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92">– <text:s/><text:span text:style-name="T1163">Он всегда был одинок.</text:span></text:p>
      <text:p text:style-name="P243">Она поняла тогда, что это не робость, она ошибалась. <text:span text:style-name="T1164">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93">– <text:s/><text:span text:style-name="T1165">Он</text:span>— <text:span text:style-name="T1166">и это колебание может быть (а) чтобы не ранить её чувства, (б) из соображений безопасности </text:span><text:span text:style-name="T201">Schwarzkommando, </text:span><text:span text:style-name="T1166">или (в) и то, и другое… но затем, к чёрту, Принцип Максимизации Риска снова берёт своё: </text:span>– <text:span text:style-name="T1167">Он добрался до Люнеберг Хит. Если вы не знали, вам следует знать.</text:span></text:p>
      <text:p text:style-name="P94">– <text:span text:style-name="T1168">Вы искали его</text:span></text:p>
      <text:p text:style-name="P94">– <text:span text:style-name="T1168">И Слотроп делал то же самое, хотя не думаю, что Слотроп знал об этом.</text:span></text:p>
      <text:p text:style-name="P95">– <text:span text:style-name="T1169">Слотроп и я</text:span>— <text:span text:style-name="T1170">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171">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02">видеть</text:span><text:span text:style-name="T1171">. Всё от меня отдаляется….</text:span></text:p>
      <text:p text:style-name="P424"><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96">– <text:span text:style-name="T1172">Вправду.</text:span>– <text:span text:style-name="T1172">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03">политично</text:span><text:span text:style-name="T1172">,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44">Выходит она просто говорила с Енциным об общем друге. Это так заполняетя Вакуум?</text:p>
      <text:p text:style-name="P97">– <text:span text:style-name="T1173">Блисеро и я,</text:span>– <text:s/><text:span text:style-name="T1173">начинает он мягко, следя за нею поверх полированных скул, сигарета дымит в его скрюченной правой ладони,</text:span>– <text:s/><text:span text:style-name="T1174">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text:span><text:soft-page-break/><text:span text:style-name="T1174">Морда, </text:span><text:span text:style-name="T204">Oberhauptberlinerschnauze</text:span><text:span text:style-name="T1174">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1"><text:span text:style-name="T377">Блисеро, которого я любил, был очень молодым человеком влюблённым в империю, поэзию, </text:span><text:span text:style-name="T381">в своё собственное нахальство. Это всё должно быть было важным для меня однажды. Из этого вырос нынешний я. </text:span><text:span text:style-name="T382">Прежний «я» всегда дурак, невыносимый </text:span><text:span text:style-name="T383">долбодон, </text:span><text:span text:style-name="T384">но всё таки человек, ты </text:span><text:span text:style-name="T385">же </text:span><text:span text:style-name="T384">не станешь прогонять его </text:span><text:span text:style-name="T385">больше, чем</text:span><text:span text:style-name="T384"> любого другого </text:span><text:span text:style-name="T386">калеку</text:span><text:span text:style-name="T384">, правда ведь?</text:span></text:p>
      <text:p text:style-name="P422"><text:span text:style-name="T384">О</text:span><text:span text:style-name="T377">н вроде как и вправду спрашивает у неё совета. </text:span><text:span text:style-name="T387">На <text:s/>вопросы </text:span><text:span text:style-name="T388">такого рода </text:span><text:span text:style-name="T389">тратит он своё</text:span><text:span text:style-name="T388"> </text:span><text:span text:style-name="T387"><text:s/>время? </text:span><text:span text:style-name="T390">Как же насчёт Ракеты, </text:span><text:span text:style-name="T391">Пустых, опасного младенчес</text:span><text:span text:style-name="T392">т</text:span><text:span text:style-name="T391">ва его нации?</text:span></text:p>
      <text:p text:style-name="P98"><text:span text:style-name="T1175">– Что </text:span><text:span text:style-name="T205">может</text:span><text:span text:style-name="T1176"> значить для тебя Блисеро?</text:span>– <text:span text:style-name="T1176">Вот что она в результате спросила.</text:span></text:p>
      <text:p text:style-name="P99"><text:span text:style-name="T1177">Он не раздумывал долго.</text:span> <text:span text:style-name="T1178">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00">– <text:span text:style-name="T1179">Я всему этому поверю, если только вы</text:span>—</text:p>
      <text:p text:style-name="P101">– <text:span text:style-name="T206">Отрицательный</text:span><text:span text:style-name="T1180">. Не тот случай. Я бы сказал: вот чем я стал. Отчуждённая фигура на некотором отдалении и возвышении...</text:span>– <text:span text:style-name="T1181">который смотрит на Ракетен-Штадт янтарными вечерами, с промытой и темнеющей пеленой облаков позади него</text:span>— <text:span text:style-name="T1182">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45">Он лев, этот человек, эго-сдвинутый<text:span text:style-name="T1008">—но не смотря ни на что он нравится Катье. «о если бы он всё ещё был бы жив—»</text:span></text:p>
      <text:p text:style-name="P102">–<text:span text:style-name="T1183">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184">последнее сердце, в котором для меня ещё мог храниться уголок</text:span>—<text:span text:style-name="T1185">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07">своей</text:span><text:span text:style-name="T1185"> боли, своего </text:span><text:span text:style-name="T207">греха</text:span><text:span text:style-name="T110">—</text:span><text:span text:style-name="T1186">загнанный глубоко в их владения, в контроль, синтез и контроль, дальше чем— ну, он чуть не сказал «мы», однако «я» подходит лучше, в конце концов,</text:span>– <text:span text:style-name="T1187">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46">Да он значит для меня, очень много. <text:span text:style-name="T1188">Он прежнее «я», дорогой альбатрос, с которым немогу расстаться. </text:span></text:p>
      <text:p text:style-name="P103">– <text:span text:style-name="T1189">А я?</text:span>– <text:span text:style-name="T1189">Она рассчитывает, что он ожидает от неё прозвучать как женщина 1940-х.</text:span>– <text:span text:style-name="T1189">И я,</text:span>– <text:span text:style-name="T1189">вот уж право. Но она не может придумать другого способа сходу помочь ему, позволить ему момент утешения….</text:span></text:p>
      <text:p text:style-name="P104">– <text:span text:style-name="T1190">Вы, бедная Катье. Ваша история всего печальней.</text:span>– <text:span text:style-name="T1190">Она поднимает взгляд проследить как именно он станет над ней издеваться. Её ошеломил вид слёз вместо этого бегущих, бегущих по его щекам.</text:span>–<text:span text:style-name="T110"> </text:span><text:span text:style-name="T208">Вас всего лишь освободили</text:span><text:span text:style-name="T1191">,</text:span>– <text:span text:style-name="T1191">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08">какого-то</text:span><text:span text:style-name="T1191"> мужчины в её жизни, это стабильность, умственное здоровье и сила характера. Не то.</text:span>– <text:s/><text:span text:style-name="T1192">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05"><text:soft-page-break/>– <text:span text:style-name="T1193">Как может моя история быть печальней такого?</text:span>– <text:span text:style-name="T1193">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06">– <text:span text:style-name="T1194">Флиртуйте, коли есть охота,</text:span>– <text:span text:style-name="T1195">Енцин сейчас изыскан как тот Гэри Грант,</text:span>– <text:span text:style-name="T1196">но будьте готовы к тому, что вас воспримут всерьёз.</text:span>– <text:span text:style-name="T1196">О, </text:span><text:span text:style-name="T209">хо</text:span><text:span text:style-name="T1196">. А вота и оно на чё вы, люди, посходились.</text:span></text:p>
      <text:p text:style-name="P423">Но не обязательно. Его горечь (всё надлежаще заактировано <text:span text:style-name="T1197">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07">– <text:span text:style-name="T1198">Я не знаю как быть.</text:span>– <text:span text:style-name="T1198">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08">– <text:span text:style-name="T1199">Вам незачем углубляться в это дальше, чем определить местонахождение Слотропа,</text:span>– <text:span text:style-name="T1200">он опамятовался сказать ей наконец,</text:span>– <text:span text:style-name="T1201">Всё что вам </text:span><text:span text:style-name="T210">нужно</text:span><text:span text:style-name="T1201"> это поддерживать связь с нами, и ждать когда он снова покажется. Зачем беспокоиться об остальном?</text:span></text:p>
      <text:p text:style-name="P109">– <text:span text:style-name="T1202">Потому что у меня такое чувство,</text:span>– <text:span text:style-name="T1202">её голос, возможно так и задумано, совсем нерешительный,</text:span>– <text:span text:style-name="T1202">что «остальное» как раз то, что мне следует делать. Я не хочу уйти с каким-то мелким выигрышем. Я просто хочу</text:span>—<text:span text:style-name="T1203">ну не знаю, вернуть ему долг за осьминога или что-то такое. Разве не должна я знать </text:span><text:span text:style-name="T211">почему</text:span><text:span text:style-name="T1203"> он тут, что я делала ему, для них? Как можно Их остановить? Как долго я смогу отделываться лёгкой работой, дёшево отделываться? </text:span><text:span text:style-name="T211">Не должна ли</text:span><text:span text:style-name="T1203"> я пройти до самого конца?</text:span></text:p>
      <text:p text:style-name="P109"/>
      <text:p text:style-name="P849">Её мазохизм [писал Вайсман из Гааги] <text:span text:style-name="T1204">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12">её</text:span><text:span text:style-name="T1204"> фантазии!</text:span></text:p>
      <text:p text:style-name="P107"/>
      <text:p text:style-name="P386"><text:span text:style-name="T377">– </text:span><text:span text:style-name="T393">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94">каждый переход. Обычно это достаётся в награду. </text:span><text:span text:style-name="T395">Не стану спрашивать за что. Мне жаль, но похоже вы и </text:span><text:span text:style-name="T396">вправду </text:span><text:span text:style-name="T395">сами не знаете. </text:span><text:span text:style-name="T397">Потому-то ваша участь </text:span><text:span text:style-name="T375">самая</text:span><text:span text:style-name="T397"> печальная.</text:span></text:p>
      <text:p text:style-name="P110"><text:span text:style-name="T1205">– </text:span><text:span text:style-name="T213">Награда</text:span>— <text:span text:style-name="T1206">она вот-вот взорвётся.</text:span>– <text:span text:style-name="T1206">Это пожизненный приговор. Если по-вашему это награда, то кем вы считаете меня?</text:span></text:p>
      <text:p text:style-name="P111"><text:soft-page-break/>– <text:span text:style-name="T1207">Политическое ничто.</text:span></text:p>
      <text:p text:style-name="P111">– <text:span text:style-name="T1207">Чёрный ублюдок</text:span></text:p>
      <text:p text:style-name="P112">– <text:span text:style-name="T1207">Совершенно верно.</text:span>– <text:span text:style-name="T1208">Он позволил ей высказать правду. Часы бьют в каменном углу.</text:span>– <text:span text:style-name="T1209">У нас есть кое-кто из бывших в Блисеро в Мае. Перед самым концом. Вам не обязательно—</text:span></text:p>
      <text:p text:style-name="P113">– <text:span text:style-name="T1210">Придти и слушать, да, Оберст. Но я хочу.</text:span></text:p>
      <text:p text:style-name="P247">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11">и теперь не терпится покинуть двор. </text:span></text:p>
      <text:p text:style-name="P248">Обратная связь, улыбка-на-улыбку, уточнения, колебания: <text:span text:style-name="T1212">всё это сваливается в </text:span><text:span text:style-name="T214">мы никогда не узнаем друг друга</text:span><text:span text:style-name="T1212">.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49">Далеко в другом коридоре громкое сверло надрывается, дымит, перед тем как заклинит<text:span text:style-name="T1214">ь</text:span>. <text:span text:style-name="T1213">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50">Ещё есть за что держаться….</text:p>
      <text:p text:style-name="P250"><draw:frame draw:style-name="fr2" draw:name="Image6" text:anchor-type="paragraph" svg:width="6.9252in" svg:height="0.3661in" draw:z-index="2"><draw:image xlink:href="Pictures/1000000000000B720000009B428C9716555D8079.png" xlink:type="simple" xlink:show="embed" xlink:actuate="onLoad" loext:mime-type="image/png"/></draw:frame></text:p>
      <text:p text:style-name="P252">Вам подавай причину и последствие. Хорошо. Танаца смыло за борт тем же штормом, что унёс Слотропа с <text:span text:style-name="T110">Анубиса</text:span>. <text:s/><text:span text:style-name="T1215">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10">е́</text:span><text:span text:style-name="T1215">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15">они</text:span><text:span text:style-name="T1215"> могли бы порассказать!</text:span></text:p>
      <text:p text:style-name="P253">Листовка обошла молчанием то, что Бенджамин Франклин был также Масоном <text:span text:style-name="T1216">и предавался космическим формам хохмачества, среди которых Соединённые Штаты Америки вполне могли быть одной.</text:span></text:p>
      <text:p text:style-name="P254">В общем, тут всё дело в протяжённости. <text:span text:style-name="T1217">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16">какова</text:span><text:span text:style-name="T1217"> скорость в точке соскока с кривой? </text:span><text:span text:style-name="T216">Вечность</text:span><text:span text:style-name="T1217">, вот какая! А и сразу после точки </text:span><text:span text:style-name="T216">минус</text:span><text:span text:style-name="T1217"> вечность! Как вам </text:span><text:span text:style-name="T216">такое</text:span><text:span text:style-name="T1217"> для нежданных перемен, а? Бесконечность миль в час сменяется той же скоростью в </text:span><text:span text:style-name="T216">обратном</text:span><text:span text:style-name="T1217"> направлении, всё это за </text:span><text:span text:style-name="T1219">Δ</text:span><text:span text:style-name="T1317">t поперёк точки не шире вошьей жопы или волоска рыжей пизды. Вот что значит трахнуться молнией, народ! </text:span><text:span text:style-name="T1318">Вас заносит на острый как игла пик горы, </text:span><text:span text:style-name="T1319">и не думайте будто там не ширяют бородатые грифы </text:span><text:span text:style-name="T1320">в зловеще красных высотах вокруг, </text:span><text:span text:style-name="T1321">что только и ждут случая сцапать вас. </text:span><text:span text:style-name="T1322">О да. Их пилотируют голоспинные гомы </text:span><text:span text:style-name="T1323">в пластмассовых масочках на глазах, </text:span><text:span text:style-name="T1324">что типа случайно повторяют знак бесконечность: </text:span><text:span text:style-name="T1220">∞</text:span><text:span text:style-name="T1326">. </text:span><text:span text:style-name="T1327">Человечки с негодяйскими бровями, </text:span><text:span text:style-name="T1328">острыми ушами, а са</text:span><text:span text:style-name="T1329">м</text:span><text:span text:style-name="T1328">и лысые, </text:span><text:span text:style-name="T1329">хоть есть и одевшие </text:span><text:soft-page-break/><text:span text:style-name="T1329">иностранный головной прибор, вовсе не повседневную зелёную федору Робин Гуд</text:span><text:span text:style-name="T1332">а</text:span><text:span text:style-name="T1329">, нет, им подавай шляпы </text:span><text:span text:style-name="T1520">Кармен Миранды</text:span><text:span text:style-name="T1329">, например, </text:span><text:span text:style-name="T1330">из бананов, папай, виноградных гроздьев, </text:span><text:span text:style-name="T1331">груш, ананасов, манго, охренеть,</text:span><text:span text:style-name="T1332"> из </text:span><text:span text:style-name="T1521">арбузов </text:span><text:span text:style-name="T1332">даже</text:span><text:span text:style-name="T1333">—</text:span><text:span text:style-name="T1334">и есть остроконечные Вильгельм-шлемы из Первой Мировой Войны, </text:span><text:span text:style-name="T1335">и чепчики младенцев и поперечные треуголки Наполеона с «Н» и без «Н» спереди, </text:span><text:span text:style-name="T1336">не говоря уже про красные костюмчики и </text:span><text:span text:style-name="T1337">зелёные накидки, </text:span><text:span text:style-name="T1338">и тут они склоняются к ушам своих безжалостных птиц, </text:span><text:span text:style-name="T1339">пришёптывают как жокеи, готовые схватить тебя, </text:span><text:span text:style-name="T1340">диковину, прямо как ту жертвенную обезьяну с небоскрёба </text:span><text:span text:style-name="T1341">Импайр Стейт, да только упасть тебе не дадут, </text:span><text:span text:style-name="T1342">унесут тебя прочь, в места откуда присланы как агенты. </text:span><text:span text:style-name="T1343">Там всё </text:span><text:span text:style-name="T1522">выглядит</text:span><text:span text:style-name="T1343"> как в мире </text:span><text:span text:style-name="T1344">оставленном тобой, </text:span><text:span text:style-name="T1345">но будет уже по-</text:span><text:span text:style-name="T1344">друго</text:span><text:span text:style-name="T1345">му</text:span><text:span text:style-name="T1344">. </text:span><text:span text:style-name="T1345">Между совпадающим и тем самым </text:span><text:span text:style-name="T1346">появилась как бы ещё прослойка схожего доступная лишь молние-головым. </text:span><text:span text:style-name="T1347">Другой мир наложен поверх предыдущего, </text:span><text:span text:style-name="T1351">а</text:span><text:span text:style-name="T1348"> с виду не отличишь. Ха-</text:span><text:span text:style-name="T1523">ха</text:span><text:span text:style-name="T1348">! </text:span><text:span text:style-name="T1349">Но молние-трахнутые знают! </text:span><text:span text:style-name="T1350">Даже если могут и не </text:span><text:span text:style-name="T1524">знать</text:span><text:span text:style-name="T1350"> всё равно знают. </text:span><text:span text:style-name="T1351">Вот что </text:span><text:span text:style-name="T1352">и </text:span><text:span text:style-name="T1351">вышел этот гробовщик проверить в шторм той ночью. <text:s/></text:span></text:p>
      <text:p text:style-name="P255"><text:span text:style-name="T1342">И</text:span><text:span text:style-name="T1325">нтересуется </text:span><text:span text:style-name="T1353">ли </text:span><text:span text:style-name="T1325">он всеми теми иными мирами, что посылают своих гномиков полпредов </text:span><text:span text:style-name="T1353">на орлиных спинах? Фиг там. </text:span><text:span text:style-name="T1354">И вовсе не собирается писать классический труд по антропологии, </text:span><text:span text:style-name="T1355">о суб-культуре молне-трахов, даже со своей тайной организацией, рукопожатия с острым тычком ногтями, </text:span><text:span text:style-name="T1356">частный ежемесячник </text:span><text:span text:style-name="T1526">Сбережённая Копейка</text:span><text:span text:style-name="T1356"> (что выглядит вполне невинно, старина Бен Франклин после инфляции, если только ты не знаешь вторую половину пословицы: «...</text:span><text:span text:style-name="T1361">это </text:span><text:span text:style-name="T1356">промышленные запасы меди». </text:span><text:span text:style-name="T1357">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356"> </text:span><text:span text:style-name="T1358">Так что на самом деле название журнала </text:span><text:span text:style-name="T1525">Достаточно Долго</text:span><text:span text:style-name="T1358">, </text:span><text:span text:style-name="T1359">о чём Те, Кто Знает знают. </text:span><text:span text:style-name="T1360">Текст в каждом номере ежемесячника, если вывернуть таким макаром, несёт немало интересных сообщений</text:span><text:span text:style-name="T1361">).</text:span><text:span text:style-name="T1360"> </text:span><text:span text:style-name="T1362">Для тех кто не в курсе, это всего лишь </text:span><text:span text:style-name="T1363">приятный бюллетень новостей небо</text:span><text:span text:style-name="T1364">л</text:span><text:span text:style-name="T1363">ьшого клуба</text:span><text:span text:style-name="T1333">—</text:span><text:span text:style-name="T1364">Джед Планкит утроил барбекю для Отделения Айовы в последний уик-энд Апреля. </text:span><text:span text:style-name="T1365">Слыхал про Турнир Силы Тока, Джед. Не повезло! Но к следующему Барбекю вернёшься как новенький… </text:span><text:span text:style-name="T1366">Минни Калкинс (Отделение 1.793) вышла замуж в Пасхальное Воскресенье </text:span><text:span text:style-name="T1367">за продавца дверей-сеток из Калифорнии. </text:span><text:span text:style-name="T1368">Можно лишь сожалеть, что он до сих пор не подходит для Членства. Но <text:s/>вокруг столько </text:span><text:span text:style-name="T1527">мохнатых сейфов</text:span><text:span text:style-name="T1368">, что сетки им не помешают!…</text:span><text:span text:style-name="T1369">. </text:span><text:span text:style-name="T1370">Ваш Редактор получил много, очень много «Шо за дела </text:span><text:span text:style-name="T1371">ващще</text:span><text:span text:style-name="T1370">?» относительно </text:span><text:span text:style-name="T1371">Весеннего Съезда в Декатуре, где всё освещение погасло в момент благословения. </text:span><text:span text:style-name="T1372">Рад сообщить теперь, что причина наконец отслежена до гигантского скачка в электролинии,</text:span><text:span text:style-name="T1333">– «</text:span><text:span text:style-name="T1372">Типа электрической приливной волны»»,</text:span><text:span text:style-name="T1333">– </text:span><text:span text:style-name="T1372">грит Хенк Фафнер, наш инженер-на-месте-проишествия,</text:span><text:span text:style-name="T1333">– «</text:span><text:span text:style-name="T1372">до единой лампочки все перегорели, весь потолок из почернелых стерильных яиц».</text:span><text:span text:style-name="T1333">– </text:span><text:span text:style-name="T1373">Просто поэт, Хенк! Теперь только б узнать </text:span><text:span text:style-name="T1528">что</text:span><text:span text:style-name="T1373"> стало причиной скачка</text:span><text:span text:style-name="T1333">—</text:span></text:p>
      <text:p text:style-name="P255"><text:span text:style-name="T1374">Но есть ли дело Польскому гробовщику в весельной лодке до взламывания данного кода, </text:span><text:span text:style-name="T1375">тайных организаций и</text:span><text:span text:style-name="T1377">ли</text:span><text:span text:style-name="T1375"> опозна</text:span><text:span text:style-name="T1377">нн</text:span><text:span text:style-name="T1375">ых суб-культур? </text:span><text:span text:style-name="T1376">Нет, ему пофиг. </text:span><text:span text:style-name="T1374"><text:s/></text:span><text:span text:style-name="T1377">Им движет предположение, что общение с такими людьми поможет ему </text:span><text:span text:style-name="T1529">в его деле</text:span><text:span text:style-name="T1377">.</text:span><text:span text:style-name="T1372"> </text:span><text:span text:style-name="T1378">Вы </text:span><text:span text:style-name="T1530">это</text:span><text:span text:style-name="T1378"> догоняете, чуваки? </text:span><text:span text:style-name="T1379">Он хочет знать как ведут себя люди до и после удар</text:span><text:span text:style-name="T1380">ов</text:span><text:span text:style-name="T1379"> молни</text:span><text:span text:style-name="T1380">и, чтобы понять как правильнее обходиться с членами семьи покойного. </text:span></text:p>
      <text:p text:style-name="P114"><text:span text:style-name="T1342">– </text:span><text:span text:style-name="T1381">Ты извращаешь великое открытие на потребу ко</text:span><text:span text:style-name="T1383">м</text:span><text:span text:style-name="T1381">мерции,</text:span><text:span text:style-name="T1325">– </text:span><text:span text:style-name="T1382">грит Танац ступая на берег.</text:span><text:span text:style-name="T1325">– </text:span><text:span text:style-name="T1383">Ты должен стыдиться самого себя.</text:span><text:span text:style-name="T1325">– </text:span><text:span text:style-name="T1384">Не минуло и пяти минут как он во</text:span><text:span text:style-name="T1385">ш</text:span><text:span text:style-name="T1384">ёл в город на </text:span><text:span text:style-name="T1385">краю болота, когда хрясь </text:span><text:span text:style-name="T1531">ККАХХАНН</text:span><text:span text:style-name="T1385">! хрясьхрясь хрясь </text:span><text:span text:style-name="T1386">чудовищный взрыв света и грома </text:span><text:span text:style-name="T1387">сотряс воду позади где гробовщик, </text:span><text:span text:style-name="T1388">разозлённый тем, что считает неблагодарность, гребёт прочь</text:span></text:p>
      <text:p text:style-name="P115"><text:span text:style-name="T1388">– </text:span><text:span text:style-name="T1389">О,</text:span><text:span text:style-name="T1325">– </text:span><text:span text:style-name="T1389">доносится его ослабелый голос,</text:span><text:span text:style-name="T1325">– </text:span><text:span text:style-name="T1389">О, хо! О-хо-хо-хо-</text:span><text:span text:style-name="T1532">хо</text:span><text:span text:style-name="T1389">!</text:span></text:p>
      <text:p text:style-name="P116"><text:span text:style-name="T1389">– </text:span><text:span text:style-name="T1390">Тут никто не живёт кроме нас,</text:span><text:span text:style-name="T1325">– </text:span><text:span text:style-name="T1390">Некая твёрдая фигура, шепчущий силуэт, цвета древесного угля, материализовался на пути Танаца.</text:span><text:span text:style-name="T1325">– </text:span><text:span text:style-name="T1391">Мы не причиняем вреда гостям, но тебе лучше избрать другой путь.</text:span></text:p>
      <text:p text:style-name="P256"><text:span text:style-name="T1391">О</text:span><text:span text:style-name="T1325">ни это 175 лагерных заключённых за гомосексуализм. </text:span><text:span text:style-name="T1392">Они пришли на север из лагеря Дора в Норденхаузен, </text:span><text:span text:style-name="T1393">на север пока не кончилась земля, </text:span><text:span text:style-name="T1394">основали общину из одних мужчин между </text:span><text:soft-page-break/><text:span text:style-name="T1394">болотом и устьем Одера. При нормальных обстоятельствах, Танац посчитал бы это раем, </text:span><text:span text:style-name="T1395">не будь настолько невыносимым для каждого из них расставание с Дорой</text:span><text:span text:style-name="T1333">—</text:span><text:span text:style-name="T1395">Дора была их домом и они тоскуют по родине. </text:span><text:span text:style-name="T1396">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33">мокрожопых</text:span><text:span text:style-name="T1396"> вымышленных Нацистских игровых партнёров, </text:span><text:span text:style-name="T1397">от </text:span><text:span text:style-name="T1534">Schutzhäftlingsführer</text:span><text:span text:style-name="T1535">’</text:span><text:span text:style-name="T1534">а</text:span><text:span text:style-name="T1397"> до </text:span><text:span text:style-name="T1534">Blockführer</text:span><text:span text:style-name="T1535">’</text:span><text:span text:style-name="T1534">а</text:span><text:span text:style-name="T1397">, </text:span><text:span text:style-name="T1398">и выбрали внутреннюю иерархию себе тоже: </text:span><text:span text:style-name="T1536">Lager</text:span><text:span text:style-name="T1398"> </text:span><text:span text:style-name="T1399">и</text:span><text:span text:style-name="T1398"> </text:span><text:span text:style-name="T1536">Blockältester, Kapo, Vorarbeiter, Stubendienst, Läufer</text:span><text:span text:style-name="T1398"> </text:span><text:span text:style-name="T1399">(что означает бегун или посыльный, но так случилось, что </text:span><text:span text:style-name="T1400">на</text:span><text:span text:style-name="T1399"> Немецком это ещё и название шахматного слона… </text:span><text:span text:style-name="T1400">если вам приходилось вдет его бегущим через мокрые луга </text:span><text:span text:style-name="T1401">очень ранним утром, его красное одеяние вьётся и полощется потемнев почти до цвета коры дерева между заводнённых низин, </text:span><text:span text:style-name="T1402">у вас появилось некоторое понятие </text:span><text:span text:style-name="T1403">о его истинном назначении тут в общине</text:span><text:span text:style-name="T1333">—</text:span><text:span text:style-name="T1404">он носитель священных стратегий, </text:span><text:span text:style-name="T1405">меморандумов совести, и при его приближении по тростниковым равнинам утра </text:span><text:span text:style-name="T1406">вы схвачены за склонённый загривок и ошелестаны побочными волнами Великого Мигаt—потому что </text:span><text:span text:style-name="T1537">Läufer</text:span><text:span text:style-name="T1406"> здесь священней всего, </text:span><text:span text:style-name="T1407">это он носит послания в загубленный интерфейс между зримым Лагерем и невидимыми SS).</text:span></text:p>
      <text:p text:style-name="P257"><text:span text:style-name="T1407">З</text:span><text:span text:style-name="T1325">авершает данную структуру </text:span><text:span text:style-name="T1519">Schutzhäftlingsführer</text:span><text:span text:style-name="T1325"> Блисеро. </text:span><text:span text:style-name="T1408">Имя смогло продвинуться так далеко на восток, </text:span><text:span text:style-name="T1409">как бы продолжая отступление человека, после его заключительной битвы </text:span><text:span text:style-name="T1410">в Люнебург Хит. </text:span><text:span text:style-name="T1411">Он самый жуткий призрак Зоны. </text:span><text:span text:style-name="T1412">Он злобен, он наполняет собой удлиняющиеся летние ночи. </text:span><text:span text:style-name="T1413">Как заражённый корень он меняется, </text:span><text:span text:style-name="T1414">разрастаясь в сторону зимы, белея, </text:span><text:span text:style-name="T1415">к безделью и голоду. </text:span><text:span text:style-name="T1416">Кого ещё могли избрать 175 себе верховным притеснителем? </text:span><text:span text:style-name="T1417">Власть его абсолютна. </text:span><text:span text:style-name="T1418">И не подумайте будто он и на самом деле не ждёт, возле разбомблённой и ржавеющей газовой фабрики, </text:span><text:span text:style-name="T1419">под винтовыми лестницами, за баками и башнями, </text:span><text:span text:style-name="T1420">ждёт первого рассветного <text:s/>карминно-полого посыльного с известиями как прошла ночь. </text:span><text:span text:style-name="T1421">Ночь его главнейшая забота, так что емуц должны доложить.</text:span></text:p>
      <text:p text:style-name="P258"><text:span text:style-name="T1421">Э</text:span><text:span text:style-name="T1325">то призрачное правление тут SS основано </text:span><text:span text:style-name="T1422">не столько на том, что узники знали в Доре, </text:span><text:span text:style-name="T1423">но на их предположениях о Ракето-структуре в соседнем Mittelwerke. А4, </text:span><text:span text:style-name="T1424">по своему, тоже скрывалась за непроходимой стеной, </text:span><text:span text:style-name="T1425">что </text:span><text:span text:style-name="T1426">от</text:span><text:span text:style-name="T1425">деляла реальную боль и ужас </text:span><text:span text:style-name="T1426">от призванного мучителя. </text:span><text:span text:style-name="T1427">Присутствие </text:span><text:span text:style-name="T1426">Вайсман</text:span><text:span text:style-name="T1427">а</text:span><text:span text:style-name="T1426">/Блисеро </text:span><text:span text:style-name="T1427">проникало сквозь стену, </text:span><text:span text:style-name="T1428">корёжась, подрагивая, в зловонные казармы нар, </text:span><text:span text:style-name="T1429">с тем же переходом в другую форму, как у слов пытающихся пробиться </text:span><text:span text:style-name="T1430">сквозь</text:span><text:span text:style-name="T1429"> сны. </text:span><text:span text:style-name="T1431">То</text:span><text:span text:style-name="T1433">го</text:span><text:span text:style-name="T1431">, что 175 слышали от своих реальных <text:s/></text:span><text:span text:style-name="T1325">SS </text:span><text:span text:style-name="T1431">охранников, было достаточно, </text:span><text:span text:style-name="T1432">чтобы тут же на сесте возвысить Вайсмана</text:span><text:span text:style-name="T1333">—</text:span><text:span text:style-name="T1433">те, его собственное элитарное братство, </text:span><text:span text:style-name="T1538">не знали</text:span><text:span text:style-name="T1433"> что ждать от этого человека. </text:span><text:span text:style-name="T1434">Когда узники о</text:span><text:span text:style-name="T1435">казывались поблизости, </text:span><text:span text:style-name="T1436">охранники переставали перешёптываться. </text:span><text:span text:style-name="T1437">Но отголоски их страха оставались: </text:span><text:span text:style-name="T1438">страх не перед Вайсманом лично, </text:span><text:span text:style-name="T1439">но страх самого времени, </text:span><text:span text:style-name="T1440">времени настолько отчаянного, что </text:span><text:span text:style-name="T1539">он</text:span><text:span text:style-name="T1440"> </text:span><text:span text:style-name="T1441">мог теперь ходить по Mittelwerke</text:span><text:span text:style-name="T1440"> </text:span><text:span text:style-name="T1441">как по своей собственности, </text:span><text:span text:style-name="T1442">времени, которое облекло его властью не имевшейся в Аушвице или Бухенвальде,</text:span><text:span text:style-name="T1443">власти недоступной им….</text:span></text:p>
      <text:p text:style-name="P259"><text:span text:style-name="T1443">П</text:span><text:span text:style-name="T1325">ри звуках имени Блисеро сейчас, жопа Танаца малость напряглась. </text:span><text:span text:style-name="T1444">Не </text:span><text:span text:style-name="T1446">то</text:span><text:span text:style-name="T1444">, что</text:span><text:span text:style-name="T1446">бы</text:span><text:span text:style-name="T1444"> он </text:span><text:span text:style-name="T1446">подумал</text:span><text:span text:style-name="T1444"> будто и</text:span><text:span text:style-name="T1446">м</text:span><text:span text:style-name="T1444">я <text:s/>подставлено нарочно или ещё там что. Паранойя не главная проблема </text:span><text:span text:style-name="T1445">у</text:span><text:span text:style-name="T1444"> Танаца. </text:span><text:span text:style-name="T1446">Его беспокоит </text:span><text:span text:style-name="T1540">напоминание ему вообще</text:span><text:span text:style-name="T1333">—</text:span><text:span text:style-name="T1446">напоминание, что не получил и слова, с того полудня в Хите на запуске 00000, о нынешнем статусе Блисеро</text:span><text:span text:style-name="T1333">—</text:span><text:span text:style-name="T1447">жив или мёртв, властитель иль в бегах. </text:span><text:span text:style-name="T1448">Он даже не знает что он предпочёл бы. </text:span><text:span text:style-name="T1446"><text:s/></text:span><text:span text:style-name="T1449">Пока </text:span><text:span text:style-name="T1541">Анубис</text:span><text:span text:style-name="T1449"> </text:span><text:span text:style-name="T1450">держал</text:span><text:span text:style-name="T1449"> свой путь, </text:span><text:span text:style-name="T1451">не </text:span><text:span text:style-name="T1450">нуж</text:span><text:span text:style-name="T1451">но</text:span><text:span text:style-name="T1450"> было выб</text:span><text:span text:style-name="T1451">и</text:span><text:span text:style-name="T1450">рать: </text:span><text:span text:style-name="T1452">память могла остаться настолько далеко позади, </text:span><text:span text:style-name="T1453">что однажды «реальность» больше не будет иметь значения. Конечно, так и было. Конечно, ничего такого не было.</text:span></text:p>
      <text:p text:style-name="P117"><text:span text:style-name="T1453">– </text:span><text:span text:style-name="T1454">Мы </text:span><text:span text:style-name="T1455">думаем</text:span><text:span text:style-name="T1454">, он </text:span><text:span text:style-name="T1455">всё ещё</text:span><text:span text:style-name="T1454">,</text:span><text:span text:style-name="T1325">– </text:span><text:span text:style-name="T1454">представитель города говорит Танацу,</text:span><text:span text:style-name="T1325">– </text:span><text:span text:style-name="T1454">жив и <text:s/>в бегах. </text:span><text:span text:style-name="T1456">Время от времени до нас доходят слухи о чём-то—</text:span><text:span text:style-name="T1457">вполне совпадает с Блисеро. </text:span><text:span text:style-name="T1458">Так что мы ждём. Он нас найдёт. </text:span><text:span text:style-name="T1459">У него тут заготовка основы власти, его дожидается.</text:span></text:p>
      <text:p text:style-name="P118"><text:span text:style-name="T1389">– </text:span><text:span text:style-name="T1460">А если он не останется?</text:span><text:span text:style-name="T1325">– </text:span><text:span text:style-name="T1460">чисто из подлости,</text:span><text:span text:style-name="T1325">– </text:span><text:span text:style-name="T1460">что если он над вами смеётся и проходит мимо?</text:span></text:p>
      <text:p text:style-name="P119"><text:span text:style-name="T1460">– </text:span><text:span text:style-name="T1461">Тогда у меня нет объяснений,</text:span><text:span text:style-name="T1325">– </text:span><text:span text:style-name="T1461">говорящий начинает пятится обратно в дождь,</text:span><text:span text:style-name="T1325">– </text:span><text:span text:style-name="T1461">тут просто вера.</text:span></text:p>
      <text:p text:style-name="P260"><text:soft-page-break/><text:span text:style-name="T1461">Т</text:span><text:span text:style-name="T1325">анац, который клялся, что никогда больше не станет отыскивать Блисеро, </text:span><text:span text:style-name="T1462">ни за что после 00000, ощущает плашмя приставленное лезвие жути. «Кто у вас посыльный?»</text:span><text:span text:style-name="T1333">– </text:span><text:span text:style-name="T1462">вскрикивает он.</text:span></text:p>
      <text:p text:style-name="P120"><text:span text:style-name="T1462">– </text:span><text:span text:style-name="T1463">Иди сам,</text:span><text:span text:style-name="T1325">– </text:span><text:span text:style-name="T1463">цедится шёпот.</text:span></text:p>
      <text:p text:style-name="P121"><text:span text:style-name="T1463">– </text:span><text:span text:style-name="T1464">Куда?</text:span></text:p>
      <text:p text:style-name="P433">– На газовую фабрику.</text:p>
      <text:p text:style-name="P122"><text:span text:style-name="T1464">– </text:span><text:span text:style-name="T1465">Но у меня сообщение для</text:span><text:span text:style-name="T1325">—</text:span></text:p>
      <text:p text:style-name="P434">– Сам передай….</text:p>
      <text:p text:style-name="P261"><text:span text:style-name="T1465">Б</text:span><text:span text:style-name="T1325">елый Анубис, уплыл к спасению. </text:span><text:span text:style-name="T1466">А тут позади, за кормой, остались отвергнутые, плывут и тонут, </text:span><text:span text:style-name="T1467">в трясине и на тверди, несчастные пассажиры на закате, что заблудились </text:span><text:span text:style-name="T1468">бродя наобум в отбросах других, в очистках, в тоскливом барахле воспоминаний—</text:span><text:span text:style-name="T1469">всё за что они вынуждены держаться—барахтаясь, путаясь, подымаясь, падая. </text:span><text:span text:style-name="T1470">Люди за бортом и наши общие обломки….</text:span></text:p>
      <text:p text:style-name="P262"><text:span text:style-name="T1471">Танац остаётся дрожать и злиться в хорошо разошедшемся дожде под аркадой из известняка. </text:span><text:span text:style-name="T1472">Я должен был плыть дальше, хочет он заорать, </text:span><text:span text:style-name="T1473">а вскоре так и делает. «</text:span><text:span text:style-name="T1474">Мне не полагалось </text:span><text:span text:style-name="T1475">быть оставленным с вами отходами….» </text:span><text:span text:style-name="T1476">Где апелляционный суд</text:span><text:span text:style-name="T1467">, </text:span><text:span text:style-name="T1476">что выслушал бы его печальную историю? <text:s/>«</text:span><text:span text:style-name="T1477">Я поскользнулся!» </text:span><text:span text:style-name="T1478">Какой-то кок скопытился в луже элит</text:span><text:span text:style-name="T1479">н</text:span><text:span text:style-name="T1478">ой блевотины и разлил целый </text:span><text:span text:style-name="T1479">оцинкованный </text:span><text:span text:style-name="T1478">ба</text:span><text:span text:style-name="T1479">к кремово-жёлтой куриной тошнотины у правого борта открытой палубы, Танац не увидел, он искал М</text:span><text:span text:style-name="T1480">а</text:span><text:span text:style-name="T1479">ргрету…. </text:span><text:span text:style-name="T1480">Очень жаль, </text:span><text:span text:style-name="T1542">les jeux sont faits</text:span><text:span text:style-name="T1480">, никто не слушает, а </text:span><text:span text:style-name="T1542">Анубис</text:span><text:span text:style-name="T1480"> скрылся. </text:span><text:span text:style-name="T1481">Лучше тут в плавучих обломках, Танац, </text:span><text:span text:style-name="T1482">не угадать кака может попасть золотая рыбка, </text:span><text:span text:style-name="T1483">спроси Оберста Енцина, </text:span><text:span text:style-name="T1484">он знает (есть некий ключ, среди пустошей Мира… </text:span><text:span text:style-name="T1485">и его не найти на бело</text:span><text:span text:style-name="T1487">м</text:span><text:span text:style-name="T1485"> </text:span><text:span text:style-name="T1543">Анубис</text:span><text:span text:style-name="T1544">е,</text:span><text:span text:style-name="T1485"> </text:span><text:span text:style-name="T1486">потому что всё ценное они </text:span><text:span text:style-name="T1487">бросают за </text:span><text:span text:style-name="T1485">борт</text:span><text:span text:style-name="T1487">)</text:span><text:span text:style-name="T1465">.</text:span></text:p>
      <text:p text:style-name="P263"><text:span text:style-name="T1465">И</text:span><text:span text:style-name="T1325">так</text:span><text:span text:style-name="T1333">—</text:span><text:span text:style-name="T1325">Танац на газовой фабрике, перед осмоленной стеной, </text:span><text:span text:style-name="T1488">макрельные глазищи вылупились из мокрой шерсти воротниковой тени, всё чёрно-белое, испуган по полной, </text:span><text:span text:style-name="T1489">дыхание дымится из уголков его рта, когда </text:span><text:span text:style-name="T1490">зелень рассвета занимается там среди </text:span><text:span text:style-name="T1545">gassen</text:span><text:span text:style-name="T1490">.</text:span><text:span text:style-name="T1545"> </text:span><text:span text:style-name="T1546">Его тут не будет, он просто мёртв</text:span><text:span text:style-name="T1491"> просто мёртв? </text:span><text:span text:style-name="T1492">Чем тут не «интерфейс»? сообщающаяся <text:s/>поверхность </text:span><text:span text:style-name="T1493">для </text:span><text:span text:style-name="T1492">двух миров… </text:span><text:span text:style-name="T1494">конечно, но </text:span><text:span text:style-name="T1547">которых двух</text:span><text:span text:style-name="T1494">? </text:span><text:span text:style-name="T1495">И не приходится рассчитывать ни на какой позитивизм, </text:span><text:span text:style-name="T1496">не спасёт, он не срабатывал даже ещё в Берлине, </text:span><text:span text:style-name="T1497">до Войны, на посиделках у Петера Сачсы… </text:span><text:span text:style-name="T1498">он только мешал, раздражал остальных… </text:span><text:span text:style-name="T1499">ширма из слов между ним и сверхъестественным всегда была лишь тактическим ходом… </text:span><text:span text:style-name="T1500">никогда не давала чувствовать себя свободн</text:span><text:span text:style-name="T1501">ее</text:span><text:span text:style-name="T1500"> от… </text:span><text:span text:style-name="T1502">А теперь в этом даже ещё меньше смысла. Он знает, что Блисеро есть.</text:span></text:p>
      <text:p text:style-name="P264"><text:span text:style-name="T1502">Э</text:span><text:span text:style-name="T1325">то не было сном. </text:span><text:span text:style-name="T1503">Тебе же хочется чтоб было. </text:span><text:span text:style-name="T1504">Ещё одна горячка, что рано или поздно пройдёт, </text:span><text:span text:style-name="T1505">отпуская тебя в холодную реальность комнаты… </text:span><text:span text:style-name="T1506">ты не обязан исполнять то долгое запутанное задание, </text:span><text:span text:style-name="T1507">вовсе нет, </text:span><text:span text:style-name="T1508">пойми, это только горячка… </text:span><text:span text:style-name="T1509">это не наяву….</text:span></text:p>
      <text:p text:style-name="P265"><text:span text:style-name="T1509">Н</text:span><text:span text:style-name="T1325">а этот раз наяву, Блисеро, живой или мёртвый, реален. </text:span><text:span text:style-name="T1510">Танац, сейчас малость чокнутый от страха, </text:span><text:span text:style-name="T1511">хочет спровоцировать его, он больше не в силах ждать, </text:span><text:span text:style-name="T1512">он хочет знать что призовёт Блисеро через интерфейс. </text:span><text:span text:style-name="T1513">Какой визг, какое виляние покорной жопы может привлечь его обратно….</text:span></text:p>
      <text:p text:style-name="P266"><text:span text:style-name="T1513">Н</text:span><text:span text:style-name="T1325">о это привлекло лишь Русскую п</text:span><text:span text:style-name="T1514">о</text:span><text:span text:style-name="T1325">лицию. </text:span><text:span text:style-name="T1514">Имеется рабочее соглашение </text:span><text:span text:style-name="T1515">о невыходе за <text:s/>пределы 175-Штадта, </text:span><text:span text:style-name="T1516">о котором конечно же никто не сказал Танацу. </text:span><text:span text:style-name="T1517">Газовая фабрика пользовалась дурной славой места шумных сходняков пока Русские не провели серию массовых облав. </text:span><text:span text:style-name="T1518">Последний гаснущий отголосок Хорала 175-Штадта скачет прочь по дороге распевая некий жуткий салют педерастии, типа,</text:span></text:p>
      <text:p text:style-name="P435"/>
      <text:p text:style-name="P827">Ямси-намси ути-вути <text:s text:c="2"/>лёли-лёли йе</text:p>
      <text:p text:style-name="P798"><text:span text:style-name="T1518">У</text:span><text:span text:style-name="T1325">ж если </text:span><text:span text:style-name="T1519">я</text:span><text:span text:style-name="T1325"> дегенерат, то </text:span><text:span text:style-name="T1519">ты</text:span><text:span text:style-name="T1325"> тем более….</text:span></text:p>
      <text:p text:style-name="P426"/>
      <text:p text:style-name="P427">– <text:span text:style-name="T1580">Теперь тут попадаетесь только вы туристы,</text:span>– <text:span text:style-name="T1581">грит лощёный гражданский с белым платочком в его нагрудном кармане, хмыкая в тени полей своей шляпы.</text:span>– <text:span text:style-name="T1582">И, когда-никогда, шпион, конечно.</text:span></text:p>
      <text:p text:style-name="P428">– <text:span text:style-name="T1583">Это не я,</text:span>– <text:span text:style-name="T1583">грит Танац.</text:span></text:p>
      <text:p text:style-name="P428">– <text:span text:style-name="T1583">Не ты, да? А ну-ка расскажи подробнее.</text:span></text:p>
      <text:p text:style-name="P430"><text:soft-page-break/>Такое вот попадалово по полной. Меньше чем за полдня, Танац перешёл от можно не беспокоиться, ни даже <text:span text:style-name="T110">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584">каково</text:span> быт<text:span text:style-name="T1584">ь</text:span> отвергнутым: <text:span text:style-name="T1584">ему не избежать последствий того, что сам себе подставит, разве что по случайности.</text:span></text:p>
      <text:p text:style-name="P431">Например, на окраине Штеттина, случайно, группа Польских партизан, только что вернувшись из Лондона, <text:span text:style-name="T1586">по ошибке </text:span>прин<text:span text:style-name="T1586">имают</text:span> полицейскую машину за ту, что перевозила <text:span text:style-name="T1585">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29">– <text:span text:style-name="T1586">Не я,</text:span>– <text:s/><text:span text:style-name="T1586">грит Танац.</text:span></text:p>
      <text:p text:style-name="P429">– <text:span text:style-name="T1586">Блядь. Он прав.</text:span></text:p>
      <text:p text:style-name="P432">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36">Неделями он едет на товарняках, вися по очереди снаружи назначенного <text:s/>вагона, <text:span text:style-name="T1587">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17">Soldbuch</text:span><text:span text:style-name="T1587">,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Его дневную пайку хлеба забирает ПеэЛ меньше него, но с </text:span><text:span text:style-name="T217">видом</text:span><text:span text:style-name="T1587">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17">лицом</text:span><text:span text:style-name="T1587">, прозрачность, </text:span><text:span text:style-name="T217">истинный свет того</text:span><text:span text:style-name="T1587">….</text:span></text:p>
      <text:p text:style-name="P438">Мало-помалу, его припоминание того ракетного запуска в Хите становится отчётливей. <text:span text:style-name="T1588">Полировка огнём горячки, боль, снимают наслоения. Постоянно повторяющийся образ—грязно-</text:span><text:soft-page-break/><text:span text:style-name="T1588">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18">сейчас</text:span><text:span text:style-name="T1588"> там мельница не отражается, в нём отражена бутылка джина. Никакой бутылки джина тут в Хите тоже нет. <text:s/>Но ведь ветряк </text:span><text:span text:style-name="T218">отражался</text:span><text:span text:style-name="T1588">. Как же так? Возможно ли что глаза Блисеро, в которых Грета Ердман видела карты его Царства, для Танаца отражают прошлое? </text:span><text:span text:style-name="T218">Такое и впрямь</text:span><text:span text:style-name="T1588">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18">Wandervogel</text:span><text:span text:style-name="T1588">,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18">как раз когда удар обрушивается</text:span><text:span text:style-name="T1588"> ему на череп… что может быть лучше этого? Плач, что прорывается в твоей груди </text:span><text:span text:style-name="T218">затем</text:span><text:span text:style-name="T1588">,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18">это убьёт тебя если</text:span><text:span text:style-name="T1588">—)</text:span></text:p>
      <text:p text:style-name="P439">Он рассказывает об этом <text:span text:style-name="T110">Schwarzkommando</text:span> сейчас, об этом и многом другом. <text:span text:style-name="T1589">Спустя неделю ора <text:s/>я знаю, выкриков я видел </text:span><text:span text:style-name="T219">Schwarzgerät</text:span><text:span text:style-name="T1589">,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19">Erdschweinhöhle, </text:span><text:span text:style-name="T1590">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39"/>
      <text:p text:style-name="P828">Просто лох-что-ни-разу-не-выиграл, в любви,</text:p>
      <text:p text:style-name="P829">Хоть-играет, <text:span text:style-name="T1591">почти-каж’,ду ночь...</text:span></text:p>
      <text:p text:style-name="P830">Баран-для-стрижки-Тем, Наверху,</text:p>
      <text:p text:style-name="P831">Кто карты-сдаёт, что можно, что нет….</text:p>
      <text:p text:style-name="P832">О лох никогда не-поставит-всё, <text:span text:style-name="T1592">и-он никогда-не-играет ва-банк,</text:span></text:p>
      <text:p text:style-name="P833">Он знает хоть-раз-<text:span text:style-name="T1593">не-вышло</text:span>, <text:span text:style-name="T1593">то можешь все-гда проиграть-опять!</text:span></text:p>
      <text:p text:style-name="P834">Прото овца в игре, в любви…</text:p>
      <text:p text:style-name="P835">Ночь за ночью остаётся <text:span text:style-name="T1594">о-о-о-дин!</text:span></text:p>
      <text:p text:style-name="P440"/>
      <text:p text:style-name="P441"><text:soft-page-break/>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595">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20">одно и то же</text:span><text:span text:style-name="T1595">….</text:span></text:p>
      <text:p text:style-name="P442">Он проиграл Блисеро, но это было уже не совсем реальным. <text:span text:style-name="T1596">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3">Танац <text:span text:style-name="T1597">в самом деле</text:span> задавался вопросом: <text:span text:style-name="T1597">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44">И: «Да как мне любить их?»</text:p>
      <text:p text:style-name="P445">Но ответа нет от Блисеро. <text:span text:style-name="T1598">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46">Они помогут ему разобраться. <text:span text:style-name="T110">Erdschweinhöhlers </text:span>будут сидеть всю ночь <text:span text:style-name="T1599">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21">что-то</text:span><text:span text:style-name="T1599">—к Ракете. Это то самое «что-то», которое сейчас проясняет Ангел Танац, каждому по своему, для всех слушающих.</text:span></text:p>
      <text:p text:style-name="P447">Ко времени когда он умолкнет, <text:span text:style-name="T1600">они будут все знать чем был </text:span><text:span text:style-name="T222">Schwarzgerät</text:span><text:span text:style-name="T1600">,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22">Erdschweinhöhle</text:span><text:span text:style-name="T1600"> соперик, Пустой Джозеф Омбинди, хватает его за предплечье— «Если мы чем-то можем...» Енцин кивает: «Продумай для нас план плотной </text:span><text:soft-page-break/><text:span text:style-name="T1600">охраны, ’куранде». Он не называл </text:span><text:span text:style-name="T222">так</text:span><text:span text:style-name="T1600">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48">… <text:span text:style-name="T1601">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23">Schwarzkommando</text:span><text:span text:style-name="T1601">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23">я</text:span><text:span text:style-name="T1601">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0">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49"><draw:frame draw:style-name="fr2" draw:name="Image7" text:anchor-type="paragraph" svg:width="6.9252in" svg:height="0.3661in" draw:z-index="3"><draw:image xlink:href="Pictures/1000000000000B720000009B428C9716555D8079.png" xlink:type="simple" xlink:show="embed" xlink:actuate="onLoad" loext:mime-type="image/png"/></draw:frame></text:p>
      <text:p text:style-name="P451">Нежданно-негаданно, эта <text:span text:style-name="T1604">страна</text:span> приятн<text:span text:style-name="T1604">ой</text:span>, да, когда втянешься, вполне приятная вообще-то. <text:span text:style-name="T1602">Даже хотя тут есть есть и негодяй, опасный как смерть. Это типичный для Американского подростка собственный </text:span><text:span text:style-name="T224">Отец</text:span><text:span text:style-name="T1602">,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2">Он весёлый и достаточно <text:span text:style-name="T1603">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3">Тут это гигантский завод-государство, Город Будущего полный предсказанных в 1930-е покатых фасадов и опоясанных балконами небоскрёбов, <text:span text:style-name="T1605">стройных хромовых кариатид в короткой 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54">Далеко внизу тысячи детей бегают по дворам полным ветра <text:span text:style-name="T1606">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26">фокусами</text:span><text:span text:style-name="T1606">!)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25">это настоящий пистолет</text:span><text:span text:style-name="T1606">, это настоящая пуля зинннггг! Неплохая попытка Папаша, но ты не такой резкий как Парень сегодня!</text:span></text:p>
      <text:p text:style-name="P455">Вперед на спасение Светлой Минутки, которого выдернули из суточных 24 коллеги Отца, <text:span text:style-name="T1607">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text:span><text:soft-page-break/><text:span text:style-name="T1607">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56">Бинг вскакивает пацан в ве<text:span text:style-name="T1609">р</text:span>тящейся бини, вручает Слотропу ещё сообщение и уматывает прочь. «<text:span text:style-name="T1608">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27">Мар-селя</text:span><text:span text:style-name="T1608">,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27">кожи</text:span><text:span text:style-name="T1608">, мэн!» ну так Марсель не только задолбал его по полной насчёт кожи, кожи во </text:span><text:span text:style-name="T227">всех</text:span><text:span text:style-name="T1608"> её смыслах, о нет это лишь поверхностно, </text:span><text:span text:style-name="T227">затем</text:span><text:span text:style-name="T1608">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57">Но где внутри Марселя карлик Гроссмейстер, <text:span text:style-name="T1610">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28">всех</text:span><text:span text:style-name="T1610">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58"><text:soft-page-break/>Такая вот отличная команда готов<text:span text:style-name="T1613">ятся</text:span> выступить за Светлой<text:span text:style-name="T1610">—</text:span>что говоришь? какой у Слотропа особый дар и Фатальный Недостаток? О, <text:span text:style-name="T110">д</text:span><text:span text:style-name="T229">’</text:span><text:span text:style-name="T110"> брось</text:span><text:span text:style-name="T1610">—</text:span>э, <text:span text:style-name="T1612">за Светлой Минуткой, собирают своё снаряжение, Мёртл мечется туда-сюда, материализует то да сё:</text:span></text:p>
      <text:p text:style-name="P459">Мост Золотые Ворота («Ну, как, подойдёт?»<text:span text:style-name="T1008">– «</text:span>Э, давай посмотрим тот, опять, а? С теми, знаешь э...»<text:span text:style-name="T1008">– «</text:span>Бруклинский?»<text:span text:style-name="T1008">– </text:span>что-то вроде старомодного переглядывания,<text:span text:style-name="T1008">– «</text:span>Бруклинский Мост?»<text:span text:style-name="T1008">– «</text:span>Да, тот самый, с такими торчащими… как там их...»)</text:p>
      <text:p text:style-name="P460">Бруклинский Мост («Понимаешь, для сцены погони, Мёртл, <text:span text:style-name="T1614">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1">Пара изысканно элегантных Рол-Ройсов <text:span text:style-name="T1615">(«Хватит дурачиться, Мёртл, мы уже договорились, правда же? Никаких автомобилей...»)</text:span></text:p>
      <text:p text:style-name="P462">Пластмассовый самокатик для малышей («О хорошо, я знаю, что ты не уважаешь меня как лидера, но послушай, может будем посерьёзнее...»)</text:p>
      <text:p text:style-name="P463">Чему тут удивляться, что трудно быть уверенным в этих идиотах как они каждый день выходят против Пагубного Папаши? <text:span text:style-name="T1616">Тут никакого прямого подчинения, ни линий власти ни сотрудничества. Решения никогда по сути </text:span><text:span text:style-name="T230">не принимаются</text:span><text:span text:style-name="T1616">—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30">безудержно вялым</text:span><text:span text:style-name="T1616">?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text:span></text:p>
      <text:p text:style-name="P463"/>
      <text:p text:style-name="P836">Как ты приятель, как ты сосед?</text:p>
      <text:p text:style-name="P836">Трудно же<text:span text:style-name="T1008">—</text:span>признайся, дай честный ответ<text:span text:style-name="T1008">—</text:span></text:p>
      <text:p text:style-name="P836">Жить день-за-днём и молчать</text:p>
      <text:p text:style-name="P836">Ни улыбнуться кому-то, ни слова поддержки сказать?</text:p>
      <text:p text:style-name="P836">Скажу тебе прямо, друг</text:p>
      <text:p text:style-name="P836">Всё может рухнуть вокруг<text:span text:style-name="T1008">—</text:span></text:p>
      <text:p text:style-name="P836">Пока мы рядом в пути, </text:p>
      <text:p text:style-name="P836">Поможем друг другу идти</text:p>
      <text:p text:style-name="P837">И может станет светлее!</text:p>
      <text:p text:style-name="P837">Ну, так вс<text:span text:style-name="T1611">’</text:span> вместе!</text:p>
      <text:p text:style-name="P437"/>
      <text:p text:style-name="P464">Пока 4 снаряжается, голоса продолжают петь <text:span text:style-name="T1617">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65"><text:soft-page-break/><text:span text:style-name="T1617"><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21">½ </text:span><text:span text:style-name="T1222">секунды мерцания старого общительного холодильника, что гундит на Рефрижераторно-Бостонском диалекте, «</text:span><text:span text:style-name="T1223">Да-давай, Тайран, заваливай, тута харашо и уютна в маём живате, стока вкусняшак, как та Мавкси али та Бэби Рат….», </text:span><text:span text:style-name="T1224">бродит теперь среди головокружительно глубинных полок и продуктовых гор или продуктовых городов Хладолэнда </text:span><text:span text:style-name="T1225">(но осторожней, может </text:span><text:span text:style-name="T1226">приключиться</text:span><text:span text:style-name="T1225"> и </text:span><text:span text:style-name="T1226">явно </text:span><text:span text:style-name="T1225">Фашистское</text:span><text:span text:style-name="T1224"> <text:s/></text:span><text:span text:style-name="T1225">тут, </text:span><text:span text:style-name="T1226">за расцвечено конфетной массой термодинамический элитизм в своей чистейшей форме</text:span><text:span text:style-name="T1227">—</text:span><text:span text:style-name="T1228">лампочки могут смениться свечами, а радиоприёмники у</text:span><text:span text:style-name="T1229">м</text:span><text:span text:style-name="T1228">олкнуть</text:span><text:span text:style-name="T1226">, </text:span><text:span text:style-name="T1229">но основная футкци Сети в данной Системе холодильничная: замораживать обратно беспорядочные циклы дня, </text:span><text:span text:style-name="T1230">чтобы хранить этот мирок без запаха, </text:span><text:span text:style-name="T1231">этот куб неизменности), </text:span><text:span text:style-name="T1232">взбирается на кряжи петрушки, где стакашки из сыра высятся лоснясь на средней удалённости, </text:span><text:span text:style-name="T1233">поскальзывается на блюде с маслом, вжирается в арбуз до кожуры, </text:span><text:span text:style-name="T1234">чувствует себя жёлтым и ярким, пока ты чуть не задел бананы, заглядевшись вниз на </text:span><text:span text:style-name="T1235">проступившую прозелень плесени </text:span><text:span text:style-name="T1236">в покрытой коркой территории старой уже </text:span><text:span text:style-name="T1237">больше </text:span><text:span text:style-name="T1236">не опозн</text:span><text:span text:style-name="T1237">а</text:span><text:span text:style-name="T1236">ваемой кастрюли</text:span><text:span text:style-name="T1227">—</text:span><text:span text:style-name="T1239">бананы</text:span><text:span text:style-name="T1237">! </text:span><text:span text:style-name="T1238">кт-кто <text:s/>положил бананы</text:span><text:span text:style-name="T1227">—</text:span></text:p>
      <text:p text:style-name="P437"/>
      <text:p text:style-name="P838">В-мор о зил-ку!</text:p>
      <text:p text:style-name="P838">О нет-нет-нет, нет-нет-нет!</text:p>
      <text:p text:style-name="P251"/>
      <text:p text:style-name="P267">Чиквити Банана грит так нельзя! <text:span text:style-name="T1618">Случится что-то страшное! Кто мог это сделать? Не может быть что Мама, и Хоган </text:span><text:span text:style-name="T231">влюблён</text:span><text:span text:style-name="T1618">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31"> пока на ней её шляпа</text:span><text:span text:style-name="T1618">,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23">– <text:span text:style-name="T1619">Хорошо удумал, босс.</text:span></text:p>
      <text:p text:style-name="P123">– <text:span text:style-name="T1619">Салют, Мёртл, сам не знаю что случилось…</text:span></text:p>
      <text:p text:style-name="P124">– <text:span text:style-name="T1620">А когда ты знал? Хватайся за мою накидку.</text:span></text:p>
      <text:p text:style-name="P268">Вжиик<text:span text:style-name="T1008">—</text:span></text:p>
      <text:p text:style-name="P125">– <text:span text:style-name="T1621">Уфф. Ладно, грит Слотроп,</text:span>– <text:span text:style-name="T1622">э, так мы всё…</text:span></text:p>
      <text:p text:style-name="P126">– <text:span text:style-name="T1622">Та Светлая Минутка возможно уже за несколько световых лет отсюда,</text:span>– <text:span text:style-name="T1622">грит Мёрт,</text:span>– <text:span text:style-name="T1622">а у тебя сопля висит сосулькой </text:span><text:span text:style-name="T11">и́</text:span><text:span text:style-name="T1622">з носу.</text:span>– <text:span text:style-name="T1623">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text:span><text:soft-page-break/><text:span text:style-name="T1623">этого вытирать свой орган Флагом и так далее</text:span>—«<text:span text:style-name="T1624">Блядь!»</text:span>– <text:span text:style-name="T1624">вопит Максимилиан <text:s/>Слотропу,</text:span>– «<text:span text:style-name="T1624">Медленное Переползание, Загородное </text:span><text:span text:style-name="T232">Напра</text:span><text:span text:style-name="T1624">вление! Чё за хуйня, нам </text:span><text:span text:style-name="T232">плыть</text:span><text:span text:style-name="T1624"> теперя или блядь как?»</text:span></text:p>
      <text:p text:style-name="P127">– <text:span text:style-name="T1625">Ээ, Мёртл,</text:span>– <text:span text:style-name="T1625">Слотроп подкатывает к МЧ в её золотом ободке малость заискивающе,</text:span>– <text:span text:style-name="T1626">э, как ты считаешь, ты могла бы...</text:span>–<text:span text:style-name="T1626">Исусе, у них всякий раз прогон одной и той этой рутины—как же Мёртл охота, чтоб Слотроп заткнул это пустое сюсюканье <text:s/>и был </text:span><text:span text:style-name="T233">мужчиной</text:span><text:span text:style-name="T1626"> хоть раз! Она закуривает сигарету, даёт ей свесится из уголка рта, подбоченивается в бедро с другого бока и вздыхает: «Да ясно»,</text:span>– <text:span text:style-name="T1627">просто зла уже не хватает с этим мудилой</text:span>—</text:p>
      <text:p text:style-name="P269">И <text:span text:style-name="T110">Los!</text:span> чудо сотворилось, они теперь мчатся по коридоро-улицам Ракетен-Штадта подобно длинношеему морскому чудовищу. <text:span text:style-name="T1628">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29">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70">В первый раз сейчас становится ясно, что 4 и Отеческий заговор не полностью заполняют свой мир. <text:span text:style-name="T1630">Их борьба не единственная, и даже не окончательная. Действительно, здесь не только много </text:span><text:span text:style-name="T234">других</text:span><text:span text:style-name="T1630"> борьб, но здесь имеются также и </text:span><text:span text:style-name="T234">зрители</text:span><text:span text:style-name="T1630">,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12">о́</text:span><text:span text:style-name="T1630">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71">Это ещё что? <text:span text:style-name="T1631">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oft-page-break/><text:span text:style-name="T235">значительная</text:span><text:span text:style-name="T1631"> часть жизни часов тёмной стороны в Ракетен-Штадте. Возможности каких-то парадоксов тут, правда же, меньше, чем вам кажется.</text:span></text:p>
      <text:p text:style-name="P272">Максимилиан далеко внизу на дне оркестровой ямы прикидывается музыкантом на альт-саксафоне, <text:span text:style-name="T1632">укомплектован Книгой Интеллектуальной Уборной, </text:span><text:span text:style-name="T236">Мудрость Великих Лётчиков-Камикадзе</text:span><text:span text:style-name="T1632">, с иллюстрациями от Волт Дисней—визжащие, волосо-носые, передние зубы белым двуграником, раскосые глаза (продлённой, тщательно </text:span><text:span text:style-name="T236">заокругленной</text:span><text:span text:style-name="T1632"> формы), круглые чёрно-лакричные собачьи носы </text:span><text:span text:style-name="T236">Япошек</text:span><text:span text:style-name="T1632">,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36">той</text:span><text:span text:style-name="T1632"> сучарой и ещё не вздумай козырять пушкой на </text:span><text:span text:style-name="T236">собирушках</text:span><text:span text:style-name="T1632">,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73">Ну, в этом-то вся сердцевина: <text:span text:style-name="T1633">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73"/>
      <text:p text:style-name="P677">Прослушка на Низких Частотах</text:p>
      <text:p text:style-name="P274">Германские подводные лодки выходили а связь на волне в 28 000 метров, что округляется примерно в 10 килоциклов. <text:span text:style-name="T1634">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75">Смотрителем Антенны служит Свидетель Иеговы по фамилии Рохр. Он только что из лагеря Равенсбрюк, пробыв та с 36-го (или 37-го, он уже не помнит). <text:span text:style-name="T1635">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80">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text:soft-page-break/>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28">– <text:span text:style-name="T1636">Прошлой ночью кто-то опять умирал,</text:span>– <text:span text:style-name="T1636">рассказывает Рохр Слотропу,</text:span>– <text:span text:style-name="T1636">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29">– <text:span text:style-name="T1637">Мои старики были конгрегационалисты,</text:span>– <text:span text:style-name="T1637">вставляет Слотроп, так думаю.</text:span>– <text:span text:style-name="T1638">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29"/>
      <text:p text:style-name="P678">Письмо Мамы Слотропа Послу Кеннеди</text:p>
      <text:p text:style-name="P276">Ну <text:span text:style-name="T110">приветули</text:span> Джо <text:span text:style-name="T1639">как ты там. Слушай: Джу-зепе—мы запереживались про нашего младшего опять. Мог бы ты побеспокоить тех старых Лондонских знакомцев просто </text:span><text:span text:style-name="T237">ещё разок</text:span><text:span text:style-name="T1639">?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77">О, и Хозей (ой-ой, не обращайте внимание, перо просто поскользнулось, как видите! Капризная Наллин на своём <text:span text:style-name="T110">третьем</text:span> мартини, позволим вам заметить). <text:span text:style-name="T1640">Папаня и я слушали твою замечательную речь на заводе ДжЭл на прошлой неделе. Ты в ударе, Мистер К! До чего верно! Мы </text:span><text:span text:style-name="T238">должны</text:span><text:span text:style-name="T1640"> модернизировать в Массачусетсе, или будет всё хуже и хуже. У них голосование о забастовке </text:span><text:span text:style-name="T238">тут</text:span><text:span text:style-name="T1640"> на следующей неделе. Разве ВКТ создали не затем чтобы </text:span><text:span text:style-name="T238">не допускать</text:span><text:span text:style-name="T1640">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38">кажется</text:span><text:span text:style-name="T1640">,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38">пока</text:span><text:span text:style-name="T1640">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text:span></text:p>
      <text:p text:style-name="P278">О, ладно. Прочь ворчливые старые мысли! Пошли вон! <text:span text:style-name="T1641">Мартини Номер Четыре на подходе!</text:span></text:p>
      <text:p text:style-name="P279">Джек, хороший мальчик. <text:span text:style-name="T1642">Правда, я люблю Джека как Хогана и Тайрона, просто как сына, моего собственного сына. Я даже люблю его как </text:span><text:span text:style-name="T239">не</text:span><text:span text:style-name="T1642"> люблю своих сыновей, ха-ха! (она квохчет) но я ведь нехорошая старая бэби, сам знаешь. Такие как я безнадёжны….</text:span></text:p>
      <text:p text:style-name="P279"/>
      <text:p text:style-name="P679">О Фразе «Назад Жопой»</text:p>
      <text:p text:style-name="P130">– <text:span text:style-name="T1643">Кое-что я никогда не понимал в вашем языке, Янки хряк.</text:span>– <text:span text:style-name="T1644">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645">зелёный, например, зелень старой статуи в лиственных сумерках.</text:span></text:p>
      <text:p text:style-name="P131">– <text:span text:style-name="T1646">Канешша,</text:span>– <text:span text:style-name="T1646">отвечает Слотроп,</text:span>– <text:span text:style-name="T1646">те ахота учить Аглиски, моя учить тя Аглиски. Спрашуй шо хошь, капустник.</text:span>– <text:span text:style-name="T1647">Это в точности тот вид широкого предложения услуг, из-за которого Слотроп вечно попадает впросак.</text:span></text:p>
      <text:p text:style-name="P132"><text:soft-page-break/>– <text:span text:style-name="T1648">Почему вы говорите про какой-нибудь облом</text:span>—<text:span text:style-name="T1648">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33">– <text:span text:style-name="T1649">Ух,</text:span>– <text:span text:style-name="T1649">грит Слотроп.</text:span></text:p>
      <text:p text:style-name="P134">– <text:span text:style-name="T1650">Это одна из многих Американских Загадок,</text:span>– <text:span text:style-name="T1650">вздыхает Кислота,</text:span>– <text:span text:style-name="T1651">я хотел бы, чтоб мне разъяснили. Не ты, как видно.</text:span></text:p>
      <text:p text:style-name="P281">У Кислоты до хрена жёлчи придираться к языку других людей вот так вот. Однажды ночью, ещё когда он был форточником, <text:span text:style-name="T1652">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40">Hübsch Räuber! Hübsch Räuber</text:span><text:span text:style-name="T1652">!»» что означает «Красавчик грабитель! Красавчик грабитель!» ноона не может выговорить тех умлаутов. Так что получается «</text:span><text:span text:style-name="T240">Hubschrauber! Hubschrauber!</text:span><text:span text:style-name="T1652">»,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40">Deutschland, </text:span><text:span text:style-name="T110">Deutschland Über Alles</text:span>» <text:span text:style-name="T1653">вот уже четыре часа кряду, раз за разом пропускает ноты, заёбывается с ритмом, с дыханием…</text:span><text:span text:style-name="T241"> ü . . . berall... es... indie... ie…</text:span><text:span text:style-name="T1653"> потом долгаядолгая пауза, ну давай уже падла, найди её, ты можешь—</text:span><text:span text:style-name="T241">Welt</text:span><text:span text:style-name="T1653">, фальшиво, ах, сразу поправил… через всё это до него доносится крик </text:span><text:span text:style-name="T241">Hubschrauber</text:span><text:span text:style-name="T1653">,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41">мы видим тебя сверху бежать некуда это твой последний закоулок твоё последнее убежище от торнадо</text:span><text:span text:style-name="T242">) </text:span><text:span text:style-name="T1654">сидеть у себя и не вмешиваться? Он остаётся у себя и не вмешивается. Впоследствии он станет «Шпёри» из исповеди Ахтфадена перед </text:span><text:span text:style-name="T242">Schwarzkommando</text:span><text:span text:style-name="T1654">.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42">Liebchen</text:span><text:span text:style-name="T1654">,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35">– «<text:span text:style-name="T1655">Жопа» просто для усиления,</text:span>– <text:span text:style-name="T1655">предлагает теперь Моряк Бодвайн,</text:span>– <text:span text:style-name="T1656">говорят же «пьяный в жопу», «тупой в жопу»—ну, когда что-то очень не так, по аналогии говоришь «назад жопой».</text:span></text:p>
      <text:p text:style-name="P136">– <text:span text:style-name="T1657">Но «назад жопой» с усилением становится «назад жопой в жопу»,</text:span>– <text:span text:style-name="T1657">возражает Кислота.</text:span></text:p>
      <text:p text:style-name="P137">– <text:span text:style-name="T1658">Но зато не делает «жопой наперёд»,</text:span>– <text:span text:style-name="T1658">моргает Бодайн с неподдельно дрогнувшим голосом, как будто <text:s/>кто-то хочет его ударить</text:span>—<text:span text:style-name="T1659">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text:span><text:soft-page-break/><text:span text:style-name="T1659">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82">Кислота тем временем погрузился <text:span text:style-name="T1660">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43">просто ещё </text:span><text:span text:style-name="T244">только </text:span><text:span text:style-name="T243">раз</text:span><text:span text:style-name="T1660">, пишет он на каждом косяке на сон грядущий, </text:span><text:span text:style-name="T243">и всё я больше не попрошу, буду стараться сдерживаться, ты меня знаешь, не суди слишком строго, пожалуйста…</text:span><text:span text:style-name="T1660"> но сколько таких взбрыков может ещё <text:s/>быть? </text:span><text:span text:style-name="T243">Один</text:span><text:span text:style-name="T1660"> из них станет последним. <text:s/>Всё так же продолжает он <text:s/>ии-ии-оо-оо-вить с Россини, лучась своим гнусным, тощим, живущим-на </text:span><text:span text:style-name="T1662">самом-</text:span><text:span text:style-name="T1663">краю улично-долголетием, </text:span><text:span text:style-name="T1664">нет он не может похоже остановиться, </text:span><text:span text:style-name="T1665">это привычка старика, он ненавидит себя, </text:span><text:span text:style-name="T1666">но это просто на него находит, сколько бы не пытался </text:span><text:span text:style-name="T1667">уделять</text:span><text:span text:style-name="T1666"> внимани</text:span><text:span text:style-name="T1667">я этой проблеме, </text:span><text:span text:style-name="T1668">он не может не срываться обратно в чарующую каденцию…. </text:span><text:span text:style-name="T1669">Моряк Бодвайн понимает, и </text:span><text:span text:style-name="T1670">он пытается</text:span><text:span text:style-name="T1669"> помочь. </text:span><text:span text:style-name="T1671">Для вызывания пригодной помехи он скомпоновал свою собственную </text:span><text:span text:style-name="T1673">контр</text:span><text:span text:style-name="T1671">-каденцию, </text:span><text:span text:style-name="T1672">на манер тех других поп мелодий </text:span><text:span text:style-name="T1676">с классически крутыми названиями 1945-го («Моя прелюдия к Поцелую», «Симфония многоэтажки»)</text:span><text:span text:style-name="T1677">—</text:span><text:span text:style-name="T1676">при каждом удобном случае, Бодвайн станет напевать её еженедельным новосёлам, Лалли только что </text:span><text:span text:style-name="T1679">явившийся </text:span><text:span text:style-name="T1676">из Любека, </text:span><text:span text:style-name="T1678"><text:s/></text:span><text:span text:style-name="T1676">Сандра убежавшая с Кляйнбургерштрассе, </text:span><text:span text:style-name="T1679">и тут как тут </text:span><text:span text:style-name="T1680">негодник </text:span><text:span text:style-name="T1679">Бодайн </text:span><text:span text:style-name="T1680">со своей гитарой </text:span><text:span text:style-name="T1679">выписывает следом вихляя </text:span><text:span text:style-name="T1680">тазовою костью</text:span><text:span text:style-name="T1679"> </text:span><text:span text:style-name="T1681">по коридору </text:span><text:span text:style-name="T1679">за </text:span><text:span text:style-name="T1680">каждым непослушным уклонистом, </text:span><text:span text:style-name="T1681">каждому представлена небольшая сексопреступная фантазия ао плоти, поёт и выдаёт переборы трогательного исполнения каденции:</text:span></text:p>
      <text:p text:style-name="P717"/>
      <text:p text:style-name="P680"><text:span text:style-name="T1681">М</text:span><text:span text:style-name="T1661">оя Каденция Торчка</text:span></text:p>
      <text:p text:style-name="P283">Если слышишь, что «коробка» звенит,</text:p>
      <text:p text:style-name="P283">Каждая струна о страсти говорит,</text:p>
      <text:p text:style-name="P284">Знай это МОЯ КАДЕНЦИЯ ТОРЧКА-А-А-А-А!</text:p>
      <text:p text:style-name="P284"/>
      <text:p text:style-name="P799">Мелодия крутая такая,</text:p>
      <text:p text:style-name="P799">Откуда берётся, я не знаю</text:p>
      <text:p text:style-name="P799">(х-ха!) Это просто МОЯ КАДЕНЦИЯ ТОРЧКА(А)-А-А-А-А!</text:p>
      <text:p text:style-name="P136"/>
      <table:table table:name="Table1" table:style-name="Table1">
        <table:table-column table:style-name="Table1.A"/>
        <table:table-column table:style-name="Table1.B"/>
        <table:table-row>
          <table:table-cell table:style-name="Table1.A1" office:value-type="string">
            <text:p text:style-name="P855">Это “каденционная” часть</text:p>
          </table:table-cell>
          <table:table-cell table:style-name="Table1.A1" office:value-type="string">
            <text:p text:style-name="P850">Хоть нету в ней изысканности старика Россини</text:p>
            <text:p text:style-name="P851"><text:span text:style-name="T1776">[звучит вставка из La Gazza Ladra тут]</text:span><text:span text:style-name="T110">,</text:span> <text:s text:c="19"/></text:p>
            <text:p text:style-name="P850">Не так возвышена как Бах, Брамс и<text:span text:style-name="T1778">ль</text:span> Бетховен</text:p>
            <text:p text:style-name="P858">(бу-бу-буб-бу[уу] уу [пропето <text:span text:style-name="T1775">на вступление </text:span></text:p>
            <text:p text:style-name="P858"><text:span text:style-name="T1775">5-й симфонии Бетховена в исполнении полного оркестра</text:span>]</text:p>
            <text:p text:style-name="P857">Но я отдал бы славу сотни Гарри Джеймс</text:p>
            <text:p text:style-name="P857">...погоди-ка, славу? сотня <text:span text:style-name="T110">Джеймс</text:span>? Джеймсов…</text:p>
            <text:p text:style-name="P857">...э… сотню слав? Хмм...</text:p>
          </table:table-cell>
        </table:table-row>
        <text:soft-page-break/>
        <table:table-row>
          <table:table-cell table:style-name="Table1.A1" office:value-type="string">
            <text:p text:style-name="P856">[скерццозо]</text:p>
          </table:table-cell>
          <table:table-cell table:style-name="Table1.A1" office:value-type="string">
            <text:p text:style-name="P852">И-и-и-е сли песен-ка тебя-в-мои объятья приве-дёт</text:p>
            <text:p text:style-name="P853">Дум де дум, д<text:span text:style-name="T1777">е</text:span>-<text:span text:style-name="T1777">дум де ди,</text:span></text:p>
            <text:p text:style-name="P854">Счастье ждёт нас впереди,</text:p>
            <text:p text:style-name="P854">Тому порукою <text:s/><text:span text:style-name="T819">МОЯ КАДЕНЦИЯ ТОРЧКА</text:span><text:span text:style-name="T793">ААА!</text:span></text:p>
          </table:table-cell>
        </table:table-row>
      </table:table>
      <text:p text:style-name="P251"/>
      <text:p text:style-name="P285">Сейчас этот жилой комплекс называют <text:span text:style-name="T110">Der Platz</text:span>, и он заселён полностью, аж до цен<text:span text:style-name="T1779">т</text:span>рального двора, <text:span text:style-name="T1779">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42">½</text:span><text:span text:style-name="T1552"> </text:span><text:span text:style-name="T1553">грана тартрата морфина, тюбики выдавленны</text:span><text:span text:style-name="T1554">е</text:span><text:span text:style-name="T1553"> насухо, </text:span><text:span text:style-name="T1554">разбитые ампулы амилнитрита от комплектов противогазных масок, защитного цвета <text:s/>жестянки из-под бензедрина… </text:span><text:span text:style-name="T1555">ведутся работы по сооружению противо-полицейского водного рва вокруг всего комплекса: </text:span><text:span text:style-name="T1556">чтобы не привлекать внимания этот ров </text:span><text:span text:style-name="T1557">является первым в истории, который копают изнутри наружу, </text:span><text:span text:style-name="T1558">пространство непосредственно под Якобиштрассе </text:span><text:span text:style-name="T1559">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560">посреди ночи с внутренним освещением под потолком тепловатого цвета как порожний бульон</text:span><text:span text:style-name="T1559">, </text:span><text:span text:style-name="T1561">меж отдалённых окраинных остановок, долгие проезды вдоль неосвещённого парка или поющих ограждений длинных складов, вдруг словно </text:span><text:span text:style-name="T1562">рот раскрытый сказать «ёбтвою» асфальт </text:span><text:span text:style-name="T1566">распахивается</text:span><text:span text:style-name="T1562"> и ты </text:span><text:span text:style-name="T1563">внизу в каком-то протекающем параноидном рву, ночная смена уставились огромно-круглыми глазами </text:span><text:span text:style-name="T1564">коренных граждан подзелья, занятые не так </text:span><text:span text:style-name="T1550">тобою</text:span><text:span text:style-name="T1564">, как жгучей проблемой </text:span><text:span text:style-name="T1566">принять </text:span><text:span text:style-name="T1565">реш</text:span><text:span text:style-name="T1566">ение</text:span><text:span text:style-name="T1565"> настоящий ли это автобус, или эти «пассажиры» </text:span><text:span text:style-name="T1549">переодетые лягаши</text:span><text:span text:style-name="T1565">, </text:span><text:span text:style-name="T1566">в общем, это деликатное дело, весьма даже. <text:s/></text:span></text:p>
      <text:p text:style-name="P286"><text:span text:style-name="T1316">Где-то в </text:span><text:span text:style-name="T1548">Der Platz</text:span><text:span text:style-name="T1316"> сейчас, ранним утром, чей-то двухлеток, малыш упитанный как поросёнок-сосунок, только что научился слову </text:span><text:span text:style-name="T1548">Sonnenschein</text:span><text:span text:style-name="T1316">.</text:span></text:p>
      <text:p text:style-name="P138"><text:span text:style-name="T1316">– </text:span><text:span text:style-name="T1567">Сонцесвет,</text:span><text:span text:style-name="T1316">– </text:span><text:span text:style-name="T1567">грит кроха и показывает.</text:span><text:span text:style-name="T1316">– </text:span><text:span text:style-name="T1551">Сонцесвет</text:span><text:span text:style-name="T1568">,</text:span><text:span text:style-name="T1316">–</text:span><text:span text:style-name="T1568"> </text:span><text:span text:style-name="T1569">бежит в соседнюю комнату.</text:span></text:p>
      <text:p text:style-name="P138"><text:span text:style-name="T1569">– Сонцесвет,</text:span><text:span text:style-name="T1316">– </text:span><text:span text:style-name="T1569">каркает спросонья чей-то взрослый голос.</text:span></text:p>
      <text:p text:style-name="P138"><text:span text:style-name="T1569">– Сонцесвет!</text:span><text:span text:style-name="T1316">– </text:span><text:span text:style-name="T1569">кричит малышонок топоча прочь.</text:span></text:p>
      <text:p text:style-name="P138">– <text:span text:style-name="T1780">Сонцесвет,</text:span>– <text:span text:style-name="T1780">звучит улыбчиво-девичий голос, может его мамы.</text:span></text:p>
      <text:p text:style-name="P139">– <text:span text:style-name="T245">Сонцесвет</text:span><text:span text:style-name="T1780">!</text:span>– <text:span text:style-name="T1781">ребёнок у окна, показывает ей, показывает любому другому кто посмотрит, </text:span><text:span text:style-name="T246">хорошенько</text:span><text:span text:style-name="T1781">.</text:span></text:p>
      <text:p text:style-name="P251"/>
      <text:p text:style-name="P681">S<text:span text:style-name="T1782">hit</text:span> ’<text:span text:style-name="T1782">n</text:span>’ S<text:span text:style-name="T1782">hinola</text:span></text:p>
      <text:p text:style-name="P140">– <text:span text:style-name="T1782">Ну-ка,</text:span>– <text:s/><text:span text:style-name="T1782">грит Кислота,</text:span>– <text:span text:style-name="T1782">вы мне растолкуйте Американское выражение Shit от Shinola.</text:span></text:p>
      <text:p text:style-name="P141">– <text:s/><text:span text:style-name="T1783">Это ещё что,</text:span>– <text:s/><text:span text:style-name="T1783">орёт Моряк Бодвайн,</text:span>– <text:span text:style-name="T247">задания</text:span><text:span text:style-name="T1784"> мне давать надумал? Это какое-то </text:span><text:span text:style-name="T247">Продлённое Изучение</text:span><text:span text:style-name="T1784"> Американского Сленга или ещё какой-то </text:span><text:span text:style-name="T247">shit</text:span><text:span text:style-name="T1784">? Отвечай мне, старый дурак,</text:span>– <text:span text:style-name="T1785">схватив Кислоту за горло и за лацкан трясёт ассиметрично,</text:span>– <text:span text:style-name="T1785">ты тоже один из Них, верно? Говори,</text:span>– <text:span text:style-name="T1786">старик Тряпичный Энди у него в руках, плохое утро с наплывом подозрений у обычно сдержанного Бодайна. «Стой. Стой,»</text:span>– <text:span text:style-name="T1787">хнычет изумлённый Кислота, изумление сменяется, то есть, хнычущим убеждением, что волосатый Американский мореход рехнулся….</text:span></text:p>
      <text:p text:style-name="P287"><text:soft-page-break/>Ну. Тебе приходилось слышать выражение <text:s/><text:span text:style-name="T1782">Shit от Shinola. </text:span>Типа там: «А, да ты не отличишь <text:span text:style-name="T1782">Shit от Shinola </text:span>в этом деле». <text:span text:style-name="T1788">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48">Scchhit</text:span><text:span text:style-name="T1788">!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48">schitt ja! </text:span><text:span text:style-name="T1789">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49">Там</text:span><text:span text:style-name="T1789"> внизу? Позади нас? </text:span><text:span text:style-name="T249">Посреди воздуха?</text:span><text:span text:style-name="T1789"> и когда уже….</text:span></text:p>
      <text:p text:style-name="P288">Ну есть таки место где <text:s/><text:span text:style-name="T1788">Shit и Shinola </text:span>сходятся вместе <text:span text:style-name="T1790">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50">сквозь</text:span><text:span text:style-name="T1790">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51"/>
      <text:p text:style-name="P682">Происшествие в Туалете Трансвеститов</text:p>
      <text:p text:style-name="P289">Небольш<text:span text:style-name="T1792">ой</text:span> обезьян или орангутанг, <text:span text:style-name="T1791">держа что-то за спиной, заходит </text:span>бочком <text:span text:style-name="T1791">неприметно среди в сеточку очулоченных ног, носков скатанных в кольцо ролика пониже лодыжки, молодёжных </text:span><text:soft-page-break/><text:span text:style-name="T1791">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51"/>
      <text:p text:style-name="P800">В тот первый миг, <text:span text:style-name="T1793">задолго до полёта:</text:span></text:p>
      <text:p text:style-name="P801">Ущелье, динозавр (летающие кони</text:p>
      <text:p text:style-name="P801">И челюсти разбиты вдрызг) шипящий змей,</text:p>
      <text:p text:style-name="P801">Что на тебя напал в твоей пещере,</text:p>
      <text:p text:style-name="P801">Птеродактиль или паденье, нет—пронесло…</text:p>
      <text:p text:style-name="P802">Пока я там висела, ночь с лесом вместе слились,</text:p>
      <text:p text:style-name="P802">И полыхали факелы на стенах,</text:p>
      <text:p text:style-name="P802">Висела в ожидании Явления из ночи,</text:p>
      <text:p text:style-name="P805">Я тогда молилась не за Джека мешкавшего глупо </text:p>
      <text:p text:style-name="P806">На палубе—о, нет. Я думала о Денхаме,</text:p>
      <text:p text:style-name="P806">Лишь он, вооружённый камерой и пистолетом,</text:p>
      <text:p text:style-name="P807">Пробирался с мудростью бродяги</text:p>
      <text:p text:style-name="P807">По Земле Темнейшей, снимая всё подряд,</text:p>
      <text:p text:style-name="P808">То камерой, то из пистолета—</text:p>
      <text:p text:style-name="P809">Карл Денхам, режиссёр мой, мой незабвенный</text:p>
      <text:p text:style-name="P803"><text:span text:style-name="T251">Карл</text:span><text:span text:style-name="T1794">…</text:span></text:p>
      <text:p text:style-name="P809">Ах, укажи куда смотреть, шепни мне реплику….</text:p>
      <text:p text:style-name="P290"/>
      <text:p text:style-name="P291">Мы видели их под тысячью имён… «<text:span text:style-name="T1795">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292">Примат приблизился к Слотропу, передаёт ему в руки <text:span text:style-name="T1796">то, что нёс йааггхх это круглый чёрный шар анархистской бомбы, вот это что такое, и бикфордов шнур уже </text:span><text:span text:style-name="T252">горит</text:span><text:span text:style-name="T1796">….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стиснулись в пчелиный укус ну-и-что-на-хрен-мне-</text:span><text:span text:style-name="T252">теперь</text:span><text:span text:style-name="T1796">-делать? Он не может </text:span><text:span text:style-name="T252">сказать</text:span><text:span text:style-name="T1796">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52">слабее</text:span><text:span text:style-name="T1796"> себя… но с другой стороны у недоростков рефлексы резче, не забывай—</text:span></text:p>
      <text:p text:style-name="P293">Его <text:span text:style-name="T1797">избавил от нерешительности высокий, толстый, несколько Восточного вида, трансвестит,</text:span> <text:span text:style-name="T1798">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294">КРАППАЛУУМА <text:span text:style-name="T1799">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text:span><text:soft-page-break/><text:span text:style-name="T1799">притронуться к кому-нибудь рядом жестом приготовления к Голосу из Репродуктора, огласившего:</text:span></text:p>
      <text:p text:style-name="P295"><text:span text:style-name="T1008">–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60">мог бы</text:span><text:span text:style-name="T1008"> превратить вид Нормы Ширер в корзину для мусора из подвала глазной клиники Гимбела.</text:span></text:p>
      <text:p text:style-name="P296">Тут <text:span text:style-name="T1800">они </text:span>все они набросились на <text:span text:style-name="T1800">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296"/>
      <text:p text:style-name="P683">Момент Забавы с Такеши и Ичизо, Комичными Камикадзе</text:p>
      <text:p text:style-name="P297">Такеши высокий и толстый (но волосы не заплетает в косы как Маргарет <text:s/><text:span text:style-name="T1800">О’Брайен</text:span>), Ичизо невысокий и худой. <text:span text:style-name="T1801">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53">шесть месяцев</text:span><text:span text:style-name="T1801"> в Токио. Они так же несхожи как арахисовое масло и варенье. Нечестно спрашивать кто из них кто.</text:span></text:p>
      <text:p text:style-name="P298">Их всего лишь двое Камикадзе <text:span text:style-name="T1802">на этой авиабазе, которая довольно удалённая на самом деле, на острове, который мало кого, действительно </text:span><text:span text:style-name="T255">заботит</text:span><text:span text:style-name="T1802">, уже. Сражения ведутся на Лейте… потом на Айто Джива, продвигаясь к Окинаве, но всегда слишком далеко, чтоб долететь до боя </text:span><text:span text:style-name="T254">отсюда</text:span><text:span text:style-name="T1802">.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299">Каждое утро, иногда и вечером, Бесшабашные Друзья-Самоубийцы отправляются к покрытому листьями сарайчику с локатором <text:span text:style-name="T1803">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299"/>
      <text:p text:style-name="P804">Любовник прыгает в вулкан!</text:p>
      <text:p text:style-name="P804">Там метра три,</text:p>
      <text:p text:style-name="P804"><text:soft-page-break/>И он потухший<text:span text:style-name="T1008">—</text:span></text:p>
      <text:p text:style-name="P299"/>
      <text:p text:style-name="P300">пока два пилота кривляются, хихикают и скачут вокруг, <text:span text:style-name="T1804">стараясь избежать брыканий седого старого лакаторщика—</text:span><text:span text:style-name="T256">что</text:span><text:span text:style-name="T1804">? Тебе не понравилось хайку. Прозвучало не слишком </text:span><text:span text:style-name="T256">воздушно</text:span><text:span text:style-name="T1804">? Не Японисто вовсе? <text:s/>Фактически, смахивает на что-то </text:span><text:span text:style-name="T256">прямиком из Голливуда</text:span><text:span text:style-name="T1804">? Ну, Капитан—да, вы Морской пехоты Капитан Эсберг из Пасадены—в</text:span><text:span text:style-name="T256">ы</text:span><text:span text:style-name="T1804"> только что Магически Угадали! (ахи-охи и предварительные аплодисменты) и потому </text:span><text:span text:style-name="T256">вы</text:span><text:span text:style-name="T1804">—становитесь нашим </text:span><text:span text:style-name="T256">Параноиком… Дня</text:span><text:span text:style-name="T1804">!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56">это</text:span><text:span text:style-name="T1804"> кино! Ещё одна комедия положений Второй Мировой Войны и вам повезло узнать каково оно на самом деле, потому что вы—</text:span><text:span text:style-name="T256">выиграли</text:span><text:span text:style-name="T1804">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56">Остров</text:span><text:span text:style-name="T1804">!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56">горла</text:span><text:span text:style-name="T1804">! Напрочь </text:span><text:span text:style-name="T256">слепнуть</text:span><text:span text:style-name="T1804">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56">конечно же</text:span><text:span text:style-name="T1804">,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00"/>
      <text:p text:style-name="P684">Улицы</text:p>
      <text:p text:style-name="P301">Куски изоляции свисают в утреннем тумане, <text:span text:style-name="T1805">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01"><text:span text:style-name="T1806">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57">вверх</text:span><text:span text:style-name="T1806">?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02">Но в каждой из этих улиц какой-то остаток человечности, Земли,непременно бывает. Неважно что было сделано с ней, <text:span text:style-name="T1807">неважно для чего использовалась….</text:span></text:p>
      <text:p text:style-name="P303"><text:soft-page-break/>Были люди, которые назывались «армейскими капелланами». <text:span text:style-name="T1808">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809">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04">Даже на улице использованной для такого, иногда случался <text:span text:style-name="T1810">один </text:span>раз, <text:span text:style-name="T1810">один раскрашенный день</text:span> <text:span text:style-name="T1810">(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05">Хотя бы один миг проезда, один, который больно будет потерять, <text:span text:style-name="T1811">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06">В одной из этих улиц, <text:span text:style-name="T1812">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03"/>
      <text:p text:style-name="P307">МБА <text:s text:c="2"/>БРО</text:p>
      <text:p text:style-name="P307">РОСИ</text:p>
      <text:p text:style-name="P308">набраны вверху вместе с лого како<text:span text:style-name="T1813">й</text:span>-то оккупационной газеты, <text:span text:style-name="T1813">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09">Слотроп сидит на бордюре вглядываясь в него, <text:span text:style-name="T1814">и в буквы, и в девушку со стальным хуем что машет привет парень, и туман белеет в утро, <text:s/>в фигуры с тележками, или в собак, или в 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10">В момент, когда это произошло, бледная Дева поднималась а востоке, <text:span text:style-name="T1815">голова, плечи, груди, 17</text:span><text:span text:style-name="T1243">°</text:span><text:span text:style-name="T1570"> 36</text:span><text:span text:style-name="T1571">’ </text:span><text:span text:style-name="T1572">до её целки на горизонте. </text:span><text:span text:style-name="T1573">Несколько </text:span><text:span text:style-name="T1574">из о</text:span><text:span text:style-name="T1573">бречённых Японцев знали её как Западн</text:span><text:span text:style-name="T1574">ое</text:span><text:span text:style-name="T1573"> бо</text:span><text:span text:style-name="T1574">жество</text:span><text:span text:style-name="T1573">. </text:span><text:span text:style-name="T1575">Она поднималась в восточном небе, </text:span><text:span text:style-name="T1576">глядя вниз на город приносимый в жертву. Солнце находилось у Льва. Испепеляющий взрыв явился ревя и царственно….</text:span></text:p>
      <text:p text:style-name="P466"/>
      <text:p text:style-name="P685"><text:span text:style-name="T1576">В</text:span><text:span text:style-name="T1316">ыслушивая Унитаз</text:span></text:p>
      <text:p text:style-name="P311">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816">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text:span><text:soft-page-break/><text:span text:style-name="T1816">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12">БРЗДЫЫ<text:span text:style-name="T1817">Н</text:span>НЬ</text:p>
      <text:p text:style-name="P313">Всё застывает. <text:span text:style-name="T1818">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58">вполовину</text:span><text:span text:style-name="T1818"> не всё, не дождёшься...» </text:span></text:p>
      <text:p text:style-name="P314">Так что всегда <text:span text:style-name="T1819">правильный подход держать</text:span> <text:span text:style-name="T1820">унитазный </text:span>клапан чуть надтреснут<text:span text:style-name="T1819">ым для создания постоянного стока в унитазе и, когда течение </text:span><text:span text:style-name="T259">останавливается</text:span><text:span text:style-name="T1819">,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15">Представьте эту весьма тонкую научную ложь: <text:span text:style-name="T1821">что звуки не могут распространяться в открытом пространстве. Ну, а предположим, что </text:span><text:span text:style-name="T260">могут</text:span><text:span text:style-name="T1821">.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16">Если не считать что иногда по ночам, в некоторых частях затемнённого полушария, из-за вихрей в Звуконосном Эфире, <text:span text:style-name="T1822">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61">замирает</text:span><text:span text:style-name="T1822">.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17">И в тот же момент, без предупреждения, <text:span text:style-name="T1823">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18"><text:span text:style-name="T1825">А вот и</text:span> <text:span text:style-name="T110">не угадал</text:span>, дорогуша—<text:span text:style-name="T1824">это всё города расположенные на границе часовых поясов, всего-навсего. Ха, ха! Застукал тебя с рукой запущенной в портки! А ну-ка покажи нам </text:span><text:span text:style-name="T262">всем</text:span><text:span text:style-name="T1824"> чем ты там занимался или покинь помещение, нам ни к чему тут такие как ты. Нет ничего отвратней сентиментального сюрреалиста.</text:span></text:p>
      <text:p text:style-name="P142">– <text:span text:style-name="T1826">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63">том</text:span><text:span text:style-name="T1826"> интерфейсе к Горному...</text:span></text:p>
      <text:p text:style-name="P319"><text:soft-page-break/>Вот и всё, что наш Сентиментальный Сюрреалист, покидая помещение, <text:s/>успевает разобрать. <text:span text:style-name="T1827">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64">всё</text:span><text:span text:style-name="T1827">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20">звуко-тень опускается на него,</text:p>
      <text:p text:style-name="P321"><text:span text:style-name="T1828">замирает вокруг</text:span> стол<text:span text:style-name="T1828">а</text:span> <text:span text:style-name="T1828">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65">заходим на позицию два семь градусов два семь минут северной</text:span><text:span text:style-name="T1828">, женский крик на каком-то языке с высокими тонами, волны океана в штормовых ветрах, голос декламирующий на Японском</text:span></text:p>
      <text:p text:style-name="P314"/>
      <text:p text:style-name="P810">Hi wa Ri ni katazu,</text:p>
      <text:p text:style-name="P810"><text:tab/>Ri wa Ho ni katazu,</text:p>
      <text:p text:style-name="P811"><text:tab/><text:tab/>Ho wa Ken ni katazu,</text:p>
      <text:p text:style-name="P811"><text:tab/><text:tab/><text:tab/>Ken wa Ten ni katazu,</text:p>
      <text:p text:style-name="P322"/>
      <text:p text:style-name="P322">что является лозунгом соединения Камикадзе, подразделения Охка<text:span text:style-name="T1008">—</text:span>и означает</text:p>
      <text:p text:style-name="P314"/>
      <text:p text:style-name="P812">Несправедливость не в силах одолеть Принцип,</text:p>
      <text:p text:style-name="P812">Принцип не в силах одолеть Закон,</text:p>
      <text:p text:style-name="P812">Закон не в силах одолеть Власть,</text:p>
      <text:p text:style-name="P812">Власть не в силах одолеть Небо,</text:p>
      <text:p text:style-name="P314"/>
      <text:p text:style-name="P314">Hi, Ri, Ho, Ken, Ten <text:span text:style-name="T1829">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23">Зайди под сияние лампочки и сядь рядом с ним, с незнакомцем за маленьким общественным столом. <text:span text:style-name="T1830">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24">Что если нет никакого Вакуума? <text:span text:style-name="T1831">А если и есть—что если Они </text:span><text:span text:style-name="T266">применяют</text:span><text:span text:style-name="T1831">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43">– <text:span text:style-name="T1832">Отдохнём от него немного,</text:span>– <text:span text:style-name="T1832">говорят Они друг другу.</text:span>– <text:span text:style-name="T1832">Я только что спровадил его на Тёмную Грёзу.</text:span>– <text:span text:style-name="T1833">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text:span><text:soft-page-break/><text:span text:style-name="T1833">подпихивают друг друга, игриво, прихохатывают</text:span>—<text:span text:style-name="T267">сам знаешь, </text:span><text:span text:style-name="T268">а</text:span><text:span text:style-name="T1834">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13">и́</text:span><text:span text:style-name="T1834">х, когда бесконечное умство-игрище застукает коллегу врасплох</text:span>—«<text:span text:style-name="T1835">Эге, таки спровадили мы его к Грёзе». </text:span><text:span text:style-name="T269">Сам</text:span><text:span text:style-name="T1835"> знаешь, а?</text:span></text:p>
      <text:p text:style-name="P314"/>
      <text:p text:style-name="P686">Остроумная Отповедь</text:p>
      <text:p text:style-name="P325">Ичизо выходит из хижины, видит Такеши в бочке под какими-то пальмовыми листьями принимает ванну и поёт «Ду-ду-ду, <text:span text:style-name="T1836">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26">ТАКЕШИ:<text:span text:style-name="T1837">Погоди, погоди! Что это всё?</text:span></text:p>
      <text:p text:style-name="P326">ИЧИЗО: <text:span text:style-name="T1838">О, это </text:span><text:span text:style-name="T270">ты</text:span><text:span text:style-name="T1838">! </text:span><text:span text:style-name="T270">Я</text:span><text:span text:style-name="T1838"> <text:s/>думал это Генерал Макартур в своей шлюпке.</text:span></text:p>
      <text:p text:style-name="P327">Интересное оружие, Хочкис этот. Появляется у многих национальностей и умудряется этнически вписываться повсюду. <text:span text:style-name="T1839">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27"/>
      <text:p text:style-name="P687"><text:span text:style-name="T1840">Начистоту</text:span>, <text:span text:style-name="T1840">Мужчина-с-Мужчиной</text:span></text:p>
      <text:p text:style-name="P144">—<text:span text:style-name="T1840">Сынок, вот всё думаю про эти, э, <text:s/>«болтики-винтики», что вы, ребятня, так увлеклись. Это типа как, колоться электричеством в голову, ха-ха?</text:span></text:p>
      <text:p text:style-name="P144">—<text:span text:style-name="T271">Волны</text:span><text:span text:style-name="T1840">, Пап. Не просто прям </text:span><text:span text:style-name="T271">электричество</text:span><text:span text:style-name="T1840">. Оно для тупых.</text:span></text:p>
      <text:p text:style-name="P145">—<text:span text:style-name="T1841">Да, э, волны. «Волны с помехами», верно? Ха-ха. А скажи мне, сынок, на что оно похоже? Я был типа как нарокоман ’сю сво’ жизнь, а и</text:span>—</text:p>
      <text:p text:style-name="P46"><text:soft-page-break/>—<text:span text:style-name="T1842">О Пап. Блин. Это не как </text:span><text:span text:style-name="T272">наркотик</text:span><text:span text:style-name="T1842"> вовсе!</text:span></text:p>
      <text:p text:style-name="P47">—<text:span text:style-name="T1843">Ну мы отправлялись в очень классные «улёты в отпуск» как мы их тогда называли, в здорово «крученные» места они нас доставляли, фактически</text:span>—</text:p>
      <text:p text:style-name="P47">—<text:span text:style-name="T1844">Но вы всегда возвращались, нет?</text:span></text:p>
      <text:p text:style-name="P47">—<text:span text:style-name="T1844">Что?</text:span></text:p>
      <text:p text:style-name="P47">—<text:span text:style-name="T1844">Имею ввиду, всегда знали что это будет тут, когда вернётесь, всё так же, в точности такое же, верно?</text:span></text:p>
      <text:p text:style-name="P48">—<text:span text:style-name="T1845">Ну ха-ха угадай почему мы называли их «улёты в отпуск», сынок! Потому что ты всегда прилетал обратно в старый Реалленд, не так ли. <text:s/></text:span></text:p>
      <text:p text:style-name="P49">—<text:span text:style-name="T273">Ты</text:span><text:span text:style-name="T1846"> точно </text:span><text:span text:style-name="T273">возвращался</text:span><text:span text:style-name="T1846">.</text:span></text:p>
      <text:p text:style-name="P50">—<text:span text:style-name="T1847">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51">—<text:span text:style-name="T1848">Хо, хо! Хотел бы я! О чём по-твоему каждый электросдвинутый мечтает? Ты такой отсталый! А и кто грит это только мечта, а? А м-может </text:span><text:span text:style-name="T274">она существует</text:span><text:span text:style-name="T1848">.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274">могла</text:span><text:span text:style-name="T1848"> бы решать кого высосать, а и когда. Наркотик никогда не давал </text:span><text:span text:style-name="T274">тебе</text:span><text:span text:style-name="T1848"> бессмертие. </text:span><text:span text:style-name="T274">Ты</text:span><text:span text:style-name="T1848"> долж’ был возвращаться, каждый раз, в умирающий кусок вонючего </text:span><text:span text:style-name="T274">мяса</text:span><text:span text:style-name="T1848">! Но Мы можем жить всегда в чистом, честном, освобождённом Электромире</text:span>—</text:p>
      <text:p text:style-name="P51">—<text:span text:style-name="T1849">Блядь, дождался я сыночка двойную Деву….</text:span></text:p>
      <text:p text:style-name="P51"/>
      <text:p text:style-name="P692">Некоторые Характеристики Imipolex G </text:p>
      <text:p text:style-name="P688">I<text:span text:style-name="T1">mipolex</text:span> G <text:span text:style-name="T42">является первым пластиком <text:s/>действительно </text:span><text:span text:style-name="T43">способным к </text:span><text:span text:style-name="T3">эректильности</text:span><text:span text:style-name="T43">. <text:s/></text:span><text:span text:style-name="T44">При </text:span><text:span text:style-name="T45">с</text:span><text:span text:style-name="T44">оответствующем стимулировании, </text:span><text:span text:style-name="T45">цепочки отращивают перекрёстные связи, </text:span><text:span text:style-name="T46">при которых молекула твердеет </text:span><text:span text:style-name="T47">с повышением межмолекулярного притяжения </text:span><text:span text:style-name="T48">так что этот Особый Полимер </text:span><text:span text:style-name="T49">выходит далеко за фазовые диаграммы, </text:span><text:span text:style-name="T50">от вялой резиновой аморфности до </text:span><text:span text:style-name="T51">удивительно совершенной тесселяции, твёрдости, </text:span><text:span text:style-name="T52">блестящей прозрачности, </text:span><text:span text:style-name="T53">высокой устойчивости </text:span><text:span text:style-name="T54">к изменениям температуры, погоды, </text:span><text:span text:style-name="T55">к </text:span><text:span text:style-name="T54">вакууму, любым сотрясениям</text:span><text:span text:style-name="T53"> </text:span><text:span text:style-name="T55">(медленно мерцает в Пустоте. <text:s/></text:span><text:span text:style-name="T56">Серебро и чернота. </text:span><text:span text:style-name="T57">Искривленные отражения звёзд проплывают поперёк, </text:span><text:span text:style-name="T58">во всю длину, </text:span><text:span text:style-name="T59">круг за кругом по меридианам </text:span><text:span text:style-name="T60">столь же чётким, как меридианы иглоукалывания. </text:span><text:span text:style-name="T61">Да и что такое звёзды, если </text:span><text:span text:style-name="T62">не точки в теле Богу, куда мы вонзаем оздоравливающие иглы </text:span><text:span text:style-name="T63">нашего ужаса и страстного желания? </text:span><text:span text:style-name="T64">Тени костей и протоков создания</text:span><text:span text:style-name="T1">—</text:span><text:span text:style-name="T64">истекающего, раненого, облучённо белого</text:span><text:span text:style-name="T1">—</text:span><text:span text:style-name="T65">примешиваясь со своим. </text:span><text:span text:style-name="T4">Он</text:span><text:span text:style-name="T66"> перемешан с костями и протоками, </text:span><text:span text:style-name="T67">его собственную форму определяет то как Эрекция Пластика должна продолжиться: где-то быстрее, а где-то медленнее, где-то болезненно, а где-то скользко-прохладно… </text:span><text:span text:style-name="T68">следует ли зонам обмениваться характеристиками твёрдости и блистания, следует ли позволить некоторым зонам </text:span><text:span text:style-name="T69">протекать по поверхности с тем, чтобы движение </text:span><text:span text:style-name="T70">было</text:span><text:span text:style-name="T69"> лаской</text:span><text:span text:style-name="T67">, </text:span><text:span text:style-name="T71">а где-то оркестровать неожиданные прерывистости</text:span><text:span text:style-name="T1">—</text:span><text:span text:style-name="T71">удары, выкручивания</text:span><text:span text:style-name="T1">—</text:span><text:span text:style-name="T71">посреди этих более ласкающих моментов).</text:span></text:p>
      <text:p text:style-name="P689"><text:span text:style-name="T72">Очевидно стимулу следует быть электронным. </text:span><text:span text:style-name="T73">Альтернативы подачи сигналов пластиковой поверхности оказались ограниченными:</text:span></text:p>
      <text:p text:style-name="P689"><text:span text:style-name="T73">(а) тонкая матрица проводов, </text:span><text:span text:style-name="T74">образующая довольно плотную систему координат </text:span><text:span text:style-name="T75">на Imipolectic Поверхности, посредством которой </text:span><text:span text:style-name="T76">эрективность и другие команды могутбыть посланы в зоны довольно специфические, скажем </text:span><text:span text:style-name="T77">до </text:span><text:span text:style-name="T78">½</text:span><text:span text:style-name="T79"> см</text:span><text:span text:style-name="T80">2</text:span><text:span text:style-name="T77">;</text:span></text:p>
      <text:p text:style-name="P690"><text:span text:style-name="T77">(b) </text:span><text:span text:style-name="T81">лучевая сканирующая система</text:span><text:span text:style-name="T1">—</text:span><text:span text:style-name="T82">или несколько</text:span><text:span text:style-name="T1">—</text:span><text:span text:style-name="T82">аналогичная хорошо известному видео электронному потоку, </text:span><text:span text:style-name="T83">модулируемая сетками и отклоняющими платами</text:span><text:span text:style-name="T84">расположенными по мере необходимости на Поверхности </text:span><text:span text:style-name="T85">(или даже под внешним слоем Imipolex</text:span><text:span text:style-name="T86">’</text:span><text:span text:style-name="T85">а, и до самого интерфейса с </text:span><text:span text:style-name="T88">т</text:span><text:span text:style-name="T85">ем, </text:span><text:span text:style-name="T88">Ч</text:span><text:span text:style-name="T87">то находитс</text:span><text:span text:style-name="T88">я</text:span><text:span text:style-name="T87"> в самом низу» </text:span><text:span text:style-name="T89">Что было введено </text:span><text:span text:style-name="T90">или Что фактически </text:span><text:span text:style-name="T5">нарастило себе покров из Imipolex G, </text:span><text:span text:style-name="T91">в зависимости какой ереси вы придерживаетесь. </text:span><text:span text:style-name="T92">Нам нет нужды долго останавливаться на Первичной Проблеме, </text:span><text:span text:style-name="T93">а именно что всё под плёнкой пластика <text:s/></text:span><text:soft-page-break/><text:span text:style-name="T93">пребыва</text:span><text:span text:style-name="T94">ет </text:span><text:span text:style-name="T95">в Области Неопределённости, </text:span><text:span text:style-name="T96">разве что подчеркнуть для начинающих студентов, </text:span><text:span text:style-name="T97">которые могут быть склонны к </text:span><text:span text:style-name="T6">Schwärmerei</text:span><text:span text:style-name="T97">, что термины относящиеся к Под-</text:span><text:span text:style-name="T90">Imipolex</text:span><text:span text:style-name="T97">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691"><text:span text:style-name="T1">(с) </text:span><text:span text:style-name="T98">альтернативно, проекция, на Поверхность, </text:span><text:span text:style-name="T99">какого-то электронного «образа», </text:span><text:span text:style-name="T100">аналогично кинематографии. </text:span><text:span text:style-name="T101">Это потребует как минимум три проектора, а </text:span><text:span text:style-name="T102">в</text:span><text:span text:style-name="T101">озможно больше. </text:span><text:span text:style-name="T102">С точностью сказать как много окутано иным порядком неопределённости: </text:span><text:span text:style-name="T103">так называем</text:span><text:span text:style-name="T104">ое Отношение Недетерминированности</text:span><text:span text:style-name="T103"> </text:span><text:span text:style-name="T104">Отйийумбу </text:span><text:span text:style-name="T102"><text:s/></text:span><text:span text:style-name="T104">(«Вероятное функциональное </text:span><text:span text:style-name="T108">деранжирование</text:span><text:span text:style-name="T104"> γ</text:span><text:span text:style-name="T106">R <text:s/></text:span><text:span text:style-name="T104">производное</text:span><text:span text:style-name="T105"> </text:span><text:span text:style-name="T104">от физической модификации φ</text:span><text:span text:style-name="T106">R</text:span><text:span text:style-name="T104"> (x,y,z) прямо пропорционально наибольшей степени </text:span><text:span text:style-name="T7">p</text:span><text:span text:style-name="T104"> </text:span><text:span text:style-name="T108">от под-imipolectic деранжирования γ</text:span><text:span text:style-name="T107">Б</text:span><text:span text:style-name="T108"> , </text:span><text:span text:style-name="T8">р</text:span><text:span text:style-name="T109"> не обязательно должно является целым числом и определяется эмпирически»), где нижний индекс R стоит за Rakete, и Б за Блисеро.</text:span></text:p>
      <text:p text:style-name="P715"><draw:frame draw:style-name="fr2" draw:name="Image8" text:anchor-type="paragraph" svg:width="6.9252in" svg:height="0.3661in" draw:z-index="4"><draw:image xlink:href="Pictures/1000000000000B720000009B428C9716555D8079.png" xlink:type="simple" xlink:show="embed" xlink:actuate="onLoad" loext:mime-type="image/png"/></draw:frame></text:p>
      <text:p text:style-name="P713">Тем временем, Чичерин счёл нужным бросить доводящую до с<text:span text:style-name="T1851">м</text:span>егмы слежку за Аргентинскими анархистами. <text:span text:style-name="T1850">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275">есть</text:span><text:span text:style-name="T1850"> Синатра. Местные знатоки обычно принимают остальных двух за команду комиков. </text:span></text:p>
      <text:p text:style-name="P714">Покуда благородные плачут в своих ночных цепях, оруженосцы распевают. <text:span text:style-name="T1852">Ужасная политика Грааля их никогда не касается. Песня волшебная накидка.</text:span></text:p>
      <text:p text:style-name="P328">Чичерин понимает, что теперь он окончательно один. <text:span text:style-name="T1853">Что бы его ни ожидало, оно найдёт его один на один. </text:span></text:p>
      <text:p text:style-name="P329">Он чувствует что нужно быть на ходу, но ехать ему некуда. <text:span text:style-name="T1854">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30">Молодой Чичерин стал тем, кто затронул политические наркотики. Опиум для народа.</text:p>
      <text:p text:style-name="P331">Вимпе улыбнулся в ответ. <text:span text:style-name="T1855">Старая-престарая улыбка, способная заморозить огонь даже в ядре Земли: «Марксистская диалектика? Это же </text:span><text:span text:style-name="T276">не</text:span><text:span text:style-name="T1855"> опиум, а?»</text:span></text:p>
      <text:p text:style-name="P146">– <text:span text:style-name="T1856">Это противоядие</text:span></text:p>
      <text:p text:style-name="P147">– <text:span text:style-name="T1857">Нет.</text:span>– <text:span text:style-name="T1857">Одно из двух. Торговец наркотиками может знать всё, что случится с Чичериным и решить, что не стоит оно того</text:span>—<text:span text:style-name="T1858">или же, в порыве величия, взять и выложить всё молодому дурню.</text:span></text:p>
      <text:p text:style-name="P148">– <text:span text:style-name="T1859">Основная проблема,</text:span>–<text:span text:style-name="T1859"> предлагает он,</text:span>– <text:span text:style-name="T1859">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oft-page-break/><text:span text:style-name="T277">natürlich</text:span><text:span text:style-name="T1859">,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860">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278">неизбежны</text:span><text:span text:style-name="T1860">, то почему бы </text:span><text:span text:style-name="T278">не</text:span><text:span text:style-name="T1860"> умирать? Вацлав? Если всё равно случится, то какая разница?</text:span></text:p>
      <text:p text:style-name="P149">– <text:span text:style-name="T1861">Но у тебя никогда не было выбора, так ведь.</text:span></text:p>
      <text:p text:style-name="P150">– <text:span text:style-name="T1862">Если б у меня был, то можешь не сомневаться</text:span>—</text:p>
      <text:p text:style-name="P150">–<text:span text:style-name="T1862">Этого не знаешь. Пока не там, Вимпе. Не можешь сказать.</text:span></text:p>
      <text:p text:style-name="P151">– <text:span text:style-name="T1863">Звучит не слишком по диалектике.</text:span></text:p>
      <text:p text:style-name="P152">– <text:span text:style-name="T1864">Не знаю что это такое.</text:span></text:p>
      <text:p text:style-name="P153">– <text:span text:style-name="T1865">Тогда, до самого мига решения,</text:span>– <text:span text:style-name="T1866">Вимпе любопытен, но осторожен,</text:span>– <text:span text:style-name="T1867">человек может быть совершенно чист…</text:span></text:p>
      <text:p text:style-name="P153">– <text:span text:style-name="T1867">Он может быть каким угодно. Мне без разницы. Но он настоящ лишь в точках решения. Время в промежутках значения не имеет.</text:span></text:p>
      <text:p text:style-name="P154">– <text:span text:style-name="T1868">Настоящий как Марксист.</text:span></text:p>
      <text:p text:style-name="P155">– <text:span text:style-name="T1869">Нет. Настоящий перед собой.</text:span></text:p>
      <text:p text:style-name="P332">Вимпе по виду засомневался.</text:p>
      <text:p text:style-name="P156">– <text:span text:style-name="T1870">Мне приходилось. Тебе нет.</text:span></text:p>
      <text:p text:style-name="P13"><text:span text:style-name="T780">Тсс, тсс. </text:span><text:span text:style-name="T781">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871">один из способов обойти эту проблему. (Чичерин: «Ты имеешь ввиду </text:span><text:span text:style-name="T279">тио</text:span><text:span text:style-name="T1871">фосфат?» Думая, </text:span><text:span text:style-name="T279">означает присутствие серы…</text:span><text:span text:style-name="T1871"> Вимпе: «Я имею ввиду </text:span><text:span text:style-name="T279">тео</text:span><text:span text:style-name="T1871">фосфат». Думая, </text:span><text:span text:style-name="T279">означает присутствие </text:span><text:span text:style-name="T280">Б</text:span><text:span text:style-name="T279">ога</text:span><text:span text:style-name="T1871">.)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279">Патетической</text:span><text:span text:style-name="T1871">.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4">15 минут они вдвоём бегают с криками но номеру, спотыкаясь в кругах расположенным по диагоналям комнаты. <text:span text:style-name="T1872">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281">Жур. Онейр. Пси. Фарм., XXIII, стр.-стр. 406–453</text:span><text:span text:style-name="T1872">).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text:span><text:soft-page-break/><text:span text:style-name="T1872">определённую нарративную продлённость, так же ясно, как скажем, средней длины статья из </text:span><text:span text:style-name="T281">Читательского Дайджеста</text:span><text:span text:style-name="T1872">.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5">Что до паранойи часто отмечаемой после препарата, <text:span text:style-name="T1873">в ней ничего необычного. Как и у прочих видов паранойи, это ничего менее как начальный натиск, острый клин, открытия что </text:span><text:span text:style-name="T282">всё взаимосвязано</text:span><text:span text:style-name="T1873">,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5"/>
      <text:p text:style-name="P709">Чичеринское Посещение</text:p>
      <text:p text:style-name="P333">Тот ли это или нет Николай Рипов: прибывает он именно так, как поговаривают о Рипове: тяжко и неизбежно. <text:span text:style-name="T1874">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57">– <text:s/><text:span text:style-name="T1875">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283">Сталина</text:span><text:span text:style-name="T1875"> они бывают. У всех у нас.</text:span></text:p>
      <text:p text:style-name="P158">– <text:span text:style-name="T1876">С этим порядок. Ничего такого, что яне справился бы.</text:span></text:p>
      <text:p text:style-name="P159">– <text:span text:style-name="T1877">Да вот </text:span><text:span text:style-name="T284">не</text:span><text:span text:style-name="T1877"> справляешься, а то бы меня сюда не прислали. Думаешь они не знают, когда у кого-то нужного есть проблемы?</text:span></text:p>
      <text:p text:style-name="P334">Чичерин не хочет спрашивать. <text:span text:style-name="T1878">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60">– <text:span text:style-name="T1879">Когда, Вацлав?</text:span></text:p>
      <text:p text:style-name="P160">– <text:span text:style-name="T1879">На Войне.</text:span></text:p>
      <text:p text:style-name="P160">– <text:span text:style-name="T1879">О, Вацлав.</text:span></text:p>
      <text:p text:style-name="P161">– <text:span text:style-name="T1880">Ты же спрашивал что меня тревожит.</text:span></text:p>
      <text:p text:style-name="P162">– <text:span text:style-name="T1881">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62">– <text:span text:style-name="T1882">Я никого не обвиняю… пожалуйста, не начинай… Мне просто нужно знать должен ли я был погибнуть за них.</text:span></text:p>
      <text:p text:style-name="P163">– <text:span text:style-name="T1883">Никто не хочет, чтобы ты погиб.</text:span>– <text:span text:style-name="T1883">Успокаивает,</text:span>– <text:span text:style-name="T1883">С чего ты взял?</text:span></text:p>
      <text:p text:style-name="P335">Так выманиваются из него терпеливым эмиссаром, скулящие, <text:span text:style-name="T1884">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64">– <text:span text:style-name="T1885">Но в этом и есть самая сердцевина Истории,</text:span>– <text:span text:style-name="T1885">мягкий голос говорит сквозь сумерки, ни один из них не поднимался включить свет.</text:span>– <text:span text:style-name="T1886">Сердце сердец. Как может всё, что ты знаешь, всё что видел, к чему прикасался в нём, питаться ложью?</text:span></text:p>
      <text:p text:style-name="P165">– <text:span text:style-name="T1887">Но жизнь после смерти…</text:span></text:p>
      <text:p text:style-name="P165">– <text:span text:style-name="T1887">Нет никакой жизни после смерти.</text:span></text:p>
      <text:p text:style-name="P336"><text:soft-page-break/>Чичерин имеет ввиду, что ему пришлось биться, чтобы поверить в свою смертность. <text:span text:style-name="T1888">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66">– <text:span text:style-name="T1889">Американцы говорят: «В окопах не бывает атеистов». Ты никогда не был верующим, Вацлав. Ты обратился на смертном одре, из страха.</text:span></text:p>
      <text:p text:style-name="P167">– <text:span text:style-name="T1890">Из-за этого вам теперь надо, чтобы я погиб?</text:span></text:p>
      <text:p text:style-name="P168">– <text:span text:style-name="T1891">Не погиб. От мёртвого тебя пользы мало.</text:span>– <text:s/><text:span text:style-name="T1891">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39">Радикальная-хоть-и-правдоподобная-ломка-реальности—</text:p>
      <text:p text:style-name="P337">Все трое улыбаются ему теперь.<text:span text:style-name="T110"> Это не ломка.</text:span></text:p>
      <text:p text:style-name="P338">Это вскрик, но он выходит рёвом. <text:span text:style-name="T1892">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69">– <text:span text:style-name="T1893">Ты пацан, Вацлав. Лишь прикидываешься будто понимаешь идеи , которые тебе не постичь. Придётся ам говорить с тобой проще.</text:span></text:p>
      <text:p text:style-name="P340">В Центральной Азии ему рассказывали об обязанностях Мусульманских ангелов. <text:span text:style-name="T1894">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41">Показывается ещё одна фигура теперь, на краю комнаты. Она того же возраста, что и Чичерин, одета в форму. <text:span text:style-name="T1895">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42">Он не узнаёт её. Впрочем, значения это не имеет. <text:span text:style-name="T1896">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70">– <text:span text:style-name="T1897">Почему ты охотился за своим чёрным братом?</text:span>– <text:span text:style-name="T1897">Рипову удаётся озвучить вопрос вежливо.</text:span></text:p>
      <text:p text:style-name="P343">О. Спасибо что спросил, Рипов. Я <text:span text:style-name="T110">охотился</text:span> в прошедшем времени. «<text:span text:style-name="T1898">Когда это началось… уже очень давно—сначала… Я думал, что я наказан. Обойдён. Внил его в этом».</text:span></text:p>
      <text:p text:style-name="P171">– <text:span text:style-name="T1899">А теперь?</text:span></text:p>
      <text:p text:style-name="P171">– <text:span text:style-name="T1899">Не знаю.</text:span></text:p>
      <text:p text:style-name="P172">– <text:span text:style-name="T1900">Что заставляло тебя думать будто он </text:span><text:span text:style-name="T285">твоя</text:span><text:span text:style-name="T1900"> мишень?</text:span></text:p>
      <text:p text:style-name="P173">– <text:span text:style-name="T1901">А чья же ещё?</text:span></text:p>
      <text:p text:style-name="P174">– <text:span text:style-name="T1902">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44">Ладно. Ладно. «<text:span text:style-name="T1903">Да. Озможно. Ну и что?»</text:span></text:p>
      <text:p text:style-name="P175">– <text:span text:style-name="T286">Он не твоя мишень</text:span><text:span text:style-name="T1904">. Его хотят другие.</text:span></text:p>
      <text:p text:style-name="P176">– <text:span text:style-name="T1905">Выходит, вы мне позволяли</text:span>—</text:p>
      <text:p text:style-name="P176">– <text:span text:style-name="T1906">До сих пор. Да.</text:span></text:p>
      <text:p text:style-name="P345"><text:soft-page-break/>Джабаев мог бы тебе растолковать. <text:span text:style-name="T1907">Тот непросыхающий Азиат прежде и после всего остаётся рядовым. </text:span><text:span text:style-name="T287">Он</text:span><text:span text:style-name="T1907"> знал. Офицеры. Ёбаный офицерский менталитет. Ты выполняешь всю работу, потом приходят они, подгребают, слава достаётся им. </text:span></text:p>
      <text:p text:style-name="P177">– <text:span text:style-name="T1908">Вы перехватываете у меня.</text:span></text:p>
      <text:p text:style-name="P177">– <text:span text:style-name="T1908">Поедешь домой.</text:span></text:p>
      <text:p text:style-name="P346">Чичерин присматривался к двум остальным. <text:span text:style-name="T1909">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47">Чичерин понимает, что по его диалектике, в развитии его жизни, возвращение в Центральную Азию есть, по сути, смертью.</text:p>
      <text:p text:style-name="P347">Они ушли. <text:span text:style-name="T1910">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67"><draw:frame draw:style-name="fr2" draw:name="Image9" text:anchor-type="paragraph" svg:width="6.9252in" svg:height="0.3661in" draw:z-index="5"><draw:image xlink:href="Pictures/1000000000000B720000009B428C9716555D8079.png" xlink:type="simple" xlink:show="embed" xlink:actuate="onLoad" loext:mime-type="image/png"/></draw:frame></text:p>
      <text:p text:style-name="P468">Самая родная на<text:span text:style-name="T1911">ц</text:span>иональность та, что не <text:span text:style-name="T1911">протянет дольше нас с тобой, общее движение по милости смерти и времени: неподготовленное приключение.</text:span></text:p>
      <text:p text:style-name="P859"><text:span text:style-name="T1008">—</text:span>Из Резолюций <text:span text:style-name="T1915">Здоровенно</text:span> Сосунковой Конференции</text:p>
      <text:p text:style-name="P340"/>
      <text:p text:style-name="P348">На север? Каких искателей когда-либо направляли на <text:span text:style-name="T110">север</text:span>? <text:span text:style-name="T1912">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49">Маршрут побега <text:span text:style-name="T110">Анубиса</text:span>.</text:p>
      <text:p text:style-name="P349">Кыргызский Свет.</text:p>
      <text:p text:style-name="P350">Страна смерти Иреро.</text:p>
      <text:p text:style-name="P351">Мичман Моритури, Карол Эвентир, Томас Гвендхидви, <text:span text:style-name="T1913">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52">Ракету запускали на юг, запад и восток. <text:span text:style-name="T1914">Пускали на юг, по Антверпену, азимут составлял примерно 173</text:span><text:span text:style-name="T1244">°</text:span><text:span text:style-name="T1577">, </text:span><text:span text:style-name="T1578">на восток, во время испытаний в Пенемюнде, </text:span><text:span text:style-name="T1579">072</text:span><text:span text:style-name="T1244">°. </text:span><text:span text:style-name="T1245">Запускали на запад, по Лондону, </text:span><text:span text:style-name="T1246">около 260</text:span><text:span text:style-name="T1244">°. </text:span><text:span text:style-name="T1247">Прикинув с параллельными линейками, недостающ</text:span><text:span text:style-name="T1248">ий</text:span><text:span text:style-name="T1247"> (или, если хотите, «ис</text:span><text:span text:style-name="T1248">к</text:span><text:span text:style-name="T1247">ом</text:span><text:span text:style-name="T1248">ый</text:span><text:span text:style-name="T1247">») </text:span><text:span text:style-name="T1248">азимут выхоит где-то 354</text:span><text:span text:style-name="T1244">°. </text:span><text:span text:style-name="T1249">Это направление выведено из всех прочих, </text:span><text:span text:style-name="T1250">пуск-призрак</text:span><text:span text:style-name="T1248">, </text:span><text:span text:style-name="T1250">который, по логике мандал, </text:span><text:span text:style-name="T1251">либо уже состоялся, совершенно секретно, или случится.</text:span></text:p>
      <text:p text:style-name="P353"><text:span text:style-name="T1251">Т</text:span><text:span text:style-name="T1218">ак что совещающиеся на Конференции в </text:span><text:span text:style-name="T1278">Здоровенном</text:span><text:span text:style-name="T1218"> Сосунке, как её начнут именовать в последствии, </text:span><text:span text:style-name="T1252">сидят вокруг карты со своими инструментами, сигаретами и соображениями. </text:span><text:span text:style-name="T1253">Не хмыкайте. Это один из веичайших дедуктивных моментов в послевоенной разведке. </text:span><text:span text:style-name="T1254">Мехико придерживается взвешенной системы, </text:span><text:span text:style-name="T1255">чтобы сделать длину векторов пропорциональной действительному количеству запусков вдоль каждого из их. </text:span><text:span text:style-name="T1256">Томас </text:span><text:span text:style-name="T1257">Г</text:span><text:span text:style-name="T1256">вендхидви, </text:span><text:span text:style-name="T1257">всегда придирчивый к событиям в географическом </text:span><text:span text:style-name="T1258">п</text:span><text:span text:style-name="T1257">ространстве, </text:span><text:span text:style-name="T1258">хочет <text:s/>запуск 1944 в Ближну </text:span><text:span text:style-name="T1259">(тоже </text:span><text:soft-page-break/><text:span text:style-name="T1259">восточное направление) </text:span><text:span text:style-name="T1258"><text:s/>принять в расчёт, </text:span><text:span text:style-name="T1260">что сдвинет стрелку с 354</text:span><text:span text:style-name="T1244">°—</text:span><text:span text:style-name="T1261">и даже ближе к </text:span><text:span text:style-name="T1262">истиному северу, если запуски </text:span><text:span text:style-name="T1263">на Лондон и Норвич из </text:span><text:span text:style-name="T1264">Валхерен и Сталверен </text:span><text:span text:style-name="T1265">также учитывать.</text:span></text:p>
      <text:p text:style-name="P354"><text:span text:style-name="T1266">Данные и интуиция—</text:span><text:span text:style-name="T1267">и возможно осадок нецивилизованного ужаса, что сидит в нас, каждый— указывает</text:span><text:span text:style-name="T1262"> </text:span><text:span text:style-name="T1268">на 00</text:span><text:span text:style-name="T1244">°: </text:span><text:span text:style-name="T1268">истинный Север. </text:span><text:span text:style-name="T1269">Что может быть лучшим направлением для запуска 00000?</text:span></text:p>
      <text:p text:style-name="P355"><text:span text:style-name="T1269">Д</text:span><text:span text:style-name="T1218">а вот беда, какой толк в азимуте, </text:span><text:span text:style-name="T1270">даже в мифично-симметричном азимуте, </text:span><text:span text:style-name="T1271">не зная откуда Ракета запускалась, для начала. </text:span><text:span text:style-name="T1272">У тебя </text:span><text:span text:style-name="T1273">имеется режущая бритва, </text:span><text:span text:style-name="T1274">280 км длиной, </text:span><text:span text:style-name="T1275">проносится на восток/запад по исковырянному лицу Зоны, </text:span><text:span text:style-name="T1276">бесконечно несётся, как в наваждении, </text:span><text:span text:style-name="T1272"><text:s/></text:span><text:span text:style-name="T1276">колеблясь, поблескивая, невыносимо, безостановочно….</text:span></text:p>
      <text:p text:style-name="P356"><text:span text:style-name="T1276">Н</text:span><text:span text:style-name="T1218">у, Под Знаком Здоровенного Сосунка. Покачивающаяся разноцветная картина противно жирного слюнявого мла</text:span><text:span text:style-name="T1277">д</text:span><text:span text:style-name="T1218">енца. </text:span><text:span text:style-name="T1277">В одном пудингоподобном кулаке Здоровенный Сосунок </text:span><text:span text:style-name="T1279">стискивает капающую голяшку (простите, свиньи, ничего личного), </text:span><text:span text:style-name="T1280">другой рукой тянется к Материнскому Соску, </text:span><text:span text:style-name="T1281">который вдвигается в картину от левого края, взгляд его остановился на приближающейся титьке, </text:span><text:span text:style-name="T1282">рот раскрыт—радостный вид, </text:span><text:span text:style-name="T1283">зубы нацелены и чешутся, </text:span><text:span text:style-name="T1284">застывшее выражение ЕДАмняммнячдаковтьммм в его глазах. </text:span><text:span text:style-name="T1285">Здоровенный Сосунок 23-я карта </text:span><text:span text:style-name="T1286">Козырном Майоре Зоны….</text:span></text:p>
      <text:p text:style-name="P357"><text:span text:style-name="T1286">Р</text:span><text:span text:style-name="T1218">оджеру нравится представлять это снимком Джереми в детстве. </text:span><text:span text:style-name="T1287">Джереми, который Знает Всё, </text:span><text:span text:style-name="T1288">простил Джессике её время с Роджером. </text:span><text:span text:style-name="T1289">У него у самого был пикничок или два, он может понять, </text:span><text:span text:style-name="T1290">у него либеральный склад ума, Война в конце концов сняла определённые барьеры, мож</text:span><text:span text:style-name="T1291">ешь </text:span><text:span text:style-name="T1290">сказать Викторианизмы </text:span><text:span text:style-name="T1291">(побаска от тех же хохмачей, </text:span><text:span text:style-name="T1292">которые изобрели знаменитый Поливинил Хлоридный Плащ)… </text:span><text:span text:style-name="T1293">и что за дела, Роджер, он хочет </text:span><text:span text:style-name="T1240">впечатлить</text:span><text:span text:style-name="T1293"> тебя? </text:span><text:span text:style-name="T1294">Веки глаз вскинуты, дружелюбными полумесяцами, как склоняется </text:span><text:span text:style-name="T1295">вперёд (более мелкий парень, чем Роджер думал) </text:span><text:span text:style-name="T1296">стискивая свой бокал, посасывая самую безвкусную Трубку что Роджер вообще вид</text:span><text:span text:style-name="T1297">а</text:span><text:span text:style-name="T1296">л, </text:span><text:span text:style-name="T1299">репродукция в курительной трубке</text:span><text:span text:style-name="T1298"> </text:span><text:span text:style-name="T1241">головы</text:span><text:span text:style-name="T1298"> Винстона Черчиля </text:span><text:span text:style-name="T1299">для чаши</text:span><text:span text:style-name="T1298">, не упущена <text:s/>ни одна деталь, </text:span><text:span text:style-name="T1300">даже сигара во рту головы с просверлённой дырочкой, так что чуточка <text:s/>дыма и впрямь высачивается из конца… </text:span><text:span text:style-name="T1301">тут это паб для военнослужащих в Каксэвене, </text:span><text:span text:style-name="T1302">где прежде был двор портового склада, так что одинокие солдаты сидят в мечтах и за выпивкой </text:span><text:span text:style-name="T1303">среди всего этого морскогоо хлама не на одном уровне, </text:span><text:span text:style-name="T1304">как у кого-нибудь в обычном кафе на воздухе, </text:span><text:span text:style-name="T1305">нет, кто-то повыше на скошенных настилах к дверям </text:span><text:span text:style-name="T1306">и воротам, </text:span><text:span text:style-name="T1307">или на подвесках для окраски бортов, </text:span><text:span text:style-name="T1308">в бочках </text:span><text:span text:style-name="T1309">вперёдсмотрящего</text:span><text:span text:style-name="T1308">, сидя над горьким среди </text:span><text:span text:style-name="T1309">цепей, </text:span><text:span text:style-name="T1310">оснастки, кабелей, арматуры чёрного железа. </text:span><text:span text:style-name="T1311">Уже ночь. Фонари вынесены на столы. </text:span><text:span text:style-name="T1312">Мягкие мелкие ночные волны </text:span><text:span text:style-name="T1313">стихают</text:span><text:span text:style-name="T1312"> по гальке. </text:span><text:span text:style-name="T1314">Запоздалая водоплавающая птица кричит над озером.</text:span></text:p>
      <text:p text:style-name="P469">– <text:span text:style-name="T1916">Но не достанет ли это нас, Джереми, <text:s text:c="2"/>меня и тебя, вот <text:s/>чём вопрос….</text:span>– <text:s/><text:span text:style-name="T1916">Мехико произносит эти свои ораульские</text:span>—<text:span text:style-name="T1916">часто, как сегодня в Клубе за ланчем, такая неловкость</text:span>—<text:span text:style-name="T1916">фразы с тех пор как появился.</text:span></text:p>
      <text:p text:style-name="P469">– <text:span text:style-name="T1916">Э, </text:span><text:span text:style-name="T288">что</text:span><text:span text:style-name="T1916"> достанет меня, дружище?</text:span>– <text:span text:style-name="T1916">Сегодня весь ень «дружище».</text:span></text:p>
      <text:p text:style-name="P470">– <text:span text:style-name="T1917">Ни’гда не чу’ст’ал, будто что-то хочет </text:span><text:span text:style-name="T289">достать</text:span><text:span text:style-name="T1917"> тебя, Джереми?</text:span></text:p>
      <text:p text:style-name="P471">– <text:span text:style-name="T1918">Достать меня.</text:span>– <text:s/><text:span text:style-name="T1918">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31">Ага, <text:span text:style-name="T110">но,</text:span> раз в месяц Джереми, даже Джереми видит сны: <text:span text:style-name="T1919">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32">Хорошо, хорошо. <text:span text:style-name="T1920">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text:span><text:soft-page-break/><text:span text:style-name="T1920">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38">Похоже людям можно напомнить о Титанах и Отцах будут смеяться. Не такая умора как тортом в морду, но по крайней мере настолько же чисто.</text:p>
      <text:p text:style-name="P539">Да, гигантские резиновые хуи по-прежнему часть арсенала….</text:p>
      <text:p text:style-name="P540">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33">И сразу же не осталось ничего кроме его жопы между Гравитацией и Роджером. «<text:span text:style-name="T1921">Мне всё равно. Роай его ребёнка. Я буду любить вас обоих—только идём со мной, Джессика. Ты нужна мне….</text:span></text:p>
      <text:p text:style-name="P534">Она щёлкает красным рычажком на своём интер<text:span text:style-name="T1922">к</text:span>оме. <text:span text:style-name="T1922">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2">– <text:span text:style-name="T1923">Джес</text:span>— <text:span text:style-name="T1924">блядь, он хочет расплакаться? Чувствует как подкатывает, словно оргазм</text:span>—</text:p>
      <text:p text:style-name="P535">И кто же его спас<text:span text:style-name="T1925">ает (прерывает оргазм)? Надо же</text:span>, Джереми <text:span text:style-name="T1925">собственной персоной. Старый Бобёр появляется и кивком отсылает держиморд, угрюмо блеснувших клыками, назад мастурбировать в комиксы </text:span><text:span text:style-name="T290">Преступления не Окупаются</text:span><text:span text:style-name="T1925">,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290">ланч</text:span><text:span text:style-name="T1925"> в </text:span><text:span text:style-name="T290">Клубе</text:span><text:span text:style-name="T1925">. Совместный </text:span><text:span text:style-name="T290">ланч</text:span><text:span text:style-name="T1925">?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3">– <text:span text:style-name="T1926">Зачем?</text:span>– <text:span text:style-name="T1926">не перестаёт спрашивать Роджер, чтобы разозлить Джереми.</text:span>– <text:span text:style-name="T1926">Зачем вы хотите собрать их и запустить?</text:span></text:p>
      <text:p text:style-name="P474">– <text:span text:style-name="T1927">Мы же их захватили, не так ли? Что ещё </text:span><text:span text:style-name="T291">делать</text:span><text:span text:style-name="T1927"> с ракетой?</text:span></text:p>
      <text:p text:style-name="P475">– <text:span text:style-name="T1928">Но зачем?</text:span></text:p>
      <text:p text:style-name="P476">– <text:span text:style-name="T1929">Зачем? Чёрт, </text:span><text:span text:style-name="T292">посмотреть</text:span><text:span text:style-name="T1929">, ясное дело. Джесика говорит ты—э—</text:span><text:span text:style-name="T292">по части математики</text:span><text:span text:style-name="T1929">?</text:span></text:p>
      <text:p text:style-name="P477">– <text:span text:style-name="T1930">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78">– <text:span text:style-name="T1931">Боже милостивый.</text:span>– <text:span text:style-name="T1931">Смеётся: оглядывает комнату.</text:span></text:p>
      <text:p text:style-name="P479">– <text:span text:style-name="T1932">Это старинная поговорка среди таких как я.</text:span></text:p>
      <text:p text:style-name="P536">Джереми знает как разобраться с <text:span text:style-name="T110">этим</text:span>. <text:span text:style-name="T1933">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293">ты</text:span><text:span text:style-name="T1933"> запросто—</text:span></text:p>
      <text:p text:style-name="P480">– <text:span text:style-name="T1934">Неформальный значит в костюме свободного кроя,</text:span>– <text:span text:style-name="T1935">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294">на самом деле</text:span><text:span text:style-name="T1935">!</text:span></text:p>
      <text:p text:style-name="P537">И он приводит таки гостя: Моряка Бодвайна, который по своим связям заказал передать ему из зоны Панамского Канала <text:span text:style-name="T1936">(где докеры осят их как униформу в изумительных тропичекм-</text:span><text:soft-page-break/><text:span text:style-name="T1936">попугайных сочетаниях жёлтого, зелёного, лавандового, алого) костюмзут небывалых пропорций—углы лацканов приходится </text:span><text:span text:style-name="T295">закреплять вешалками-плечиками</text:span><text:span text:style-name="T1936">,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295"><text:s/>пятикратно-разделённый</text:span><text:span text:style-name="T1936">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295">нитрокрасочно</text:span><text:span text:style-name="T1936">-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1">– <text:span text:style-name="T1937">Только ты и я, кореш?</text:span>– <text:span text:style-name="T1937">грит Бодайн.</text:span>– <text:span text:style-name="T1937">Чё так типа стеснительно?</text:span></text:p>
      <text:p text:style-name="P482">– <text:span text:style-name="T1937">Послушай,</text:span>– <text:span text:style-name="T1937">Роджер издаёт нездоровый смешок на то, что только что пришло ему в голову,</text:span>– <text:span text:style-name="T1938">мы даже не можем прихватить с собой те большие резиновые хуи. Сёдня придётся полагаться на нашу </text:span><text:span text:style-name="T296">смекалку</text:span><text:span text:style-name="T1938">!</text:span></text:p>
      <text:p text:style-name="P483">– <text:span text:style-name="T1939">Тогда так, пошлю мотоцикл к Пуци пригнать нам взвод клоунов и</text:span>—</text:p>
      <text:p text:style-name="P483">– <text:span text:style-name="T1939">Знаешь что? Ты утратил свой дух любителя приключений. Ага. Раньше ты таким не был, знаешь ли.</text:span></text:p>
      <text:p text:style-name="P484">– <text:span text:style-name="T1940">Слышь, братиш,</text:span>– <text:span text:style-name="T1941">произнося на Флотском Диалекте: брат</text:span><text:span text:style-name="T297">иишь</text:span><text:span text:style-name="T1941">,</text:span>– <text:span text:style-name="T1941">брось, брат</text:span><text:span text:style-name="T297">иишь.</text:span><text:span text:style-name="T1941"> Поставь себя на моё место.</text:span></text:p>
      <text:p text:style-name="P484">– <text:span text:style-name="T1941">Я б и не против, но… утону ж в таком-то.</text:span></text:p>
      <text:p text:style-name="P485">– <text:span text:style-name="T1942">Простой скромный парень,</text:span>– <text:span text:style-name="T1942">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943">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298">иишь</text:span><text:span text:style-name="T1943">.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298">желудок</text:span><text:span text:style-name="T1943">? В этих краях желудок не считается вторым классом и это хорошая осенняя мысля помозговать на досуге.</text:span></text:p>
      <text:p text:style-name="P486">– <text:s/><text:span text:style-name="T1944">Бодайн, разве ты не дезертировал? Но за это смертная казнь, правда?</text:span></text:p>
      <text:p text:style-name="P487">– <text:s/><text:span text:style-name="T1944">Блядь, </text:span><text:span text:style-name="T299">это</text:span><text:span text:style-name="T1944">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945">Так что Роджер потащил его с собой, с его монологом, в его зут костюме, на Круппное увеселение.</text:span></text:p>
      <text:p text:style-name="P541">Ещё в дверях, первое, что отмечает Бодан, так это тот струнный квартет <text:span text:style-name="T1946">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00">тебя</text:span><text:span text:style-name="T1946">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text:span><text:soft-page-break/><text:span text:style-name="T1946">«Казу» Квартет в Соль-Бемоль Миноре, который получил своё имя из части </text:span><text:span text:style-name="T300">Largo, cantabile e mesto, </text:span><text:span text:style-name="T1947">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01">Доктор Джекил и Мистер Хайд</text:span><text:span text:style-name="T1947">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01">Гайдн</text:span><text:span text:style-name="T1947">, Mutti! Лица от ICI и GE сгибают шеи пытаясь прочитать в свете свечей программку с любовью выписанную от руки спутником Утгарталоки по жизни, </text:span><text:span text:style-name="T301">Frau <text:s/></text:span><text:span text:style-name="T1947">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01">догола</text:span><text:span text:style-name="T1947">.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01">Записки Международного Общества Сознавшихся в Энтузиазме к Носологии Альбатросов</text:span><text:span text:style-name="T1947">, Зима 1936, великолепный небольшой журнал, они даже послали корреспондента в </text:span><text:span text:style-name="T301">Испанию</text:span><text:span text:style-name="T1947">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42">В общем, если бы участники П<text:span text:style-name="T1948">р</text:span>отиводействия лучше знали что стоит за этими категориями, <text:span text:style-name="T1949">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text:span><text:soft-page-break/><text:span text:style-name="T1949">Джессики Пока Она Плакала в Объятиях Круппа , и исходить слюной над каждым расплывчатым фото—</text:span></text:p>
      <text:p text:style-name="P543">Роджеру должно быть примерещились тут на минуту <text:span text:style-name="T1950">вспотевшие</text:span> вечера Термидора: <text:span text:style-name="T1950">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44">Они воспользуются нами. <text:span text:style-name="T1951">Мы поможем им узакониться, хотя Им не так уж это и нужно, для Них это ещё один дивидент, однако не решающий….</text:span></text:p>
      <text:p text:style-name="P545">О да, разве не <text:span text:style-name="T110">в точности</text:span> <text:span text:style-name="T1952">так</text:span> Они и сделают. <text:span text:style-name="T1953">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02">уй</text:span><text:span text:style-name="T1953">-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46">Виолончель призрачна, смазанно-коричнева, прозрачна, вздыхает туда-сюда средь прочих Голосов. <text:span text:style-name="T1954">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03">казу</text:span><text:span text:style-name="T1954">!</text:span></text:p>
      <text:p text:style-name="P16"><text:span text:style-name="T820">Это музыкальный фон к тому, что готовится произойти. </text:span><text:span text:style-name="T821">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955">Что это тут за </text:span><text:span text:style-name="T822">‘</text:span><text:span text:style-name="T787">Überraschungbraten</text:span><text:span text:style-name="T822">’?»</text:span><text:span text:style-name="T712">– </text:span><text:span text:style-name="T782">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6"><text:span text:style-name="T782">– </text:span><text:span text:style-name="T823">Да просто </text:span><text:span text:style-name="T825">так и значит</text:span><text:span text:style-name="T823">, Матросик,</text:span><text:span text:style-name="T665">– </text:span><text:span text:style-name="T823">отвечает «Конни Командос»,</text:span><text:span text:style-name="T665">– </text:span><text:span text:style-name="T823">на Немецком </text:span><text:span text:style-name="T825">это</text:span><text:span text:style-name="T823"> «</text:span><text:span text:style-name="T824">сюрпризное жаркое».</text:span></text:p>
      <text:p text:style-name="P7"><text:span text:style-name="T861">– </text:span><text:span text:style-name="T826">По моей части, грит Бодайн. </text:span><text:span text:style-name="T827">Она же</text:span><text:span text:style-name="T665">—</text:span><text:span text:style-name="T827">возможно ненароком</text:span><text:span text:style-name="T665">—</text:span><text:span text:style-name="T827">просигналила глазами</text:span><text:span text:style-name="T665">—</text:span><text:span text:style-name="T828">вероятно, Пойнтсмен, существует такая вещь как рефлекс доброты </text:span><text:span text:style-name="T829">(сколько молодых мужчин навидалась она </text:span><text:span text:style-name="T830">приконченными с </text:span><text:span text:style-name="T822">’</text:span><text:span text:style-name="T830">42?) который кое-где, также и вне Зоны, уцелел от вымирания…. </text:span><text:span text:style-name="T831">Бодайн смотрит вдоль стола, мимо корпоративных зубов и полированных ногтей, </text:span><text:span text:style-name="T832">мимо инструментов для еды с увесистыми монограммами, </text:span><text:span text:style-name="T833">и в первый раз замечает облицованн</text:span><text:span text:style-name="T839">ое</text:span><text:span text:style-name="T833"> камнем уг</text:span><text:span text:style-name="T839">лубление</text:span><text:span text:style-name="T833"> для барбекю с двумя вертелами чёрного железа для прокрутки вручную. </text:span><text:span text:style-name="T834">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35">и </text:span><text:span text:style-name="T834">уголь, </text:span><text:span text:style-name="T835">соблазнительные, с кулак, вороньего крыла куски, из тех что когда-то оставляли трупы </text:span><text:span text:style-name="T836">вдоль берегов каналов, когда-то, в Инфляцию, </text:span><text:span text:style-name="T837">когда </text:span><text:span text:style-name="T838">его действительно удерживали </text:span><text:span text:style-name="T837"><text:s/>настолько смертельно дорогим, </text:span><text:span text:style-name="T838">представьте… </text:span><text:span text:style-name="T840">На краю углубления, где Юстус уже зажигает свечу, </text:span><text:span text:style-name="T841">пок</text:span><text:span text:style-name="T840">а Гретхен </text:span><text:span text:style-name="T842">обрызгивает топливо войсковым растворителем, из доков в порту, </text:span><text:span text:style-name="T843">М</text:span><text:span text:style-name="T842">оряк Бодвайн узрел голову Роджера, </text:span><text:span text:style-name="T843">которую две или три пары рук удерживают кверх</text:span><text:span text:style-name="T842"> </text:span><text:span text:style-name="T843">ногами, </text:span><text:span text:style-name="T844">губы отодраны от </text:span><text:soft-page-break/><text:span text:style-name="T844">зубов и обнажённые дёсна </text:span><text:span text:style-name="T845">уже обесчвеченно</text:span><text:span text:style-name="T844"> белеют словно череп, </text:span><text:span text:style-name="T845">покуда одна из служанок, классическая атлас-с-кружевом, вредная, полапатьбыбельная девка, </text:span><text:span text:style-name="T846">чистит зубы Американской зубной пастой, </text:span><text:span text:style-name="T847">старательно соскабливая никотинные пятна и винный камень. </text:span><text:span text:style-name="T788">Глаза у Роджера такие обиженные и умоляющие</text:span><text:span text:style-name="T848">…. </text:span><text:span text:style-name="T849">Со всех сторон, гости перешёптываются. « </text:span><text:span text:style-name="T850">Как </text:span><text:span text:style-name="T851">эксцентрично, </text:span><text:span text:style-name="T852">Стефен придумал даже голову сыра!»</text:span><text:span text:style-name="T665">–</text:span><text:span text:style-name="T852"> «</text:span><text:span text:style-name="T853">Нет уж, </text:span><text:span text:style-name="T789">я </text:span><text:span text:style-name="T853">дождусь </text:span><text:span text:style-name="T789">другую часть</text:span><text:span text:style-name="T853">, чтоб откусить...»</text:span><text:span text:style-name="T665">– </text:span><text:span text:style-name="T854">хиханьки, возбуждённое дыхание, </text:span><text:span text:style-name="T855">а что это за очень синие штаны такие </text:span><text:span text:style-name="T856">все в складках… </text:span><text:span text:style-name="T857">и чем измазан пиджак, </text:span><text:span text:style-name="T858">а что на вертеле, краснее до хрусткой жирной корочки, </text:span><text:span text:style-name="T859">поворачивается, </text:span><text:span text:style-name="T860">чьё лицо сейчас обернётся, ба! так это же</text:span><text:span text:style-name="T665">—</text:span></text:p>
      <text:p text:style-name="P8"><text:span text:style-name="T665">– </text:span><text:span text:style-name="T862">Кетчупа нет, кетчупа нет,</text:span><text:span text:style-name="T665">– </text:span><text:span text:style-name="T863">мохнач </text:span><text:span text:style-name="T864">синепиджачный резко роется среди уксусниц и </text:span><text:span text:style-name="T865">подносов,</text:span><text:span text:style-name="T665">– </text:span><text:span text:style-name="T866">похоже </text:span><text:span text:style-name="T882">вовсе</text:span><text:span text:style-name="T866"> нет… </text:span><text:span text:style-name="T867">что за ёбанная тут забегаловка, Родж,</text:span><text:span text:style-name="T665">– </text:span><text:span text:style-name="T867"><text:s/></text:span><text:span text:style-name="T868">кричит</text:span><text:span text:style-name="T867"> </text:span><text:span text:style-name="T869">вдоль стола наискосок через семь вражеских лиц,</text:span><text:span text:style-name="T665">– <text:s/></text:span><text:span text:style-name="T870">эй, брат</text:span><text:span text:style-name="T790">иишь</text:span><text:span text:style-name="T870">, возле тебя там кетчупа не видать?</text:span></text:p>
      <text:p text:style-name="P11"><text:span text:style-name="T870">К</text:span><text:span text:style-name="T665">етчуп сигнальное слово, </text:span><text:span text:style-name="T882">ясное дело</text:span><text:span text:style-name="T871">—</text:span></text:p>
      <text:p text:style-name="P9"><text:span text:style-name="T665">– </text:span><text:span text:style-name="T872">Странно,</text:span><text:span text:style-name="T665">– </text:span><text:span text:style-name="T872">отвечает Роджер, который явно видел точно ту же картину в углублении,</text:span><text:span text:style-name="T665">– </text:span><text:span text:style-name="T873">я как раз собирался спросить <text:s/>у </text:span><text:span text:style-name="T791">тебя</text:span><text:span text:style-name="T873"> то же самое</text:span><text:span text:style-name="T872">!</text:span></text:p>
      <text:p text:style-name="P12"><text:span text:style-name="T665">Они ухмыляются друг другу как два клоуна. </text:span><text:span text:style-name="T874">Ауры обоих, для протокола, зелёные. Не пиздю. Ни разу с зимы </text:span><text:span text:style-name="T822">’</text:span><text:span text:style-name="T874">42 в морск</text:span><text:span text:style-name="T876">о</text:span><text:span text:style-name="T874">м караване посреди шторма в Северной Атлантике, </text:span><text:span text:style-name="T875">с оборвавшимися тоннами 5-дюймовых боеприпасов, что катались по всему судну, </text:span><text:span text:style-name="T876">Германская волчья стая невидимо из-под воды сшибает соседние корабли направо и налево, </text:span><text:span text:style-name="T877">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878">задыхались от хохота—</text:span><text:span text:style-name="T879">ни разу с того дня </text:span><text:span text:style-name="T880">Моряк Бодайн не чув</text:span><text:span text:style-name="T881">с</text:span><text:span text:style-name="T880">твовал такого кайфа </text:span><text:span text:style-name="T881">при хороших шансах погибнуть</text:span><text:span text:style-name="T883">.</text:span></text:p>
      <text:p text:style-name="P178">– <text:span text:style-name="T1956">Ничего себе сервировка, а?</text:span>– <text:span text:style-name="T1956">восклицает он.</text:span>– <text:span text:style-name="T1957">Еда называется!</text:span>– <text:span text:style-name="T1957">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79">– <text:span text:style-name="T1958">Даже не знаю,</text:span>– <text:s/><text:span text:style-name="T1958">Роджер тщательно небрежен,</text:span>– <text:span text:style-name="T1958">я как-то не нахожу </text:span><text:span text:style-name="T304">суп из соплей</text:span><text:span text:style-name="T1958"> в меню.</text:span></text:p>
      <text:p text:style-name="P180">– <text:span text:style-name="T1959">Ага, и я бы сам не отказался от </text:span><text:span text:style-name="T305">гнойного пудинга</text:span><text:span text:style-name="T1959">. Думаешь у них найдётся?</text:span></text:p>
      <text:p text:style-name="P181">– <text:span text:style-name="T1960">Нет, но может оказаться суфле с молофьёй!</text:span>– <text:span text:style-name="T1961">вскрикивает Роджер,</text:span>– <text:span text:style-name="T1962">с добавкой из </text:span><text:span text:style-name="T306">менструального мармелада</text:span><text:span text:style-name="T1962">!</text:span></text:p>
      <text:p text:style-name="P182">– <text:span text:style-name="T1963">А ещё бы не прочь от наваристого жаркого со смегмой!</text:span>–<text:span text:style-name="T1963"> предлагает Бодайн,</text:span>– <text:span text:style-name="T1964">или как начёт </text:span><text:span text:style-name="T307">кастрюльки тромбов</text:span><text:span text:style-name="T1964">?</text:span></text:p>
      <text:p text:style-name="P183">– <text:span text:style-name="T1966">Мы бы составили обед получше этого,</text:span>– <text:span text:style-name="T1966">Роджер помахивает меню в руке.</text:span>– <text:span text:style-name="T1967">Для начала плацентные аппетитные закуски, возможно какие-то </text:span><text:span text:style-name="T308">сэндвичи со струпьями</text:span><text:span text:style-name="T1967">, хорошо расчёсанными, конечно… и или </text:span><text:span text:style-name="T308">к</text:span><text:span text:style-name="T310">литор</text:span><text:span text:style-name="T308">ные клёцки</text:span><text:span text:style-name="T1967">! Ммм, объеденье, сдобренные </text:span><text:span text:style-name="T308">майонезом из мукуса.</text:span></text:p>
      <text:p text:style-name="P184">– <text:span text:style-name="T1968">О, мне дошло,</text:span>– <text:span text:style-name="T1968">грит Конни Командос,</text:span>– <text:span text:style-name="T1969">тут должна быть аллитерация. Как насчёт… э… </text:span><text:span text:style-name="T309">пожёванных пельмешков</text:span><text:span text:style-name="T1969">?</text:span></text:p>
      <text:p text:style-name="P185">– <text:span text:style-name="T1970">Мы составляем суповые блюда, крошка,</text:span>– <text:span text:style-name="T1971">грит с прохладцей <text:s/>Моряк Бодвайн,</text:span>– <text:span text:style-name="T1972">так что позволь мне просто предложить козявочное консоме, или заблёванный бульон.</text:span></text:p>
      <text:p text:style-name="P186">– <text:span text:style-name="T1973">Рвотный рататуй,</text:span>– <text:span text:style-name="T1974">грит Конни.</text:span></text:p>
      <text:p text:style-name="P186">– <text:span text:style-name="T1974">Ты врубилась.</text:span></text:p>
      <text:p text:style-name="P187">– <text:span text:style-name="T1976">Салат из салями с глистами,</text:span>– <text:s/><text:span text:style-name="T1975">продолжает Роджер.</text:span>– <text:span text:style-name="T1976">с нарезкой из абортированных абрикосов и присыпкой перхоти.</text:span></text:p>
      <text:p text:style-name="P358"><text:soft-page-break/>Раздаётся звук благовоспитанного сдерживания, <text:span text:style-name="T1977">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59">Так и шло, <text:span text:style-name="T1978">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60">Одно из казу прекращает играть. «Затруханная запеканка!»<text:span text:style-name="T1008">– </text:span>верезжит Густав</text:p>
      <text:p text:style-name="P188">– <text:span text:style-name="T1979">Обосанные оладьи, с сычужным сиропом,</text:span>– <text:span text:style-name="T1980">добавляет Андрэ Омнопон, когда Густав возобновляет игру, Внешние Голоса тем временем сбились в замешательстве.</text:span></text:p>
      <text:p text:style-name="P188">– <text:span text:style-name="T1981">И посыпаны эксттратом экскрементов,</text:span>– <text:span text:style-name="T1981">бормочет виолончелист, который не ставит себя выше невинных забав.</text:span></text:p>
      <text:p text:style-name="P188">– <text:span text:style-name="T1981">Геморроидные гренки,</text:span>– <text:span text:style-name="T1981">Конни с восторгом лупит ложкой,</text:span>– <text:span text:style-name="T311">поносные пирожки</text:span><text:span text:style-name="T1982">!</text:span></text:p>
      <text:p text:style-name="P547">Фрау Утгарталоки вскакивает на ноги, <text:span text:style-name="T1983">перевернув поднос болячек бламанже—</text:span><text:span text:style-name="T312">иззвиняюсь</text:span><text:span text:style-name="T1983">,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88">– <text:span text:style-name="T1984">Отборный</text:span><text:span text:style-name="T1965"> </text:span><text:span text:style-name="T1984">гангренозный гуляш, или восхитительная кремово-белая <text:s/>порция проказы,</text:span>–<text:span text:style-name="T1985">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89">– <text:span text:style-name="T1986">Фунгусное фрикасе!</text:span>– <text:span text:style-name="T1987">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0">– <text:span text:style-name="T1988">Карбункульные котлеты!</text:span></text:p>
      <text:p text:style-name="P491">– <text:span text:style-name="T1989">С </text:span><text:span text:style-name="T313">паховой подливой</text:span><text:span text:style-name="T1989">!</text:span></text:p>
      <text:p text:style-name="P492">– <text:span text:style-name="T1990">Корейка с кольцевывми червями!</text:span></text:p>
      <text:p text:style-name="P548"><text:span text:style-name="T1990">У </text:span>леди Мнемосин Глуб какой-то припадок, настолько сильный, что ожерелье её рвётся и жемчужины раскатываются по шёлку скатерти. <text:span text:style-name="T1991">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57">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48"/>
      <text:p text:style-name="P839">У, дайте отех прыщиков à-la-улю,</text:p>
      <text:p text:style-name="P839">Налопаюся до усрачки!</text:p>
      <text:p text:style-name="P839">Скажи, брат<text:span text:style-name="T110">иишь</text:span>, как ты глядишь</text:p>
      <text:p text:style-name="P839">На тему Палубных Десертов после качки?</text:p>
      <text:p text:style-name="P549"/>
      <text:p text:style-name="P493"><text:soft-page-break/>– <text:span text:style-name="T1992">Я должен вам признаться,</text:span>– <text:span text:style-name="T1992">торопливо шепчет Густав.</text:span>– <text:span text:style-name="T1992">Мне ужасно неловко, но наверное вам не нужны такие как я. Понимаете… Я был Штурмовиком. Очень давно. Знаете, как Хорст Вессель.</text:span></text:p>
      <text:p text:style-name="P494">– <text:span text:style-name="T1993">Ну и что?</text:span>– <text:span text:style-name="T1993">смеётся Бодайн,</text:span>– <text:span text:style-name="T1994">может я был стрелком у Мелвина Пёрвиса.</text:span></text:p>
      <text:p text:style-name="P495">– <text:span text:style-name="T1995">Кем?</text:span></text:p>
      <text:p text:style-name="P495">– <text:span text:style-name="T1995">За Пост Тостис.</text:span></text:p>
      <text:p text:style-name="P496">– <text:span text:style-name="T1995">За кого?</text:span>– <text:span text:style-name="T1996">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50">Последний чёрный дворецкий отпирет последнюю дверь наружу, <text:span text:style-name="T1997">и к побегу. Сбегите сегодня. «Тифозный торт с коклюшным кремом, джентльмены,– кивает он. И с той стороны рассвета можешь различить улыбку. </text:span></text:p>
      <text:p text:style-name="P550"><draw:frame draw:style-name="fr2" draw:name="Image10" text:anchor-type="paragraph" svg:width="6.9252in" svg:height="0.3661in" draw:z-index="6"><draw:image xlink:href="Pictures/1000000000000B720000009B428C9716555D8079.png" xlink:type="simple" xlink:show="embed" xlink:actuate="onLoad" loext:mime-type="image/png"/></draw:frame></text:p>
      <text:p text:style-name="P551">В своём рюкзаке Гели Трипинг несёт несколько ногтевых обрезков с пальцев ног Чичерина, <text:span text:style-name="T1998">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52">В полдень она приходит <text:span text:style-name="T1999">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58">– Иногда я могу вызывать его лицо в чашке с чаем. Но травы надо собирать очень внимательно. Я ещё не очень хороша в этом.</text:p>
      <text:p text:style-name="P559">– Но ты влюблена. Технические приёмы всего лишь подмена этому когда стареешь.</text:p>
      <text:p text:style-name="P560">– Зачем не оставаться влюблённой всегда?</text:p>
      <text:p text:style-name="P553">Две женщины наблюдают друг друга через солнечную кухню. <text:span text:style-name="T2000">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54">В ночь, когда чёрные выступили в свой великий переход, <text:span text:style-name="T2001">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55">Позади, подталкивая её, <text:span text:style-name="T2003">дремотность</text:span> города, <text:span text:style-name="T2002">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text:span><text:soft-page-break/><text:span text:style-name="T2002">музыки, лишь стеклянно-кирпичные перегородки, плевательницы, домашние растения—не осталось </text:span><text:span text:style-name="T314">практикующих</text:span><text:span text:style-name="T2002">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56"><text:span text:style-name="T2004">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15">Schwarzkommando</text:span><text:span text:style-name="T2004">. Если чувствует, что можно, она даже спросит про Чичерина. Разнообразие слухов изумляет её. </text:span><text:span text:style-name="T315">Я не единственная кто его любит</text:span><text:span text:style-name="T2004">… хотя </text:span><text:span text:style-name="T315">их</text:span><text:span text:style-name="T2004">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61">Брехня, Чичерин давно мёрт<text:span text:style-name="T2005">в</text:span>, <text:span text:style-name="T2005">ты что не слышал, уже несколько месяцев как убит…</text:span></text:p>
      <text:p text:style-name="P561">…<text:span text:style-name="T2006">его кем-то подменили пока арестуют остальных из его Блока…</text:span></text:p>
      <text:p text:style-name="P561">...<text:span text:style-name="T2007">нет, он приезжал в Люнеберг неделю назад, мой приятель его раньше видел, точно он…</text:span></text:p>
      <text:p text:style-name="P561">...<text:span text:style-name="T2008">он здорово похудел и выходит только с усиленной охраной. Не меньше двенадцати. В основном Азиаты…</text:span></text:p>
      <text:p text:style-name="P561">...<text:span text:style-name="T2008">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97">– <text:span text:style-name="T2009">По какому краю?</text:span>– <text:span text:style-name="T2010">Они трясутся в кузове 2</text:span><text:span text:style-name="T1315">½-тонного</text:span><text:span text:style-name="T2010">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498">– <text:span text:style-name="T2011">Ну, </text:span><text:span text:style-name="T316">ты</text:span><text:span text:style-name="T2011"> знаешь какое у него задание.</text:span></text:p>
      <text:p text:style-name="P498">– <text:span text:style-name="T2011">Ракеты?</text:span></text:p>
      <text:p text:style-name="P499">– <text:span text:style-name="T2012">Не хотел бы я оказаться на его месте, вот и всё.</text:span></text:p>
      <text:p text:style-name="P562">На гребне холма геодезическая партия восстанавливают разбитую дорогу. <text:span text:style-name="T2013">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317">чувствует крест</text:span><text:span text:style-name="T2013">,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17">этого</text:span><text:span text:style-name="T2013">?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text:span><text:soft-page-break/><text:span text:style-name="T2013">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17">потребовалось</text:span><text:span text:style-name="T2013">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17">Наша миссия в том, чтоб поддерживать смерть</text:span><text:span text:style-name="T2013">.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63">Только лишь почти, из-за уровня дезертирства. <text:span text:style-name="T2014">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64"><text:span text:style-name="T2016">Среди</text:span> эх<text:span text:style-name="T2016">а</text:span> с колкими краями, Титан ворочается <text:span text:style-name="T2015">глубоко </text:span>внизу. <text:span text:style-name="T2016">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65">Вдруг Пан<text:span text:style-name="T1008">—</text:span>прыжком<text:span text:style-name="T1008">—</text:span>с лицом невыносимой красоты, <text:span text:style-name="T2017">прекрасный Змий, кольца его сплетают радугу небес—в несомненные кости страха—</text:span></text:p>
      <text:p text:style-name="P566">Не иди домой средь ночи по пуст<text:span text:style-name="T2018">ы</text:span>м пол<text:span text:style-name="T2018">ям</text:span>. <text:span text:style-name="T2019">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67">Это вопрос нескольких недель, <text:span text:style-name="T2020">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68">Умрёт ли Блисеро,<text:span text:style-name="T110"> нет пожалуйста не дай ему умереть</text:span>…. <text:span text:style-name="T2021">(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69">Это ещё какая-то игра, <text:s/>наверное, ещё один повод для порки? <text:span text:style-name="T2022">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text:span><text:soft-page-break/><text:span text:style-name="T2022">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18">посвящены</text:span><text:span text:style-name="T2022">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70">Со своим приближением к этому, взятый внутрь снова и снова, Готфрид может лишь держаться открытым, расслабить сфинктер своей души….</text:p>
      <text:p text:style-name="P571"><text:span text:style-name="T1008">– </text:span>А иногда я мечтаю об открытии края Света. Обнаружить что край <text:span text:style-name="T110">есть</text:span>. <text:span text:style-name="T2023">Моя горная горечавка знала всегда. Но мне это обошлось так дорого.</text:span></text:p>
      <text:p text:style-name="P572">Америка <text:span text:style-name="T110">была</text:span> краем свет<text:span text:style-name="T2024">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73">В Азию, Африку, Америндию, Океанию Европа явилась Европа и установила <text:span text:style-name="T2025">свою </text:span>власть <text:span text:style-name="T2025">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19">одна лишь</text:span><text:span text:style-name="T2025">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19">единой с</text:span><text:span text:style-name="T2025">….</text:span></text:p>
      <text:p text:style-name="P574">Закончился ли один цикл и теперь готов начаться новый? <text:span text:style-name="T2026">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20">постоянный риск упасть</text:span><text:span text:style-name="T2026">.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75">Хотел бы я обрести всё это. <text:span text:style-name="T2027">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text:span><text:soft-page-break/><text:span text:style-name="T2027">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76">Связи на которые они рассчитывали <text:span text:style-name="T2028">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21"> глупую чистоту</text:span><text:span text:style-name="T2028">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0">– <text:span text:style-name="T2029">Твоей любви,</text:span>– <text:span text:style-name="T2029">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1">– <text:span text:style-name="T2030">Я хочу вырваться</text:span>—<text:span text:style-name="T2030">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577">Готфрид стоит на коленях, немо, в ожидании. <text:span text:style-name="T322">Блисеро смотрит на него</text:span><text:span text:style-name="T2031">.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322">Почему он вдруг спрашивает</text:span><text:span text:style-name="T2031">….</text:span></text:p>
      <text:p text:style-name="P578">На этом-то всё и держится. Коридоры рутины, <text:span text:style-name="T2032">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578"><draw:frame draw:style-name="fr2" draw:name="Image11" text:anchor-type="paragraph" svg:width="6.9252in" svg:height="0.3661in" draw:z-index="7"><draw:image xlink:href="Pictures/1000000000000B720000009B428C9716555D8079.png" xlink:type="simple" xlink:show="embed" xlink:actuate="onLoad" loext:mime-type="image/png"/></draw:frame></text:p>
      <text:p text:style-name="P579">Вот <text:span text:style-name="T2036">он</text:span> Енцин, гонит свою новенькую ракету сквозь ночь. <text:span text:style-name="T2033">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80">Это 00001, <text:span text:style-name="T2034">вторая в своей серии.</text:span></text:p>
      <text:p text:style-name="P582"><text:soft-page-break/>Русские репродукторы через Эльбу обращались к тебе. <text:span text:style-name="T2035">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585">Но молодые люди все постарели и мало осталось цвета в этой сцене… <text:span text:style-name="T2037">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682">перемены с Ракето-</text:span><text:span text:style-name="T1683">модификациями: </text:span><text:span text:style-name="T1684">не более чем производные, вообще-то, </text:span><text:span text:style-name="T1685">от приёмов, с помощью которых </text:span><text:span text:style-name="T1686">Констанс Бабингтон-Смит и </text:span><text:span text:style-name="T1687">её коллега Р.А.Ф. Медменхэм </text:span><text:span text:style-name="T1688">раскрыли Ракету по развед-аэроснимкам <text:s/>1943-</text:span><text:span text:style-name="T1689">го над Пенемюнде. </text:span></text:p>
      <text:p text:style-name="P586"><text:span text:style-name="T1689">Н</text:span><text:span text:style-name="T1661">о вспомни, любили </text:span><text:span text:style-name="T1690">ли вы </text:span><text:span text:style-name="T1661">это. </text:span><text:span text:style-name="T1690">Если да, </text:span><text:span text:style-name="T1691">то </text:span><text:span text:style-name="T1690">как вы это любили. </text:span><text:span text:style-name="T1691">И насколько—</text:span><text:span text:style-name="T1692">ведь вы привыкли спрашивать «насколько», </text:span><text:span text:style-name="T1693">привыкли измерять, сравнивать замеры, </text:span><text:span text:style-name="T1694">вставлять их в формулы для определения <text:s/>сколько бол</text:span><text:span text:style-name="T1695">ь</text:span><text:span text:style-name="T1694">ше</text:span><text:span text:style-name="T1692">, <text:s/></text:span><text:span text:style-name="T1695">сколько чего, сколько когда… </text:span><text:span text:style-name="T1696">а здесь в вашем общем движении к морю </text:span><text:span text:style-name="T1697">чувствуй сколько хочешь </text:span><text:span text:style-name="T1698">ту тёмную двусмысленную любовь, которая ещё и стыд, </text:span><text:span text:style-name="T1699">бравада, инженерская геополитика—«</text:span><text:span text:style-name="T1700">сферы влияния» св</text:span><text:span text:style-name="T1701">е</text:span><text:span text:style-name="T1700">дённые к </text:span><text:span text:style-name="T1701">торусам радиуса действия Ракеты, </text:span><text:span text:style-name="T1702">что параболичны в сечении…</text:span></text:p>
      <text:p text:style-name="P587"><text:span text:style-name="T1703">...не, как могло бы нам представляться, ограничены снизу линией Земли «</text:span><text:span text:style-name="T1704">с которой поднимается» и Земли «в которую ударяет» </text:span><text:span text:style-name="T1705">Но Ведь Ты В Самом Деле Не Думал Что Так </text:span><text:soft-page-break/><text:span text:style-name="T1705">Правда Же </text:span><text:span text:style-name="T1706">Конечно Она Начинается Неизмеримо Под Землёй </text:span><text:span text:style-name="T1707">И Уходит Неизмеримо Обратно В Землю </text:span><text:span text:style-name="T1708">нам позволено видеть всего лишь пик, отрыв от </text:span><text:span text:style-name="T1709">поверхности, из другого молчащего мира, </text:span><text:span text:style-name="T1710">резко (реактивный самолёт срывающийся в сверхзвуковую скорость, через сколько-то лет космический крпаль срывающийся в сверхсветовую) </text:span><text:span text:style-name="T1711">Помни Пароль В Зоне На Этой Неделе </text:span><text:span text:style-name="T1712">Б</text:span><text:span text:style-name="T1711">ЫСТРЕЕ</text:span><text:span text:style-name="T1677">—</text:span><text:span text:style-name="T1712">Ч</text:span><text:span text:style-name="T1711">ЕМ </text:span><text:span text:style-name="T1712">С</text:span><text:span text:style-name="T1711">ВЕРХСВЕТОВАЯ По Ходу Голос Ускоряется В Разы</text:span><text:span text:style-name="T1677">—</text:span><text:span text:style-name="T1712">Линейные Исключения Лишь Для Случаев Жалоб На Верхние Дыхательные, </text:span><text:span text:style-name="T1713">на каждом из «концов», пойми, </text:span><text:span text:style-name="T1714">огромная передача энергии: </text:span><text:span text:style-name="T1715">прорыв вверх в этот мир, </text:span><text:span text:style-name="T1716">в контролируемое горение</text:span><text:span text:style-name="T1677">—</text:span><text:span text:style-name="T1717">прорыв вниз снова, </text:span><text:span text:style-name="T1718">неконтролируемый взрыв… </text:span><text:span text:style-name="T1719">это отсутствие симметрии ведё</text:span><text:span text:style-name="T1722">т</text:span><text:span text:style-name="T1719"> к предположению </text:span><text:span text:style-name="T1720">о наличии, подобно Эфиру, </text:span><text:span text:style-name="T1721">потоков во времени, подобных потокам Эфира в прост</text:span><text:span text:style-name="T1722">р</text:span><text:span text:style-name="T1721">анстве. </text:span><text:span text:style-name="T1723">Предположение Вакуума во времени вело к обособлению нас друг от друга. </text:span><text:span text:style-name="T1724">Но море Эфира несущее нас из-мира-в-мир может вернуть нас к неразрывности, </text:span><text:span text:style-name="T1725">открыть нам более благоприятную вселенную, более вольную….</text:span></text:p>
      <text:p text:style-name="P588"><text:span text:style-name="T1725">Т</text:span><text:span text:style-name="T1661">ак что да да, тут покатила схоластика, космология состояний Ракеты… </text:span><text:span text:style-name="T1726">это Ракета уводит на такой путь</text:span><text:span text:style-name="T1677">—</text:span><text:span text:style-name="T1727">из всех прочих</text:span><text:span text:style-name="T1677">—</text:span><text:span text:style-name="T1728">мимо этих видимых извивов змея, что </text:span><text:span text:style-name="T1729">всхлёстываются </text:span><text:span text:style-name="T1730">над поверхностью Земли радужным светом, </text:span><text:span text:style-name="T1731">в стальных судорогах… </text:span><text:span text:style-name="T1732">эти шторма, это всё в недрах Земли о чём нам никогда не говорилось… </text:span><text:span text:style-name="T1733">мимо них, через стремительность, </text:span><text:span text:style-name="T1734">в исчисляемый космос, </text:span><text:span text:style-name="T1735">причудливый обшитый панелями коричневого дерева, Викторианский </text:span><text:span text:style-name="T1736">вид Войны Мозгов, как между кватернионами и векторным анализом в 1880-е</text:span><text:span text:style-name="T1677">—</text:span><text:span text:style-name="T1737">ностальгия по Эфиру, серебряным, маятниковым, </text:span><text:span text:style-name="T1728"><text:s/></text:span><text:span text:style-name="T1738">камне-основанным, </text:span><text:span text:style-name="T1739">исчечено-латунным, филигранным, элегантно функциональным </text:span><text:span text:style-name="T1740">формам наших дедушек. </text:span><text:span text:style-name="T1741">Со всеми оттенками сепии, разумеется. </text:span><text:span text:style-name="T1742">Но Ракета должна быть множеством всего, </text:span><text:span text:style-name="T1743">должна </text:span><text:span text:style-name="T1744">с</text:span><text:span text:style-name="T1743">оответствовать </text:span><text:span text:style-name="T1744">всевозможным формам в снах тех, кто входил в контакт с нею</text:span><text:span text:style-name="T1677">—</text:span><text:span text:style-name="T1745">в бою, в туннеле, на бумаге</text:span><text:span text:style-name="T1677">—</text:span><text:span text:style-name="T1746">она должна выстоять перед ересями сияющей, не сбиваемой с толку… </text:span><text:span text:style-name="T1747">а еретики непременно будут: </text:span><text:span text:style-name="T1748">Гностики </text:span><text:span text:style-name="T1749">притянутые порывом ветра и огня в палаты Ракето-трона… </text:span><text:span text:style-name="T1750">Каббалисты, что изучают Ракету словно Тору, </text:span><text:span text:style-name="T1751">букву за буквой</text:span><text:span text:style-name="T1677">—</text:span><text:span text:style-name="T1752">заклёпк</text:span><text:span text:style-name="T1753">и</text:span><text:span text:style-name="T1752">, чаша горел</text:span><text:span text:style-name="T1753">ки и латунная роза</text:span><text:span text:style-name="T1752">, </text:span><text:span text:style-name="T1754">её текст для их перестановок и изыскания новых откровений, </text:span><text:span text:style-name="T1755">непрестанно раскрывающихся всё дальше и дальше… </text:span><text:span text:style-name="T1756">Манихейцы, различающие две Ракеты, добра и зла, </text:span><text:span text:style-name="T1757">что говорят вместе священной идиолалией</text:span><text:span text:style-name="T1752"> </text:span><text:span text:style-name="T1757">Первобытных Близнецов </text:span><text:span text:style-name="T1758">(некоторые утверждают что их имена Енцин и Блисеро) </text:span><text:span text:style-name="T1759">про добрую Ракету, что </text:span><text:span text:style-name="T1760">понесёт</text:span><text:span text:style-name="T1759"> нас </text:span><text:span text:style-name="T1760">к звёздам, и про злую Ракету для самоубийства Мира, </text:span><text:span text:style-name="T1761">обе в вечной борьбе.</text:span></text:p>
      <text:p text:style-name="P589"><text:span text:style-name="T1761">Н</text:span><text:span text:style-name="T1661">о еретики эти будут отыскиваться и </text:span><text:span text:style-name="T1762">владычество молчания расти с падением каждого из них… </text:span><text:span text:style-name="T1763">их </text:span><text:span text:style-name="T1674">всех</text:span><text:span text:style-name="T1763"> отыщут. </text:span><text:span text:style-name="T1764">Для каждого будет его персональная Ракета. </text:span><text:span text:style-name="T1765">В её программу отыскания цели буд</text:span><text:span text:style-name="T1766">у</text:span><text:span text:style-name="T1765">т загружен</text:span><text:span text:style-name="T1766">ы</text:span><text:span text:style-name="T1765"> его </text:span><text:span text:style-name="T1766">ЭЭГ, </text:span><text:span text:style-name="T1767">всплески и шумы его </text:span><text:span text:style-name="T1768">пульса, призрачные </text:span><text:span text:style-name="T1769">цветы личного инфракрасного, </text:span><text:span text:style-name="T1770">каждая Ракета будет знать своего предназначенного и охотиться за ним, </text:span><text:span text:style-name="T1771">преследовать его зелёно-лакированная и молчаливая охотничья собака, </text:span><text:span text:style-name="T1772">по нашему Миру, </text:span><text:span text:style-name="T1773">блестящая и заострённая в небе за его спиной, </text:span><text:span text:style-name="T1774">его хранитель-палач мчащий следом, мчащий </text:span><text:span text:style-name="T1675">всё ближе….</text:span></text:p>
      <text:p text:style-name="P718">Задачи таковы. <text:span text:style-name="T2038">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text:span><text:soft-page-break/><text:span text:style-name="T2038">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719">00001 перевозится разобранной, <text:s/>секциям<text:span text:style-name="T2039">и—боеголовка, управление, баки горючего и окислителя, хвостовая секция. Если смогут доставить к месту пуска, придётся собирать там. </text:span></text:p>
      <text:p text:style-name="P720">– <text:span text:style-name="T2040">Покажи мне общество, что ни разу не говорило «я создано среди людей»,</text:span>– <text:s/><text:span text:style-name="T2040">Кристиан шагает с Енциным в полях повыше привала,</text:span>– «<text:span text:style-name="T2040">чтобы защитить каждого из вас от насилия, дать убежище в час катастрофы», но Енцин, какая там защита? Что может защитить нас от этого?</text:span>– <text:span text:style-name="T2041">указывает в долину на жёлто-серые сети маскировки, рентгеноглазые для единственно этого путешествия, видят насквозь….</text:span></text:p>
      <text:p text:style-name="P747">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721">– <text:span text:style-name="T2042">Это приходит как Откровение. Показывает, что никакое общество не может защитить, никогда не могло</text:span>—<text:span text:style-name="T2043">такая же глупость как щиты из бумаги….</text:span>— <text:span text:style-name="T2044">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045">Они лишь говорят «любовь»</text:span>—<text:span text:style-name="T2045">и за это мы должники Их? Разве могут Они уберечь нас хотя бы от простуды? От вшей, от одиночества? Хот от </text:span><text:span text:style-name="T323">чего-нибудь</text:span><text:span text:style-name="T2045">?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722">– <text:span text:style-name="T2046">Сходится,</text:span>–<text:span text:style-name="T2046"> кивает Кристиан.</text:span>– <text:span text:style-name="T2046">Это про нас.</text:span>– <text:span text:style-name="T2046">Он не взглядывает на Енцина для подтверждения, при этом.</text:span></text:p>
      <text:p text:style-name="P722">– <text:span text:style-name="T2046">Да.</text:span></text:p>
      <text:p text:style-name="P722">– <text:span text:style-name="T2046">Тогда… в отсутствие веры…</text:span></text:p>
      <text:p text:style-name="P744">В одну из ночей, под дождём, их лагерь-корраль остановился на ночёвку в брошенном исследовательском центре, <text:span text:style-name="T2047">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723">– <text:span text:style-name="T2048">Кто станет воевать за пустыню?</text:span>– <text:span text:style-name="T2048">хочет знать Катье. На ней зелёный дождевик с капюшоном, по виду был бы велик даже Енцину.</text:span></text:p>
      <text:p text:style-name="P745"><text:soft-page-break/>Кристиан сидит на корточках глядя вверх на <text:span text:style-name="T2049">бледную дугу рефлектора, у основания которого они собрались, в дождь, курят вместе, на минуту отделившись от перехода,– «не за. Он говорит ‘в’»</text:span></text:p>
      <text:p text:style-name="P746">Впоследствие меньше хлопот, если исправляешь Тексты <text:span text:style-name="T2050">как только они <text:s/>произнесены. «Спасибо»,– <text:s/>грит Оберст Енцин.</text:span></text:p>
      <text:p text:style-name="P748">Метров за сто дальше, ссутулившись в другом параболоиде, за ними наблюдает <text:span text:style-name="T2051">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749">Когда Енцин <text:span text:style-name="T2052">едет </text:span>в передней машине <text:span text:style-name="T2052">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750"><text:span text:style-name="T2053">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324">изморось облепляет чёрное лицо крупными каплищами, </text:span><text:span text:style-name="T2054">так вода пристаёт к чёрному гриму, но не <text:s/>к Иреро коже—</text:span></text:p>
      <text:p text:style-name="P724">– <text:span text:style-name="T2055">Получится тут развернуться?</text:span>– <text:span text:style-name="T2055">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725">– <text:span text:style-name="T2056">Блядь,</text:span>– <text:span text:style-name="T2057">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726">– <text:span text:style-name="T2058">Тут.</text:span>– <text:span text:style-name="T2058">Возле дороги тело навзничь. Это Мечислав Омузире с тяжёлым ранением головы.</text:span>– <text:span text:style-name="T2059">Заберём его, давай.</text:span>– <text:span text:style-name="T2059">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727">– <text:span text:style-name="T2060">Там так и ехать туда </text:span><text:span text:style-name="T325">задом</text:span><text:span text:style-name="T2060">?</text:span></text:p>
      <text:p text:style-name="P728">– <text:span text:style-name="T2061">Миномётный огонь был?</text:span></text:p>
      <text:p text:style-name="P728">– <text:s/><text:span text:style-name="T2061">После стрельбы? Нет.</text:span></text:p>
      <text:p text:style-name="P729">– <text:span text:style-name="T2062">Андреас, значит справился.</text:span></text:p>
      <text:p text:style-name="P730">– <text:s/><text:span text:style-name="T2063">О, с ними всё будет в порядке, Нгуарореруе. Я беспокоюсь про </text:span><text:span text:style-name="T326">нас</text:span><text:span text:style-name="T2063">.</text:span></text:p>
      <text:p text:style-name="P751">Орут<text:span text:style-name="T2081">й</text:span>ене убит. Окандио, Екори, Омузире ранены, <text:span text:style-name="T2066">состояние Екори критическое. Нападали белые.</text:span></text:p>
      <text:p text:style-name="P731"><text:soft-page-break/>– <text:span text:style-name="T2064">Сколько.</text:span></text:p>
      <text:p text:style-name="P732">– <text:span text:style-name="T2065">С дюжину, наверное.</text:span></text:p>
      <text:p text:style-name="P733">– <text:span text:style-name="T2066">Мы не можем рассчитывать на безопасный периметр,</text:span>– <text:span text:style-name="T2067">сине-белый фонарик разливает эллипс-в-параболу по вздрагивающей карте,</text:span>– <text:span text:style-name="T2068">до Брауншвига. Если он ещё там.</text:span>– Дождь<text:span text:style-name="T2069"> бьёт по карте громкими шлепками.</text:span></text:p>
      <text:p text:style-name="P734">– <text:span text:style-name="T2070">Где железная дорога?</text:span>– <text:span text:style-name="T2070">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752">Люди подходят свалить свои пожитки рядом с тягачом-подъёмником ракеты. <text:span text:style-name="T2071">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752"><text:span text:style-name="T2072">Андреас сидит болтая ногами и бьёт в задний борт </text:span><text:span text:style-name="T327">бам… бам</text:span><text:span text:style-name="T2072">… сигнал к выступлению. Енцин вопросительно смотрит вверх. Андреас хочет сказать что-то. Наконец: «Кристиан идёт с тобой, значит?»</text:span></text:p>
      <text:p text:style-name="P735">– <text:span text:style-name="T2073">И что?</text:span>– <text:span text:style-name="T2073">Помаргивает из-под бровей в капельках дождя.</text:span>– <text:span text:style-name="T2073">О, ради Бога, Андреас.</text:span></text:p>
      <text:p text:style-name="P735">– <text:span text:style-name="T2073">А? Отводящим тоже ведь надо прорваться, верно?</text:span></text:p>
      <text:p text:style-name="P736">– <text:span text:style-name="T2074">Слушай, бери его с собой, если хочешь.</text:span></text:p>
      <text:p text:style-name="P737">– <text:span text:style-name="T2075">Я просто хотел узнать,</text:span>– <text:span text:style-name="T2075">Андреас пожимает плечами,</text:span>– <text:span text:style-name="T2076">на чём остановились.</text:span></text:p>
      <text:p text:style-name="P738">– <text:span text:style-name="T2077">Мог бы меня спросить. Ни на чём не «останавливались».</text:span></text:p>
      <text:p text:style-name="P753">Енцин опускается на колени и начинает поднимать увесистое железо заднего борта. <text:span text:style-name="T2078">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754">Чвак, чвак, ммм, добрый вечер дамы, красиво получилось это плетение Любика, как голова Мечислава, <text:span text:style-name="T2079">могу поспорить они ошалели, как увидали, что пули </text:span><text:span text:style-name="T329">рекошет</text:span><text:span text:style-name="T330">ят</text:span><text:span text:style-name="T329"> </text:span><text:span text:style-name="T328">от неё</text:span><text:span text:style-name="T2079">!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28">это</text:span><text:span text:style-name="T2079"> тут кто— </text:span></text:p>
      <text:p text:style-name="P755">Это Джозеф Омбигди, вот кто, <text:span text:style-name="T2080">предводитель Пустых. Но пока он перестал улыбаться, целых пару секунд, Енцин думал это дух Орутйене. «Говорят ребёнок Окандио тоже убит».</text:span></text:p>
      <text:p text:style-name="P739">– <text:span text:style-name="T2082">Зря говорят.</text:span>– <text:span text:style-name="T2082">Чвак.</text:span></text:p>
      <text:p text:style-name="P739"><text:soft-page-break/>– <text:span text:style-name="T2082">Она была моей первой попыткой не допустить рождения.</text:span></text:p>
      <text:p text:style-name="P740">– <text:span text:style-name="T2082">Тогда ты до смерти заинтересованное лицо,</text:span>– <text:span text:style-name="T2083">чвак, чввак. О знает, что это не так, но <text:s/>этот человек его раздражает.</text:span></text:p>
      <text:p text:style-name="P741">– <text:span text:style-name="T2084">Самоубийство это свобода доступная даже самым приниженным. Но ты отказал бы в этой свободе людям.</text:span></text:p>
      <text:p text:style-name="P742">– <text:span text:style-name="T2085">Хватит идеологии. Скажи-ка лучше, когда твой друг Оуруру собирается выкатить генератор ЖК. Или меня ждёт милый сюрприз в Гамбурге.</text:span></text:p>
      <text:p text:style-name="P743">– <text:span text:style-name="T2086">Хорошо, хватит идеологии. Ты бы отказал своему народу в свободе, которая <text:s/></text:span><text:span text:style-name="T331">тебя</text:span><text:span text:style-name="T2086"> даже есть, Оберст Нгуарореруе.</text:span>– <text:span text:style-name="T2087">Опять улыбается как призрак человека погибшего этой ночью. Выискивает место, прощупывает что? Что? Хочет сказать этим </text:span><text:span text:style-name="T332">что,</text:span><text:span text:style-name="T2087"> Оберст? Пока не видит усталость в лице Енцина и понимает, что это не подвох. </text:span>– <text:span text:style-name="T2088">Свобода, которую ты скоро можешь получить. Я слышу как душа твоя говорит во сне. Я знаю тебя как никто.</text:span></text:p>
      <text:p text:style-name="P756">Чвак, чвак, о я должен дать ему список <text:span text:style-name="T2089">вахт</text:span>, не так ли. <text:span text:style-name="T2090">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33">передаётся</text:span><text:span text:style-name="T2090">,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757">Остальные, кто всю дорогу думали <text:span text:style-name="T2091">пойдёт ли Енцин </text:span><text:span text:style-name="T334">вообще</text:span><text:span text:style-name="T2091">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758">Толстый малыш Людвиг белый светлячок в тумане. <text:span text:style-name="T2092">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758"><draw:frame draw:style-name="fr2" draw:name="Image12" text:anchor-type="paragraph" svg:width="6.9252in" svg:height="0.3661in" draw:z-index="8"><draw:image xlink:href="Pictures/1000000000000B720000009B428C9716555D8079.png" xlink:type="simple" xlink:show="embed" xlink:actuate="onLoad" loext:mime-type="image/png"/></draw:frame></text:p>
      <text:p text:style-name="P759">Это мост над потоком. Очень редко кто-нибудь проезжает <text:span text:style-name="T2093">над головой</text:span>. <text:span text:style-name="T2094">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335">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2095">. Рисунок, чёрным гримом Командосов, Мужчина </text:span><text:soft-page-break/><text:span text:style-name="T2095">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336">Хороший рисунок! Закончи!</text:span><text:span text:style-name="T2095"> А под этим, другим почерком, </text:span><text:span text:style-name="T336">Он ЗАКОНЧЕН, ты, придурок. И ты тоже.</text:span><text:span text:style-name="T2095"> Рядом, на Немецком, </text:span><text:span text:style-name="T336">Я любил тебя Лизель всем своим сердцем</text:span><text:span text:style-name="T2095">—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336">RAT</text:span><text:span text:style-name="T2095">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760">Он сидит над потоком, не удручённый, не упокоенный, просто ждёт. <text:span text:style-name="T2096">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337">его</text:span><text:span text:style-name="T2096"> глаза, Восточные и плывучие, хотя они были всего лишь прочерчены по глине её длинным ногтем, было таким:</text:span></text:p>
      <text:p text:style-name="P761">Пусть он будет слеп теперь ко всем кроме меня. <text:span text:style-name="T2097">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762">Секрет в сосредоточенности. <text:span text:style-name="T2098">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763">Позже она разламывает кусок волшебного хлеба пополам и съедает одну часть. Другая для Чичерина. </text:p>
      <text:p text:style-name="P764">Он принимает сейчас этот хлеб. Поток течёт. <text:span text:style-name="T2099">Щ</text:span>ебеч<text:span text:style-name="T2099">е</text:span>т <text:span text:style-name="T2099">птица</text:span>. <text:s/></text:p>
      <text:p text:style-name="P765">Ближе к ночи , <text:span text:style-name="T2100">л</text:span>юбовники лежат голыми <text:span text:style-name="T2100">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766">Это магия. <text:span text:style-name="T2101">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766"><draw:frame draw:style-name="fr2" draw:name="Image13" text:anchor-type="paragraph" svg:width="6.9252in" svg:height="0.3661in" draw:z-index="9"><draw:image xlink:href="Pictures/1000000000000B720000009B428C9716555D8079.png" xlink:type="simple" xlink:show="embed" xlink:actuate="onLoad" loext:mime-type="image/png"/></draw:frame></text:p>
      <text:p text:style-name="P767">Нынче ород до того вырос в высоту, что лифты оснащены для долгого пути, <text:span text:style-name="T2102">с залами внутри: набивные кресла и скамьи, бары лёгкой закуски, газетные киоски, где моешь пролистать целый </text:span><text:soft-page-break/><text:span text:style-name="T2102">номер журнала </text:span><text:span text:style-name="T338">Life</text:span><text:span text:style-name="T2102">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338">аххх</text:span><text:span text:style-name="T2102">!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338">форма</text:span><text:span text:style-name="T2102">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338">занятых</text:span><text:span text:style-name="T2102">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338">Полевая Служба</text:span><text:span text:style-name="T2102">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338">Der Veld</text:span><text:span text:style-name="T2102">).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768"/>
      <text:p text:style-name="P848">Но горше, чем Мамины слёзы,</text:p>
      <text:p text:style-name="P848">Порка от Мамки моей...</text:p>
      <text:p text:style-name="P581"/>
      <text:p text:style-name="P590">с прекрасно скоординированным покручиванием затем каждой парой половинок зада <text:span text:style-name="T2103">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text:span><text:soft-page-break/><text:span text:style-name="T2103">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502">– <text:span text:style-name="T2104">Невозможно разве,</text:span>– <text:span text:style-name="T2104">шепчет Танац,</text:span>– <text:span text:style-name="T2104">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591">Людвиг отводит свой довольно жирный зад под рукой Танаца. У обоих имеются периметры, которые им не положено пересекать. <text:span text:style-name="T2105">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503">– <text:span text:style-name="T2106">Кто это сказал?</text:span></text:p>
      <text:p text:style-name="P504">– <text:span text:style-name="T2106">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339">такого</text:span><text:span text:style-name="T2106">?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339">любого</text:span><text:span text:style-name="T2106">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592">Это Садо-анархизм, <text:span text:style-name="T2107">и Танац его ведущий теоретик в Зоне в наши дни. </text:span></text:p>
      <text:p text:style-name="P593">Вот и Люнебург Хит, наконец. <text:span text:style-name="T2108">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594">Помнишь историю про малыша, который терпеть не мо<text:span text:style-name="T2109">жет</text:span> креплах? <text:span text:style-name="T2110">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340">готовите</text:span><text:span text:style-name="T2110">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340">креплах</text:span><text:span text:style-name="T2110">!»</text:span></text:p>
      <text:p text:style-name="P595">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2111">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341">на сборке его времени</text:span><text:span text:style-name="T2111">—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text:span><text:soft-page-break/><text:span text:style-name="T2111">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505">– <text:span text:style-name="T2112">Никогда не было никакого Д-ра Джамфа,</text:span>– <text:span text:style-name="T2112">выразил своё мнение всемирно известный аналитик Мики Вакстри-Вакстри,</text:span>– <text:span text:style-name="T2113">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506">– <text:span text:style-name="T2114">Эти ранние Американцы, по своему, были захватывающей комбинацией незрелого поэта и психического калеки….</text:span></text:p>
      <text:p text:style-name="P507">– <text:span text:style-name="T2115">Нас никогда не интересовал Слотроп </text:span><text:span text:style-name="T342">qua</text:span><text:span text:style-name="T2115"> Слотроп,</text:span>– <text:span text:style-name="T2116">представитель Противодействия признал едавно в интервью для </text:span><text:span text:style-name="T343">Журнал Уолл-Стрит</text:span><text:span text:style-name="T2116">.</text:span></text:p>
      <text:p text:style-name="P596">Интервьюер: Вы имеете ввиду, стало быть, что он был скорее точкой объединения.</text:p>
      <text:p text:style-name="P597">Представитель: Нет, даже и не это. <text:span text:style-name="T2117">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344">в точности</text:span><text:span text:style-name="T2117">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344">тогда</text:span><text:span text:style-name="T2117">—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text:span><text:soft-page-break/><text:span text:style-name="T2117">Провести ту черту. Объявить нас худшими, чем враги, которые вообще-то увязли в тех же областях дерьма—сделать нас чужаками.</text:span></text:p>
      <text:p text:style-name="P607">Мы пили кровь наших врагов. Кровь наших друзей мы лелеяли.]</text:p>
      <text:p text:style-name="P597"/>
      <text:p text:style-name="P840">Экспонат Т-1706.31, Фрагмент Нижней Рубахи, Принадлежность Флота США, <text:span text:style-name="T2118">с коричневым пятном, предположительно крови, от низа слева к верху справа.</text:span></text:p>
      <text:p text:style-name="P581"/>
      <text:p text:style-name="P598">Не включён в Книгу Памятных Вещей в данном примечании. Кусок ткани был дан Слотропу Моряком Бодвайном, однажды ночью в Баре Чикаго. <text:span text:style-name="T2119">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598"/>
      <text:p text:style-name="P841">На прошлой неделе я бросил тортом в чью-то Маму,</text:p>
      <text:p text:style-name="P841">На прошлой недели устроил гулянку себе по уму,</text:p>
      <text:p text:style-name="P841">Последнее, что помню, <text:span text:style-name="T2120">6:02 верезжал над моей головой,</text:span></text:p>
      <text:p text:style-name="P842">А мож<text:span text:style-name="T1611">’ </text:span>то был<text:span text:style-name="T1611">’ </text:span>уж<text:span text:style-name="T1611">’ </text:span>11:59…</text:p>
      <text:p text:style-name="P842"/>
      <text:p text:style-name="P843">[Припев]:</text:p>
      <text:p text:style-name="P843"/>
      <text:p text:style-name="P843">Слишком много закрытых на цепь оград вечерами,</text:p>
      <text:p text:style-name="P843">Слишком много людей дрожат по<text:span text:style-name="T2121">д</text:span> дождём,</text:p>
      <text:p text:style-name="P844">Мне сказали, ты всё же заводишь ребёнка,</text:p>
      <text:p text:style-name="P845">И вряд ли когда я останусь с тобою вдвоём.</text:p>
      <text:p text:style-name="P845">Иногда мне охота обратно на север,</text:p>
      <text:p text:style-name="P845">Иногда на восток мне охота проведать родню…</text:p>
      <text:p text:style-name="P846">Порой я уверен, что мог бы почти быть счастливым</text:p>
      <text:p text:style-name="P846">Если б знал, ты меня вспоминаешь, хоть раз на дню….</text:p>
      <text:p text:style-name="P581"/>
      <text:p text:style-name="P599">У Бодвайна есть пищик-сирена, типа тех ради которых ребятишки отправляют крышки от коробок с кашей, ловко вставленный в его жопу, <text:span text:style-name="T2122">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600">Уличные пострелята заняты Рутиной Работящего Эльфа, <text:span text:style-name="T2123">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345">Но кто-то же должен держать, не может же это случиться со всеми нами—нет, это было бы уже чересчур...Ракетмэн, Ракетмэн. Бедный ты долбоёб.</text:span></text:p>
      <text:p text:style-name="P508"><text:soft-page-break/>– <text:span text:style-name="T2124">Слушай сюда. Я хочу чтоб ты взял это. Понимаешь? Это тебе.</text:span></text:p>
      <text:p text:style-name="P601">А он вообще может слышать? Может видеть эту тряпку, это пятно?</text:p>
      <text:p text:style-name="P509">– <text:span text:style-name="T2125">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346">все</text:span><text:span text:style-name="T2125">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346">что-то ещё</text:span><text:span text:style-name="T2125">.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346">думал</text:span><text:span text:style-name="T2125">, раз это ему не мешало? А и не важно почему мы это делаем, тоже. Роки? Да не нужны нам резонные основания, а просто лишь та </text:span><text:span text:style-name="T346">милость</text:span><text:span text:style-name="T2125">. Физическая милость чтоб всё срабатывало. Храбрость, мозги, конечно, Окей, но без той милости? Забудь и думать. Ты когда-нибудь</text:span>—<text:span text:style-name="T2126">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602">Это не стало последней их встречей, но впоследствии рядом всегда <text:span text:style-name="T2127">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603">Они оба чувствуют её отсутствие. <text:span text:style-name="T2128">Бодайн вскоре обнаруживает, что его характерно наглый смех, </text:span><text:span text:style-name="T347">хйех, хйех,</text:span><text:span text:style-name="T2128"> стал более Немецким, </text:span><text:span text:style-name="T347">тйахц, тйахц</text:span><text:span text:style-name="T2128">.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604">Свет в небе натянутый и чистый, в точности ириска после двух первых вытяжек. </text:p>
      <text:p text:style-name="P510">– <text:span text:style-name="T2129">Умереть странной смертью,</text:span>– <text:span text:style-name="T2130">Гость Слотропа мог к тому времени нацарапать строки углём на стене, голосами в трубе, людскими созданиями на дороге,</text:span>– <text:span text:style-name="T2131">цель жизни в том, чтобы умереть странной смертью. Сделать так, что </text:span><text:span text:style-name="T348">как бы она ни нашла тебя</text:span><text:span text:style-name="T2131">, нашла бы тебя при очень странных обстоятельствах. Такою жить жизнью….</text:span></text:p>
      <text:p text:style-name="P581"/>
      <text:p text:style-name="P605">Экспонат Т-1729.06, Бутылка содержащая 7 кс Майского вина. Анализ <text:span text:style-name="T2132">показывает наличие сушёного ясменника, лимонной и апельсиновой кожуры.</text:span></text:p>
      <text:p text:style-name="P605"/>
      <text:p text:style-name="P606"><text:soft-page-break/>Веточки ясменника, известного также как Хозяин Лесов, носили ранние воины Тевтоны. Он даёт успех в битве. <text:span text:style-name="T2133">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608">Теперь тут только лишь <text:span text:style-name="T2134">раскосый кошачий глаз заката <text:s/></text:span>остался <text:span text:style-name="T2134">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49">Maitrinke</text:span><text:span text:style-name="T2134">,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609">Пусть шеренга <text:span text:style-name="T2135">х</text:span>ора выступит героически: <text:span text:style-name="T2135">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350">вино</text:span><text:span text:style-name="T2135">.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672"><text:span text:style-name="T984">Винная поспешность: винная поспешность смеётся над притяжением, оказываешься под потолком лифта, </text:span><text:span text:style-name="T985">что взмывает </text:span><text:span text:style-name="T376">вверх</text:span><text:span text:style-name="T985"> и уже никак не опуститься. </text:span><text:span text:style-name="T986">Ты разделяешься надвое, на Двух основных, и каждому «я» известно про друго</text:span><text:span text:style-name="T987">е.</text:span></text:p>
      <text:p text:style-name="P618"/>
      <text:p text:style-name="P695"><text:span text:style-name="T987">О</text:span><text:span text:style-name="T902">ккупация Мингборо</text:span></text:p>
      <text:p text:style-name="P610"><text:soft-page-break/>Грузовики катят подгору, где шоссе Штата сужается, примерно в три часа дня. <text:span text:style-name="T2136">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611">Дождя в воздухе прибывает. <text:span text:style-name="T2137">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612">Но тут оккупация. Возможно уже запретили детям <text:span text:style-name="T2138">срезать напрямик, как и передвижения взрослых. Может уже слишком поздно идти домой.</text:span></text:p>
      <text:p text:style-name="P612"/>
      <text:p text:style-name="P696">Опять в Der Platz</text:p>
      <text:p text:style-name="P613">Густав и Андрэ вернулись из Коксэвена, свинтили мембранодержатель и мембрану из казу <text:span text:style-name="T2139">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351">казу</text:span><text:span text:style-name="T2139">!</text:span></text:p>
      <text:p text:style-name="P615">Ага, ещё одна странная вещь у казу: поворотная резьба над мембраной в точности такая же как у <text:span text:style-name="T2140">патрона </text:span>электролампочки. <text:span text:style-name="T2141">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352">казу</text:span><text:span text:style-name="T2141">. Ха! Ха! Ха! </text:span><text:span text:style-name="T352">Schadenfreude</text:span><text:span text:style-name="T2141">, хуже чем затяжной луковый пердёж, заполоняет комнату.</text:span></text:p>
      <text:p text:style-name="P616"><text:soft-page-break/>Но <text:s/>лампочка Густава<text:span text:style-name="T1008">—</text:span>никто иной как наш друг Байрон<text:span text:style-name="T1008">—</text:span>хочет сказать нет, <text:span text:style-name="T2142">это вовсе не так, это Казу провозглашает братство со всеми пойманными и угнетёнными электролампами…. </text:span></text:p>
      <text:p text:style-name="P614"><text:s/><text:span text:style-name="T2143">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353">Новый Наркотик</text:span><text:span text:style-name="T2143">,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353">тебя</text:span><text:span text:style-name="T2143">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614"/>
      <text:p text:style-name="P617">ГЕРХАРДТ ФОН ГЁЛЬ АМИТАЛ-НАТРИЕВЫЙ МУДАК!</text:p>
      <text:p text:style-name="P613"/>
      <text:p text:style-name="P619">А вот он и сам, <text:span text:style-name="T2144">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619"/>
      <text:p text:style-name="P697">Таро Вайсмана</text:p>
      <text:p text:style-name="P620">Таро Вайсмана лучше, чем у Слотропа. <text:span text:style-name="T2145">Вот настоящие карты, в точной последовательности как они вышли.</text:span></text:p>
      <text:p text:style-name="P621">Сигнификатор: <text:s/>Рыцарь Мечей</text:p>
      <text:p text:style-name="P621"><text:soft-page-break/>Покрыт: Башней</text:p>
      <text:p text:style-name="P621">Прекрещен: Королевой Мечей</text:p>
      <text:p text:style-name="P621">Венчание: Король Кубков</text:p>
      <text:p text:style-name="P621">Под: Тузом Мечей</text:p>
      <text:p text:style-name="P621">Впереди: 4 Мечей</text:p>
      <text:p text:style-name="P621">Позади: 4 Пентаклов</text:p>
      <text:p text:style-name="P621">Сам: Паж Пентаклов</text:p>
      <text:p text:style-name="P622">Дом: 8 Кубков</text:p>
      <text:p text:style-name="P622">Надежды и Страхи: 2 Мечей</text:p>
      <text:p text:style-name="P623">Что Выйдет: Весь Мир</text:p>
      <text:p text:style-name="P624">Он является сперва в сапогах и знаках различия верхом на чёрной лошади в скачке, что ни он ни конь не могут контролировать, <text:span text:style-name="T2146">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625">Он отец, которого тебе никогда не удастся убить до конца. <text:span text:style-name="T2147">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354">они </text:span><text:span text:style-name="T2148">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860">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626">Члены Ордена Золот<text:span text:style-name="T2151">ист</text:span>ого Рассвета считают, <text:span text:style-name="T2149">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627">На Древе Жизни каббалистов, <text:span text:style-name="T2150">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628">Но каждая из Сфирот преследуется соответствующим ей <text:span text:style-name="T2152">демоном или </text:span>Клипотом. <text:span text:style-name="T2153">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text:span><text:soft-page-break/><text:span text:style-name="T2153">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355">лучше</text:span><text:span text:style-name="T2153"> задумайтесь </text:span><text:span text:style-name="T355">по второму разу</text:span><text:span text:style-name="T2153">!). Вороны Смерти отведали теперь Отравы Господа… но в дозах достаточно малых, чтобы не окачурится а поиметь, как от </text:span><text:span text:style-name="T355">Amanita muscaria</text:span><text:span text:style-name="T2153">, весьма необычное состояние ума…. Они не имеют официального наименования, но именно они демоны покровители Ракеты.</text:span></text:p>
      <text:p text:style-name="P629">Вайсман перекрещён Королевой его масти. <text:span text:style-name="T2154">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630">Сам же, каким Мир его видит: обучающийся наукам юный Паж <text:span text:style-name="T2155">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631">Король Кубков, венчающий его надежды, <text:span text:style-name="T2156">светловолосый король-интеллектуал.</text:span></text:p>
      <text:p text:style-name="P632">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2157">Он почти наверняка там и будет. <text:s/>Ищите повыше, а не внизу. Его будущая карта, карта о том, что будет, это Мир.</text:span></text:p>
      <text:p text:style-name="P632"/>
      <text:p text:style-name="P702">Последняя зелень с Лиловым</text:p>
      <text:p text:style-name="P645">Хит зарастает зелёным с лиловым во всех направлениях, земля и вереск, во <text:s/>всех направлениях, старятсяtoken intellectuals</text:p>
      <text:p text:style-name="P645">Нет. То было весной.</text:p>
      <text:p text:style-name="P645"/>
      <text:p text:style-name="P703">Конь</text:p>
      <text:p text:style-name="P633">В поле, вне поляны и деревьев, последний конь стоит, потускнелый до серебряно-серо<text:span text:style-name="T2158">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634">Теперь та жертва стала политическим актом, <text:span text:style-name="T2159">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text:span><text:soft-page-break/><text:span text:style-name="T2159">поднимается, и дрожь пробегает по телу. Его хвост хлещет по чистой увёртливой плоти ветра. Жертвоприношение в роще начинается.</text:span></text:p>
      <text:p text:style-name="P634"/>
      <text:p text:style-name="P698">Исаак</text:p>
      <text:p text:style-name="P635">В одной из Агадских легенд из 4-го примерно столетия <text:span text:style-name="T2160">говорится, что </text:span>Исаак, <text:span text:style-name="T2160">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636">Другой путь тёмен и женственен, пассивный, <text:span text:style-name="T2161">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636"/>
      <text:p text:style-name="P699">Пред-Старт</text:p>
      <text:p text:style-name="P637">Гигантская белая муха: <text:span text:style-name="T2162">стоячий член жужжит в белом кружеве, в свернувшейся кров</text:span><text:span text:style-name="T15">и́</text:span><text:span text:style-name="T2162"> или сперме. Его гладкие ступни, связаны вместе, в белых атласных тапочках с белыми бантиками. Его красные соск</text:span><text:span text:style-name="T15">и́</text:span><text:span text:style-name="T2162">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638"><text:span text:style-name="T2163">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text:span><text:soft-page-break/><text:span text:style-name="T2163">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356">Liebchen</text:span><text:span text:style-name="T2163">.</text:span></text:p>
      <text:p text:style-name="P581"/>
      <text:p text:style-name="P700">Конструкция</text:p>
      <text:p text:style-name="P639">Ему уделили оконце искусственного сапфира <text:span text:style-name="T2164">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640">Часть испаряемого кислорода направлена через Imipolex саван Готфрида. <text:span text:style-name="T2165">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640"/>
      <text:p text:style-name="P701">Музыка Погони</text:p>
      <text:p text:style-name="P641">И наконец-то, после выдающейся карьеры восклицаний, «Боже мой, мы опоздали!», <text:span text:style-name="T2166">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357">слишком</text:span><text:span text:style-name="T2166"> поздно.</text:span></text:p>
      <text:p text:style-name="P642">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2167">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643">Субмаринер и его многоязычная банда напорятся на неполадки с батареей. <text:span text:style-name="T2168">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644">«<text:span text:style-name="T2169">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358">Daily Planet</text:span><text:span text:style-name="T2169">. </text:span><text:span text:style-name="T358">Да Джимми, должно быть </text:span><text:span text:style-name="T359">в</text:span><text:span text:style-name="T358"> тот день как я столкнулся с той непонятностью, те пара секунд абсолютной загадки… ты знаешь, Джимми, время—время странная штука</text:span><text:span text:style-name="T2169">….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646">В эти дни он понимает, что ему просто не хватает собак. <text:span text:style-name="T2170">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text:span><text:soft-page-break/><text:span text:style-name="T2170">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647">Да, что ж, он экс-учёный теперь, <text:s/><text:span text:style-name="T2171">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647"/>
      <text:p text:style-name="P704">Обратный Отсчёт</text:p>
      <text:p text:style-name="P648">Обратный отсчёт каким мы его знаем, 10-9-8-u.s.w., был изобретён Фрицем Лангом в 1929 для Ufa фильма <text:span text:style-name="T110">Die Frau im Mond</text:span>. <text:span text:style-name="T2172">Он вставил его в сцену пуска для нагнетания напряжённости. «Это ещё один из моих чёртовых ‘туше’»,– сказал Фриц Ланг. </text:span></text:p>
      <text:p text:style-name="P511">– <text:span text:style-name="T2173">В момент Творения,</text:span>– <text:span text:style-name="T2173">поясняет представитель Каббалистов Стив Эдельман,</text:span>– <text:span text:style-name="T2173">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512">– <text:span text:style-name="T2174">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513">– <text:span text:style-name="T2175">Некоторые Сефироты активны, или мужские, другие пассивны, или женские, но само Древо является единством коренящимся точно в </text:span><text:span text:style-name="T360">Bodenplatte</text:span><text:span text:style-name="T2175">. Это ось определённой Земли, нового рапределения, призванного к жизни Великим Пламенем.</text:span></text:p>
      <text:p text:style-name="P514">– <text:span text:style-name="T2176">Но с новой осью, с Землёй крутящейся по-новому,</text:span>– <text:s/><text:span text:style-name="T2176">доходит посетителю,</text:span>– <text:span text:style-name="T2176">что происходит с астрологией?</text:span></text:p>
      <text:p text:style-name="P515">– <text:span text:style-name="T2177">Знаки меняются, идиот,</text:span>– <text:span text:style-name="T2177">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2178">сирена на улице, реактивный самолёт рокочет на холостом ходу</text:span>—<text:span text:style-name="T2179">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516">– <text:span text:style-name="T2180">Вот,</text:span>– <text:span text:style-name="T2180">вскидывает увесистую проксеренную кипу,</text:span>– <text:span text:style-name="T2181">Эфемерис. Основано на новой ротации.</text:span></text:p>
      <text:p text:style-name="P517">– <text:span text:style-name="T2182">Вы имеете ввиду кто-то действительно нашёл </text:span><text:span text:style-name="T361">Bodenplatte</text:span><text:span text:style-name="T2182">? Полюс?</text:span></text:p>
      <text:p text:style-name="P518">– <text:span text:style-name="T2183">Сама дельта-т. Это публиковалось, естественно. Находка «экспедиции Кайзербарт».</text:span></text:p>
      <text:p text:style-name="P649">Псевдоним по всей видимости, всем известно, что Кайзер брил бороду.</text:p>
      <text:p text:style-name="P649"/>
      <text:p text:style-name="P705">Настро<text:span text:style-name="T2184">йка</text:span> в Апполонскую Мечту...</text:p>
      <text:p text:style-name="P650"><text:soft-page-break/>Когда что-то реальное <text:span text:style-name="T2186">в</text:span>от-вот произойдёт с тобой, <text:span text:style-name="T2185">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650"/>
      <text:p text:style-name="P651">Тут в хвостовой секции 00000, <text:span text:style-name="T2187">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652">День снаружи холоден, <text:span text:style-name="T2188">а</text:span> жертв<text:span text:style-name="T2188">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653">Микрофонные переговоры бубнят в его подключённое ухо. <text:span text:style-name="T2189">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654">Мягкий запах Imipolex<text:span text:style-name="T1611">’</text:span>а, окутывающего его полностью, знаком ему. Его не пугает этот запах. <text:span text:style-name="T2190">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654"/>
      <text:p text:style-name="P706">Орфей Опускает Арфу</text:p>
      <text:p text:style-name="P655">Лос-Анжелос (ПНС)<text:span text:style-name="T1008">—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656"><text:span text:style-name="T1008">– </text:span>Это продолжается с нашего Фестиваля Фильмов Бенгта Экерота / Марии Сазарес,<text:span text:style-name="T1008">– </text:span>жалуется Жлаб, <text:span text:style-name="T2191">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521">–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657">Менеджер Жлаб слегка морщится: «<text:span text:style-name="T2192">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658">Упомянутый им случай всё ещё слушается. Стив Эдельман, бизнесмен из Голливуда, <text:span text:style-name="T2193">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519"><text:soft-page-break/>– <text:span text:style-name="T2194">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520"><text:span text:style-name="T2195">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2196">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362">казу</text:span><text:span text:style-name="T2196">, в полном неуважении к Запретам.</text:span></text:p>
      <text:p text:style-name="P522">– <text:span text:style-name="T2197">Расслабься,</text:span>– <text:span text:style-name="T2197">в глазах Менеджера характерный блеск,</text:span>– <text:span text:style-name="T2197">найдётся хорошо охраняемый дом для им всем, в </text:span><text:span text:style-name="T14">О́</text:span><text:span text:style-name="T2197">круге Орандж. Как раз возле Диснейленда,</text:span>– <text:span text:style-name="T2198">тут делает паузу, в точности как комик в ночном клубе, совсем один в своём дегтярном круге, белом как мел ужасе.</text:span></text:p>
      <text:p text:style-name="P523"><text:span text:style-name="T2199">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2200">у, да ладно</text:span>—<text:span text:style-name="T2201">БОРЬБА С ОГНЁМ (ОБЫЧНЫМ), БОРЬБА С ОГНЁМ (ЯДЕРНЫМ), БОРЬБА С ОГНЁМ (ВЕЖЛИВО), СОБОРНАЯ АКУСТИКА….</text:span></text:p>
      <text:p text:style-name="P524">– <text:span text:style-name="T2202">Нам приходится в общении пользоваться </text:span><text:span text:style-name="T363">определённым</text:span><text:span text:style-name="T2202"> кодом,</text:span>– <text:span text:style-name="T2203">продолжает Менедер.</text:span>– <text:span text:style-name="T2204">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364">какой-то</text:span><text:span text:style-name="T2204"> шанс. Не можем же мы отнимать у них надежду, верно?</text:span></text:p>
      <text:p text:style-name="P659">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2205">На кажом ветровом стекле и заднем окне светящаяся оранжевая полоса, что прочитывается как ПОХОРОНЫ.</text:span></text:p>
      <text:p text:style-name="P660">Менеджер сейчас сопит. «<text:span text:style-name="T2206">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525">– <text:span text:style-name="T2207">У меня есть фантазия о том, как я умру. Думаю, что </text:span><text:span text:style-name="T365">они</text:span><text:span text:style-name="T2207">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661">Мчась по Голливуд Автостраде, между таинственным прицепом под брезентом и цистерной жидкого водорода гладкой как торпеда, <text:span text:style-name="T2208">мы нагоняем вероятную колонну любителей играть на </text:span><text:soft-page-break/><text:span text:style-name="T2208">гармонике. «Хотя бы тех тамбуринов нет»,– бормочет Жлаб.– «Уже не так много тамбуринов как в прошлом году, слава Богу».</text:span></text:p>
      <text:p text:style-name="P662">Обшитые жестью грузовики общественн<text:span text:style-name="T2210">ых</text:span> питания крест-накрест после полудня. <text:span text:style-name="T2209">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663">Звук сирен застаёт тебя врасплох. <text:span text:style-name="T2211">Жлаб смотрит резко в своё зеркало: «Ты не выдерживаешь, нет?»</text:span></text:p>
      <text:p text:style-name="P664">Но звук мощнее, чем у полиции. <text:span text:style-name="T2212">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526">– <text:span text:style-name="T2213">Не думаю, что это полицейская сирена.</text:span>– <text:span text:style-name="T2213">Твоё нутро схватило спазмой, ты тянешься к ручке настройки АМ радио.</text:span>– <text:span text:style-name="T366">Я</text:span><text:span text:style-name="T2214"> </text:span><text:span text:style-name="T366">не думаю</text:span>—</text:p>
      <text:p text:style-name="P655"/>
      <text:p text:style-name="P707">Поляна</text:p>
      <text:p text:style-name="P527">– Räumen,– <text:span text:style-name="T2215">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583"><text:span text:style-name="T1008">– </text:span><text:span text:style-name="T110">Steuerung klar</text:span>?<text:span text:style-name="T1008">– спрашивает он парня за панелью направления.</text:span></text:p>
      <text:p text:style-name="P528">– <text:span text:style-name="T110">Ist klar</text:span>.– <text:span text:style-name="T2216">в огоньках от панели лицо Макса твёрдое, упрямое золото.</text:span></text:p>
      <text:p text:style-name="P529">– <text:span text:style-name="T110">Treibwerk klar?</text:span></text:p>
      <text:p text:style-name="P584"><text:span text:style-name="T1008">– </text:span><text:span text:style-name="T110">Ist klar</text:span>,<text:span text:style-name="T1008">– от Морица от панели двигателя ракеты. В микрофон висящий у него на шее, он передаёт в <text:s/>Комнату Управления,– </text:span><text:span text:style-name="T160"><text:s/>Luftlage klar</text:span><text:span text:style-name="T1008">.</text:span></text:p>
      <text:p text:style-name="P584"><text:span text:style-name="T1008">– </text:span><text:span text:style-name="T110">Schlüssel auf</text:span><text:span text:style-name="T888"> schiessen</text:span>,<text:span text:style-name="T1008">– приказывает Блисеро.</text:span></text:p>
      <text:p text:style-name="P665">Мориц поворачивает главный ключ на ПУСК: «<text:span text:style-name="T110">Schlüssel steht auf </text:span><text:span text:style-name="T888">schiessen</text:span><text:span text:style-name="T884">».</text:span> </text:p>
      <text:p text:style-name="P673">Klar.</text:p>
      <text:p text:style-name="P666">Здесь полагаются затяжные драматические паузы. <text:span text:style-name="T2217">Голова Вайсмана должна переполняться последними картинами сливочных ягодиц стиснутых страхом (не обосрался, </text:span><text:span text:style-name="T367">Liebchen</text:span><text:span text:style-name="T2217">?)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667"><text:span text:style-name="T1008">– </text:span><text:span text:style-name="T110">Durchschalten</text:span>.<text:span text:style-name="T1008">– голос Блисеро спокоен и ровен.</text:span></text:p>
      <text:p text:style-name="P530">– <text:span text:style-name="T110">Luftlage klar</text:span>,– <text:span text:style-name="T2218">откликается Макс от панели направления.</text:span></text:p>
      <text:p text:style-name="P668">Мориц нажимает кнопку с пометкой <text:span text:style-name="T888">vorstufe</text:span><text:span text:style-name="T884">: «</text:span><text:span text:style-name="T2">Ist durchgeschaltet</text:span><text:span text:style-name="T884">».</text:span></text:p>
      <text:p text:style-name="P716">Пауза в 15 секунд пока кислородный бак набирает давление. </text:p>
      <text:p text:style-name="P716"><text:span text:style-name="T2219">Свет вспыхивает на панели Морица.</text:span> </text:p>
      <text:p text:style-name="P673">Entlüftung. «Beluftung klar».</text:p>
      <text:p text:style-name="P674"><text:span text:style-name="T398">Загорается лампа зажигания: </text:span>Zundung. “Zundung klar. </text:p>
      <text:p text:style-name="P669">Затем, <text:span text:style-name="T110">«Vorstufe klar.» Vorstufe</text:span> <text:span text:style-name="T2220">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368">Hauptstufe</text:span><text:span text:style-name="T2220">.</text:span></text:p>
      <text:p text:style-name="P670"><text:soft-page-break/>Блисеро мастер. Он с самого начала научился впадать в транс, ожидая миг <text:span text:style-name="T2221">озарения, который всегда приходит. Он никогд не говорил об этом вслух. </text:span></text:p>
      <text:p text:style-name="P675"><text:span text:style-name="T1008">– </text:span>Hauptstufe.</text:p>
      <text:p text:style-name="P671"><text:span text:style-name="T160">– </text:span><text:span text:style-name="T110">Hauptstufe ist gegeben</text:span>.</text:p>
      <text:p text:style-name="P361">Панель задвинута насовсем.</text:p>
      <text:p text:style-name="P362">Два огонька заморгали. «Stecker 1 und 2 gefallen»,<text:span text:style-name="T1008">–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362"/>
      <text:p text:style-name="P693">Взлёт</text:p>
      <text:p text:style-name="P363">Этот взлёт будет выдан Гравитации. <text:span text:style-name="T2222">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364">Двигаясь теперь к такому свету где наконец яблоко будет цвета яблока. Нож прорезает яблоко, как нож разрезающий яблоко. <text:span text:style-name="T2223">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369">это сделано </text:span><text:span text:style-name="T370">из</text:span><text:span text:style-name="T369"> пощад</text:span><text:span text:style-name="T370">ы</text:span><text:span text:style-name="T369">, Блисеро хотел, чтобы мне было легче, он знал, что я попытаюсь хвататься—держаться за каждый голос, шум или треск</text:span><text:span text:style-name="T2223">—</text:span></text:p>
      <text:p text:style-name="P365">Он думает про их любовь в иллюстрациях для детей в <text:span text:style-name="T2224">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2225">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371">последний раз…</text:span><text:span text:style-name="T2225"> <text:s/>ХВАТАЙСЯ когда уже остановится рёв? </text:span><text:span text:style-name="T371">Brennschluss</text:span><text:span text:style-name="T2225">, когда бывал </text:span><text:span text:style-name="T371">Brennschluss</text:span><text:span text:style-name="T2225">, </text:span><text:span text:style-name="T371">не может чтобы так быстро…</text:span><text:span text:style-name="T2225">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371">Streckefuss</text:span><text:span text:style-name="T2225">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371">бело что</text:span><text:span text:style-name="T2225"> <text:s/>ХВАТАЙСЯ тот пёс был рыжим сеттером, голова последней собаки, добрая псина пришла проводить его </text:span><text:span text:style-name="T371">не могу вспомнить что значит красный</text:span><text:span text:style-name="T2225">, голубь за которым он гонялся был шиферно-сизым, но они оба белые теперь рядом с каналом в ту ночь запах деревьев </text:span><text:span text:style-name="T371">о, я не хочу терять ту ночь</text:span><text:span text:style-name="T2225"> <text:s/>ХВАТАЙСЯ </text:span><text:soft-page-break/><text:span text:style-name="T2225">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366">Помни всегда.</text:p>
      <text:p text:style-name="P367">Первая звезда висит у него меж ступней.</text:p>
      <text:p text:style-name="P425">Пора<text:span text:style-name="T1008">—</text:span></text:p>
      <text:p text:style-name="P251"/>
      <text:p text:style-name="P694">Спуск</text:p>
      <text:p text:style-name="P368">Ритмичное прихлопыванье отдаётся между этих стен, <text:span text:style-name="T2226">которые тверды и блестящи как уголь: Да-</text:span><text:span text:style-name="T372">вай</text:span><text:span text:style-name="T2226">! Начи-</text:span><text:span text:style-name="T372">най</text:span><text:span text:style-name="T2226">! Да-</text:span><text:span text:style-name="T372">вай</text:span><text:span text:style-name="T2226">! Начи-</text:span><text:span text:style-name="T372">най</text:span><text:span text:style-name="T2226">!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372">не звезда</text:span><text:span text:style-name="T2226">,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369">И оно прямо здесь, прямо в этом тёмном и немом кадре, <text:span text:style-name="T2227">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370">Остаётся время, если ищете утешения, приконутьс к сидящему рядом, или дотянуться между своих похолоделых ног.. <text:span text:style-name="T2228">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370"/>
      <text:p text:style-name="P813">Есть Рука перевернуть время,</text:p>
      <text:p text:style-name="P814"><text:span text:style-name="T2229">Что</text:span> в Стекле <text:span text:style-name="T2229">течёт сегодня,</text:span></text:p>
      <text:p text:style-name="P815">Покуда свет сравнявший Башни</text:p>
      <text:p text:style-name="P816">Найдёт Отринутых всех до одного…</text:p>
      <text:p text:style-name="P817">Пока Всадники спять у каждой из дорог,</text:p>
      <text:p text:style-name="P817">По всей нашей изувеченной Зоне,</text:p>
      <text:p text:style-name="P817">С лицом на каждом горном склоне</text:p>
      <text:p text:style-name="P817">И с Душою в каждом камешке….</text:p>
      <text:p text:style-name="P371">И теперь вместе<text:span text:style-name="T1008">—</text:span></text:p>
      <text:p text:style-name="P251"><draw:frame draw:style-name="fr2" draw:name="Image14" text:anchor-type="paragraph" svg:width="6.9252in" svg:height="0.3661in" draw:z-index="10"><draw:image xlink:href="Pictures/1000000000000B720000009B428C9716555D8079.png" xlink:type="simple" xlink:show="embed" xlink:actuate="onLoad" loext:mime-type="image/png"/></draw:frame></text:p>
      <text:p text:style-name="P251"/>
      <text:p text:style-name="P251"/>
      <text:p text:style-name="P251"/>
      <text:p text:style-name="P10">– </text:p>
      <text:p text:style-name="P1">—</text:p>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30T17:51:53.483406517</dc:date>
    <meta:editing-duration>P30DT5H3M3S</meta:editing-duration>
    <meta:editing-cycles>16042</meta:editing-cycles>
    <meta:generator>LibreOffice/6.1.5.2$Linux_X86_64 LibreOffice_project/10$Build-2</meta:generator>
    <meta:document-statistic meta:table-count="1" meta:image-count="11" meta:object-count="0" meta:page-count="93" meta:paragraph-count="969" meta:word-count="50141" meta:character-count="339819" meta:non-whitespace-character-count="290224"/>
  </office:meta>
</office:document-meta>
</file>